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[.$H$1]+[.A1]*4" office:value-type="float" office:value="1048576" calcext:value-type="float">
            <text:p>1048576</text:p>
          </table:table-cell>
          <table:table-cell table:formula="of:=DEC2HEX([.B1])" office:value-type="string" office:string-value="100000" calcext:value-type="string">
            <text:p>100000</text:p>
          </table:table-cell>
          <table:table-cell table:number-columns-repeated="3"/>
          <table:table-cell office:value-type="string" calcext:value-type="string">
            <text:p>base</text:p>
          </table:table-cell>
          <table:table-cell table:formula="of:=HEX2DEC(&quot;100000&quot;)" office:value-type="float" office:value="1048576" calcext:value-type="float">
            <text:p>10485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H$1]+[.A2]*4" office:value-type="float" office:value="1048580" calcext:value-type="float">
            <text:p>1048580</text:p>
          </table:table-cell>
          <table:table-cell table:formula="of:=DEC2HEX([.B2])" office:value-type="string" office:string-value="100004" calcext:value-type="string">
            <text:p>10000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H$1]+[.A3]*4" office:value-type="float" office:value="1048584" calcext:value-type="float">
            <text:p>1048584</text:p>
          </table:table-cell>
          <table:table-cell table:formula="of:=DEC2HEX([.B3])" office:value-type="string" office:string-value="100008" calcext:value-type="string">
            <text:p>10000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H$1]+[.A4]*4" office:value-type="float" office:value="1048588" calcext:value-type="float">
            <text:p>1048588</text:p>
          </table:table-cell>
          <table:table-cell table:formula="of:=DEC2HEX([.B4])" office:value-type="string" office:string-value="10000C" calcext:value-type="string">
            <text:p>10000C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H$1]+[.A5]*4" office:value-type="float" office:value="1048592" calcext:value-type="float">
            <text:p>1048592</text:p>
          </table:table-cell>
          <table:table-cell table:formula="of:=DEC2HEX([.B5])" office:value-type="string" office:string-value="100010" calcext:value-type="string">
            <text:p>10001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H$1]+[.A6]*4" office:value-type="float" office:value="1048596" calcext:value-type="float">
            <text:p>1048596</text:p>
          </table:table-cell>
          <table:table-cell table:formula="of:=DEC2HEX([.B6])" office:value-type="string" office:string-value="100014" calcext:value-type="string">
            <text:p>100014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H$1]+[.A7]*4" office:value-type="float" office:value="1048600" calcext:value-type="float">
            <text:p>1048600</text:p>
          </table:table-cell>
          <table:table-cell table:formula="of:=DEC2HEX([.B7])" office:value-type="string" office:string-value="100018" calcext:value-type="string">
            <text:p>10001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H$1]+[.A8]*4" office:value-type="float" office:value="1048604" calcext:value-type="float">
            <text:p>1048604</text:p>
          </table:table-cell>
          <table:table-cell table:formula="of:=DEC2HEX([.B8])" office:value-type="string" office:string-value="10001C" calcext:value-type="string">
            <text:p>10001C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H$1]+[.A9]*4" office:value-type="float" office:value="1048608" calcext:value-type="float">
            <text:p>1048608</text:p>
          </table:table-cell>
          <table:table-cell table:formula="of:=DEC2HEX([.B9])" office:value-type="string" office:string-value="100020" calcext:value-type="string">
            <text:p>10002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H$1]+[.A10]*4" office:value-type="float" office:value="1048612" calcext:value-type="float">
            <text:p>1048612</text:p>
          </table:table-cell>
          <table:table-cell table:formula="of:=DEC2HEX([.B10])" office:value-type="string" office:string-value="100024" calcext:value-type="string">
            <text:p>100024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H$1]+[.A11]*4" office:value-type="float" office:value="1048616" calcext:value-type="float">
            <text:p>1048616</text:p>
          </table:table-cell>
          <table:table-cell table:formula="of:=DEC2HEX([.B11])" office:value-type="string" office:string-value="100028" calcext:value-type="string">
            <text:p>100028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H$1]+[.A12]*4" office:value-type="float" office:value="1048620" calcext:value-type="float">
            <text:p>1048620</text:p>
          </table:table-cell>
          <table:table-cell table:formula="of:=DEC2HEX([.B12])" office:value-type="string" office:string-value="10002C" calcext:value-type="string">
            <text:p>10002C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H$1]+[.A13]*4" office:value-type="float" office:value="1048624" calcext:value-type="float">
            <text:p>1048624</text:p>
          </table:table-cell>
          <table:table-cell table:formula="of:=DEC2HEX([.B13])" office:value-type="string" office:string-value="100030" calcext:value-type="string">
            <text:p>100030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H$1]+[.A14]*4" office:value-type="float" office:value="1048628" calcext:value-type="float">
            <text:p>1048628</text:p>
          </table:table-cell>
          <table:table-cell table:formula="of:=DEC2HEX([.B14])" office:value-type="string" office:string-value="100034" calcext:value-type="string">
            <text:p>10003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H$1]+[.A15]*4" office:value-type="float" office:value="1048632" calcext:value-type="float">
            <text:p>1048632</text:p>
          </table:table-cell>
          <table:table-cell table:formula="of:=DEC2HEX([.B15])" office:value-type="string" office:string-value="100038" calcext:value-type="string">
            <text:p>100038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H$1]+[.A16]*4" office:value-type="float" office:value="1048636" calcext:value-type="float">
            <text:p>1048636</text:p>
          </table:table-cell>
          <table:table-cell table:formula="of:=DEC2HEX([.B16])" office:value-type="string" office:string-value="10003C" calcext:value-type="string">
            <text:p>10003C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H$1]+[.A17]*4" office:value-type="float" office:value="1048640" calcext:value-type="float">
            <text:p>1048640</text:p>
          </table:table-cell>
          <table:table-cell table:formula="of:=DEC2HEX([.B17])" office:value-type="string" office:string-value="100040" calcext:value-type="string">
            <text:p>100040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H$1]+[.A18]*4" office:value-type="float" office:value="1048644" calcext:value-type="float">
            <text:p>1048644</text:p>
          </table:table-cell>
          <table:table-cell table:formula="of:=DEC2HEX([.B18])" office:value-type="string" office:string-value="100044" calcext:value-type="string">
            <text:p>100044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H$1]+[.A19]*4" office:value-type="float" office:value="1048648" calcext:value-type="float">
            <text:p>1048648</text:p>
          </table:table-cell>
          <table:table-cell table:formula="of:=DEC2HEX([.B19])" office:value-type="string" office:string-value="100048" calcext:value-type="string">
            <text:p>100048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H$1]+[.A20]*4" office:value-type="float" office:value="1048652" calcext:value-type="float">
            <text:p>1048652</text:p>
          </table:table-cell>
          <table:table-cell table:formula="of:=DEC2HEX([.B20])" office:value-type="string" office:string-value="10004C" calcext:value-type="string">
            <text:p>10004C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H$1]+[.A21]*4" office:value-type="float" office:value="1048656" calcext:value-type="float">
            <text:p>1048656</text:p>
          </table:table-cell>
          <table:table-cell table:formula="of:=DEC2HEX([.B21])" office:value-type="string" office:string-value="100050" calcext:value-type="string">
            <text:p>10005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H$1]+[.A22]*4" office:value-type="float" office:value="1048660" calcext:value-type="float">
            <text:p>1048660</text:p>
          </table:table-cell>
          <table:table-cell table:formula="of:=DEC2HEX([.B22])" office:value-type="string" office:string-value="100054" calcext:value-type="string">
            <text:p>100054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H$1]+[.A23]*4" office:value-type="float" office:value="1048664" calcext:value-type="float">
            <text:p>1048664</text:p>
          </table:table-cell>
          <table:table-cell table:formula="of:=DEC2HEX([.B23])" office:value-type="string" office:string-value="100058" calcext:value-type="string">
            <text:p>100058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H$1]+[.A24]*4" office:value-type="float" office:value="1048668" calcext:value-type="float">
            <text:p>1048668</text:p>
          </table:table-cell>
          <table:table-cell table:formula="of:=DEC2HEX([.B24])" office:value-type="string" office:string-value="10005C" calcext:value-type="string">
            <text:p>10005C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H$1]+[.A25]*4" office:value-type="float" office:value="1048672" calcext:value-type="float">
            <text:p>1048672</text:p>
          </table:table-cell>
          <table:table-cell table:formula="of:=DEC2HEX([.B25])" office:value-type="string" office:string-value="100060" calcext:value-type="string">
            <text:p>100060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H$1]+[.A26]*4" office:value-type="float" office:value="1048676" calcext:value-type="float">
            <text:p>1048676</text:p>
          </table:table-cell>
          <table:table-cell table:formula="of:=DEC2HEX([.B26])" office:value-type="string" office:string-value="100064" calcext:value-type="string">
            <text:p>100064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H$1]+[.A27]*4" office:value-type="float" office:value="1048680" calcext:value-type="float">
            <text:p>1048680</text:p>
          </table:table-cell>
          <table:table-cell table:formula="of:=DEC2HEX([.B27])" office:value-type="string" office:string-value="100068" calcext:value-type="string">
            <text:p>100068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H$1]+[.A28]*4" office:value-type="float" office:value="1048684" calcext:value-type="float">
            <text:p>1048684</text:p>
          </table:table-cell>
          <table:table-cell table:formula="of:=DEC2HEX([.B28])" office:value-type="string" office:string-value="10006C" calcext:value-type="string">
            <text:p>10006C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H$1]+[.A29]*4" office:value-type="float" office:value="1048688" calcext:value-type="float">
            <text:p>1048688</text:p>
          </table:table-cell>
          <table:table-cell table:formula="of:=DEC2HEX([.B29])" office:value-type="string" office:string-value="100070" calcext:value-type="string">
            <text:p>100070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H$1]+[.A30]*4" office:value-type="float" office:value="1048692" calcext:value-type="float">
            <text:p>1048692</text:p>
          </table:table-cell>
          <table:table-cell table:formula="of:=DEC2HEX([.B30])" office:value-type="string" office:string-value="100074" calcext:value-type="string">
            <text:p>100074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H$1]+[.A31]*4" office:value-type="float" office:value="1048696" calcext:value-type="float">
            <text:p>1048696</text:p>
          </table:table-cell>
          <table:table-cell table:formula="of:=DEC2HEX([.B31])" office:value-type="string" office:string-value="100078" calcext:value-type="string">
            <text:p>100078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H$1]+[.A32]*4" office:value-type="float" office:value="1048700" calcext:value-type="float">
            <text:p>1048700</text:p>
          </table:table-cell>
          <table:table-cell table:formula="of:=DEC2HEX([.B32])" office:value-type="string" office:string-value="10007C" calcext:value-type="string">
            <text:p>10007C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H$1]+[.A33]*4" office:value-type="float" office:value="1048704" calcext:value-type="float">
            <text:p>1048704</text:p>
          </table:table-cell>
          <table:table-cell table:formula="of:=DEC2HEX([.B33])" office:value-type="string" office:string-value="100080" calcext:value-type="string">
            <text:p>100080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H$1]+[.A34]*4" office:value-type="float" office:value="1048708" calcext:value-type="float">
            <text:p>1048708</text:p>
          </table:table-cell>
          <table:table-cell table:formula="of:=DEC2HEX([.B34])" office:value-type="string" office:string-value="100084" calcext:value-type="string">
            <text:p>100084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H$1]+[.A35]*4" office:value-type="float" office:value="1048712" calcext:value-type="float">
            <text:p>1048712</text:p>
          </table:table-cell>
          <table:table-cell table:formula="of:=DEC2HEX([.B35])" office:value-type="string" office:string-value="100088" calcext:value-type="string">
            <text:p>100088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H$1]+[.A36]*4" office:value-type="float" office:value="1048716" calcext:value-type="float">
            <text:p>1048716</text:p>
          </table:table-cell>
          <table:table-cell table:formula="of:=DEC2HEX([.B36])" office:value-type="string" office:string-value="10008C" calcext:value-type="string">
            <text:p>10008C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H$1]+[.A37]*4" office:value-type="float" office:value="1048720" calcext:value-type="float">
            <text:p>1048720</text:p>
          </table:table-cell>
          <table:table-cell table:formula="of:=DEC2HEX([.B37])" office:value-type="string" office:string-value="100090" calcext:value-type="string">
            <text:p>100090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H$1]+[.A38]*4" office:value-type="float" office:value="1048724" calcext:value-type="float">
            <text:p>1048724</text:p>
          </table:table-cell>
          <table:table-cell table:formula="of:=DEC2HEX([.B38])" office:value-type="string" office:string-value="100094" calcext:value-type="string">
            <text:p>100094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H$1]+[.A39]*4" office:value-type="float" office:value="1048728" calcext:value-type="float">
            <text:p>1048728</text:p>
          </table:table-cell>
          <table:table-cell table:formula="of:=DEC2HEX([.B39])" office:value-type="string" office:string-value="100098" calcext:value-type="string">
            <text:p>100098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H$1]+[.A40]*4" office:value-type="float" office:value="1048732" calcext:value-type="float">
            <text:p>1048732</text:p>
          </table:table-cell>
          <table:table-cell table:formula="of:=DEC2HEX([.B40])" office:value-type="string" office:string-value="10009C" calcext:value-type="string">
            <text:p>10009C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H$1]+[.A41]*4" office:value-type="float" office:value="1048736" calcext:value-type="float">
            <text:p>1048736</text:p>
          </table:table-cell>
          <table:table-cell table:formula="of:=DEC2HEX([.B41])" office:value-type="string" office:string-value="1000A0" calcext:value-type="string">
            <text:p>1000A0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H$1]+[.A42]*4" office:value-type="float" office:value="1048740" calcext:value-type="float">
            <text:p>1048740</text:p>
          </table:table-cell>
          <table:table-cell table:formula="of:=DEC2HEX([.B42])" office:value-type="string" office:string-value="1000A4" calcext:value-type="string">
            <text:p>1000A4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H$1]+[.A43]*4" office:value-type="float" office:value="1048744" calcext:value-type="float">
            <text:p>1048744</text:p>
          </table:table-cell>
          <table:table-cell table:formula="of:=DEC2HEX([.B43])" office:value-type="string" office:string-value="1000A8" calcext:value-type="string">
            <text:p>1000A8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H$1]+[.A44]*4" office:value-type="float" office:value="1048748" calcext:value-type="float">
            <text:p>1048748</text:p>
          </table:table-cell>
          <table:table-cell table:formula="of:=DEC2HEX([.B44])" office:value-type="string" office:string-value="1000AC" calcext:value-type="string">
            <text:p>1000AC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H$1]+[.A45]*4" office:value-type="float" office:value="1048752" calcext:value-type="float">
            <text:p>1048752</text:p>
          </table:table-cell>
          <table:table-cell table:formula="of:=DEC2HEX([.B45])" office:value-type="string" office:string-value="1000B0" calcext:value-type="string">
            <text:p>1000B0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H$1]+[.A46]*4" office:value-type="float" office:value="1048756" calcext:value-type="float">
            <text:p>1048756</text:p>
          </table:table-cell>
          <table:table-cell table:formula="of:=DEC2HEX([.B46])" office:value-type="string" office:string-value="1000B4" calcext:value-type="string">
            <text:p>1000B4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H$1]+[.A47]*4" office:value-type="float" office:value="1048760" calcext:value-type="float">
            <text:p>1048760</text:p>
          </table:table-cell>
          <table:table-cell table:formula="of:=DEC2HEX([.B47])" office:value-type="string" office:string-value="1000B8" calcext:value-type="string">
            <text:p>1000B8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H$1]+[.A48]*4" office:value-type="float" office:value="1048764" calcext:value-type="float">
            <text:p>1048764</text:p>
          </table:table-cell>
          <table:table-cell table:formula="of:=DEC2HEX([.B48])" office:value-type="string" office:string-value="1000BC" calcext:value-type="string">
            <text:p>1000BC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H$1]+[.A49]*4" office:value-type="float" office:value="1048768" calcext:value-type="float">
            <text:p>1048768</text:p>
          </table:table-cell>
          <table:table-cell table:formula="of:=DEC2HEX([.B49])" office:value-type="string" office:string-value="1000C0" calcext:value-type="string">
            <text:p>1000C0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H$1]+[.A50]*4" office:value-type="float" office:value="1048772" calcext:value-type="float">
            <text:p>1048772</text:p>
          </table:table-cell>
          <table:table-cell table:formula="of:=DEC2HEX([.B50])" office:value-type="string" office:string-value="1000C4" calcext:value-type="string">
            <text:p>1000C4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H$1]+[.A51]*4" office:value-type="float" office:value="1048776" calcext:value-type="float">
            <text:p>1048776</text:p>
          </table:table-cell>
          <table:table-cell table:formula="of:=DEC2HEX([.B51])" office:value-type="string" office:string-value="1000C8" calcext:value-type="string">
            <text:p>1000C8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$H$1]+[.A52]*4" office:value-type="float" office:value="1048780" calcext:value-type="float">
            <text:p>1048780</text:p>
          </table:table-cell>
          <table:table-cell table:formula="of:=DEC2HEX([.B52])" office:value-type="string" office:string-value="1000CC" calcext:value-type="string">
            <text:p>1000CC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$H$1]+[.A53]*4" office:value-type="float" office:value="1048784" calcext:value-type="float">
            <text:p>1048784</text:p>
          </table:table-cell>
          <table:table-cell table:formula="of:=DEC2HEX([.B53])" office:value-type="string" office:string-value="1000D0" calcext:value-type="string">
            <text:p>1000D0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$H$1]+[.A54]*4" office:value-type="float" office:value="1048788" calcext:value-type="float">
            <text:p>1048788</text:p>
          </table:table-cell>
          <table:table-cell table:formula="of:=DEC2HEX([.B54])" office:value-type="string" office:string-value="1000D4" calcext:value-type="string">
            <text:p>1000D4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$H$1]+[.A55]*4" office:value-type="float" office:value="1048792" calcext:value-type="float">
            <text:p>1048792</text:p>
          </table:table-cell>
          <table:table-cell table:formula="of:=DEC2HEX([.B55])" office:value-type="string" office:string-value="1000D8" calcext:value-type="string">
            <text:p>1000D8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H$1]+[.A56]*4" office:value-type="float" office:value="1048796" calcext:value-type="float">
            <text:p>1048796</text:p>
          </table:table-cell>
          <table:table-cell table:formula="of:=DEC2HEX([.B56])" office:value-type="string" office:string-value="1000DC" calcext:value-type="string">
            <text:p>1000DC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$H$1]+[.A57]*4" office:value-type="float" office:value="1048800" calcext:value-type="float">
            <text:p>1048800</text:p>
          </table:table-cell>
          <table:table-cell table:formula="of:=DEC2HEX([.B57])" office:value-type="string" office:string-value="1000E0" calcext:value-type="string">
            <text:p>1000E0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$H$1]+[.A58]*4" office:value-type="float" office:value="1048804" calcext:value-type="float">
            <text:p>1048804</text:p>
          </table:table-cell>
          <table:table-cell table:formula="of:=DEC2HEX([.B58])" office:value-type="string" office:string-value="1000E4" calcext:value-type="string">
            <text:p>1000E4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$H$1]+[.A59]*4" office:value-type="float" office:value="1048808" calcext:value-type="float">
            <text:p>1048808</text:p>
          </table:table-cell>
          <table:table-cell table:formula="of:=DEC2HEX([.B59])" office:value-type="string" office:string-value="1000E8" calcext:value-type="string">
            <text:p>1000E8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$H$1]+[.A60]*4" office:value-type="float" office:value="1048812" calcext:value-type="float">
            <text:p>1048812</text:p>
          </table:table-cell>
          <table:table-cell table:formula="of:=DEC2HEX([.B60])" office:value-type="string" office:string-value="1000EC" calcext:value-type="string">
            <text:p>1000EC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H$1]+[.A61]*4" office:value-type="float" office:value="1048816" calcext:value-type="float">
            <text:p>1048816</text:p>
          </table:table-cell>
          <table:table-cell table:formula="of:=DEC2HEX([.B61])" office:value-type="string" office:string-value="1000F0" calcext:value-type="string">
            <text:p>1000F0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$H$1]+[.A62]*4" office:value-type="float" office:value="1048820" calcext:value-type="float">
            <text:p>1048820</text:p>
          </table:table-cell>
          <table:table-cell table:formula="of:=DEC2HEX([.B62])" office:value-type="string" office:string-value="1000F4" calcext:value-type="string">
            <text:p>1000F4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$H$1]+[.A63]*4" office:value-type="float" office:value="1048824" calcext:value-type="float">
            <text:p>1048824</text:p>
          </table:table-cell>
          <table:table-cell table:formula="of:=DEC2HEX([.B63])" office:value-type="string" office:string-value="1000F8" calcext:value-type="string">
            <text:p>1000F8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$H$1]+[.A64]*4" office:value-type="float" office:value="1048828" calcext:value-type="float">
            <text:p>1048828</text:p>
          </table:table-cell>
          <table:table-cell table:formula="of:=DEC2HEX([.B64])" office:value-type="string" office:string-value="1000FC" calcext:value-type="string">
            <text:p>1000FC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$H$1]+[.A65]*4" office:value-type="float" office:value="1048832" calcext:value-type="float">
            <text:p>1048832</text:p>
          </table:table-cell>
          <table:table-cell table:formula="of:=DEC2HEX([.B65])" office:value-type="string" office:string-value="100100" calcext:value-type="string">
            <text:p>100100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$H$1]+[.A66]*4" office:value-type="float" office:value="1048836" calcext:value-type="float">
            <text:p>1048836</text:p>
          </table:table-cell>
          <table:table-cell table:formula="of:=DEC2HEX([.B66])" office:value-type="string" office:string-value="100104" calcext:value-type="string">
            <text:p>100104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$H$1]+[.A67]*4" office:value-type="float" office:value="1048840" calcext:value-type="float">
            <text:p>1048840</text:p>
          </table:table-cell>
          <table:table-cell table:formula="of:=DEC2HEX([.B67])" office:value-type="string" office:string-value="100108" calcext:value-type="string">
            <text:p>100108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$H$1]+[.A68]*4" office:value-type="float" office:value="1048844" calcext:value-type="float">
            <text:p>1048844</text:p>
          </table:table-cell>
          <table:table-cell table:formula="of:=DEC2HEX([.B68])" office:value-type="string" office:string-value="10010C" calcext:value-type="string">
            <text:p>10010C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$H$1]+[.A69]*4" office:value-type="float" office:value="1048848" calcext:value-type="float">
            <text:p>1048848</text:p>
          </table:table-cell>
          <table:table-cell table:formula="of:=DEC2HEX([.B69])" office:value-type="string" office:string-value="100110" calcext:value-type="string">
            <text:p>100110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$H$1]+[.A70]*4" office:value-type="float" office:value="1048852" calcext:value-type="float">
            <text:p>1048852</text:p>
          </table:table-cell>
          <table:table-cell table:formula="of:=DEC2HEX([.B70])" office:value-type="string" office:string-value="100114" calcext:value-type="string">
            <text:p>100114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H$1]+[.A71]*4" office:value-type="float" office:value="1048856" calcext:value-type="float">
            <text:p>1048856</text:p>
          </table:table-cell>
          <table:table-cell table:formula="of:=DEC2HEX([.B71])" office:value-type="string" office:string-value="100118" calcext:value-type="string">
            <text:p>100118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$H$1]+[.A72]*4" office:value-type="float" office:value="1048860" calcext:value-type="float">
            <text:p>1048860</text:p>
          </table:table-cell>
          <table:table-cell table:formula="of:=DEC2HEX([.B72])" office:value-type="string" office:string-value="10011C" calcext:value-type="string">
            <text:p>10011C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$H$1]+[.A73]*4" office:value-type="float" office:value="1048864" calcext:value-type="float">
            <text:p>1048864</text:p>
          </table:table-cell>
          <table:table-cell table:formula="of:=DEC2HEX([.B73])" office:value-type="string" office:string-value="100120" calcext:value-type="string">
            <text:p>100120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$H$1]+[.A74]*4" office:value-type="float" office:value="1048868" calcext:value-type="float">
            <text:p>1048868</text:p>
          </table:table-cell>
          <table:table-cell table:formula="of:=DEC2HEX([.B74])" office:value-type="string" office:string-value="100124" calcext:value-type="string">
            <text:p>100124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$H$1]+[.A75]*4" office:value-type="float" office:value="1048872" calcext:value-type="float">
            <text:p>1048872</text:p>
          </table:table-cell>
          <table:table-cell table:formula="of:=DEC2HEX([.B75])" office:value-type="string" office:string-value="100128" calcext:value-type="string">
            <text:p>100128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$H$1]+[.A76]*4" office:value-type="float" office:value="1048876" calcext:value-type="float">
            <text:p>1048876</text:p>
          </table:table-cell>
          <table:table-cell table:formula="of:=DEC2HEX([.B76])" office:value-type="string" office:string-value="10012C" calcext:value-type="string">
            <text:p>10012C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$H$1]+[.A77]*4" office:value-type="float" office:value="1048880" calcext:value-type="float">
            <text:p>1048880</text:p>
          </table:table-cell>
          <table:table-cell table:formula="of:=DEC2HEX([.B77])" office:value-type="string" office:string-value="100130" calcext:value-type="string">
            <text:p>100130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$H$1]+[.A78]*4" office:value-type="float" office:value="1048884" calcext:value-type="float">
            <text:p>1048884</text:p>
          </table:table-cell>
          <table:table-cell table:formula="of:=DEC2HEX([.B78])" office:value-type="string" office:string-value="100134" calcext:value-type="string">
            <text:p>100134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$H$1]+[.A79]*4" office:value-type="float" office:value="1048888" calcext:value-type="float">
            <text:p>1048888</text:p>
          </table:table-cell>
          <table:table-cell table:formula="of:=DEC2HEX([.B79])" office:value-type="string" office:string-value="100138" calcext:value-type="string">
            <text:p>100138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$H$1]+[.A80]*4" office:value-type="float" office:value="1048892" calcext:value-type="float">
            <text:p>1048892</text:p>
          </table:table-cell>
          <table:table-cell table:formula="of:=DEC2HEX([.B80])" office:value-type="string" office:string-value="10013C" calcext:value-type="string">
            <text:p>10013C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H$1]+[.A81]*4" office:value-type="float" office:value="1048896" calcext:value-type="float">
            <text:p>1048896</text:p>
          </table:table-cell>
          <table:table-cell table:formula="of:=DEC2HEX([.B81])" office:value-type="string" office:string-value="100140" calcext:value-type="string">
            <text:p>100140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$H$1]+[.A82]*4" office:value-type="float" office:value="1048900" calcext:value-type="float">
            <text:p>1048900</text:p>
          </table:table-cell>
          <table:table-cell table:formula="of:=DEC2HEX([.B82])" office:value-type="string" office:string-value="100144" calcext:value-type="string">
            <text:p>100144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$H$1]+[.A83]*4" office:value-type="float" office:value="1048904" calcext:value-type="float">
            <text:p>1048904</text:p>
          </table:table-cell>
          <table:table-cell table:formula="of:=DEC2HEX([.B83])" office:value-type="string" office:string-value="100148" calcext:value-type="string">
            <text:p>100148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$H$1]+[.A84]*4" office:value-type="float" office:value="1048908" calcext:value-type="float">
            <text:p>1048908</text:p>
          </table:table-cell>
          <table:table-cell table:formula="of:=DEC2HEX([.B84])" office:value-type="string" office:string-value="10014C" calcext:value-type="string">
            <text:p>10014C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$H$1]+[.A85]*4" office:value-type="float" office:value="1048912" calcext:value-type="float">
            <text:p>1048912</text:p>
          </table:table-cell>
          <table:table-cell table:formula="of:=DEC2HEX([.B85])" office:value-type="string" office:string-value="100150" calcext:value-type="string">
            <text:p>100150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$H$1]+[.A86]*4" office:value-type="float" office:value="1048916" calcext:value-type="float">
            <text:p>1048916</text:p>
          </table:table-cell>
          <table:table-cell table:formula="of:=DEC2HEX([.B86])" office:value-type="string" office:string-value="100154" calcext:value-type="string">
            <text:p>100154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$H$1]+[.A87]*4" office:value-type="float" office:value="1048920" calcext:value-type="float">
            <text:p>1048920</text:p>
          </table:table-cell>
          <table:table-cell table:formula="of:=DEC2HEX([.B87])" office:value-type="string" office:string-value="100158" calcext:value-type="string">
            <text:p>100158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$H$1]+[.A88]*4" office:value-type="float" office:value="1048924" calcext:value-type="float">
            <text:p>1048924</text:p>
          </table:table-cell>
          <table:table-cell table:formula="of:=DEC2HEX([.B88])" office:value-type="string" office:string-value="10015C" calcext:value-type="string">
            <text:p>10015C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$H$1]+[.A89]*4" office:value-type="float" office:value="1048928" calcext:value-type="float">
            <text:p>1048928</text:p>
          </table:table-cell>
          <table:table-cell table:formula="of:=DEC2HEX([.B89])" office:value-type="string" office:string-value="100160" calcext:value-type="string">
            <text:p>100160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$H$1]+[.A90]*4" office:value-type="float" office:value="1048932" calcext:value-type="float">
            <text:p>1048932</text:p>
          </table:table-cell>
          <table:table-cell table:formula="of:=DEC2HEX([.B90])" office:value-type="string" office:string-value="100164" calcext:value-type="string">
            <text:p>100164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H$1]+[.A91]*4" office:value-type="float" office:value="1048936" calcext:value-type="float">
            <text:p>1048936</text:p>
          </table:table-cell>
          <table:table-cell table:formula="of:=DEC2HEX([.B91])" office:value-type="string" office:string-value="100168" calcext:value-type="string">
            <text:p>100168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$H$1]+[.A92]*4" office:value-type="float" office:value="1048940" calcext:value-type="float">
            <text:p>1048940</text:p>
          </table:table-cell>
          <table:table-cell table:formula="of:=DEC2HEX([.B92])" office:value-type="string" office:string-value="10016C" calcext:value-type="string">
            <text:p>10016C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$H$1]+[.A93]*4" office:value-type="float" office:value="1048944" calcext:value-type="float">
            <text:p>1048944</text:p>
          </table:table-cell>
          <table:table-cell table:formula="of:=DEC2HEX([.B93])" office:value-type="string" office:string-value="100170" calcext:value-type="string">
            <text:p>100170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$H$1]+[.A94]*4" office:value-type="float" office:value="1048948" calcext:value-type="float">
            <text:p>1048948</text:p>
          </table:table-cell>
          <table:table-cell table:formula="of:=DEC2HEX([.B94])" office:value-type="string" office:string-value="100174" calcext:value-type="string">
            <text:p>100174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$H$1]+[.A95]*4" office:value-type="float" office:value="1048952" calcext:value-type="float">
            <text:p>1048952</text:p>
          </table:table-cell>
          <table:table-cell table:formula="of:=DEC2HEX([.B95])" office:value-type="string" office:string-value="100178" calcext:value-type="string">
            <text:p>100178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$H$1]+[.A96]*4" office:value-type="float" office:value="1048956" calcext:value-type="float">
            <text:p>1048956</text:p>
          </table:table-cell>
          <table:table-cell table:formula="of:=DEC2HEX([.B96])" office:value-type="string" office:string-value="10017C" calcext:value-type="string">
            <text:p>10017C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$H$1]+[.A97]*4" office:value-type="float" office:value="1048960" calcext:value-type="float">
            <text:p>1048960</text:p>
          </table:table-cell>
          <table:table-cell table:formula="of:=DEC2HEX([.B97])" office:value-type="string" office:string-value="100180" calcext:value-type="string">
            <text:p>100180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$H$1]+[.A98]*4" office:value-type="float" office:value="1048964" calcext:value-type="float">
            <text:p>1048964</text:p>
          </table:table-cell>
          <table:table-cell table:formula="of:=DEC2HEX([.B98])" office:value-type="string" office:string-value="100184" calcext:value-type="string">
            <text:p>100184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$H$1]+[.A99]*4" office:value-type="float" office:value="1048968" calcext:value-type="float">
            <text:p>1048968</text:p>
          </table:table-cell>
          <table:table-cell table:formula="of:=DEC2HEX([.B99])" office:value-type="string" office:string-value="100188" calcext:value-type="string">
            <text:p>100188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$H$1]+[.A100]*4" office:value-type="float" office:value="1048972" calcext:value-type="float">
            <text:p>1048972</text:p>
          </table:table-cell>
          <table:table-cell table:formula="of:=DEC2HEX([.B100])" office:value-type="string" office:string-value="10018C" calcext:value-type="string">
            <text:p>10018C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H$1]+[.A101]*4" office:value-type="float" office:value="1048976" calcext:value-type="float">
            <text:p>1048976</text:p>
          </table:table-cell>
          <table:table-cell table:formula="of:=DEC2HEX([.B101])" office:value-type="string" office:string-value="100190" calcext:value-type="string">
            <text:p>100190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$H$1]+[.A102]*4" office:value-type="float" office:value="1048980" calcext:value-type="float">
            <text:p>1048980</text:p>
          </table:table-cell>
          <table:table-cell table:formula="of:=DEC2HEX([.B102])" office:value-type="string" office:string-value="100194" calcext:value-type="string">
            <text:p>100194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$H$1]+[.A103]*4" office:value-type="float" office:value="1048984" calcext:value-type="float">
            <text:p>1048984</text:p>
          </table:table-cell>
          <table:table-cell table:formula="of:=DEC2HEX([.B103])" office:value-type="string" office:string-value="100198" calcext:value-type="string">
            <text:p>100198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$H$1]+[.A104]*4" office:value-type="float" office:value="1048988" calcext:value-type="float">
            <text:p>1048988</text:p>
          </table:table-cell>
          <table:table-cell table:formula="of:=DEC2HEX([.B104])" office:value-type="string" office:string-value="10019C" calcext:value-type="string">
            <text:p>10019C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$H$1]+[.A105]*4" office:value-type="float" office:value="1048992" calcext:value-type="float">
            <text:p>1048992</text:p>
          </table:table-cell>
          <table:table-cell table:formula="of:=DEC2HEX([.B105])" office:value-type="string" office:string-value="1001A0" calcext:value-type="string">
            <text:p>1001A0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$H$1]+[.A106]*4" office:value-type="float" office:value="1048996" calcext:value-type="float">
            <text:p>1048996</text:p>
          </table:table-cell>
          <table:table-cell table:formula="of:=DEC2HEX([.B106])" office:value-type="string" office:string-value="1001A4" calcext:value-type="string">
            <text:p>1001A4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$H$1]+[.A107]*4" office:value-type="float" office:value="1049000" calcext:value-type="float">
            <text:p>1049000</text:p>
          </table:table-cell>
          <table:table-cell table:formula="of:=DEC2HEX([.B107])" office:value-type="string" office:string-value="1001A8" calcext:value-type="string">
            <text:p>1001A8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$H$1]+[.A108]*4" office:value-type="float" office:value="1049004" calcext:value-type="float">
            <text:p>1049004</text:p>
          </table:table-cell>
          <table:table-cell table:formula="of:=DEC2HEX([.B108])" office:value-type="string" office:string-value="1001AC" calcext:value-type="string">
            <text:p>1001AC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$H$1]+[.A109]*4" office:value-type="float" office:value="1049008" calcext:value-type="float">
            <text:p>1049008</text:p>
          </table:table-cell>
          <table:table-cell table:formula="of:=DEC2HEX([.B109])" office:value-type="string" office:string-value="1001B0" calcext:value-type="string">
            <text:p>1001B0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$H$1]+[.A110]*4" office:value-type="float" office:value="1049012" calcext:value-type="float">
            <text:p>1049012</text:p>
          </table:table-cell>
          <table:table-cell table:formula="of:=DEC2HEX([.B110])" office:value-type="string" office:string-value="1001B4" calcext:value-type="string">
            <text:p>1001B4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$H$1]+[.A111]*4" office:value-type="float" office:value="1049016" calcext:value-type="float">
            <text:p>1049016</text:p>
          </table:table-cell>
          <table:table-cell table:formula="of:=DEC2HEX([.B111])" office:value-type="string" office:string-value="1001B8" calcext:value-type="string">
            <text:p>1001B8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$H$1]+[.A112]*4" office:value-type="float" office:value="1049020" calcext:value-type="float">
            <text:p>1049020</text:p>
          </table:table-cell>
          <table:table-cell table:formula="of:=DEC2HEX([.B112])" office:value-type="string" office:string-value="1001BC" calcext:value-type="string">
            <text:p>1001BC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$H$1]+[.A113]*4" office:value-type="float" office:value="1049024" calcext:value-type="float">
            <text:p>1049024</text:p>
          </table:table-cell>
          <table:table-cell table:formula="of:=DEC2HEX([.B113])" office:value-type="string" office:string-value="1001C0" calcext:value-type="string">
            <text:p>1001C0</text:p>
          </table:table-cell>
          <table:table-cell table:number-columns-repeated="5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$H$1]+[.A114]*4" office:value-type="float" office:value="1049028" calcext:value-type="float">
            <text:p>1049028</text:p>
          </table:table-cell>
          <table:table-cell table:formula="of:=DEC2HEX([.B114])" office:value-type="string" office:string-value="1001C4" calcext:value-type="string">
            <text:p>1001C4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$H$1]+[.A115]*4" office:value-type="float" office:value="1049032" calcext:value-type="float">
            <text:p>1049032</text:p>
          </table:table-cell>
          <table:table-cell table:formula="of:=DEC2HEX([.B115])" office:value-type="string" office:string-value="1001C8" calcext:value-type="string">
            <text:p>1001C8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$H$1]+[.A116]*4" office:value-type="float" office:value="1049036" calcext:value-type="float">
            <text:p>1049036</text:p>
          </table:table-cell>
          <table:table-cell table:formula="of:=DEC2HEX([.B116])" office:value-type="string" office:string-value="1001CC" calcext:value-type="string">
            <text:p>1001CC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$H$1]+[.A117]*4" office:value-type="float" office:value="1049040" calcext:value-type="float">
            <text:p>1049040</text:p>
          </table:table-cell>
          <table:table-cell table:formula="of:=DEC2HEX([.B117])" office:value-type="string" office:string-value="1001D0" calcext:value-type="string">
            <text:p>1001D0</text:p>
          </table:table-cell>
          <table:table-cell table:number-columns-repeated="5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$H$1]+[.A118]*4" office:value-type="float" office:value="1049044" calcext:value-type="float">
            <text:p>1049044</text:p>
          </table:table-cell>
          <table:table-cell table:formula="of:=DEC2HEX([.B118])" office:value-type="string" office:string-value="1001D4" calcext:value-type="string">
            <text:p>1001D4</text:p>
          </table:table-cell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$H$1]+[.A119]*4" office:value-type="float" office:value="1049048" calcext:value-type="float">
            <text:p>1049048</text:p>
          </table:table-cell>
          <table:table-cell table:formula="of:=DEC2HEX([.B119])" office:value-type="string" office:string-value="1001D8" calcext:value-type="string">
            <text:p>1001D8</text:p>
          </table:table-cell>
          <table:table-cell table:number-columns-repeated="5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$H$1]+[.A120]*4" office:value-type="float" office:value="1049052" calcext:value-type="float">
            <text:p>1049052</text:p>
          </table:table-cell>
          <table:table-cell table:formula="of:=DEC2HEX([.B120])" office:value-type="string" office:string-value="1001DC" calcext:value-type="string">
            <text:p>1001DC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$H$1]+[.A121]*4" office:value-type="float" office:value="1049056" calcext:value-type="float">
            <text:p>1049056</text:p>
          </table:table-cell>
          <table:table-cell table:formula="of:=DEC2HEX([.B121])" office:value-type="string" office:string-value="1001E0" calcext:value-type="string">
            <text:p>1001E0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$H$1]+[.A122]*4" office:value-type="float" office:value="1049060" calcext:value-type="float">
            <text:p>1049060</text:p>
          </table:table-cell>
          <table:table-cell table:formula="of:=DEC2HEX([.B122])" office:value-type="string" office:string-value="1001E4" calcext:value-type="string">
            <text:p>1001E4</text:p>
          </table:table-cell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$H$1]+[.A123]*4" office:value-type="float" office:value="1049064" calcext:value-type="float">
            <text:p>1049064</text:p>
          </table:table-cell>
          <table:table-cell table:formula="of:=DEC2HEX([.B123])" office:value-type="string" office:string-value="1001E8" calcext:value-type="string">
            <text:p>1001E8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$H$1]+[.A124]*4" office:value-type="float" office:value="1049068" calcext:value-type="float">
            <text:p>1049068</text:p>
          </table:table-cell>
          <table:table-cell table:formula="of:=DEC2HEX([.B124])" office:value-type="string" office:string-value="1001EC" calcext:value-type="string">
            <text:p>1001EC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$H$1]+[.A125]*4" office:value-type="float" office:value="1049072" calcext:value-type="float">
            <text:p>1049072</text:p>
          </table:table-cell>
          <table:table-cell table:formula="of:=DEC2HEX([.B125])" office:value-type="string" office:string-value="1001F0" calcext:value-type="string">
            <text:p>1001F0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$H$1]+[.A126]*4" office:value-type="float" office:value="1049076" calcext:value-type="float">
            <text:p>1049076</text:p>
          </table:table-cell>
          <table:table-cell table:formula="of:=DEC2HEX([.B126])" office:value-type="string" office:string-value="1001F4" calcext:value-type="string">
            <text:p>1001F4</text:p>
          </table:table-cell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$H$1]+[.A127]*4" office:value-type="float" office:value="1049080" calcext:value-type="float">
            <text:p>1049080</text:p>
          </table:table-cell>
          <table:table-cell table:formula="of:=DEC2HEX([.B127])" office:value-type="string" office:string-value="1001F8" calcext:value-type="string">
            <text:p>1001F8</text:p>
          </table:table-cell>
          <table:table-cell table:number-columns-repeated="5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$H$1]+[.A128]*4" office:value-type="float" office:value="1049084" calcext:value-type="float">
            <text:p>1049084</text:p>
          </table:table-cell>
          <table:table-cell table:formula="of:=DEC2HEX([.B128])" office:value-type="string" office:string-value="1001FC" calcext:value-type="string">
            <text:p>1001FC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$H$1]+[.A129]*4" office:value-type="float" office:value="1049088" calcext:value-type="float">
            <text:p>1049088</text:p>
          </table:table-cell>
          <table:table-cell table:formula="of:=DEC2HEX([.B129])" office:value-type="string" office:string-value="100200" calcext:value-type="string">
            <text:p>100200</text:p>
          </table:table-cell>
          <table:table-cell table:number-columns-repeated="5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$H$1]+[.A130]*4" office:value-type="float" office:value="1049092" calcext:value-type="float">
            <text:p>1049092</text:p>
          </table:table-cell>
          <table:table-cell table:formula="of:=DEC2HEX([.B130])" office:value-type="string" office:string-value="100204" calcext:value-type="string">
            <text:p>100204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$H$1]+[.A131]*4" office:value-type="float" office:value="1049096" calcext:value-type="float">
            <text:p>1049096</text:p>
          </table:table-cell>
          <table:table-cell table:formula="of:=DEC2HEX([.B131])" office:value-type="string" office:string-value="100208" calcext:value-type="string">
            <text:p>100208</text:p>
          </table:table-cell>
          <table:table-cell table:number-columns-repeated="5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$H$1]+[.A132]*4" office:value-type="float" office:value="1049100" calcext:value-type="float">
            <text:p>1049100</text:p>
          </table:table-cell>
          <table:table-cell table:formula="of:=DEC2HEX([.B132])" office:value-type="string" office:string-value="10020C" calcext:value-type="string">
            <text:p>10020C</text:p>
          </table:table-cell>
          <table:table-cell table:number-columns-repeated="5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$H$1]+[.A133]*4" office:value-type="float" office:value="1049104" calcext:value-type="float">
            <text:p>1049104</text:p>
          </table:table-cell>
          <table:table-cell table:formula="of:=DEC2HEX([.B133])" office:value-type="string" office:string-value="100210" calcext:value-type="string">
            <text:p>100210</text:p>
          </table:table-cell>
          <table:table-cell table:number-columns-repeated="5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$H$1]+[.A134]*4" office:value-type="float" office:value="1049108" calcext:value-type="float">
            <text:p>1049108</text:p>
          </table:table-cell>
          <table:table-cell table:formula="of:=DEC2HEX([.B134])" office:value-type="string" office:string-value="100214" calcext:value-type="string">
            <text:p>100214</text:p>
          </table:table-cell>
          <table:table-cell table:number-columns-repeated="5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$H$1]+[.A135]*4" office:value-type="float" office:value="1049112" calcext:value-type="float">
            <text:p>1049112</text:p>
          </table:table-cell>
          <table:table-cell table:formula="of:=DEC2HEX([.B135])" office:value-type="string" office:string-value="100218" calcext:value-type="string">
            <text:p>100218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$H$1]+[.A136]*4" office:value-type="float" office:value="1049116" calcext:value-type="float">
            <text:p>1049116</text:p>
          </table:table-cell>
          <table:table-cell table:formula="of:=DEC2HEX([.B136])" office:value-type="string" office:string-value="10021C" calcext:value-type="string">
            <text:p>10021C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$H$1]+[.A137]*4" office:value-type="float" office:value="1049120" calcext:value-type="float">
            <text:p>1049120</text:p>
          </table:table-cell>
          <table:table-cell table:formula="of:=DEC2HEX([.B137])" office:value-type="string" office:string-value="100220" calcext:value-type="string">
            <text:p>100220</text:p>
          </table:table-cell>
          <table:table-cell table:number-columns-repeated="5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$H$1]+[.A138]*4" office:value-type="float" office:value="1049124" calcext:value-type="float">
            <text:p>1049124</text:p>
          </table:table-cell>
          <table:table-cell table:formula="of:=DEC2HEX([.B138])" office:value-type="string" office:string-value="100224" calcext:value-type="string">
            <text:p>100224</text:p>
          </table:table-cell>
          <table:table-cell table:number-columns-repeated="5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$H$1]+[.A139]*4" office:value-type="float" office:value="1049128" calcext:value-type="float">
            <text:p>1049128</text:p>
          </table:table-cell>
          <table:table-cell table:formula="of:=DEC2HEX([.B139])" office:value-type="string" office:string-value="100228" calcext:value-type="string">
            <text:p>100228</text:p>
          </table:table-cell>
          <table:table-cell table:number-columns-repeated="5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$H$1]+[.A140]*4" office:value-type="float" office:value="1049132" calcext:value-type="float">
            <text:p>1049132</text:p>
          </table:table-cell>
          <table:table-cell table:formula="of:=DEC2HEX([.B140])" office:value-type="string" office:string-value="10022C" calcext:value-type="string">
            <text:p>10022C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$H$1]+[.A141]*4" office:value-type="float" office:value="1049136" calcext:value-type="float">
            <text:p>1049136</text:p>
          </table:table-cell>
          <table:table-cell table:formula="of:=DEC2HEX([.B141])" office:value-type="string" office:string-value="100230" calcext:value-type="string">
            <text:p>100230</text:p>
          </table:table-cell>
          <table:table-cell table:number-columns-repeated="5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$H$1]+[.A142]*4" office:value-type="float" office:value="1049140" calcext:value-type="float">
            <text:p>1049140</text:p>
          </table:table-cell>
          <table:table-cell table:formula="of:=DEC2HEX([.B142])" office:value-type="string" office:string-value="100234" calcext:value-type="string">
            <text:p>100234</text:p>
          </table:table-cell>
          <table:table-cell table:number-columns-repeated="5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$H$1]+[.A143]*4" office:value-type="float" office:value="1049144" calcext:value-type="float">
            <text:p>1049144</text:p>
          </table:table-cell>
          <table:table-cell table:formula="of:=DEC2HEX([.B143])" office:value-type="string" office:string-value="100238" calcext:value-type="string">
            <text:p>100238</text:p>
          </table:table-cell>
          <table:table-cell table:number-columns-repeated="5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$H$1]+[.A144]*4" office:value-type="float" office:value="1049148" calcext:value-type="float">
            <text:p>1049148</text:p>
          </table:table-cell>
          <table:table-cell table:formula="of:=DEC2HEX([.B144])" office:value-type="string" office:string-value="10023C" calcext:value-type="string">
            <text:p>10023C</text:p>
          </table:table-cell>
          <table:table-cell table:number-columns-repeated="5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$H$1]+[.A145]*4" office:value-type="float" office:value="1049152" calcext:value-type="float">
            <text:p>1049152</text:p>
          </table:table-cell>
          <table:table-cell table:formula="of:=DEC2HEX([.B145])" office:value-type="string" office:string-value="100240" calcext:value-type="string">
            <text:p>100240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$H$1]+[.A146]*4" office:value-type="float" office:value="1049156" calcext:value-type="float">
            <text:p>1049156</text:p>
          </table:table-cell>
          <table:table-cell table:formula="of:=DEC2HEX([.B146])" office:value-type="string" office:string-value="100244" calcext:value-type="string">
            <text:p>100244</text:p>
          </table:table-cell>
          <table:table-cell table:number-columns-repeated="5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$H$1]+[.A147]*4" office:value-type="float" office:value="1049160" calcext:value-type="float">
            <text:p>1049160</text:p>
          </table:table-cell>
          <table:table-cell table:formula="of:=DEC2HEX([.B147])" office:value-type="string" office:string-value="100248" calcext:value-type="string">
            <text:p>100248</text:p>
          </table:table-cell>
          <table:table-cell table:number-columns-repeated="5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$H$1]+[.A148]*4" office:value-type="float" office:value="1049164" calcext:value-type="float">
            <text:p>1049164</text:p>
          </table:table-cell>
          <table:table-cell table:formula="of:=DEC2HEX([.B148])" office:value-type="string" office:string-value="10024C" calcext:value-type="string">
            <text:p>10024C</text:p>
          </table:table-cell>
          <table:table-cell table:number-columns-repeated="5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$H$1]+[.A149]*4" office:value-type="float" office:value="1049168" calcext:value-type="float">
            <text:p>1049168</text:p>
          </table:table-cell>
          <table:table-cell table:formula="of:=DEC2HEX([.B149])" office:value-type="string" office:string-value="100250" calcext:value-type="string">
            <text:p>100250</text:p>
          </table:table-cell>
          <table:table-cell table:number-columns-repeated="5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$H$1]+[.A150]*4" office:value-type="float" office:value="1049172" calcext:value-type="float">
            <text:p>1049172</text:p>
          </table:table-cell>
          <table:table-cell table:formula="of:=DEC2HEX([.B150])" office:value-type="string" office:string-value="100254" calcext:value-type="string">
            <text:p>100254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$H$1]+[.A151]*4" office:value-type="float" office:value="1049176" calcext:value-type="float">
            <text:p>1049176</text:p>
          </table:table-cell>
          <table:table-cell table:formula="of:=DEC2HEX([.B151])" office:value-type="string" office:string-value="100258" calcext:value-type="string">
            <text:p>100258</text:p>
          </table:table-cell>
          <table:table-cell table:number-columns-repeated="5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$H$1]+[.A152]*4" office:value-type="float" office:value="1049180" calcext:value-type="float">
            <text:p>1049180</text:p>
          </table:table-cell>
          <table:table-cell table:formula="of:=DEC2HEX([.B152])" office:value-type="string" office:string-value="10025C" calcext:value-type="string">
            <text:p>10025C</text:p>
          </table:table-cell>
          <table:table-cell table:number-columns-repeated="5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$H$1]+[.A153]*4" office:value-type="float" office:value="1049184" calcext:value-type="float">
            <text:p>1049184</text:p>
          </table:table-cell>
          <table:table-cell table:formula="of:=DEC2HEX([.B153])" office:value-type="string" office:string-value="100260" calcext:value-type="string">
            <text:p>100260</text:p>
          </table:table-cell>
          <table:table-cell table:number-columns-repeated="5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$H$1]+[.A154]*4" office:value-type="float" office:value="1049188" calcext:value-type="float">
            <text:p>1049188</text:p>
          </table:table-cell>
          <table:table-cell table:formula="of:=DEC2HEX([.B154])" office:value-type="string" office:string-value="100264" calcext:value-type="string">
            <text:p>100264</text:p>
          </table:table-cell>
          <table:table-cell table:number-columns-repeated="5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$H$1]+[.A155]*4" office:value-type="float" office:value="1049192" calcext:value-type="float">
            <text:p>1049192</text:p>
          </table:table-cell>
          <table:table-cell table:formula="of:=DEC2HEX([.B155])" office:value-type="string" office:string-value="100268" calcext:value-type="string">
            <text:p>100268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$H$1]+[.A156]*4" office:value-type="float" office:value="1049196" calcext:value-type="float">
            <text:p>1049196</text:p>
          </table:table-cell>
          <table:table-cell table:formula="of:=DEC2HEX([.B156])" office:value-type="string" office:string-value="10026C" calcext:value-type="string">
            <text:p>10026C</text:p>
          </table:table-cell>
          <table:table-cell table:number-columns-repeated="5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$H$1]+[.A157]*4" office:value-type="float" office:value="1049200" calcext:value-type="float">
            <text:p>1049200</text:p>
          </table:table-cell>
          <table:table-cell table:formula="of:=DEC2HEX([.B157])" office:value-type="string" office:string-value="100270" calcext:value-type="string">
            <text:p>100270</text:p>
          </table:table-cell>
          <table:table-cell table:number-columns-repeated="5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$H$1]+[.A158]*4" office:value-type="float" office:value="1049204" calcext:value-type="float">
            <text:p>1049204</text:p>
          </table:table-cell>
          <table:table-cell table:formula="of:=DEC2HEX([.B158])" office:value-type="string" office:string-value="100274" calcext:value-type="string">
            <text:p>100274</text:p>
          </table:table-cell>
          <table:table-cell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$H$1]+[.A159]*4" office:value-type="float" office:value="1049208" calcext:value-type="float">
            <text:p>1049208</text:p>
          </table:table-cell>
          <table:table-cell table:formula="of:=DEC2HEX([.B159])" office:value-type="string" office:string-value="100278" calcext:value-type="string">
            <text:p>100278</text:p>
          </table:table-cell>
          <table:table-cell table:number-columns-repeated="5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$H$1]+[.A160]*4" office:value-type="float" office:value="1049212" calcext:value-type="float">
            <text:p>1049212</text:p>
          </table:table-cell>
          <table:table-cell table:formula="of:=DEC2HEX([.B160])" office:value-type="string" office:string-value="10027C" calcext:value-type="string">
            <text:p>10027C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$H$1]+[.A161]*4" office:value-type="float" office:value="1049216" calcext:value-type="float">
            <text:p>1049216</text:p>
          </table:table-cell>
          <table:table-cell table:formula="of:=DEC2HEX([.B161])" office:value-type="string" office:string-value="100280" calcext:value-type="string">
            <text:p>100280</text:p>
          </table:table-cell>
          <table:table-cell table:number-columns-repeated="5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$H$1]+[.A162]*4" office:value-type="float" office:value="1049220" calcext:value-type="float">
            <text:p>1049220</text:p>
          </table:table-cell>
          <table:table-cell table:formula="of:=DEC2HEX([.B162])" office:value-type="string" office:string-value="100284" calcext:value-type="string">
            <text:p>100284</text:p>
          </table:table-cell>
          <table:table-cell table:number-columns-repeated="5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$H$1]+[.A163]*4" office:value-type="float" office:value="1049224" calcext:value-type="float">
            <text:p>1049224</text:p>
          </table:table-cell>
          <table:table-cell table:formula="of:=DEC2HEX([.B163])" office:value-type="string" office:string-value="100288" calcext:value-type="string">
            <text:p>100288</text:p>
          </table:table-cell>
          <table:table-cell table:number-columns-repeated="5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$H$1]+[.A164]*4" office:value-type="float" office:value="1049228" calcext:value-type="float">
            <text:p>1049228</text:p>
          </table:table-cell>
          <table:table-cell table:formula="of:=DEC2HEX([.B164])" office:value-type="string" office:string-value="10028C" calcext:value-type="string">
            <text:p>10028C</text:p>
          </table:table-cell>
          <table:table-cell table:number-columns-repeated="5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$H$1]+[.A165]*4" office:value-type="float" office:value="1049232" calcext:value-type="float">
            <text:p>1049232</text:p>
          </table:table-cell>
          <table:table-cell table:formula="of:=DEC2HEX([.B165])" office:value-type="string" office:string-value="100290" calcext:value-type="string">
            <text:p>100290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$H$1]+[.A166]*4" office:value-type="float" office:value="1049236" calcext:value-type="float">
            <text:p>1049236</text:p>
          </table:table-cell>
          <table:table-cell table:formula="of:=DEC2HEX([.B166])" office:value-type="string" office:string-value="100294" calcext:value-type="string">
            <text:p>100294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$H$1]+[.A167]*4" office:value-type="float" office:value="1049240" calcext:value-type="float">
            <text:p>1049240</text:p>
          </table:table-cell>
          <table:table-cell table:formula="of:=DEC2HEX([.B167])" office:value-type="string" office:string-value="100298" calcext:value-type="string">
            <text:p>100298</text:p>
          </table:table-cell>
          <table:table-cell table:number-columns-repeated="5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$H$1]+[.A168]*4" office:value-type="float" office:value="1049244" calcext:value-type="float">
            <text:p>1049244</text:p>
          </table:table-cell>
          <table:table-cell table:formula="of:=DEC2HEX([.B168])" office:value-type="string" office:string-value="10029C" calcext:value-type="string">
            <text:p>10029C</text:p>
          </table:table-cell>
          <table:table-cell table:number-columns-repeated="5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$H$1]+[.A169]*4" office:value-type="float" office:value="1049248" calcext:value-type="float">
            <text:p>1049248</text:p>
          </table:table-cell>
          <table:table-cell table:formula="of:=DEC2HEX([.B169])" office:value-type="string" office:string-value="1002A0" calcext:value-type="string">
            <text:p>1002A0</text:p>
          </table:table-cell>
          <table:table-cell table:number-columns-repeated="5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$H$1]+[.A170]*4" office:value-type="float" office:value="1049252" calcext:value-type="float">
            <text:p>1049252</text:p>
          </table:table-cell>
          <table:table-cell table:formula="of:=DEC2HEX([.B170])" office:value-type="string" office:string-value="1002A4" calcext:value-type="string">
            <text:p>1002A4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$H$1]+[.A171]*4" office:value-type="float" office:value="1049256" calcext:value-type="float">
            <text:p>1049256</text:p>
          </table:table-cell>
          <table:table-cell table:formula="of:=DEC2HEX([.B171])" office:value-type="string" office:string-value="1002A8" calcext:value-type="string">
            <text:p>1002A8</text:p>
          </table:table-cell>
          <table:table-cell table:number-columns-repeated="5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$H$1]+[.A172]*4" office:value-type="float" office:value="1049260" calcext:value-type="float">
            <text:p>1049260</text:p>
          </table:table-cell>
          <table:table-cell table:formula="of:=DEC2HEX([.B172])" office:value-type="string" office:string-value="1002AC" calcext:value-type="string">
            <text:p>1002AC</text:p>
          </table:table-cell>
          <table:table-cell table:number-columns-repeated="5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$H$1]+[.A173]*4" office:value-type="float" office:value="1049264" calcext:value-type="float">
            <text:p>1049264</text:p>
          </table:table-cell>
          <table:table-cell table:formula="of:=DEC2HEX([.B173])" office:value-type="string" office:string-value="1002B0" calcext:value-type="string">
            <text:p>1002B0</text:p>
          </table:table-cell>
          <table:table-cell table:number-columns-repeated="5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$H$1]+[.A174]*4" office:value-type="float" office:value="1049268" calcext:value-type="float">
            <text:p>1049268</text:p>
          </table:table-cell>
          <table:table-cell table:formula="of:=DEC2HEX([.B174])" office:value-type="string" office:string-value="1002B4" calcext:value-type="string">
            <text:p>1002B4</text:p>
          </table:table-cell>
          <table:table-cell table:number-columns-repeated="5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$H$1]+[.A175]*4" office:value-type="float" office:value="1049272" calcext:value-type="float">
            <text:p>1049272</text:p>
          </table:table-cell>
          <table:table-cell table:formula="of:=DEC2HEX([.B175])" office:value-type="string" office:string-value="1002B8" calcext:value-type="string">
            <text:p>1002B8</text:p>
          </table:table-cell>
          <table:table-cell table:number-columns-repeated="5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$H$1]+[.A176]*4" office:value-type="float" office:value="1049276" calcext:value-type="float">
            <text:p>1049276</text:p>
          </table:table-cell>
          <table:table-cell table:formula="of:=DEC2HEX([.B176])" office:value-type="string" office:string-value="1002BC" calcext:value-type="string">
            <text:p>1002BC</text:p>
          </table:table-cell>
          <table:table-cell table:number-columns-repeated="5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$H$1]+[.A177]*4" office:value-type="float" office:value="1049280" calcext:value-type="float">
            <text:p>1049280</text:p>
          </table:table-cell>
          <table:table-cell table:formula="of:=DEC2HEX([.B177])" office:value-type="string" office:string-value="1002C0" calcext:value-type="string">
            <text:p>1002C0</text:p>
          </table:table-cell>
          <table:table-cell table:number-columns-repeated="5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$H$1]+[.A178]*4" office:value-type="float" office:value="1049284" calcext:value-type="float">
            <text:p>1049284</text:p>
          </table:table-cell>
          <table:table-cell table:formula="of:=DEC2HEX([.B178])" office:value-type="string" office:string-value="1002C4" calcext:value-type="string">
            <text:p>1002C4</text:p>
          </table:table-cell>
          <table:table-cell table:number-columns-repeated="5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$H$1]+[.A179]*4" office:value-type="float" office:value="1049288" calcext:value-type="float">
            <text:p>1049288</text:p>
          </table:table-cell>
          <table:table-cell table:formula="of:=DEC2HEX([.B179])" office:value-type="string" office:string-value="1002C8" calcext:value-type="string">
            <text:p>1002C8</text:p>
          </table:table-cell>
          <table:table-cell table:number-columns-repeated="5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$H$1]+[.A180]*4" office:value-type="float" office:value="1049292" calcext:value-type="float">
            <text:p>1049292</text:p>
          </table:table-cell>
          <table:table-cell table:formula="of:=DEC2HEX([.B180])" office:value-type="string" office:string-value="1002CC" calcext:value-type="string">
            <text:p>1002CC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$H$1]+[.A181]*4" office:value-type="float" office:value="1049296" calcext:value-type="float">
            <text:p>1049296</text:p>
          </table:table-cell>
          <table:table-cell table:formula="of:=DEC2HEX([.B181])" office:value-type="string" office:string-value="1002D0" calcext:value-type="string">
            <text:p>1002D0</text:p>
          </table:table-cell>
          <table:table-cell table:number-columns-repeated="5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$H$1]+[.A182]*4" office:value-type="float" office:value="1049300" calcext:value-type="float">
            <text:p>1049300</text:p>
          </table:table-cell>
          <table:table-cell table:formula="of:=DEC2HEX([.B182])" office:value-type="string" office:string-value="1002D4" calcext:value-type="string">
            <text:p>1002D4</text:p>
          </table:table-cell>
          <table:table-cell table:number-columns-repeated="5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$H$1]+[.A183]*4" office:value-type="float" office:value="1049304" calcext:value-type="float">
            <text:p>1049304</text:p>
          </table:table-cell>
          <table:table-cell table:formula="of:=DEC2HEX([.B183])" office:value-type="string" office:string-value="1002D8" calcext:value-type="string">
            <text:p>1002D8</text:p>
          </table:table-cell>
          <table:table-cell table:number-columns-repeated="5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$H$1]+[.A184]*4" office:value-type="float" office:value="1049308" calcext:value-type="float">
            <text:p>1049308</text:p>
          </table:table-cell>
          <table:table-cell table:formula="of:=DEC2HEX([.B184])" office:value-type="string" office:string-value="1002DC" calcext:value-type="string">
            <text:p>1002DC</text:p>
          </table:table-cell>
          <table:table-cell table:number-columns-repeated="5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$H$1]+[.A185]*4" office:value-type="float" office:value="1049312" calcext:value-type="float">
            <text:p>1049312</text:p>
          </table:table-cell>
          <table:table-cell table:formula="of:=DEC2HEX([.B185])" office:value-type="string" office:string-value="1002E0" calcext:value-type="string">
            <text:p>1002E0</text:p>
          </table:table-cell>
          <table:table-cell table:number-columns-repeated="5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$H$1]+[.A186]*4" office:value-type="float" office:value="1049316" calcext:value-type="float">
            <text:p>1049316</text:p>
          </table:table-cell>
          <table:table-cell table:formula="of:=DEC2HEX([.B186])" office:value-type="string" office:string-value="1002E4" calcext:value-type="string">
            <text:p>1002E4</text:p>
          </table:table-cell>
          <table:table-cell table:number-columns-repeated="5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$H$1]+[.A187]*4" office:value-type="float" office:value="1049320" calcext:value-type="float">
            <text:p>1049320</text:p>
          </table:table-cell>
          <table:table-cell table:formula="of:=DEC2HEX([.B187])" office:value-type="string" office:string-value="1002E8" calcext:value-type="string">
            <text:p>1002E8</text:p>
          </table:table-cell>
          <table:table-cell table:number-columns-repeated="5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$H$1]+[.A188]*4" office:value-type="float" office:value="1049324" calcext:value-type="float">
            <text:p>1049324</text:p>
          </table:table-cell>
          <table:table-cell table:formula="of:=DEC2HEX([.B188])" office:value-type="string" office:string-value="1002EC" calcext:value-type="string">
            <text:p>1002EC</text:p>
          </table:table-cell>
          <table:table-cell table:number-columns-repeated="5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$H$1]+[.A189]*4" office:value-type="float" office:value="1049328" calcext:value-type="float">
            <text:p>1049328</text:p>
          </table:table-cell>
          <table:table-cell table:formula="of:=DEC2HEX([.B189])" office:value-type="string" office:string-value="1002F0" calcext:value-type="string">
            <text:p>1002F0</text:p>
          </table:table-cell>
          <table:table-cell table:number-columns-repeated="5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$H$1]+[.A190]*4" office:value-type="float" office:value="1049332" calcext:value-type="float">
            <text:p>1049332</text:p>
          </table:table-cell>
          <table:table-cell table:formula="of:=DEC2HEX([.B190])" office:value-type="string" office:string-value="1002F4" calcext:value-type="string">
            <text:p>1002F4</text:p>
          </table:table-cell>
          <table:table-cell table:number-columns-repeated="5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$H$1]+[.A191]*4" office:value-type="float" office:value="1049336" calcext:value-type="float">
            <text:p>1049336</text:p>
          </table:table-cell>
          <table:table-cell table:formula="of:=DEC2HEX([.B191])" office:value-type="string" office:string-value="1002F8" calcext:value-type="string">
            <text:p>1002F8</text:p>
          </table:table-cell>
          <table:table-cell table:number-columns-repeated="5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$H$1]+[.A192]*4" office:value-type="float" office:value="1049340" calcext:value-type="float">
            <text:p>1049340</text:p>
          </table:table-cell>
          <table:table-cell table:formula="of:=DEC2HEX([.B192])" office:value-type="string" office:string-value="1002FC" calcext:value-type="string">
            <text:p>1002FC</text:p>
          </table:table-cell>
          <table:table-cell table:number-columns-repeated="5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$H$1]+[.A193]*4" office:value-type="float" office:value="1049344" calcext:value-type="float">
            <text:p>1049344</text:p>
          </table:table-cell>
          <table:table-cell table:formula="of:=DEC2HEX([.B193])" office:value-type="string" office:string-value="100300" calcext:value-type="string">
            <text:p>100300</text:p>
          </table:table-cell>
          <table:table-cell table:number-columns-repeated="5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$H$1]+[.A194]*4" office:value-type="float" office:value="1049348" calcext:value-type="float">
            <text:p>1049348</text:p>
          </table:table-cell>
          <table:table-cell table:formula="of:=DEC2HEX([.B194])" office:value-type="string" office:string-value="100304" calcext:value-type="string">
            <text:p>100304</text:p>
          </table:table-cell>
          <table:table-cell table:number-columns-repeated="5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$H$1]+[.A195]*4" office:value-type="float" office:value="1049352" calcext:value-type="float">
            <text:p>1049352</text:p>
          </table:table-cell>
          <table:table-cell table:formula="of:=DEC2HEX([.B195])" office:value-type="string" office:string-value="100308" calcext:value-type="string">
            <text:p>100308</text:p>
          </table:table-cell>
          <table:table-cell table:number-columns-repeated="5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$H$1]+[.A196]*4" office:value-type="float" office:value="1049356" calcext:value-type="float">
            <text:p>1049356</text:p>
          </table:table-cell>
          <table:table-cell table:formula="of:=DEC2HEX([.B196])" office:value-type="string" office:string-value="10030C" calcext:value-type="string">
            <text:p>10030C</text:p>
          </table:table-cell>
          <table:table-cell table:number-columns-repeated="5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$H$1]+[.A197]*4" office:value-type="float" office:value="1049360" calcext:value-type="float">
            <text:p>1049360</text:p>
          </table:table-cell>
          <table:table-cell table:formula="of:=DEC2HEX([.B197])" office:value-type="string" office:string-value="100310" calcext:value-type="string">
            <text:p>100310</text:p>
          </table:table-cell>
          <table:table-cell table:number-columns-repeated="5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$H$1]+[.A198]*4" office:value-type="float" office:value="1049364" calcext:value-type="float">
            <text:p>1049364</text:p>
          </table:table-cell>
          <table:table-cell table:formula="of:=DEC2HEX([.B198])" office:value-type="string" office:string-value="100314" calcext:value-type="string">
            <text:p>100314</text:p>
          </table:table-cell>
          <table:table-cell table:number-columns-repeated="5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$H$1]+[.A199]*4" office:value-type="float" office:value="1049368" calcext:value-type="float">
            <text:p>1049368</text:p>
          </table:table-cell>
          <table:table-cell table:formula="of:=DEC2HEX([.B199])" office:value-type="string" office:string-value="100318" calcext:value-type="string">
            <text:p>100318</text:p>
          </table:table-cell>
          <table:table-cell table:number-columns-repeated="5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$H$1]+[.A200]*4" office:value-type="float" office:value="1049372" calcext:value-type="float">
            <text:p>1049372</text:p>
          </table:table-cell>
          <table:table-cell table:formula="of:=DEC2HEX([.B200])" office:value-type="string" office:string-value="10031C" calcext:value-type="string">
            <text:p>10031C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$H$1]+[.A201]*4" office:value-type="float" office:value="1049376" calcext:value-type="float">
            <text:p>1049376</text:p>
          </table:table-cell>
          <table:table-cell table:formula="of:=DEC2HEX([.B201])" office:value-type="string" office:string-value="100320" calcext:value-type="string">
            <text:p>100320</text:p>
          </table:table-cell>
          <table:table-cell table:number-columns-repeated="5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$H$1]+[.A202]*4" office:value-type="float" office:value="1049380" calcext:value-type="float">
            <text:p>1049380</text:p>
          </table:table-cell>
          <table:table-cell table:formula="of:=DEC2HEX([.B202])" office:value-type="string" office:string-value="100324" calcext:value-type="string">
            <text:p>100324</text:p>
          </table:table-cell>
          <table:table-cell table:number-columns-repeated="5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$H$1]+[.A203]*4" office:value-type="float" office:value="1049384" calcext:value-type="float">
            <text:p>1049384</text:p>
          </table:table-cell>
          <table:table-cell table:formula="of:=DEC2HEX([.B203])" office:value-type="string" office:string-value="100328" calcext:value-type="string">
            <text:p>100328</text:p>
          </table:table-cell>
          <table:table-cell table:number-columns-repeated="5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$H$1]+[.A204]*4" office:value-type="float" office:value="1049388" calcext:value-type="float">
            <text:p>1049388</text:p>
          </table:table-cell>
          <table:table-cell table:formula="of:=DEC2HEX([.B204])" office:value-type="string" office:string-value="10032C" calcext:value-type="string">
            <text:p>10032C</text:p>
          </table:table-cell>
          <table:table-cell table:number-columns-repeated="5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$H$1]+[.A205]*4" office:value-type="float" office:value="1049392" calcext:value-type="float">
            <text:p>1049392</text:p>
          </table:table-cell>
          <table:table-cell table:formula="of:=DEC2HEX([.B205])" office:value-type="string" office:string-value="100330" calcext:value-type="string">
            <text:p>100330</text:p>
          </table:table-cell>
          <table:table-cell table:number-columns-repeated="5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$H$1]+[.A206]*4" office:value-type="float" office:value="1049396" calcext:value-type="float">
            <text:p>1049396</text:p>
          </table:table-cell>
          <table:table-cell table:formula="of:=DEC2HEX([.B206])" office:value-type="string" office:string-value="100334" calcext:value-type="string">
            <text:p>100334</text:p>
          </table:table-cell>
          <table:table-cell table:number-columns-repeated="5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$H$1]+[.A207]*4" office:value-type="float" office:value="1049400" calcext:value-type="float">
            <text:p>1049400</text:p>
          </table:table-cell>
          <table:table-cell table:formula="of:=DEC2HEX([.B207])" office:value-type="string" office:string-value="100338" calcext:value-type="string">
            <text:p>100338</text:p>
          </table:table-cell>
          <table:table-cell table:number-columns-repeated="5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$H$1]+[.A208]*4" office:value-type="float" office:value="1049404" calcext:value-type="float">
            <text:p>1049404</text:p>
          </table:table-cell>
          <table:table-cell table:formula="of:=DEC2HEX([.B208])" office:value-type="string" office:string-value="10033C" calcext:value-type="string">
            <text:p>10033C</text:p>
          </table:table-cell>
          <table:table-cell table:number-columns-repeated="5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$H$1]+[.A209]*4" office:value-type="float" office:value="1049408" calcext:value-type="float">
            <text:p>1049408</text:p>
          </table:table-cell>
          <table:table-cell table:formula="of:=DEC2HEX([.B209])" office:value-type="string" office:string-value="100340" calcext:value-type="string">
            <text:p>100340</text:p>
          </table:table-cell>
          <table:table-cell table:number-columns-repeated="5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$H$1]+[.A210]*4" office:value-type="float" office:value="1049412" calcext:value-type="float">
            <text:p>1049412</text:p>
          </table:table-cell>
          <table:table-cell table:formula="of:=DEC2HEX([.B210])" office:value-type="string" office:string-value="100344" calcext:value-type="string">
            <text:p>100344</text:p>
          </table:table-cell>
          <table:table-cell table:number-columns-repeated="5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$H$1]+[.A211]*4" office:value-type="float" office:value="1049416" calcext:value-type="float">
            <text:p>1049416</text:p>
          </table:table-cell>
          <table:table-cell table:formula="of:=DEC2HEX([.B211])" office:value-type="string" office:string-value="100348" calcext:value-type="string">
            <text:p>100348</text:p>
          </table:table-cell>
          <table:table-cell table:number-columns-repeated="5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$H$1]+[.A212]*4" office:value-type="float" office:value="1049420" calcext:value-type="float">
            <text:p>1049420</text:p>
          </table:table-cell>
          <table:table-cell table:formula="of:=DEC2HEX([.B212])" office:value-type="string" office:string-value="10034C" calcext:value-type="string">
            <text:p>10034C</text:p>
          </table:table-cell>
          <table:table-cell table:number-columns-repeated="5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$H$1]+[.A213]*4" office:value-type="float" office:value="1049424" calcext:value-type="float">
            <text:p>1049424</text:p>
          </table:table-cell>
          <table:table-cell table:formula="of:=DEC2HEX([.B213])" office:value-type="string" office:string-value="100350" calcext:value-type="string">
            <text:p>100350</text:p>
          </table:table-cell>
          <table:table-cell table:number-columns-repeated="5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$H$1]+[.A214]*4" office:value-type="float" office:value="1049428" calcext:value-type="float">
            <text:p>1049428</text:p>
          </table:table-cell>
          <table:table-cell table:formula="of:=DEC2HEX([.B214])" office:value-type="string" office:string-value="100354" calcext:value-type="string">
            <text:p>100354</text:p>
          </table:table-cell>
          <table:table-cell table:number-columns-repeated="5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$H$1]+[.A215]*4" office:value-type="float" office:value="1049432" calcext:value-type="float">
            <text:p>1049432</text:p>
          </table:table-cell>
          <table:table-cell table:formula="of:=DEC2HEX([.B215])" office:value-type="string" office:string-value="100358" calcext:value-type="string">
            <text:p>100358</text:p>
          </table:table-cell>
          <table:table-cell table:number-columns-repeated="5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$H$1]+[.A216]*4" office:value-type="float" office:value="1049436" calcext:value-type="float">
            <text:p>1049436</text:p>
          </table:table-cell>
          <table:table-cell table:formula="of:=DEC2HEX([.B216])" office:value-type="string" office:string-value="10035C" calcext:value-type="string">
            <text:p>10035C</text:p>
          </table:table-cell>
          <table:table-cell table:number-columns-repeated="5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$H$1]+[.A217]*4" office:value-type="float" office:value="1049440" calcext:value-type="float">
            <text:p>1049440</text:p>
          </table:table-cell>
          <table:table-cell table:formula="of:=DEC2HEX([.B217])" office:value-type="string" office:string-value="100360" calcext:value-type="string">
            <text:p>100360</text:p>
          </table:table-cell>
          <table:table-cell table:number-columns-repeated="5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$H$1]+[.A218]*4" office:value-type="float" office:value="1049444" calcext:value-type="float">
            <text:p>1049444</text:p>
          </table:table-cell>
          <table:table-cell table:formula="of:=DEC2HEX([.B218])" office:value-type="string" office:string-value="100364" calcext:value-type="string">
            <text:p>100364</text:p>
          </table:table-cell>
          <table:table-cell table:number-columns-repeated="5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$H$1]+[.A219]*4" office:value-type="float" office:value="1049448" calcext:value-type="float">
            <text:p>1049448</text:p>
          </table:table-cell>
          <table:table-cell table:formula="of:=DEC2HEX([.B219])" office:value-type="string" office:string-value="100368" calcext:value-type="string">
            <text:p>100368</text:p>
          </table:table-cell>
          <table:table-cell table:number-columns-repeated="5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$H$1]+[.A220]*4" office:value-type="float" office:value="1049452" calcext:value-type="float">
            <text:p>1049452</text:p>
          </table:table-cell>
          <table:table-cell table:formula="of:=DEC2HEX([.B220])" office:value-type="string" office:string-value="10036C" calcext:value-type="string">
            <text:p>10036C</text:p>
          </table:table-cell>
          <table:table-cell table:number-columns-repeated="5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$H$1]+[.A221]*4" office:value-type="float" office:value="1049456" calcext:value-type="float">
            <text:p>1049456</text:p>
          </table:table-cell>
          <table:table-cell table:formula="of:=DEC2HEX([.B221])" office:value-type="string" office:string-value="100370" calcext:value-type="string">
            <text:p>100370</text:p>
          </table:table-cell>
          <table:table-cell table:number-columns-repeated="5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$H$1]+[.A222]*4" office:value-type="float" office:value="1049460" calcext:value-type="float">
            <text:p>1049460</text:p>
          </table:table-cell>
          <table:table-cell table:formula="of:=DEC2HEX([.B222])" office:value-type="string" office:string-value="100374" calcext:value-type="string">
            <text:p>100374</text:p>
          </table:table-cell>
          <table:table-cell table:number-columns-repeated="5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$H$1]+[.A223]*4" office:value-type="float" office:value="1049464" calcext:value-type="float">
            <text:p>1049464</text:p>
          </table:table-cell>
          <table:table-cell table:formula="of:=DEC2HEX([.B223])" office:value-type="string" office:string-value="100378" calcext:value-type="string">
            <text:p>100378</text:p>
          </table:table-cell>
          <table:table-cell table:number-columns-repeated="5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$H$1]+[.A224]*4" office:value-type="float" office:value="1049468" calcext:value-type="float">
            <text:p>1049468</text:p>
          </table:table-cell>
          <table:table-cell table:formula="of:=DEC2HEX([.B224])" office:value-type="string" office:string-value="10037C" calcext:value-type="string">
            <text:p>10037C</text:p>
          </table:table-cell>
          <table:table-cell table:number-columns-repeated="5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$H$1]+[.A225]*4" office:value-type="float" office:value="1049472" calcext:value-type="float">
            <text:p>1049472</text:p>
          </table:table-cell>
          <table:table-cell table:formula="of:=DEC2HEX([.B225])" office:value-type="string" office:string-value="100380" calcext:value-type="string">
            <text:p>100380</text:p>
          </table:table-cell>
          <table:table-cell table:number-columns-repeated="5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$H$1]+[.A226]*4" office:value-type="float" office:value="1049476" calcext:value-type="float">
            <text:p>1049476</text:p>
          </table:table-cell>
          <table:table-cell table:formula="of:=DEC2HEX([.B226])" office:value-type="string" office:string-value="100384" calcext:value-type="string">
            <text:p>100384</text:p>
          </table:table-cell>
          <table:table-cell table:number-columns-repeated="5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$H$1]+[.A227]*4" office:value-type="float" office:value="1049480" calcext:value-type="float">
            <text:p>1049480</text:p>
          </table:table-cell>
          <table:table-cell table:formula="of:=DEC2HEX([.B227])" office:value-type="string" office:string-value="100388" calcext:value-type="string">
            <text:p>100388</text:p>
          </table:table-cell>
          <table:table-cell table:number-columns-repeated="5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$H$1]+[.A228]*4" office:value-type="float" office:value="1049484" calcext:value-type="float">
            <text:p>1049484</text:p>
          </table:table-cell>
          <table:table-cell table:formula="of:=DEC2HEX([.B228])" office:value-type="string" office:string-value="10038C" calcext:value-type="string">
            <text:p>10038C</text:p>
          </table:table-cell>
          <table:table-cell table:number-columns-repeated="5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$H$1]+[.A229]*4" office:value-type="float" office:value="1049488" calcext:value-type="float">
            <text:p>1049488</text:p>
          </table:table-cell>
          <table:table-cell table:formula="of:=DEC2HEX([.B229])" office:value-type="string" office:string-value="100390" calcext:value-type="string">
            <text:p>100390</text:p>
          </table:table-cell>
          <table:table-cell table:number-columns-repeated="5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$H$1]+[.A230]*4" office:value-type="float" office:value="1049492" calcext:value-type="float">
            <text:p>1049492</text:p>
          </table:table-cell>
          <table:table-cell table:formula="of:=DEC2HEX([.B230])" office:value-type="string" office:string-value="100394" calcext:value-type="string">
            <text:p>100394</text:p>
          </table:table-cell>
          <table:table-cell table:number-columns-repeated="5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$H$1]+[.A231]*4" office:value-type="float" office:value="1049496" calcext:value-type="float">
            <text:p>1049496</text:p>
          </table:table-cell>
          <table:table-cell table:formula="of:=DEC2HEX([.B231])" office:value-type="string" office:string-value="100398" calcext:value-type="string">
            <text:p>100398</text:p>
          </table:table-cell>
          <table:table-cell table:number-columns-repeated="5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$H$1]+[.A232]*4" office:value-type="float" office:value="1049500" calcext:value-type="float">
            <text:p>1049500</text:p>
          </table:table-cell>
          <table:table-cell table:formula="of:=DEC2HEX([.B232])" office:value-type="string" office:string-value="10039C" calcext:value-type="string">
            <text:p>10039C</text:p>
          </table:table-cell>
          <table:table-cell table:number-columns-repeated="5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$H$1]+[.A233]*4" office:value-type="float" office:value="1049504" calcext:value-type="float">
            <text:p>1049504</text:p>
          </table:table-cell>
          <table:table-cell table:formula="of:=DEC2HEX([.B233])" office:value-type="string" office:string-value="1003A0" calcext:value-type="string">
            <text:p>1003A0</text:p>
          </table:table-cell>
          <table:table-cell table:number-columns-repeated="5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$H$1]+[.A234]*4" office:value-type="float" office:value="1049508" calcext:value-type="float">
            <text:p>1049508</text:p>
          </table:table-cell>
          <table:table-cell table:formula="of:=DEC2HEX([.B234])" office:value-type="string" office:string-value="1003A4" calcext:value-type="string">
            <text:p>1003A4</text:p>
          </table:table-cell>
          <table:table-cell table:number-columns-repeated="5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$H$1]+[.A235]*4" office:value-type="float" office:value="1049512" calcext:value-type="float">
            <text:p>1049512</text:p>
          </table:table-cell>
          <table:table-cell table:formula="of:=DEC2HEX([.B235])" office:value-type="string" office:string-value="1003A8" calcext:value-type="string">
            <text:p>1003A8</text:p>
          </table:table-cell>
          <table:table-cell table:number-columns-repeated="5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$H$1]+[.A236]*4" office:value-type="float" office:value="1049516" calcext:value-type="float">
            <text:p>1049516</text:p>
          </table:table-cell>
          <table:table-cell table:formula="of:=DEC2HEX([.B236])" office:value-type="string" office:string-value="1003AC" calcext:value-type="string">
            <text:p>1003AC</text:p>
          </table:table-cell>
          <table:table-cell table:number-columns-repeated="5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$H$1]+[.A237]*4" office:value-type="float" office:value="1049520" calcext:value-type="float">
            <text:p>1049520</text:p>
          </table:table-cell>
          <table:table-cell table:formula="of:=DEC2HEX([.B237])" office:value-type="string" office:string-value="1003B0" calcext:value-type="string">
            <text:p>1003B0</text:p>
          </table:table-cell>
          <table:table-cell table:number-columns-repeated="5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$H$1]+[.A238]*4" office:value-type="float" office:value="1049524" calcext:value-type="float">
            <text:p>1049524</text:p>
          </table:table-cell>
          <table:table-cell table:formula="of:=DEC2HEX([.B238])" office:value-type="string" office:string-value="1003B4" calcext:value-type="string">
            <text:p>1003B4</text:p>
          </table:table-cell>
          <table:table-cell table:number-columns-repeated="5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$H$1]+[.A239]*4" office:value-type="float" office:value="1049528" calcext:value-type="float">
            <text:p>1049528</text:p>
          </table:table-cell>
          <table:table-cell table:formula="of:=DEC2HEX([.B239])" office:value-type="string" office:string-value="1003B8" calcext:value-type="string">
            <text:p>1003B8</text:p>
          </table:table-cell>
          <table:table-cell table:number-columns-repeated="5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$H$1]+[.A240]*4" office:value-type="float" office:value="1049532" calcext:value-type="float">
            <text:p>1049532</text:p>
          </table:table-cell>
          <table:table-cell table:formula="of:=DEC2HEX([.B240])" office:value-type="string" office:string-value="1003BC" calcext:value-type="string">
            <text:p>1003BC</text:p>
          </table:table-cell>
          <table:table-cell table:number-columns-repeated="5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$H$1]+[.A241]*4" office:value-type="float" office:value="1049536" calcext:value-type="float">
            <text:p>1049536</text:p>
          </table:table-cell>
          <table:table-cell table:formula="of:=DEC2HEX([.B241])" office:value-type="string" office:string-value="1003C0" calcext:value-type="string">
            <text:p>1003C0</text:p>
          </table:table-cell>
          <table:table-cell table:number-columns-repeated="5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$H$1]+[.A242]*4" office:value-type="float" office:value="1049540" calcext:value-type="float">
            <text:p>1049540</text:p>
          </table:table-cell>
          <table:table-cell table:formula="of:=DEC2HEX([.B242])" office:value-type="string" office:string-value="1003C4" calcext:value-type="string">
            <text:p>1003C4</text:p>
          </table:table-cell>
          <table:table-cell table:number-columns-repeated="5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$H$1]+[.A243]*4" office:value-type="float" office:value="1049544" calcext:value-type="float">
            <text:p>1049544</text:p>
          </table:table-cell>
          <table:table-cell table:formula="of:=DEC2HEX([.B243])" office:value-type="string" office:string-value="1003C8" calcext:value-type="string">
            <text:p>1003C8</text:p>
          </table:table-cell>
          <table:table-cell table:number-columns-repeated="5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$H$1]+[.A244]*4" office:value-type="float" office:value="1049548" calcext:value-type="float">
            <text:p>1049548</text:p>
          </table:table-cell>
          <table:table-cell table:formula="of:=DEC2HEX([.B244])" office:value-type="string" office:string-value="1003CC" calcext:value-type="string">
            <text:p>1003CC</text:p>
          </table:table-cell>
          <table:table-cell table:number-columns-repeated="5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$H$1]+[.A245]*4" office:value-type="float" office:value="1049552" calcext:value-type="float">
            <text:p>1049552</text:p>
          </table:table-cell>
          <table:table-cell table:formula="of:=DEC2HEX([.B245])" office:value-type="string" office:string-value="1003D0" calcext:value-type="string">
            <text:p>1003D0</text:p>
          </table:table-cell>
          <table:table-cell table:number-columns-repeated="5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$H$1]+[.A246]*4" office:value-type="float" office:value="1049556" calcext:value-type="float">
            <text:p>1049556</text:p>
          </table:table-cell>
          <table:table-cell table:formula="of:=DEC2HEX([.B246])" office:value-type="string" office:string-value="1003D4" calcext:value-type="string">
            <text:p>1003D4</text:p>
          </table:table-cell>
          <table:table-cell table:number-columns-repeated="5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$H$1]+[.A247]*4" office:value-type="float" office:value="1049560" calcext:value-type="float">
            <text:p>1049560</text:p>
          </table:table-cell>
          <table:table-cell table:formula="of:=DEC2HEX([.B247])" office:value-type="string" office:string-value="1003D8" calcext:value-type="string">
            <text:p>1003D8</text:p>
          </table:table-cell>
          <table:table-cell table:number-columns-repeated="5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$H$1]+[.A248]*4" office:value-type="float" office:value="1049564" calcext:value-type="float">
            <text:p>1049564</text:p>
          </table:table-cell>
          <table:table-cell table:formula="of:=DEC2HEX([.B248])" office:value-type="string" office:string-value="1003DC" calcext:value-type="string">
            <text:p>1003DC</text:p>
          </table:table-cell>
          <table:table-cell table:number-columns-repeated="5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$H$1]+[.A249]*4" office:value-type="float" office:value="1049568" calcext:value-type="float">
            <text:p>1049568</text:p>
          </table:table-cell>
          <table:table-cell table:formula="of:=DEC2HEX([.B249])" office:value-type="string" office:string-value="1003E0" calcext:value-type="string">
            <text:p>1003E0</text:p>
          </table:table-cell>
          <table:table-cell table:number-columns-repeated="5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$H$1]+[.A250]*4" office:value-type="float" office:value="1049572" calcext:value-type="float">
            <text:p>1049572</text:p>
          </table:table-cell>
          <table:table-cell table:formula="of:=DEC2HEX([.B250])" office:value-type="string" office:string-value="1003E4" calcext:value-type="string">
            <text:p>1003E4</text:p>
          </table:table-cell>
          <table:table-cell table:number-columns-repeated="5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$H$1]+[.A251]*4" office:value-type="float" office:value="1049576" calcext:value-type="float">
            <text:p>1049576</text:p>
          </table:table-cell>
          <table:table-cell table:formula="of:=DEC2HEX([.B251])" office:value-type="string" office:string-value="1003E8" calcext:value-type="string">
            <text:p>1003E8</text:p>
          </table:table-cell>
          <table:table-cell table:number-columns-repeated="5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$H$1]+[.A252]*4" office:value-type="float" office:value="1049580" calcext:value-type="float">
            <text:p>1049580</text:p>
          </table:table-cell>
          <table:table-cell table:formula="of:=DEC2HEX([.B252])" office:value-type="string" office:string-value="1003EC" calcext:value-type="string">
            <text:p>1003EC</text:p>
          </table:table-cell>
          <table:table-cell table:number-columns-repeated="5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$H$1]+[.A253]*4" office:value-type="float" office:value="1049584" calcext:value-type="float">
            <text:p>1049584</text:p>
          </table:table-cell>
          <table:table-cell table:formula="of:=DEC2HEX([.B253])" office:value-type="string" office:string-value="1003F0" calcext:value-type="string">
            <text:p>1003F0</text:p>
          </table:table-cell>
          <table:table-cell table:number-columns-repeated="5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$H$1]+[.A254]*4" office:value-type="float" office:value="1049588" calcext:value-type="float">
            <text:p>1049588</text:p>
          </table:table-cell>
          <table:table-cell table:formula="of:=DEC2HEX([.B254])" office:value-type="string" office:string-value="1003F4" calcext:value-type="string">
            <text:p>1003F4</text:p>
          </table:table-cell>
          <table:table-cell table:number-columns-repeated="5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$H$1]+[.A255]*4" office:value-type="float" office:value="1049592" calcext:value-type="float">
            <text:p>1049592</text:p>
          </table:table-cell>
          <table:table-cell table:formula="of:=DEC2HEX([.B255])" office:value-type="string" office:string-value="1003F8" calcext:value-type="string">
            <text:p>1003F8</text:p>
          </table:table-cell>
          <table:table-cell table:number-columns-repeated="5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$H$1]+[.A256]*4" office:value-type="float" office:value="1049596" calcext:value-type="float">
            <text:p>1049596</text:p>
          </table:table-cell>
          <table:table-cell table:formula="of:=DEC2HEX([.B256])" office:value-type="string" office:string-value="1003FC" calcext:value-type="string">
            <text:p>1003FC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$H$1]+[.A257]*4" office:value-type="float" office:value="1049600" calcext:value-type="float">
            <text:p>1049600</text:p>
          </table:table-cell>
          <table:table-cell table:formula="of:=DEC2HEX([.B257])" office:value-type="string" office:string-value="100400" calcext:value-type="string">
            <text:p>100400</text:p>
          </table:table-cell>
          <table:table-cell table:number-columns-repeated="5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$H$1]+[.A258]*4" office:value-type="float" office:value="1049604" calcext:value-type="float">
            <text:p>1049604</text:p>
          </table:table-cell>
          <table:table-cell table:formula="of:=DEC2HEX([.B258])" office:value-type="string" office:string-value="100404" calcext:value-type="string">
            <text:p>100404</text:p>
          </table:table-cell>
          <table:table-cell table:number-columns-repeated="5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$H$1]+[.A259]*4" office:value-type="float" office:value="1049608" calcext:value-type="float">
            <text:p>1049608</text:p>
          </table:table-cell>
          <table:table-cell table:formula="of:=DEC2HEX([.B259])" office:value-type="string" office:string-value="100408" calcext:value-type="string">
            <text:p>100408</text:p>
          </table:table-cell>
          <table:table-cell table:number-columns-repeated="5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.$H$1]+[.A260]*4" office:value-type="float" office:value="1049612" calcext:value-type="float">
            <text:p>1049612</text:p>
          </table:table-cell>
          <table:table-cell table:formula="of:=DEC2HEX([.B260])" office:value-type="string" office:string-value="10040C" calcext:value-type="string">
            <text:p>10040C</text:p>
          </table:table-cell>
          <table:table-cell table:number-columns-repeated="5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$H$1]+[.A261]*4" office:value-type="float" office:value="1049616" calcext:value-type="float">
            <text:p>1049616</text:p>
          </table:table-cell>
          <table:table-cell table:formula="of:=DEC2HEX([.B261])" office:value-type="string" office:string-value="100410" calcext:value-type="string">
            <text:p>100410</text:p>
          </table:table-cell>
          <table:table-cell table:number-columns-repeated="5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$H$1]+[.A262]*4" office:value-type="float" office:value="1049620" calcext:value-type="float">
            <text:p>1049620</text:p>
          </table:table-cell>
          <table:table-cell table:formula="of:=DEC2HEX([.B262])" office:value-type="string" office:string-value="100414" calcext:value-type="string">
            <text:p>100414</text:p>
          </table:table-cell>
          <table:table-cell table:number-columns-repeated="5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.$H$1]+[.A263]*4" office:value-type="float" office:value="1049624" calcext:value-type="float">
            <text:p>1049624</text:p>
          </table:table-cell>
          <table:table-cell table:formula="of:=DEC2HEX([.B263])" office:value-type="string" office:string-value="100418" calcext:value-type="string">
            <text:p>100418</text:p>
          </table:table-cell>
          <table:table-cell table:number-columns-repeated="5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$H$1]+[.A264]*4" office:value-type="float" office:value="1049628" calcext:value-type="float">
            <text:p>1049628</text:p>
          </table:table-cell>
          <table:table-cell table:formula="of:=DEC2HEX([.B264])" office:value-type="string" office:string-value="10041C" calcext:value-type="string">
            <text:p>10041C</text:p>
          </table:table-cell>
          <table:table-cell table:number-columns-repeated="5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$H$1]+[.A265]*4" office:value-type="float" office:value="1049632" calcext:value-type="float">
            <text:p>1049632</text:p>
          </table:table-cell>
          <table:table-cell table:formula="of:=DEC2HEX([.B265])" office:value-type="string" office:string-value="100420" calcext:value-type="string">
            <text:p>100420</text:p>
          </table:table-cell>
          <table:table-cell table:number-columns-repeated="5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$H$1]+[.A266]*4" office:value-type="float" office:value="1049636" calcext:value-type="float">
            <text:p>1049636</text:p>
          </table:table-cell>
          <table:table-cell table:formula="of:=DEC2HEX([.B266])" office:value-type="string" office:string-value="100424" calcext:value-type="string">
            <text:p>100424</text:p>
          </table:table-cell>
          <table:table-cell table:number-columns-repeated="5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.$H$1]+[.A267]*4" office:value-type="float" office:value="1049640" calcext:value-type="float">
            <text:p>1049640</text:p>
          </table:table-cell>
          <table:table-cell table:formula="of:=DEC2HEX([.B267])" office:value-type="string" office:string-value="100428" calcext:value-type="string">
            <text:p>100428</text:p>
          </table:table-cell>
          <table:table-cell table:number-columns-repeated="5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.$H$1]+[.A268]*4" office:value-type="float" office:value="1049644" calcext:value-type="float">
            <text:p>1049644</text:p>
          </table:table-cell>
          <table:table-cell table:formula="of:=DEC2HEX([.B268])" office:value-type="string" office:string-value="10042C" calcext:value-type="string">
            <text:p>10042C</text:p>
          </table:table-cell>
          <table:table-cell table:number-columns-repeated="5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.$H$1]+[.A269]*4" office:value-type="float" office:value="1049648" calcext:value-type="float">
            <text:p>1049648</text:p>
          </table:table-cell>
          <table:table-cell table:formula="of:=DEC2HEX([.B269])" office:value-type="string" office:string-value="100430" calcext:value-type="string">
            <text:p>100430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modified value written to sysctl[3c0]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.$H$1]+[.A270]*4" office:value-type="float" office:value="1049652" calcext:value-type="float">
            <text:p>1049652</text:p>
          </table:table-cell>
          <table:table-cell table:formula="of:=DEC2HEX([.B270])" office:value-type="string" office:string-value="100434" calcext:value-type="string">
            <text:p>100434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$H$1]+[.A271]*4" office:value-type="float" office:value="1049656" calcext:value-type="float">
            <text:p>1049656</text:p>
          </table:table-cell>
          <table:table-cell table:formula="of:=DEC2HEX([.B271])" office:value-type="string" office:string-value="100438" calcext:value-type="string">
            <text:p>100438</text:p>
          </table:table-cell>
          <table:table-cell table:number-columns-repeated="5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[.$H$1]+[.A272]*4" office:value-type="float" office:value="1049660" calcext:value-type="float">
            <text:p>1049660</text:p>
          </table:table-cell>
          <table:table-cell table:formula="of:=DEC2HEX([.B272])" office:value-type="string" office:string-value="10043C" calcext:value-type="string">
            <text:p>10043C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alue will be used as an address, -1 written to [boot[43c]-7] and [boot[43c]-3]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$H$1]+[.A273]*4" office:value-type="float" office:value="1049664" calcext:value-type="float">
            <text:p>1049664</text:p>
          </table:table-cell>
          <table:table-cell table:formula="of:=DEC2HEX([.B273])" office:value-type="string" office:string-value="100440" calcext:value-type="string">
            <text:p>100440</text:p>
          </table:table-cell>
          <table:table-cell table:number-columns-repeated="5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.$H$1]+[.A274]*4" office:value-type="float" office:value="1049668" calcext:value-type="float">
            <text:p>1049668</text:p>
          </table:table-cell>
          <table:table-cell table:formula="of:=DEC2HEX([.B274])" office:value-type="string" office:string-value="100444" calcext:value-type="string">
            <text:p>100444</text:p>
          </table:table-cell>
          <table:table-cell table:number-columns-repeated="5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$H$1]+[.A275]*4" office:value-type="float" office:value="1049672" calcext:value-type="float">
            <text:p>1049672</text:p>
          </table:table-cell>
          <table:table-cell table:formula="of:=DEC2HEX([.B275])" office:value-type="string" office:string-value="100448" calcext:value-type="string">
            <text:p>100448</text:p>
          </table:table-cell>
          <table:table-cell table:number-columns-repeated="5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$H$1]+[.A276]*4" office:value-type="float" office:value="1049676" calcext:value-type="float">
            <text:p>1049676</text:p>
          </table:table-cell>
          <table:table-cell table:formula="of:=DEC2HEX([.B276])" office:value-type="string" office:string-value="10044C" calcext:value-type="string">
            <text:p>10044C</text:p>
          </table:table-cell>
          <table:table-cell table:number-columns-repeated="5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.$H$1]+[.A277]*4" office:value-type="float" office:value="1049680" calcext:value-type="float">
            <text:p>1049680</text:p>
          </table:table-cell>
          <table:table-cell table:formula="of:=DEC2HEX([.B277])" office:value-type="string" office:string-value="100450" calcext:value-type="string">
            <text:p>100450</text:p>
          </table:table-cell>
          <table:table-cell table:number-columns-repeated="5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$H$1]+[.A278]*4" office:value-type="float" office:value="1049684" calcext:value-type="float">
            <text:p>1049684</text:p>
          </table:table-cell>
          <table:table-cell table:formula="of:=DEC2HEX([.B278])" office:value-type="string" office:string-value="100454" calcext:value-type="string">
            <text:p>100454</text:p>
          </table:table-cell>
          <table:table-cell table:number-columns-repeated="5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$H$1]+[.A279]*4" office:value-type="float" office:value="1049688" calcext:value-type="float">
            <text:p>1049688</text:p>
          </table:table-cell>
          <table:table-cell table:formula="of:=DEC2HEX([.B279])" office:value-type="string" office:string-value="100458" calcext:value-type="string">
            <text:p>100458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ppears to be user vector table address, had better be zero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[.$H$1]+[.A280]*4" office:value-type="float" office:value="1049692" calcext:value-type="float">
            <text:p>1049692</text:p>
          </table:table-cell>
          <table:table-cell table:formula="of:=DEC2HEX([.B280])" office:value-type="string" office:string-value="10045C" calcext:value-type="string">
            <text:p>10045C</text:p>
          </table:table-cell>
          <table:table-cell table:number-columns-repeated="5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$H$1]+[.A281]*4" office:value-type="float" office:value="1049696" calcext:value-type="float">
            <text:p>1049696</text:p>
          </table:table-cell>
          <table:table-cell table:formula="of:=DEC2HEX([.B281])" office:value-type="string" office:string-value="100460" calcext:value-type="string">
            <text:p>100460</text:p>
          </table:table-cell>
          <table:table-cell table:number-columns-repeated="5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$H$1]+[.A282]*4" office:value-type="float" office:value="1049700" calcext:value-type="float">
            <text:p>1049700</text:p>
          </table:table-cell>
          <table:table-cell table:formula="of:=DEC2HEX([.B282])" office:value-type="string" office:string-value="100464" calcext:value-type="string">
            <text:p>100464</text:p>
          </table:table-cell>
          <table:table-cell table:number-columns-repeated="5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.$H$1]+[.A283]*4" office:value-type="float" office:value="1049704" calcext:value-type="float">
            <text:p>1049704</text:p>
          </table:table-cell>
          <table:table-cell table:formula="of:=DEC2HEX([.B283])" office:value-type="string" office:string-value="100468" calcext:value-type="string">
            <text:p>100468</text:p>
          </table:table-cell>
          <table:table-cell table:number-columns-repeated="5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.$H$1]+[.A284]*4" office:value-type="float" office:value="1049708" calcext:value-type="float">
            <text:p>1049708</text:p>
          </table:table-cell>
          <table:table-cell table:formula="of:=DEC2HEX([.B284])" office:value-type="string" office:string-value="10046C" calcext:value-type="string">
            <text:p>10046C</text:p>
          </table:table-cell>
          <table:table-cell table:number-columns-repeated="5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[.$H$1]+[.A285]*4" office:value-type="float" office:value="1049712" calcext:value-type="float">
            <text:p>1049712</text:p>
          </table:table-cell>
          <table:table-cell table:formula="of:=DEC2HEX([.B285])" office:value-type="string" office:string-value="100470" calcext:value-type="string">
            <text:p>100470</text:p>
          </table:table-cell>
          <table:table-cell table:number-columns-repeated="5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$H$1]+[.A286]*4" office:value-type="float" office:value="1049716" calcext:value-type="float">
            <text:p>1049716</text:p>
          </table:table-cell>
          <table:table-cell table:formula="of:=DEC2HEX([.B286])" office:value-type="string" office:string-value="100474" calcext:value-type="string">
            <text:p>100474</text:p>
          </table:table-cell>
          <table:table-cell table:number-columns-repeated="5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.$H$1]+[.A287]*4" office:value-type="float" office:value="1049720" calcext:value-type="float">
            <text:p>1049720</text:p>
          </table:table-cell>
          <table:table-cell table:formula="of:=DEC2HEX([.B287])" office:value-type="string" office:string-value="100478" calcext:value-type="string">
            <text:p>100478</text:p>
          </table:table-cell>
          <table:table-cell table:number-columns-repeated="5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$H$1]+[.A288]*4" office:value-type="float" office:value="1049724" calcext:value-type="float">
            <text:p>1049724</text:p>
          </table:table-cell>
          <table:table-cell table:formula="of:=DEC2HEX([.B288])" office:value-type="string" office:string-value="10047C" calcext:value-type="string">
            <text:p>10047C</text:p>
          </table:table-cell>
          <table:table-cell table:number-columns-repeated="5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$H$1]+[.A289]*4" office:value-type="float" office:value="1049728" calcext:value-type="float">
            <text:p>1049728</text:p>
          </table:table-cell>
          <table:table-cell table:formula="of:=DEC2HEX([.B289])" office:value-type="string" office:string-value="100480" calcext:value-type="string">
            <text:p>100480</text:p>
          </table:table-cell>
          <table:table-cell table:number-columns-repeated="5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.$H$1]+[.A290]*4" office:value-type="float" office:value="1049732" calcext:value-type="float">
            <text:p>1049732</text:p>
          </table:table-cell>
          <table:table-cell table:formula="of:=DEC2HEX([.B290])" office:value-type="string" office:string-value="100484" calcext:value-type="string">
            <text:p>100484</text:p>
          </table:table-cell>
          <table:table-cell table:number-columns-repeated="5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$H$1]+[.A291]*4" office:value-type="float" office:value="1049736" calcext:value-type="float">
            <text:p>1049736</text:p>
          </table:table-cell>
          <table:table-cell table:formula="of:=DEC2HEX([.B291])" office:value-type="string" office:string-value="100488" calcext:value-type="string">
            <text:p>100488</text:p>
          </table:table-cell>
          <table:table-cell table:number-columns-repeated="5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$H$1]+[.A292]*4" office:value-type="float" office:value="1049740" calcext:value-type="float">
            <text:p>1049740</text:p>
          </table:table-cell>
          <table:table-cell table:formula="of:=DEC2HEX([.B292])" office:value-type="string" office:string-value="10048C" calcext:value-type="string">
            <text:p>10048C</text:p>
          </table:table-cell>
          <table:table-cell table:number-columns-repeated="5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[.$H$1]+[.A293]*4" office:value-type="float" office:value="1049744" calcext:value-type="float">
            <text:p>1049744</text:p>
          </table:table-cell>
          <table:table-cell table:formula="of:=DEC2HEX([.B293])" office:value-type="string" office:string-value="100490" calcext:value-type="string">
            <text:p>100490</text:p>
          </table:table-cell>
          <table:table-cell table:number-columns-repeated="5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.$H$1]+[.A294]*4" office:value-type="float" office:value="1049748" calcext:value-type="float">
            <text:p>1049748</text:p>
          </table:table-cell>
          <table:table-cell table:formula="of:=DEC2HEX([.B294])" office:value-type="string" office:string-value="100494" calcext:value-type="string">
            <text:p>100494</text:p>
          </table:table-cell>
          <table:table-cell table:number-columns-repeated="5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$H$1]+[.A295]*4" office:value-type="float" office:value="1049752" calcext:value-type="float">
            <text:p>1049752</text:p>
          </table:table-cell>
          <table:table-cell table:formula="of:=DEC2HEX([.B295])" office:value-type="string" office:string-value="100498" calcext:value-type="string">
            <text:p>100498</text:p>
          </table:table-cell>
          <table:table-cell table:number-columns-repeated="5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$H$1]+[.A296]*4" office:value-type="float" office:value="1049756" calcext:value-type="float">
            <text:p>1049756</text:p>
          </table:table-cell>
          <table:table-cell table:formula="of:=DEC2HEX([.B296])" office:value-type="string" office:string-value="10049C" calcext:value-type="string">
            <text:p>10049C</text:p>
          </table:table-cell>
          <table:table-cell table:number-columns-repeated="5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.$H$1]+[.A297]*4" office:value-type="float" office:value="1049760" calcext:value-type="float">
            <text:p>1049760</text:p>
          </table:table-cell>
          <table:table-cell table:formula="of:=DEC2HEX([.B297])" office:value-type="string" office:string-value="1004A0" calcext:value-type="string">
            <text:p>1004A0</text:p>
          </table:table-cell>
          <table:table-cell table:number-columns-repeated="5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.$H$1]+[.A298]*4" office:value-type="float" office:value="1049764" calcext:value-type="float">
            <text:p>1049764</text:p>
          </table:table-cell>
          <table:table-cell table:formula="of:=DEC2HEX([.B298])" office:value-type="string" office:string-value="1004A4" calcext:value-type="string">
            <text:p>1004A4</text:p>
          </table:table-cell>
          <table:table-cell table:number-columns-repeated="5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.$H$1]+[.A299]*4" office:value-type="float" office:value="1049768" calcext:value-type="float">
            <text:p>1049768</text:p>
          </table:table-cell>
          <table:table-cell table:formula="of:=DEC2HEX([.B299])" office:value-type="string" office:string-value="1004A8" calcext:value-type="string">
            <text:p>1004A8</text:p>
          </table:table-cell>
          <table:table-cell table:number-columns-repeated="5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$H$1]+[.A300]*4" office:value-type="float" office:value="1049772" calcext:value-type="float">
            <text:p>1049772</text:p>
          </table:table-cell>
          <table:table-cell table:formula="of:=DEC2HEX([.B300])" office:value-type="string" office:string-value="1004AC" calcext:value-type="string">
            <text:p>1004AC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$H$1]+[.A301]*4" office:value-type="float" office:value="1049776" calcext:value-type="float">
            <text:p>1049776</text:p>
          </table:table-cell>
          <table:table-cell table:formula="of:=DEC2HEX([.B301])" office:value-type="string" office:string-value="1004B0" calcext:value-type="string">
            <text:p>1004B0</text:p>
          </table:table-cell>
          <table:table-cell table:number-columns-repeated="5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.$H$1]+[.A302]*4" office:value-type="float" office:value="1049780" calcext:value-type="float">
            <text:p>1049780</text:p>
          </table:table-cell>
          <table:table-cell table:formula="of:=DEC2HEX([.B302])" office:value-type="string" office:string-value="1004B4" calcext:value-type="string">
            <text:p>1004B4</text:p>
          </table:table-cell>
          <table:table-cell table:number-columns-repeated="5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[.$H$1]+[.A303]*4" office:value-type="float" office:value="1049784" calcext:value-type="float">
            <text:p>1049784</text:p>
          </table:table-cell>
          <table:table-cell table:formula="of:=DEC2HEX([.B303])" office:value-type="string" office:string-value="1004B8" calcext:value-type="string">
            <text:p>1004B8</text:p>
          </table:table-cell>
          <table:table-cell table:number-columns-repeated="5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.$H$1]+[.A304]*4" office:value-type="float" office:value="1049788" calcext:value-type="float">
            <text:p>1049788</text:p>
          </table:table-cell>
          <table:table-cell table:formula="of:=DEC2HEX([.B304])" office:value-type="string" office:string-value="1004BC" calcext:value-type="string">
            <text:p>1004BC</text:p>
          </table:table-cell>
          <table:table-cell table:number-columns-repeated="5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[.$H$1]+[.A305]*4" office:value-type="float" office:value="1049792" calcext:value-type="float">
            <text:p>1049792</text:p>
          </table:table-cell>
          <table:table-cell table:formula="of:=DEC2HEX([.B305])" office:value-type="string" office:string-value="1004C0" calcext:value-type="string">
            <text:p>1004C0</text:p>
          </table:table-cell>
          <table:table-cell table:number-columns-repeated="5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$H$1]+[.A306]*4" office:value-type="float" office:value="1049796" calcext:value-type="float">
            <text:p>1049796</text:p>
          </table:table-cell>
          <table:table-cell table:formula="of:=DEC2HEX([.B306])" office:value-type="string" office:string-value="1004C4" calcext:value-type="string">
            <text:p>1004C4</text:p>
          </table:table-cell>
          <table:table-cell table:number-columns-repeated="5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[.$H$1]+[.A307]*4" office:value-type="float" office:value="1049800" calcext:value-type="float">
            <text:p>1049800</text:p>
          </table:table-cell>
          <table:table-cell table:formula="of:=DEC2HEX([.B307])" office:value-type="string" office:string-value="1004C8" calcext:value-type="string">
            <text:p>1004C8</text:p>
          </table:table-cell>
          <table:table-cell table:number-columns-repeated="5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$H$1]+[.A308]*4" office:value-type="float" office:value="1049804" calcext:value-type="float">
            <text:p>1049804</text:p>
          </table:table-cell>
          <table:table-cell table:formula="of:=DEC2HEX([.B308])" office:value-type="string" office:string-value="1004CC" calcext:value-type="string">
            <text:p>1004CC</text:p>
          </table:table-cell>
          <table:table-cell table:number-columns-repeated="5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[.$H$1]+[.A309]*4" office:value-type="float" office:value="1049808" calcext:value-type="float">
            <text:p>1049808</text:p>
          </table:table-cell>
          <table:table-cell table:formula="of:=DEC2HEX([.B309])" office:value-type="string" office:string-value="1004D0" calcext:value-type="string">
            <text:p>1004D0</text:p>
          </table:table-cell>
          <table:table-cell table:number-columns-repeated="5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[.$H$1]+[.A310]*4" office:value-type="float" office:value="1049812" calcext:value-type="float">
            <text:p>1049812</text:p>
          </table:table-cell>
          <table:table-cell table:formula="of:=DEC2HEX([.B310])" office:value-type="string" office:string-value="1004D4" calcext:value-type="string">
            <text:p>1004D4</text:p>
          </table:table-cell>
          <table:table-cell table:number-columns-repeated="5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$H$1]+[.A311]*4" office:value-type="float" office:value="1049816" calcext:value-type="float">
            <text:p>1049816</text:p>
          </table:table-cell>
          <table:table-cell table:formula="of:=DEC2HEX([.B311])" office:value-type="string" office:string-value="1004D8" calcext:value-type="string">
            <text:p>1004D8</text:p>
          </table:table-cell>
          <table:table-cell table:number-columns-repeated="5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[.$H$1]+[.A312]*4" office:value-type="float" office:value="1049820" calcext:value-type="float">
            <text:p>1049820</text:p>
          </table:table-cell>
          <table:table-cell table:formula="of:=DEC2HEX([.B312])" office:value-type="string" office:string-value="1004DC" calcext:value-type="string">
            <text:p>1004DC</text:p>
          </table:table-cell>
          <table:table-cell table:number-columns-repeated="5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[.$H$1]+[.A313]*4" office:value-type="float" office:value="1049824" calcext:value-type="float">
            <text:p>1049824</text:p>
          </table:table-cell>
          <table:table-cell table:formula="of:=DEC2HEX([.B313])" office:value-type="string" office:string-value="1004E0" calcext:value-type="string">
            <text:p>1004E0</text:p>
          </table:table-cell>
          <table:table-cell table:number-columns-repeated="5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$H$1]+[.A314]*4" office:value-type="float" office:value="1049828" calcext:value-type="float">
            <text:p>1049828</text:p>
          </table:table-cell>
          <table:table-cell table:formula="of:=DEC2HEX([.B314])" office:value-type="string" office:string-value="1004E4" calcext:value-type="string">
            <text:p>1004E4</text:p>
          </table:table-cell>
          <table:table-cell table:number-columns-repeated="5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[.$H$1]+[.A315]*4" office:value-type="float" office:value="1049832" calcext:value-type="float">
            <text:p>1049832</text:p>
          </table:table-cell>
          <table:table-cell table:formula="of:=DEC2HEX([.B315])" office:value-type="string" office:string-value="1004E8" calcext:value-type="string">
            <text:p>1004E8</text:p>
          </table:table-cell>
          <table:table-cell table:number-columns-repeated="5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.$H$1]+[.A316]*4" office:value-type="float" office:value="1049836" calcext:value-type="float">
            <text:p>1049836</text:p>
          </table:table-cell>
          <table:table-cell table:formula="of:=DEC2HEX([.B316])" office:value-type="string" office:string-value="1004EC" calcext:value-type="string">
            <text:p>1004EC</text:p>
          </table:table-cell>
          <table:table-cell table:number-columns-repeated="5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$H$1]+[.A317]*4" office:value-type="float" office:value="1049840" calcext:value-type="float">
            <text:p>1049840</text:p>
          </table:table-cell>
          <table:table-cell table:formula="of:=DEC2HEX([.B317])" office:value-type="string" office:string-value="1004F0" calcext:value-type="string">
            <text:p>1004F0</text:p>
          </table:table-cell>
          <table:table-cell table:number-columns-repeated="5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.$H$1]+[.A318]*4" office:value-type="float" office:value="1049844" calcext:value-type="float">
            <text:p>1049844</text:p>
          </table:table-cell>
          <table:table-cell table:formula="of:=DEC2HEX([.B318])" office:value-type="string" office:string-value="1004F4" calcext:value-type="string">
            <text:p>1004F4</text:p>
          </table:table-cell>
          <table:table-cell table:number-columns-repeated="5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.$H$1]+[.A319]*4" office:value-type="float" office:value="1049848" calcext:value-type="float">
            <text:p>1049848</text:p>
          </table:table-cell>
          <table:table-cell table:formula="of:=DEC2HEX([.B319])" office:value-type="string" office:string-value="1004F8" calcext:value-type="string">
            <text:p>1004F8</text:p>
          </table:table-cell>
          <table:table-cell table:number-columns-repeated="5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[.$H$1]+[.A320]*4" office:value-type="float" office:value="1049852" calcext:value-type="float">
            <text:p>1049852</text:p>
          </table:table-cell>
          <table:table-cell table:formula="of:=DEC2HEX([.B320])" office:value-type="string" office:string-value="1004FC" calcext:value-type="string">
            <text:p>1004FC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$H$1]+[.A321]*4" office:value-type="float" office:value="1049856" calcext:value-type="float">
            <text:p>1049856</text:p>
          </table:table-cell>
          <table:table-cell table:formula="of:=DEC2HEX([.B321])" office:value-type="string" office:string-value="100500" calcext:value-type="string">
            <text:p>100500</text:p>
          </table:table-cell>
          <table:table-cell table:number-columns-repeated="5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[.$H$1]+[.A322]*4" office:value-type="float" office:value="1049860" calcext:value-type="float">
            <text:p>1049860</text:p>
          </table:table-cell>
          <table:table-cell table:formula="of:=DEC2HEX([.B322])" office:value-type="string" office:string-value="100504" calcext:value-type="string">
            <text:p>100504</text:p>
          </table:table-cell>
          <table:table-cell table:number-columns-repeated="5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[.$H$1]+[.A323]*4" office:value-type="float" office:value="1049864" calcext:value-type="float">
            <text:p>1049864</text:p>
          </table:table-cell>
          <table:table-cell table:formula="of:=DEC2HEX([.B323])" office:value-type="string" office:string-value="100508" calcext:value-type="string">
            <text:p>100508</text:p>
          </table:table-cell>
          <table:table-cell table:number-columns-repeated="5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[.$H$1]+[.A324]*4" office:value-type="float" office:value="1049868" calcext:value-type="float">
            <text:p>1049868</text:p>
          </table:table-cell>
          <table:table-cell table:formula="of:=DEC2HEX([.B324])" office:value-type="string" office:string-value="10050C" calcext:value-type="string">
            <text:p>10050C</text:p>
          </table:table-cell>
          <table:table-cell table:number-columns-repeated="5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[.$H$1]+[.A325]*4" office:value-type="float" office:value="1049872" calcext:value-type="float">
            <text:p>1049872</text:p>
          </table:table-cell>
          <table:table-cell table:formula="of:=DEC2HEX([.B325])" office:value-type="string" office:string-value="100510" calcext:value-type="string">
            <text:p>100510</text:p>
          </table:table-cell>
          <table:table-cell table:number-columns-repeated="5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$H$1]+[.A326]*4" office:value-type="float" office:value="1049876" calcext:value-type="float">
            <text:p>1049876</text:p>
          </table:table-cell>
          <table:table-cell table:formula="of:=DEC2HEX([.B326])" office:value-type="string" office:string-value="100514" calcext:value-type="string">
            <text:p>100514</text:p>
          </table:table-cell>
          <table:table-cell table:number-columns-repeated="5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[.$H$1]+[.A327]*4" office:value-type="float" office:value="1049880" calcext:value-type="float">
            <text:p>1049880</text:p>
          </table:table-cell>
          <table:table-cell table:formula="of:=DEC2HEX([.B327])" office:value-type="string" office:string-value="100518" calcext:value-type="string">
            <text:p>100518</text:p>
          </table:table-cell>
          <table:table-cell table:number-columns-repeated="5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[.$H$1]+[.A328]*4" office:value-type="float" office:value="1049884" calcext:value-type="float">
            <text:p>1049884</text:p>
          </table:table-cell>
          <table:table-cell table:formula="of:=DEC2HEX([.B328])" office:value-type="string" office:string-value="10051C" calcext:value-type="string">
            <text:p>10051C</text:p>
          </table:table-cell>
          <table:table-cell table:number-columns-repeated="5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$H$1]+[.A329]*4" office:value-type="float" office:value="1049888" calcext:value-type="float">
            <text:p>1049888</text:p>
          </table:table-cell>
          <table:table-cell table:formula="of:=DEC2HEX([.B329])" office:value-type="string" office:string-value="100520" calcext:value-type="string">
            <text:p>100520</text:p>
          </table:table-cell>
          <table:table-cell table:number-columns-repeated="5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[.$H$1]+[.A330]*4" office:value-type="float" office:value="1049892" calcext:value-type="float">
            <text:p>1049892</text:p>
          </table:table-cell>
          <table:table-cell table:formula="of:=DEC2HEX([.B330])" office:value-type="string" office:string-value="100524" calcext:value-type="string">
            <text:p>100524</text:p>
          </table:table-cell>
          <table:table-cell table:number-columns-repeated="5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$H$1]+[.A331]*4" office:value-type="float" office:value="1049896" calcext:value-type="float">
            <text:p>1049896</text:p>
          </table:table-cell>
          <table:table-cell table:formula="of:=DEC2HEX([.B331])" office:value-type="string" office:string-value="100528" calcext:value-type="string">
            <text:p>100528</text:p>
          </table:table-cell>
          <table:table-cell table:number-columns-repeated="5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[.$H$1]+[.A332]*4" office:value-type="float" office:value="1049900" calcext:value-type="float">
            <text:p>1049900</text:p>
          </table:table-cell>
          <table:table-cell table:formula="of:=DEC2HEX([.B332])" office:value-type="string" office:string-value="10052C" calcext:value-type="string">
            <text:p>10052C</text:p>
          </table:table-cell>
          <table:table-cell table:number-columns-repeated="5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[.$H$1]+[.A333]*4" office:value-type="float" office:value="1049904" calcext:value-type="float">
            <text:p>1049904</text:p>
          </table:table-cell>
          <table:table-cell table:formula="of:=DEC2HEX([.B333])" office:value-type="string" office:string-value="100530" calcext:value-type="string">
            <text:p>100530</text:p>
          </table:table-cell>
          <table:table-cell table:number-columns-repeated="5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[.$H$1]+[.A334]*4" office:value-type="float" office:value="1049908" calcext:value-type="float">
            <text:p>1049908</text:p>
          </table:table-cell>
          <table:table-cell table:formula="of:=DEC2HEX([.B334])" office:value-type="string" office:string-value="100534" calcext:value-type="string">
            <text:p>100534</text:p>
          </table:table-cell>
          <table:table-cell table:number-columns-repeated="5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.$H$1]+[.A335]*4" office:value-type="float" office:value="1049912" calcext:value-type="float">
            <text:p>1049912</text:p>
          </table:table-cell>
          <table:table-cell table:formula="of:=DEC2HEX([.B335])" office:value-type="string" office:string-value="100538" calcext:value-type="string">
            <text:p>100538</text:p>
          </table:table-cell>
          <table:table-cell table:number-columns-repeated="5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[.$H$1]+[.A336]*4" office:value-type="float" office:value="1049916" calcext:value-type="float">
            <text:p>1049916</text:p>
          </table:table-cell>
          <table:table-cell table:formula="of:=DEC2HEX([.B336])" office:value-type="string" office:string-value="10053C" calcext:value-type="string">
            <text:p>10053C</text:p>
          </table:table-cell>
          <table:table-cell table:number-columns-repeated="5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.$H$1]+[.A337]*4" office:value-type="float" office:value="1049920" calcext:value-type="float">
            <text:p>1049920</text:p>
          </table:table-cell>
          <table:table-cell table:formula="of:=DEC2HEX([.B337])" office:value-type="string" office:string-value="100540" calcext:value-type="string">
            <text:p>100540</text:p>
          </table:table-cell>
          <table:table-cell table:number-columns-repeated="5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[.$H$1]+[.A338]*4" office:value-type="float" office:value="1049924" calcext:value-type="float">
            <text:p>1049924</text:p>
          </table:table-cell>
          <table:table-cell table:formula="of:=DEC2HEX([.B338])" office:value-type="string" office:string-value="100544" calcext:value-type="string">
            <text:p>100544</text:p>
          </table:table-cell>
          <table:table-cell table:number-columns-repeated="5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[.$H$1]+[.A339]*4" office:value-type="float" office:value="1049928" calcext:value-type="float">
            <text:p>1049928</text:p>
          </table:table-cell>
          <table:table-cell table:formula="of:=DEC2HEX([.B339])" office:value-type="string" office:string-value="100548" calcext:value-type="string">
            <text:p>100548</text:p>
          </table:table-cell>
          <table:table-cell table:number-columns-repeated="5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[.$H$1]+[.A340]*4" office:value-type="float" office:value="1049932" calcext:value-type="float">
            <text:p>1049932</text:p>
          </table:table-cell>
          <table:table-cell table:formula="of:=DEC2HEX([.B340])" office:value-type="string" office:string-value="10054C" calcext:value-type="string">
            <text:p>10054C</text:p>
          </table:table-cell>
          <table:table-cell table:number-columns-repeated="5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$H$1]+[.A341]*4" office:value-type="float" office:value="1049936" calcext:value-type="float">
            <text:p>1049936</text:p>
          </table:table-cell>
          <table:table-cell table:formula="of:=DEC2HEX([.B341])" office:value-type="string" office:string-value="100550" calcext:value-type="string">
            <text:p>100550</text:p>
          </table:table-cell>
          <table:table-cell table:number-columns-repeated="5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[.$H$1]+[.A342]*4" office:value-type="float" office:value="1049940" calcext:value-type="float">
            <text:p>1049940</text:p>
          </table:table-cell>
          <table:table-cell table:formula="of:=DEC2HEX([.B342])" office:value-type="string" office:string-value="100554" calcext:value-type="string">
            <text:p>100554</text:p>
          </table:table-cell>
          <table:table-cell table:number-columns-repeated="5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[.$H$1]+[.A343]*4" office:value-type="float" office:value="1049944" calcext:value-type="float">
            <text:p>1049944</text:p>
          </table:table-cell>
          <table:table-cell table:formula="of:=DEC2HEX([.B343])" office:value-type="string" office:string-value="100558" calcext:value-type="string">
            <text:p>100558</text:p>
          </table:table-cell>
          <table:table-cell table:number-columns-repeated="5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[.$H$1]+[.A344]*4" office:value-type="float" office:value="1049948" calcext:value-type="float">
            <text:p>1049948</text:p>
          </table:table-cell>
          <table:table-cell table:formula="of:=DEC2HEX([.B344])" office:value-type="string" office:string-value="10055C" calcext:value-type="string">
            <text:p>10055C</text:p>
          </table:table-cell>
          <table:table-cell table:number-columns-repeated="5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[.$H$1]+[.A345]*4" office:value-type="float" office:value="1049952" calcext:value-type="float">
            <text:p>1049952</text:p>
          </table:table-cell>
          <table:table-cell table:formula="of:=DEC2HEX([.B345])" office:value-type="string" office:string-value="100560" calcext:value-type="string">
            <text:p>100560</text:p>
          </table:table-cell>
          <table:table-cell table:number-columns-repeated="5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$H$1]+[.A346]*4" office:value-type="float" office:value="1049956" calcext:value-type="float">
            <text:p>1049956</text:p>
          </table:table-cell>
          <table:table-cell table:formula="of:=DEC2HEX([.B346])" office:value-type="string" office:string-value="100564" calcext:value-type="string">
            <text:p>100564</text:p>
          </table:table-cell>
          <table:table-cell table:number-columns-repeated="5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[.$H$1]+[.A347]*4" office:value-type="float" office:value="1049960" calcext:value-type="float">
            <text:p>1049960</text:p>
          </table:table-cell>
          <table:table-cell table:formula="of:=DEC2HEX([.B347])" office:value-type="string" office:string-value="100568" calcext:value-type="string">
            <text:p>100568</text:p>
          </table:table-cell>
          <table:table-cell table:number-columns-repeated="5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[.$H$1]+[.A348]*4" office:value-type="float" office:value="1049964" calcext:value-type="float">
            <text:p>1049964</text:p>
          </table:table-cell>
          <table:table-cell table:formula="of:=DEC2HEX([.B348])" office:value-type="string" office:string-value="10056C" calcext:value-type="string">
            <text:p>10056C</text:p>
          </table:table-cell>
          <table:table-cell table:number-columns-repeated="5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[.$H$1]+[.A349]*4" office:value-type="float" office:value="1049968" calcext:value-type="float">
            <text:p>1049968</text:p>
          </table:table-cell>
          <table:table-cell table:formula="of:=DEC2HEX([.B349])" office:value-type="string" office:string-value="100570" calcext:value-type="string">
            <text:p>100570</text:p>
          </table:table-cell>
          <table:table-cell table:number-columns-repeated="5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$H$1]+[.A350]*4" office:value-type="float" office:value="1049972" calcext:value-type="float">
            <text:p>1049972</text:p>
          </table:table-cell>
          <table:table-cell table:formula="of:=DEC2HEX([.B350])" office:value-type="string" office:string-value="100574" calcext:value-type="string">
            <text:p>100574</text:p>
          </table:table-cell>
          <table:table-cell table:number-columns-repeated="5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$H$1]+[.A351]*4" office:value-type="float" office:value="1049976" calcext:value-type="float">
            <text:p>1049976</text:p>
          </table:table-cell>
          <table:table-cell table:formula="of:=DEC2HEX([.B351])" office:value-type="string" office:string-value="100578" calcext:value-type="string">
            <text:p>100578</text:p>
          </table:table-cell>
          <table:table-cell table:number-columns-repeated="5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[.$H$1]+[.A352]*4" office:value-type="float" office:value="1049980" calcext:value-type="float">
            <text:p>1049980</text:p>
          </table:table-cell>
          <table:table-cell table:formula="of:=DEC2HEX([.B352])" office:value-type="string" office:string-value="10057C" calcext:value-type="string">
            <text:p>10057C</text:p>
          </table:table-cell>
          <table:table-cell table:number-columns-repeated="5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.$H$1]+[.A353]*4" office:value-type="float" office:value="1049984" calcext:value-type="float">
            <text:p>1049984</text:p>
          </table:table-cell>
          <table:table-cell table:formula="of:=DEC2HEX([.B353])" office:value-type="string" office:string-value="100580" calcext:value-type="string">
            <text:p>100580</text:p>
          </table:table-cell>
          <table:table-cell table:number-columns-repeated="5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$H$1]+[.A354]*4" office:value-type="float" office:value="1049988" calcext:value-type="float">
            <text:p>1049988</text:p>
          </table:table-cell>
          <table:table-cell table:formula="of:=DEC2HEX([.B354])" office:value-type="string" office:string-value="100584" calcext:value-type="string">
            <text:p>100584</text:p>
          </table:table-cell>
          <table:table-cell table:number-columns-repeated="5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[.$H$1]+[.A355]*4" office:value-type="float" office:value="1049992" calcext:value-type="float">
            <text:p>1049992</text:p>
          </table:table-cell>
          <table:table-cell table:formula="of:=DEC2HEX([.B355])" office:value-type="string" office:string-value="100588" calcext:value-type="string">
            <text:p>100588</text:p>
          </table:table-cell>
          <table:table-cell table:number-columns-repeated="5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[.$H$1]+[.A356]*4" office:value-type="float" office:value="1049996" calcext:value-type="float">
            <text:p>1049996</text:p>
          </table:table-cell>
          <table:table-cell table:formula="of:=DEC2HEX([.B356])" office:value-type="string" office:string-value="10058C" calcext:value-type="string">
            <text:p>10058C</text:p>
          </table:table-cell>
          <table:table-cell table:number-columns-repeated="5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.$H$1]+[.A357]*4" office:value-type="float" office:value="1050000" calcext:value-type="float">
            <text:p>1050000</text:p>
          </table:table-cell>
          <table:table-cell table:formula="of:=DEC2HEX([.B357])" office:value-type="string" office:string-value="100590" calcext:value-type="string">
            <text:p>100590</text:p>
          </table:table-cell>
          <table:table-cell table:number-columns-repeated="5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[.$H$1]+[.A358]*4" office:value-type="float" office:value="1050004" calcext:value-type="float">
            <text:p>1050004</text:p>
          </table:table-cell>
          <table:table-cell table:formula="of:=DEC2HEX([.B358])" office:value-type="string" office:string-value="100594" calcext:value-type="string">
            <text:p>100594</text:p>
          </table:table-cell>
          <table:table-cell table:number-columns-repeated="5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[.$H$1]+[.A359]*4" office:value-type="float" office:value="1050008" calcext:value-type="float">
            <text:p>1050008</text:p>
          </table:table-cell>
          <table:table-cell table:formula="of:=DEC2HEX([.B359])" office:value-type="string" office:string-value="100598" calcext:value-type="string">
            <text:p>100598</text:p>
          </table:table-cell>
          <table:table-cell table:number-columns-repeated="5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.$H$1]+[.A360]*4" office:value-type="float" office:value="1050012" calcext:value-type="float">
            <text:p>1050012</text:p>
          </table:table-cell>
          <table:table-cell table:formula="of:=DEC2HEX([.B360])" office:value-type="string" office:string-value="10059C" calcext:value-type="string">
            <text:p>10059C</text:p>
          </table:table-cell>
          <table:table-cell table:number-columns-repeated="5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$H$1]+[.A361]*4" office:value-type="float" office:value="1050016" calcext:value-type="float">
            <text:p>1050016</text:p>
          </table:table-cell>
          <table:table-cell table:formula="of:=DEC2HEX([.B361])" office:value-type="string" office:string-value="1005A0" calcext:value-type="string">
            <text:p>1005A0</text:p>
          </table:table-cell>
          <table:table-cell table:number-columns-repeated="5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[.$H$1]+[.A362]*4" office:value-type="float" office:value="1050020" calcext:value-type="float">
            <text:p>1050020</text:p>
          </table:table-cell>
          <table:table-cell table:formula="of:=DEC2HEX([.B362])" office:value-type="string" office:string-value="1005A4" calcext:value-type="string">
            <text:p>1005A4</text:p>
          </table:table-cell>
          <table:table-cell table:number-columns-repeated="5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[.$H$1]+[.A363]*4" office:value-type="float" office:value="1050024" calcext:value-type="float">
            <text:p>1050024</text:p>
          </table:table-cell>
          <table:table-cell table:formula="of:=DEC2HEX([.B363])" office:value-type="string" office:string-value="1005A8" calcext:value-type="string">
            <text:p>1005A8</text:p>
          </table:table-cell>
          <table:table-cell table:number-columns-repeated="5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[.$H$1]+[.A364]*4" office:value-type="float" office:value="1050028" calcext:value-type="float">
            <text:p>1050028</text:p>
          </table:table-cell>
          <table:table-cell table:formula="of:=DEC2HEX([.B364])" office:value-type="string" office:string-value="1005AC" calcext:value-type="string">
            <text:p>1005AC</text:p>
          </table:table-cell>
          <table:table-cell table:number-columns-repeated="5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[.$H$1]+[.A365]*4" office:value-type="float" office:value="1050032" calcext:value-type="float">
            <text:p>1050032</text:p>
          </table:table-cell>
          <table:table-cell table:formula="of:=DEC2HEX([.B365])" office:value-type="string" office:string-value="1005B0" calcext:value-type="string">
            <text:p>1005B0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alue will be written to PCONP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[.$H$1]+[.A366]*4" office:value-type="float" office:value="1050036" calcext:value-type="float">
            <text:p>1050036</text:p>
          </table:table-cell>
          <table:table-cell table:formula="of:=DEC2HEX([.B366])" office:value-type="string" office:string-value="1005B4" calcext:value-type="string">
            <text:p>1005B4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Modified value will be written to MATRIXARB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[.$H$1]+[.A367]*4" office:value-type="float" office:value="1050040" calcext:value-type="float">
            <text:p>1050040</text:p>
          </table:table-cell>
          <table:table-cell table:formula="of:=DEC2HEX([.B367])" office:value-type="string" office:string-value="1005B8" calcext:value-type="string">
            <text:p>1005B8</text:p>
          </table:table-cell>
          <table:table-cell table:number-columns-repeated="5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[.$H$1]+[.A368]*4" office:value-type="float" office:value="1050044" calcext:value-type="float">
            <text:p>1050044</text:p>
          </table:table-cell>
          <table:table-cell table:formula="of:=DEC2HEX([.B368])" office:value-type="string" office:string-value="1005BC" calcext:value-type="string">
            <text:p>1005BC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alue will be written to IRCCTRL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[.$H$1]+[.A369]*4" office:value-type="float" office:value="1050048" calcext:value-type="float">
            <text:p>1050048</text:p>
          </table:table-cell>
          <table:table-cell table:formula="of:=DEC2HEX([.B369])" office:value-type="string" office:string-value="1005C0" calcext:value-type="string">
            <text:p>1005C0</text:p>
          </table:table-cell>
          <table:table-cell table:number-columns-repeated="5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[.$H$1]+[.A370]*4" office:value-type="float" office:value="1050052" calcext:value-type="float">
            <text:p>1050052</text:p>
          </table:table-cell>
          <table:table-cell table:formula="of:=DEC2HEX([.B370])" office:value-type="string" office:string-value="1005C4" calcext:value-type="string">
            <text:p>1005C4</text:p>
          </table:table-cell>
          <table:table-cell table:number-columns-repeated="5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$H$1]+[.A371]*4" office:value-type="float" office:value="1050056" calcext:value-type="float">
            <text:p>1050056</text:p>
          </table:table-cell>
          <table:table-cell table:formula="of:=DEC2HEX([.B371])" office:value-type="string" office:string-value="1005C8" calcext:value-type="string">
            <text:p>1005C8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compared against value 0x20080620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[.$H$1]+[.A372]*4" office:value-type="float" office:value="1050060" calcext:value-type="float">
            <text:p>1050060</text:p>
          </table:table-cell>
          <table:table-cell table:formula="of:=DEC2HEX([.B372])" office:value-type="string" office:string-value="1005CC" calcext:value-type="string">
            <text:p>1005CC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alue used as a vector table pointer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[.$H$1]+[.A373]*4" office:value-type="float" office:value="1050064" calcext:value-type="float">
            <text:p>1050064</text:p>
          </table:table-cell>
          <table:table-cell table:formula="of:=DEC2HEX([.B373])" office:value-type="string" office:string-value="1005D0" calcext:value-type="string">
            <text:p>1005D0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compared to crp4 key. If not matching, loop forever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[.$H$1]+[.A374]*4" office:value-type="float" office:value="1050068" calcext:value-type="float">
            <text:p>1050068</text:p>
          </table:table-cell>
          <table:table-cell table:formula="of:=DEC2HEX([.B374])" office:value-type="string" office:string-value="1005D4" calcext:value-type="string">
            <text:p>1005D4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alue written to sysctl[0]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[.$H$1]+[.A375]*4" office:value-type="float" office:value="1050072" calcext:value-type="float">
            <text:p>1050072</text:p>
          </table:table-cell>
          <table:table-cell table:formula="of:=DEC2HEX([.B375])" office:value-type="string" office:string-value="1005D8" calcext:value-type="string">
            <text:p>1005D8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alue written to ADTRM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[.$H$1]+[.A376]*4" office:value-type="float" office:value="1050076" calcext:value-type="float">
            <text:p>1050076</text:p>
          </table:table-cell>
          <table:table-cell table:formula="of:=DEC2HEX([.B376])" office:value-type="string" office:string-value="1005DC" calcext:value-type="string">
            <text:p>1005DC</text:p>
          </table:table-cell>
          <table:table-cell table:number-columns-repeated="5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[.$H$1]+[.A377]*4" office:value-type="float" office:value="1050080" calcext:value-type="float">
            <text:p>1050080</text:p>
          </table:table-cell>
          <table:table-cell table:formula="of:=DEC2HEX([.B377])" office:value-type="string" office:string-value="1005E0" calcext:value-type="string">
            <text:p>1005E0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alue written to sysctl[1fc]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[.$H$1]+[.A378]*4" office:value-type="float" office:value="1050084" calcext:value-type="float">
            <text:p>1050084</text:p>
          </table:table-cell>
          <table:table-cell table:formula="of:=DEC2HEX([.B378])" office:value-type="string" office:string-value="1005E4" calcext:value-type="string">
            <text:p>1005E4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alue written to PBOOST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[.$H$1]+[.A379]*4" office:value-type="float" office:value="1050088" calcext:value-type="float">
            <text:p>1050088</text:p>
          </table:table-cell>
          <table:table-cell table:formula="of:=DEC2HEX([.B379])" office:value-type="string" office:string-value="1005E8" calcext:value-type="string">
            <text:p>1005E8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dress that boot[5ec] is written to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[.$H$1]+[.A380]*4" office:value-type="float" office:value="1050092" calcext:value-type="float">
            <text:p>1050092</text:p>
          </table:table-cell>
          <table:table-cell table:formula="of:=DEC2HEX([.B380])" office:value-type="string" office:string-value="1005EC" calcext:value-type="string">
            <text:p>1005EC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alue from boot[5e8]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$H$1]+[.A381]*4" office:value-type="float" office:value="1050096" calcext:value-type="float">
            <text:p>1050096</text:p>
          </table:table-cell>
          <table:table-cell table:formula="of:=DEC2HEX([.B381])" office:value-type="string" office:string-value="1005F0" calcext:value-type="string">
            <text:p>1005F0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alue written to EMCDLYCTL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[.$H$1]+[.A382]*4" office:value-type="float" office:value="1050100" calcext:value-type="float">
            <text:p>1050100</text:p>
          </table:table-cell>
          <table:table-cell table:formula="of:=DEC2HEX([.B382])" office:value-type="string" office:string-value="1005F4" calcext:value-type="string">
            <text:p>1005F4</text:p>
          </table:table-cell>
          <table:table-cell table:number-columns-repeated="5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[.$H$1]+[.A383]*4" office:value-type="float" office:value="1050104" calcext:value-type="float">
            <text:p>1050104</text:p>
          </table:table-cell>
          <table:table-cell table:formula="of:=DEC2HEX([.B383])" office:value-type="string" office:string-value="1005F8" calcext:value-type="string">
            <text:p>1005F8</text:p>
          </table:table-cell>
          <table:table-cell table:number-columns-repeated="5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[.$H$1]+[.A384]*4" office:value-type="float" office:value="1050108" calcext:value-type="float">
            <text:p>1050108</text:p>
          </table:table-cell>
          <table:table-cell table:formula="of:=DEC2HEX([.B384])" office:value-type="string" office:string-value="1005FC" calcext:value-type="string">
            <text:p>1005FC</text:p>
          </table:table-cell>
          <table:table-cell table:number-columns-repeated="5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[.$H$1]+[.A385]*4" office:value-type="float" office:value="1050112" calcext:value-type="float">
            <text:p>1050112</text:p>
          </table:table-cell>
          <table:table-cell table:formula="of:=DEC2HEX([.B385])" office:value-type="string" office:string-value="100600" calcext:value-type="string">
            <text:p>100600</text:p>
          </table:table-cell>
          <table:table-cell table:number-columns-repeated="5"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[.$H$1]+[.A386]*4" office:value-type="float" office:value="1050116" calcext:value-type="float">
            <text:p>1050116</text:p>
          </table:table-cell>
          <table:table-cell table:formula="of:=DEC2HEX([.B386])" office:value-type="string" office:string-value="100604" calcext:value-type="string">
            <text:p>100604</text:p>
          </table:table-cell>
          <table:table-cell table:number-columns-repeated="5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[.$H$1]+[.A387]*4" office:value-type="float" office:value="1050120" calcext:value-type="float">
            <text:p>1050120</text:p>
          </table:table-cell>
          <table:table-cell table:formula="of:=DEC2HEX([.B387])" office:value-type="string" office:string-value="100608" calcext:value-type="string">
            <text:p>100608</text:p>
          </table:table-cell>
          <table:table-cell table:number-columns-repeated="5"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[.$H$1]+[.A388]*4" office:value-type="float" office:value="1050124" calcext:value-type="float">
            <text:p>1050124</text:p>
          </table:table-cell>
          <table:table-cell table:formula="of:=DEC2HEX([.B388])" office:value-type="string" office:string-value="10060C" calcext:value-type="string">
            <text:p>10060C</text:p>
          </table:table-cell>
          <table:table-cell table:number-columns-repeated="5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[.$H$1]+[.A389]*4" office:value-type="float" office:value="1050128" calcext:value-type="float">
            <text:p>1050128</text:p>
          </table:table-cell>
          <table:table-cell table:formula="of:=DEC2HEX([.B389])" office:value-type="string" office:string-value="100610" calcext:value-type="string">
            <text:p>100610</text:p>
          </table:table-cell>
          <table:table-cell table:number-columns-repeated="5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[.$H$1]+[.A390]*4" office:value-type="float" office:value="1050132" calcext:value-type="float">
            <text:p>1050132</text:p>
          </table:table-cell>
          <table:table-cell table:formula="of:=DEC2HEX([.B390])" office:value-type="string" office:string-value="100614" calcext:value-type="string">
            <text:p>100614</text:p>
          </table:table-cell>
          <table:table-cell table:number-columns-repeated="5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$H$1]+[.A391]*4" office:value-type="float" office:value="1050136" calcext:value-type="float">
            <text:p>1050136</text:p>
          </table:table-cell>
          <table:table-cell table:formula="of:=DEC2HEX([.B391])" office:value-type="string" office:string-value="100618" calcext:value-type="string">
            <text:p>100618</text:p>
          </table:table-cell>
          <table:table-cell table:number-columns-repeated="5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[.$H$1]+[.A392]*4" office:value-type="float" office:value="1050140" calcext:value-type="float">
            <text:p>1050140</text:p>
          </table:table-cell>
          <table:table-cell table:formula="of:=DEC2HEX([.B392])" office:value-type="string" office:string-value="10061C" calcext:value-type="string">
            <text:p>10061C</text:p>
          </table:table-cell>
          <table:table-cell table:number-columns-repeated="5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[.$H$1]+[.A393]*4" office:value-type="float" office:value="1050144" calcext:value-type="float">
            <text:p>1050144</text:p>
          </table:table-cell>
          <table:table-cell table:formula="of:=DEC2HEX([.B393])" office:value-type="string" office:string-value="100620" calcext:value-type="string">
            <text:p>100620</text:p>
          </table:table-cell>
          <table:table-cell table:number-columns-repeated="5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[.$H$1]+[.A394]*4" office:value-type="float" office:value="1050148" calcext:value-type="float">
            <text:p>1050148</text:p>
          </table:table-cell>
          <table:table-cell table:formula="of:=DEC2HEX([.B394])" office:value-type="string" office:string-value="100624" calcext:value-type="string">
            <text:p>100624</text:p>
          </table:table-cell>
          <table:table-cell table:number-columns-repeated="5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[.$H$1]+[.A395]*4" office:value-type="float" office:value="1050152" calcext:value-type="float">
            <text:p>1050152</text:p>
          </table:table-cell>
          <table:table-cell table:formula="of:=DEC2HEX([.B395])" office:value-type="string" office:string-value="100628" calcext:value-type="string">
            <text:p>100628</text:p>
          </table:table-cell>
          <table:table-cell table:number-columns-repeated="5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[.$H$1]+[.A396]*4" office:value-type="float" office:value="1050156" calcext:value-type="float">
            <text:p>1050156</text:p>
          </table:table-cell>
          <table:table-cell table:formula="of:=DEC2HEX([.B396])" office:value-type="string" office:string-value="10062C" calcext:value-type="string">
            <text:p>10062C</text:p>
          </table:table-cell>
          <table:table-cell table:number-columns-repeated="5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[.$H$1]+[.A397]*4" office:value-type="float" office:value="1050160" calcext:value-type="float">
            <text:p>1050160</text:p>
          </table:table-cell>
          <table:table-cell table:formula="of:=DEC2HEX([.B397])" office:value-type="string" office:string-value="100630" calcext:value-type="string">
            <text:p>100630</text:p>
          </table:table-cell>
          <table:table-cell table:number-columns-repeated="5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[.$H$1]+[.A398]*4" office:value-type="float" office:value="1050164" calcext:value-type="float">
            <text:p>1050164</text:p>
          </table:table-cell>
          <table:table-cell table:formula="of:=DEC2HEX([.B398])" office:value-type="string" office:string-value="100634" calcext:value-type="string">
            <text:p>100634</text:p>
          </table:table-cell>
          <table:table-cell table:number-columns-repeated="5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[.$H$1]+[.A399]*4" office:value-type="float" office:value="1050168" calcext:value-type="float">
            <text:p>1050168</text:p>
          </table:table-cell>
          <table:table-cell table:formula="of:=DEC2HEX([.B399])" office:value-type="string" office:string-value="100638" calcext:value-type="string">
            <text:p>100638</text:p>
          </table:table-cell>
          <table:table-cell table:number-columns-repeated="5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[.$H$1]+[.A400]*4" office:value-type="float" office:value="1050172" calcext:value-type="float">
            <text:p>1050172</text:p>
          </table:table-cell>
          <table:table-cell table:formula="of:=DEC2HEX([.B400])" office:value-type="string" office:string-value="10063C" calcext:value-type="string">
            <text:p>10063C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$H$1]+[.A401]*4" office:value-type="float" office:value="1050176" calcext:value-type="float">
            <text:p>1050176</text:p>
          </table:table-cell>
          <table:table-cell table:formula="of:=DEC2HEX([.B401])" office:value-type="string" office:string-value="100640" calcext:value-type="string">
            <text:p>100640</text:p>
          </table:table-cell>
          <table:table-cell table:number-columns-repeated="5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[.$H$1]+[.A402]*4" office:value-type="float" office:value="1050180" calcext:value-type="float">
            <text:p>1050180</text:p>
          </table:table-cell>
          <table:table-cell table:formula="of:=DEC2HEX([.B402])" office:value-type="string" office:string-value="100644" calcext:value-type="string">
            <text:p>100644</text:p>
          </table:table-cell>
          <table:table-cell table:number-columns-repeated="5"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[.$H$1]+[.A403]*4" office:value-type="float" office:value="1050184" calcext:value-type="float">
            <text:p>1050184</text:p>
          </table:table-cell>
          <table:table-cell table:formula="of:=DEC2HEX([.B403])" office:value-type="string" office:string-value="100648" calcext:value-type="string">
            <text:p>100648</text:p>
          </table:table-cell>
          <table:table-cell table:number-columns-repeated="5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[.$H$1]+[.A404]*4" office:value-type="float" office:value="1050188" calcext:value-type="float">
            <text:p>1050188</text:p>
          </table:table-cell>
          <table:table-cell table:formula="of:=DEC2HEX([.B404])" office:value-type="string" office:string-value="10064C" calcext:value-type="string">
            <text:p>10064C</text:p>
          </table:table-cell>
          <table:table-cell table:number-columns-repeated="5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[.$H$1]+[.A405]*4" office:value-type="float" office:value="1050192" calcext:value-type="float">
            <text:p>1050192</text:p>
          </table:table-cell>
          <table:table-cell table:formula="of:=DEC2HEX([.B405])" office:value-type="string" office:string-value="100650" calcext:value-type="string">
            <text:p>100650</text:p>
          </table:table-cell>
          <table:table-cell table:number-columns-repeated="5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[.$H$1]+[.A406]*4" office:value-type="float" office:value="1050196" calcext:value-type="float">
            <text:p>1050196</text:p>
          </table:table-cell>
          <table:table-cell table:formula="of:=DEC2HEX([.B406])" office:value-type="string" office:string-value="100654" calcext:value-type="string">
            <text:p>100654</text:p>
          </table:table-cell>
          <table:table-cell table:number-columns-repeated="5"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[.$H$1]+[.A407]*4" office:value-type="float" office:value="1050200" calcext:value-type="float">
            <text:p>1050200</text:p>
          </table:table-cell>
          <table:table-cell table:formula="of:=DEC2HEX([.B407])" office:value-type="string" office:string-value="100658" calcext:value-type="string">
            <text:p>100658</text:p>
          </table:table-cell>
          <table:table-cell table:number-columns-repeated="5"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[.$H$1]+[.A408]*4" office:value-type="float" office:value="1050204" calcext:value-type="float">
            <text:p>1050204</text:p>
          </table:table-cell>
          <table:table-cell table:formula="of:=DEC2HEX([.B408])" office:value-type="string" office:string-value="10065C" calcext:value-type="string">
            <text:p>10065C</text:p>
          </table:table-cell>
          <table:table-cell table:number-columns-repeated="5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[.$H$1]+[.A409]*4" office:value-type="float" office:value="1050208" calcext:value-type="float">
            <text:p>1050208</text:p>
          </table:table-cell>
          <table:table-cell table:formula="of:=DEC2HEX([.B409])" office:value-type="string" office:string-value="100660" calcext:value-type="string">
            <text:p>100660</text:p>
          </table:table-cell>
          <table:table-cell table:number-columns-repeated="5"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[.$H$1]+[.A410]*4" office:value-type="float" office:value="1050212" calcext:value-type="float">
            <text:p>1050212</text:p>
          </table:table-cell>
          <table:table-cell table:formula="of:=DEC2HEX([.B410])" office:value-type="string" office:string-value="100664" calcext:value-type="string">
            <text:p>100664</text:p>
          </table:table-cell>
          <table:table-cell table:number-columns-repeated="5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[.$H$1]+[.A411]*4" office:value-type="float" office:value="1050216" calcext:value-type="float">
            <text:p>1050216</text:p>
          </table:table-cell>
          <table:table-cell table:formula="of:=DEC2HEX([.B411])" office:value-type="string" office:string-value="100668" calcext:value-type="string">
            <text:p>100668</text:p>
          </table:table-cell>
          <table:table-cell table:number-columns-repeated="5"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[.$H$1]+[.A412]*4" office:value-type="float" office:value="1050220" calcext:value-type="float">
            <text:p>1050220</text:p>
          </table:table-cell>
          <table:table-cell table:formula="of:=DEC2HEX([.B412])" office:value-type="string" office:string-value="10066C" calcext:value-type="string">
            <text:p>10066C</text:p>
          </table:table-cell>
          <table:table-cell table:number-columns-repeated="5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[.$H$1]+[.A413]*4" office:value-type="float" office:value="1050224" calcext:value-type="float">
            <text:p>1050224</text:p>
          </table:table-cell>
          <table:table-cell table:formula="of:=DEC2HEX([.B413])" office:value-type="string" office:string-value="100670" calcext:value-type="string">
            <text:p>100670</text:p>
          </table:table-cell>
          <table:table-cell table:number-columns-repeated="5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[.$H$1]+[.A414]*4" office:value-type="float" office:value="1050228" calcext:value-type="float">
            <text:p>1050228</text:p>
          </table:table-cell>
          <table:table-cell table:formula="of:=DEC2HEX([.B414])" office:value-type="string" office:string-value="100674" calcext:value-type="string">
            <text:p>100674</text:p>
          </table:table-cell>
          <table:table-cell table:number-columns-repeated="5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[.$H$1]+[.A415]*4" office:value-type="float" office:value="1050232" calcext:value-type="float">
            <text:p>1050232</text:p>
          </table:table-cell>
          <table:table-cell table:formula="of:=DEC2HEX([.B415])" office:value-type="string" office:string-value="100678" calcext:value-type="string">
            <text:p>100678</text:p>
          </table:table-cell>
          <table:table-cell table:number-columns-repeated="5"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[.$H$1]+[.A416]*4" office:value-type="float" office:value="1050236" calcext:value-type="float">
            <text:p>1050236</text:p>
          </table:table-cell>
          <table:table-cell table:formula="of:=DEC2HEX([.B416])" office:value-type="string" office:string-value="10067C" calcext:value-type="string">
            <text:p>10067C</text:p>
          </table:table-cell>
          <table:table-cell table:number-columns-repeated="5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[.$H$1]+[.A417]*4" office:value-type="float" office:value="1050240" calcext:value-type="float">
            <text:p>1050240</text:p>
          </table:table-cell>
          <table:table-cell table:formula="of:=DEC2HEX([.B417])" office:value-type="string" office:string-value="100680" calcext:value-type="string">
            <text:p>100680</text:p>
          </table:table-cell>
          <table:table-cell table:number-columns-repeated="5"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[.$H$1]+[.A418]*4" office:value-type="float" office:value="1050244" calcext:value-type="float">
            <text:p>1050244</text:p>
          </table:table-cell>
          <table:table-cell table:formula="of:=DEC2HEX([.B418])" office:value-type="string" office:string-value="100684" calcext:value-type="string">
            <text:p>100684</text:p>
          </table:table-cell>
          <table:table-cell table:number-columns-repeated="5"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[.$H$1]+[.A419]*4" office:value-type="float" office:value="1050248" calcext:value-type="float">
            <text:p>1050248</text:p>
          </table:table-cell>
          <table:table-cell table:formula="of:=DEC2HEX([.B419])" office:value-type="string" office:string-value="100688" calcext:value-type="string">
            <text:p>100688</text:p>
          </table:table-cell>
          <table:table-cell table:number-columns-repeated="5"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[.$H$1]+[.A420]*4" office:value-type="float" office:value="1050252" calcext:value-type="float">
            <text:p>1050252</text:p>
          </table:table-cell>
          <table:table-cell table:formula="of:=DEC2HEX([.B420])" office:value-type="string" office:string-value="10068C" calcext:value-type="string">
            <text:p>10068C</text:p>
          </table:table-cell>
          <table:table-cell table:number-columns-repeated="5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[.$H$1]+[.A421]*4" office:value-type="float" office:value="1050256" calcext:value-type="float">
            <text:p>1050256</text:p>
          </table:table-cell>
          <table:table-cell table:formula="of:=DEC2HEX([.B421])" office:value-type="string" office:string-value="100690" calcext:value-type="string">
            <text:p>100690</text:p>
          </table:table-cell>
          <table:table-cell table:number-columns-repeated="5"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[.$H$1]+[.A422]*4" office:value-type="float" office:value="1050260" calcext:value-type="float">
            <text:p>1050260</text:p>
          </table:table-cell>
          <table:table-cell table:formula="of:=DEC2HEX([.B422])" office:value-type="string" office:string-value="100694" calcext:value-type="string">
            <text:p>100694</text:p>
          </table:table-cell>
          <table:table-cell table:number-columns-repeated="5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[.$H$1]+[.A423]*4" office:value-type="float" office:value="1050264" calcext:value-type="float">
            <text:p>1050264</text:p>
          </table:table-cell>
          <table:table-cell table:formula="of:=DEC2HEX([.B423])" office:value-type="string" office:string-value="100698" calcext:value-type="string">
            <text:p>100698</text:p>
          </table:table-cell>
          <table:table-cell table:number-columns-repeated="5"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[.$H$1]+[.A424]*4" office:value-type="float" office:value="1050268" calcext:value-type="float">
            <text:p>1050268</text:p>
          </table:table-cell>
          <table:table-cell table:formula="of:=DEC2HEX([.B424])" office:value-type="string" office:string-value="10069C" calcext:value-type="string">
            <text:p>10069C</text:p>
          </table:table-cell>
          <table:table-cell table:number-columns-repeated="5"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[.$H$1]+[.A425]*4" office:value-type="float" office:value="1050272" calcext:value-type="float">
            <text:p>1050272</text:p>
          </table:table-cell>
          <table:table-cell table:formula="of:=DEC2HEX([.B425])" office:value-type="string" office:string-value="1006A0" calcext:value-type="string">
            <text:p>1006A0</text:p>
          </table:table-cell>
          <table:table-cell table:number-columns-repeated="5"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[.$H$1]+[.A426]*4" office:value-type="float" office:value="1050276" calcext:value-type="float">
            <text:p>1050276</text:p>
          </table:table-cell>
          <table:table-cell table:formula="of:=DEC2HEX([.B426])" office:value-type="string" office:string-value="1006A4" calcext:value-type="string">
            <text:p>1006A4</text:p>
          </table:table-cell>
          <table:table-cell table:number-columns-repeated="5"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[.$H$1]+[.A427]*4" office:value-type="float" office:value="1050280" calcext:value-type="float">
            <text:p>1050280</text:p>
          </table:table-cell>
          <table:table-cell table:formula="of:=DEC2HEX([.B427])" office:value-type="string" office:string-value="1006A8" calcext:value-type="string">
            <text:p>1006A8</text:p>
          </table:table-cell>
          <table:table-cell table:number-columns-repeated="5"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[.$H$1]+[.A428]*4" office:value-type="float" office:value="1050284" calcext:value-type="float">
            <text:p>1050284</text:p>
          </table:table-cell>
          <table:table-cell table:formula="of:=DEC2HEX([.B428])" office:value-type="string" office:string-value="1006AC" calcext:value-type="string">
            <text:p>1006AC</text:p>
          </table:table-cell>
          <table:table-cell table:number-columns-repeated="5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[.$H$1]+[.A429]*4" office:value-type="float" office:value="1050288" calcext:value-type="float">
            <text:p>1050288</text:p>
          </table:table-cell>
          <table:table-cell table:formula="of:=DEC2HEX([.B429])" office:value-type="string" office:string-value="1006B0" calcext:value-type="string">
            <text:p>1006B0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[.$H$1]+[.A430]*4" office:value-type="float" office:value="1050292" calcext:value-type="float">
            <text:p>1050292</text:p>
          </table:table-cell>
          <table:table-cell table:formula="of:=DEC2HEX([.B430])" office:value-type="string" office:string-value="1006B4" calcext:value-type="string">
            <text:p>1006B4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.$H$1]+[.A431]*4" office:value-type="float" office:value="1050296" calcext:value-type="float">
            <text:p>1050296</text:p>
          </table:table-cell>
          <table:table-cell table:formula="of:=DEC2HEX([.B431])" office:value-type="string" office:string-value="1006B8" calcext:value-type="string">
            <text:p>1006B8</text:p>
          </table:table-cell>
          <table:table-cell table:number-columns-repeated="5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[.$H$1]+[.A432]*4" office:value-type="float" office:value="1050300" calcext:value-type="float">
            <text:p>1050300</text:p>
          </table:table-cell>
          <table:table-cell table:formula="of:=DEC2HEX([.B432])" office:value-type="string" office:string-value="1006BC" calcext:value-type="string">
            <text:p>1006BC</text:p>
          </table:table-cell>
          <table:table-cell table:number-columns-repeated="5"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[.$H$1]+[.A433]*4" office:value-type="float" office:value="1050304" calcext:value-type="float">
            <text:p>1050304</text:p>
          </table:table-cell>
          <table:table-cell table:formula="of:=DEC2HEX([.B433])" office:value-type="string" office:string-value="1006C0" calcext:value-type="string">
            <text:p>1006C0</text:p>
          </table:table-cell>
          <table:table-cell table:number-columns-repeated="5"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[.$H$1]+[.A434]*4" office:value-type="float" office:value="1050308" calcext:value-type="float">
            <text:p>1050308</text:p>
          </table:table-cell>
          <table:table-cell table:formula="of:=DEC2HEX([.B434])" office:value-type="string" office:string-value="1006C4" calcext:value-type="string">
            <text:p>1006C4</text:p>
          </table:table-cell>
          <table:table-cell table:number-columns-repeated="5"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[.$H$1]+[.A435]*4" office:value-type="float" office:value="1050312" calcext:value-type="float">
            <text:p>1050312</text:p>
          </table:table-cell>
          <table:table-cell table:formula="of:=DEC2HEX([.B435])" office:value-type="string" office:string-value="1006C8" calcext:value-type="string">
            <text:p>1006C8</text:p>
          </table:table-cell>
          <table:table-cell table:number-columns-repeated="5"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[.$H$1]+[.A436]*4" office:value-type="float" office:value="1050316" calcext:value-type="float">
            <text:p>1050316</text:p>
          </table:table-cell>
          <table:table-cell table:formula="of:=DEC2HEX([.B436])" office:value-type="string" office:string-value="1006CC" calcext:value-type="string">
            <text:p>1006CC</text:p>
          </table:table-cell>
          <table:table-cell table:number-columns-repeated="5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[.$H$1]+[.A437]*4" office:value-type="float" office:value="1050320" calcext:value-type="float">
            <text:p>1050320</text:p>
          </table:table-cell>
          <table:table-cell table:formula="of:=DEC2HEX([.B437])" office:value-type="string" office:string-value="1006D0" calcext:value-type="string">
            <text:p>1006D0</text:p>
          </table:table-cell>
          <table:table-cell table:number-columns-repeated="5"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[.$H$1]+[.A438]*4" office:value-type="float" office:value="1050324" calcext:value-type="float">
            <text:p>1050324</text:p>
          </table:table-cell>
          <table:table-cell table:formula="of:=DEC2HEX([.B438])" office:value-type="string" office:string-value="1006D4" calcext:value-type="string">
            <text:p>1006D4</text:p>
          </table:table-cell>
          <table:table-cell table:number-columns-repeated="5"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[.$H$1]+[.A439]*4" office:value-type="float" office:value="1050328" calcext:value-type="float">
            <text:p>1050328</text:p>
          </table:table-cell>
          <table:table-cell table:formula="of:=DEC2HEX([.B439])" office:value-type="string" office:string-value="1006D8" calcext:value-type="string">
            <text:p>1006D8</text:p>
          </table:table-cell>
          <table:table-cell table:number-columns-repeated="5"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[.$H$1]+[.A440]*4" office:value-type="float" office:value="1050332" calcext:value-type="float">
            <text:p>1050332</text:p>
          </table:table-cell>
          <table:table-cell table:formula="of:=DEC2HEX([.B440])" office:value-type="string" office:string-value="1006DC" calcext:value-type="string">
            <text:p>1006DC</text:p>
          </table:table-cell>
          <table:table-cell table:number-columns-repeated="5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$H$1]+[.A441]*4" office:value-type="float" office:value="1050336" calcext:value-type="float">
            <text:p>1050336</text:p>
          </table:table-cell>
          <table:table-cell table:formula="of:=DEC2HEX([.B441])" office:value-type="string" office:string-value="1006E0" calcext:value-type="string">
            <text:p>1006E0</text:p>
          </table:table-cell>
          <table:table-cell table:number-columns-repeated="5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[.$H$1]+[.A442]*4" office:value-type="float" office:value="1050340" calcext:value-type="float">
            <text:p>1050340</text:p>
          </table:table-cell>
          <table:table-cell table:formula="of:=DEC2HEX([.B442])" office:value-type="string" office:string-value="1006E4" calcext:value-type="string">
            <text:p>1006E4</text:p>
          </table:table-cell>
          <table:table-cell table:number-columns-repeated="5"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[.$H$1]+[.A443]*4" office:value-type="float" office:value="1050344" calcext:value-type="float">
            <text:p>1050344</text:p>
          </table:table-cell>
          <table:table-cell table:formula="of:=DEC2HEX([.B443])" office:value-type="string" office:string-value="1006E8" calcext:value-type="string">
            <text:p>1006E8</text:p>
          </table:table-cell>
          <table:table-cell table:number-columns-repeated="5"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[.$H$1]+[.A444]*4" office:value-type="float" office:value="1050348" calcext:value-type="float">
            <text:p>1050348</text:p>
          </table:table-cell>
          <table:table-cell table:formula="of:=DEC2HEX([.B444])" office:value-type="string" office:string-value="1006EC" calcext:value-type="string">
            <text:p>1006EC</text:p>
          </table:table-cell>
          <table:table-cell table:number-columns-repeated="5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[.$H$1]+[.A445]*4" office:value-type="float" office:value="1050352" calcext:value-type="float">
            <text:p>1050352</text:p>
          </table:table-cell>
          <table:table-cell table:formula="of:=DEC2HEX([.B445])" office:value-type="string" office:string-value="1006F0" calcext:value-type="string">
            <text:p>1006F0</text:p>
          </table:table-cell>
          <table:table-cell table:number-columns-repeated="5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[.$H$1]+[.A446]*4" office:value-type="float" office:value="1050356" calcext:value-type="float">
            <text:p>1050356</text:p>
          </table:table-cell>
          <table:table-cell table:formula="of:=DEC2HEX([.B446])" office:value-type="string" office:string-value="1006F4" calcext:value-type="string">
            <text:p>1006F4</text:p>
          </table:table-cell>
          <table:table-cell table:number-columns-repeated="5"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[.$H$1]+[.A447]*4" office:value-type="float" office:value="1050360" calcext:value-type="float">
            <text:p>1050360</text:p>
          </table:table-cell>
          <table:table-cell table:formula="of:=DEC2HEX([.B447])" office:value-type="string" office:string-value="1006F8" calcext:value-type="string">
            <text:p>1006F8</text:p>
          </table:table-cell>
          <table:table-cell table:number-columns-repeated="5"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[.$H$1]+[.A448]*4" office:value-type="float" office:value="1050364" calcext:value-type="float">
            <text:p>1050364</text:p>
          </table:table-cell>
          <table:table-cell table:formula="of:=DEC2HEX([.B448])" office:value-type="string" office:string-value="1006FC" calcext:value-type="string">
            <text:p>1006FC</text:p>
          </table:table-cell>
          <table:table-cell table:number-columns-repeated="5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[.$H$1]+[.A449]*4" office:value-type="float" office:value="1050368" calcext:value-type="float">
            <text:p>1050368</text:p>
          </table:table-cell>
          <table:table-cell table:formula="of:=DEC2HEX([.B449])" office:value-type="string" office:string-value="100700" calcext:value-type="string">
            <text:p>100700</text:p>
          </table:table-cell>
          <table:table-cell table:number-columns-repeated="5"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[.$H$1]+[.A450]*4" office:value-type="float" office:value="1050372" calcext:value-type="float">
            <text:p>1050372</text:p>
          </table:table-cell>
          <table:table-cell table:formula="of:=DEC2HEX([.B450])" office:value-type="string" office:string-value="100704" calcext:value-type="string">
            <text:p>100704</text:p>
          </table:table-cell>
          <table:table-cell table:number-columns-repeated="5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$H$1]+[.A451]*4" office:value-type="float" office:value="1050376" calcext:value-type="float">
            <text:p>1050376</text:p>
          </table:table-cell>
          <table:table-cell table:formula="of:=DEC2HEX([.B451])" office:value-type="string" office:string-value="100708" calcext:value-type="string">
            <text:p>100708</text:p>
          </table:table-cell>
          <table:table-cell table:number-columns-repeated="5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[.$H$1]+[.A452]*4" office:value-type="float" office:value="1050380" calcext:value-type="float">
            <text:p>1050380</text:p>
          </table:table-cell>
          <table:table-cell table:formula="of:=DEC2HEX([.B452])" office:value-type="string" office:string-value="10070C" calcext:value-type="string">
            <text:p>10070C</text:p>
          </table:table-cell>
          <table:table-cell table:number-columns-repeated="5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[.$H$1]+[.A453]*4" office:value-type="float" office:value="1050384" calcext:value-type="float">
            <text:p>1050384</text:p>
          </table:table-cell>
          <table:table-cell table:formula="of:=DEC2HEX([.B453])" office:value-type="string" office:string-value="100710" calcext:value-type="string">
            <text:p>100710</text:p>
          </table:table-cell>
          <table:table-cell table:number-columns-repeated="5"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[.$H$1]+[.A454]*4" office:value-type="float" office:value="1050388" calcext:value-type="float">
            <text:p>1050388</text:p>
          </table:table-cell>
          <table:table-cell table:formula="of:=DEC2HEX([.B454])" office:value-type="string" office:string-value="100714" calcext:value-type="string">
            <text:p>100714</text:p>
          </table:table-cell>
          <table:table-cell table:number-columns-repeated="5"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[.$H$1]+[.A455]*4" office:value-type="float" office:value="1050392" calcext:value-type="float">
            <text:p>1050392</text:p>
          </table:table-cell>
          <table:table-cell table:formula="of:=DEC2HEX([.B455])" office:value-type="string" office:string-value="100718" calcext:value-type="string">
            <text:p>100718</text:p>
          </table:table-cell>
          <table:table-cell table:number-columns-repeated="5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[.$H$1]+[.A456]*4" office:value-type="float" office:value="1050396" calcext:value-type="float">
            <text:p>1050396</text:p>
          </table:table-cell>
          <table:table-cell table:formula="of:=DEC2HEX([.B456])" office:value-type="string" office:string-value="10071C" calcext:value-type="string">
            <text:p>10071C</text:p>
          </table:table-cell>
          <table:table-cell table:number-columns-repeated="5"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[.$H$1]+[.A457]*4" office:value-type="float" office:value="1050400" calcext:value-type="float">
            <text:p>1050400</text:p>
          </table:table-cell>
          <table:table-cell table:formula="of:=DEC2HEX([.B457])" office:value-type="string" office:string-value="100720" calcext:value-type="string">
            <text:p>100720</text:p>
          </table:table-cell>
          <table:table-cell table:number-columns-repeated="5"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[.$H$1]+[.A458]*4" office:value-type="float" office:value="1050404" calcext:value-type="float">
            <text:p>1050404</text:p>
          </table:table-cell>
          <table:table-cell table:formula="of:=DEC2HEX([.B458])" office:value-type="string" office:string-value="100724" calcext:value-type="string">
            <text:p>100724</text:p>
          </table:table-cell>
          <table:table-cell table:number-columns-repeated="5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[.$H$1]+[.A459]*4" office:value-type="float" office:value="1050408" calcext:value-type="float">
            <text:p>1050408</text:p>
          </table:table-cell>
          <table:table-cell table:formula="of:=DEC2HEX([.B459])" office:value-type="string" office:string-value="100728" calcext:value-type="string">
            <text:p>100728</text:p>
          </table:table-cell>
          <table:table-cell table:number-columns-repeated="5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[.$H$1]+[.A460]*4" office:value-type="float" office:value="1050412" calcext:value-type="float">
            <text:p>1050412</text:p>
          </table:table-cell>
          <table:table-cell table:formula="of:=DEC2HEX([.B460])" office:value-type="string" office:string-value="10072C" calcext:value-type="string">
            <text:p>10072C</text:p>
          </table:table-cell>
          <table:table-cell table:number-columns-repeated="5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[.$H$1]+[.A461]*4" office:value-type="float" office:value="1050416" calcext:value-type="float">
            <text:p>1050416</text:p>
          </table:table-cell>
          <table:table-cell table:formula="of:=DEC2HEX([.B461])" office:value-type="string" office:string-value="100730" calcext:value-type="string">
            <text:p>100730</text:p>
          </table:table-cell>
          <table:table-cell table:number-columns-repeated="5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[.$H$1]+[.A462]*4" office:value-type="float" office:value="1050420" calcext:value-type="float">
            <text:p>1050420</text:p>
          </table:table-cell>
          <table:table-cell table:formula="of:=DEC2HEX([.B462])" office:value-type="string" office:string-value="100734" calcext:value-type="string">
            <text:p>100734</text:p>
          </table:table-cell>
          <table:table-cell table:number-columns-repeated="5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[.$H$1]+[.A463]*4" office:value-type="float" office:value="1050424" calcext:value-type="float">
            <text:p>1050424</text:p>
          </table:table-cell>
          <table:table-cell table:formula="of:=DEC2HEX([.B463])" office:value-type="string" office:string-value="100738" calcext:value-type="string">
            <text:p>100738</text:p>
          </table:table-cell>
          <table:table-cell table:number-columns-repeated="5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[.$H$1]+[.A464]*4" office:value-type="float" office:value="1050428" calcext:value-type="float">
            <text:p>1050428</text:p>
          </table:table-cell>
          <table:table-cell table:formula="of:=DEC2HEX([.B464])" office:value-type="string" office:string-value="10073C" calcext:value-type="string">
            <text:p>10073C</text:p>
          </table:table-cell>
          <table:table-cell table:number-columns-repeated="5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[.$H$1]+[.A465]*4" office:value-type="float" office:value="1050432" calcext:value-type="float">
            <text:p>1050432</text:p>
          </table:table-cell>
          <table:table-cell table:formula="of:=DEC2HEX([.B465])" office:value-type="string" office:string-value="100740" calcext:value-type="string">
            <text:p>100740</text:p>
          </table:table-cell>
          <table:table-cell table:number-columns-repeated="5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[.$H$1]+[.A466]*4" office:value-type="float" office:value="1050436" calcext:value-type="float">
            <text:p>1050436</text:p>
          </table:table-cell>
          <table:table-cell table:formula="of:=DEC2HEX([.B466])" office:value-type="string" office:string-value="100744" calcext:value-type="string">
            <text:p>100744</text:p>
          </table:table-cell>
          <table:table-cell table:number-columns-repeated="5"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[.$H$1]+[.A467]*4" office:value-type="float" office:value="1050440" calcext:value-type="float">
            <text:p>1050440</text:p>
          </table:table-cell>
          <table:table-cell table:formula="of:=DEC2HEX([.B467])" office:value-type="string" office:string-value="100748" calcext:value-type="string">
            <text:p>100748</text:p>
          </table:table-cell>
          <table:table-cell table:number-columns-repeated="5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[.$H$1]+[.A468]*4" office:value-type="float" office:value="1050444" calcext:value-type="float">
            <text:p>1050444</text:p>
          </table:table-cell>
          <table:table-cell table:formula="of:=DEC2HEX([.B468])" office:value-type="string" office:string-value="10074C" calcext:value-type="string">
            <text:p>10074C</text:p>
          </table:table-cell>
          <table:table-cell table:number-columns-repeated="5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[.$H$1]+[.A469]*4" office:value-type="float" office:value="1050448" calcext:value-type="float">
            <text:p>1050448</text:p>
          </table:table-cell>
          <table:table-cell table:formula="of:=DEC2HEX([.B469])" office:value-type="string" office:string-value="100750" calcext:value-type="string">
            <text:p>100750</text:p>
          </table:table-cell>
          <table:table-cell table:number-columns-repeated="5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[.$H$1]+[.A470]*4" office:value-type="float" office:value="1050452" calcext:value-type="float">
            <text:p>1050452</text:p>
          </table:table-cell>
          <table:table-cell table:formula="of:=DEC2HEX([.B470])" office:value-type="string" office:string-value="100754" calcext:value-type="string">
            <text:p>100754</text:p>
          </table:table-cell>
          <table:table-cell table:number-columns-repeated="5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[.$H$1]+[.A471]*4" office:value-type="float" office:value="1050456" calcext:value-type="float">
            <text:p>1050456</text:p>
          </table:table-cell>
          <table:table-cell table:formula="of:=DEC2HEX([.B471])" office:value-type="string" office:string-value="100758" calcext:value-type="string">
            <text:p>100758</text:p>
          </table:table-cell>
          <table:table-cell table:number-columns-repeated="5"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[.$H$1]+[.A472]*4" office:value-type="float" office:value="1050460" calcext:value-type="float">
            <text:p>1050460</text:p>
          </table:table-cell>
          <table:table-cell table:formula="of:=DEC2HEX([.B472])" office:value-type="string" office:string-value="10075C" calcext:value-type="string">
            <text:p>10075C</text:p>
          </table:table-cell>
          <table:table-cell table:number-columns-repeated="5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[.$H$1]+[.A473]*4" office:value-type="float" office:value="1050464" calcext:value-type="float">
            <text:p>1050464</text:p>
          </table:table-cell>
          <table:table-cell table:formula="of:=DEC2HEX([.B473])" office:value-type="string" office:string-value="100760" calcext:value-type="string">
            <text:p>100760</text:p>
          </table:table-cell>
          <table:table-cell table:number-columns-repeated="5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[.$H$1]+[.A474]*4" office:value-type="float" office:value="1050468" calcext:value-type="float">
            <text:p>1050468</text:p>
          </table:table-cell>
          <table:table-cell table:formula="of:=DEC2HEX([.B474])" office:value-type="string" office:string-value="100764" calcext:value-type="string">
            <text:p>100764</text:p>
          </table:table-cell>
          <table:table-cell table:number-columns-repeated="5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[.$H$1]+[.A475]*4" office:value-type="float" office:value="1050472" calcext:value-type="float">
            <text:p>1050472</text:p>
          </table:table-cell>
          <table:table-cell table:formula="of:=DEC2HEX([.B475])" office:value-type="string" office:string-value="100768" calcext:value-type="string">
            <text:p>100768</text:p>
          </table:table-cell>
          <table:table-cell table:number-columns-repeated="5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[.$H$1]+[.A476]*4" office:value-type="float" office:value="1050476" calcext:value-type="float">
            <text:p>1050476</text:p>
          </table:table-cell>
          <table:table-cell table:formula="of:=DEC2HEX([.B476])" office:value-type="string" office:string-value="10076C" calcext:value-type="string">
            <text:p>10076C</text:p>
          </table:table-cell>
          <table:table-cell table:number-columns-repeated="5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[.$H$1]+[.A477]*4" office:value-type="float" office:value="1050480" calcext:value-type="float">
            <text:p>1050480</text:p>
          </table:table-cell>
          <table:table-cell table:formula="of:=DEC2HEX([.B477])" office:value-type="string" office:string-value="100770" calcext:value-type="string">
            <text:p>100770</text:p>
          </table:table-cell>
          <table:table-cell table:number-columns-repeated="5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[.$H$1]+[.A478]*4" office:value-type="float" office:value="1050484" calcext:value-type="float">
            <text:p>1050484</text:p>
          </table:table-cell>
          <table:table-cell table:formula="of:=DEC2HEX([.B478])" office:value-type="string" office:string-value="100774" calcext:value-type="string">
            <text:p>100774</text:p>
          </table:table-cell>
          <table:table-cell table:number-columns-repeated="5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[.$H$1]+[.A479]*4" office:value-type="float" office:value="1050488" calcext:value-type="float">
            <text:p>1050488</text:p>
          </table:table-cell>
          <table:table-cell table:formula="of:=DEC2HEX([.B479])" office:value-type="string" office:string-value="100778" calcext:value-type="string">
            <text:p>100778</text:p>
          </table:table-cell>
          <table:table-cell table:number-columns-repeated="5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[.$H$1]+[.A480]*4" office:value-type="float" office:value="1050492" calcext:value-type="float">
            <text:p>1050492</text:p>
          </table:table-cell>
          <table:table-cell table:formula="of:=DEC2HEX([.B480])" office:value-type="string" office:string-value="10077C" calcext:value-type="string">
            <text:p>10077C</text:p>
          </table:table-cell>
          <table:table-cell table:number-columns-repeated="5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[.$H$1]+[.A481]*4" office:value-type="float" office:value="1050496" calcext:value-type="float">
            <text:p>1050496</text:p>
          </table:table-cell>
          <table:table-cell table:formula="of:=DEC2HEX([.B481])" office:value-type="string" office:string-value="100780" calcext:value-type="string">
            <text:p>100780</text:p>
          </table:table-cell>
          <table:table-cell table:number-columns-repeated="5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[.$H$1]+[.A482]*4" office:value-type="float" office:value="1050500" calcext:value-type="float">
            <text:p>1050500</text:p>
          </table:table-cell>
          <table:table-cell table:formula="of:=DEC2HEX([.B482])" office:value-type="string" office:string-value="100784" calcext:value-type="string">
            <text:p>100784</text:p>
          </table:table-cell>
          <table:table-cell table:number-columns-repeated="5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[.$H$1]+[.A483]*4" office:value-type="float" office:value="1050504" calcext:value-type="float">
            <text:p>1050504</text:p>
          </table:table-cell>
          <table:table-cell table:formula="of:=DEC2HEX([.B483])" office:value-type="string" office:string-value="100788" calcext:value-type="string">
            <text:p>100788</text:p>
          </table:table-cell>
          <table:table-cell table:number-columns-repeated="5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[.$H$1]+[.A484]*4" office:value-type="float" office:value="1050508" calcext:value-type="float">
            <text:p>1050508</text:p>
          </table:table-cell>
          <table:table-cell table:formula="of:=DEC2HEX([.B484])" office:value-type="string" office:string-value="10078C" calcext:value-type="string">
            <text:p>10078C</text:p>
          </table:table-cell>
          <table:table-cell table:number-columns-repeated="5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[.$H$1]+[.A485]*4" office:value-type="float" office:value="1050512" calcext:value-type="float">
            <text:p>1050512</text:p>
          </table:table-cell>
          <table:table-cell table:formula="of:=DEC2HEX([.B485])" office:value-type="string" office:string-value="100790" calcext:value-type="string">
            <text:p>100790</text:p>
          </table:table-cell>
          <table:table-cell table:number-columns-repeated="5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[.$H$1]+[.A486]*4" office:value-type="float" office:value="1050516" calcext:value-type="float">
            <text:p>1050516</text:p>
          </table:table-cell>
          <table:table-cell table:formula="of:=DEC2HEX([.B486])" office:value-type="string" office:string-value="100794" calcext:value-type="string">
            <text:p>100794</text:p>
          </table:table-cell>
          <table:table-cell table:number-columns-repeated="5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[.$H$1]+[.A487]*4" office:value-type="float" office:value="1050520" calcext:value-type="float">
            <text:p>1050520</text:p>
          </table:table-cell>
          <table:table-cell table:formula="of:=DEC2HEX([.B487])" office:value-type="string" office:string-value="100798" calcext:value-type="string">
            <text:p>100798</text:p>
          </table:table-cell>
          <table:table-cell table:number-columns-repeated="5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[.$H$1]+[.A488]*4" office:value-type="float" office:value="1050524" calcext:value-type="float">
            <text:p>1050524</text:p>
          </table:table-cell>
          <table:table-cell table:formula="of:=DEC2HEX([.B488])" office:value-type="string" office:string-value="10079C" calcext:value-type="string">
            <text:p>10079C</text:p>
          </table:table-cell>
          <table:table-cell table:number-columns-repeated="5"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[.$H$1]+[.A489]*4" office:value-type="float" office:value="1050528" calcext:value-type="float">
            <text:p>1050528</text:p>
          </table:table-cell>
          <table:table-cell table:formula="of:=DEC2HEX([.B489])" office:value-type="string" office:string-value="1007A0" calcext:value-type="string">
            <text:p>1007A0</text:p>
          </table:table-cell>
          <table:table-cell table:number-columns-repeated="5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[.$H$1]+[.A490]*4" office:value-type="float" office:value="1050532" calcext:value-type="float">
            <text:p>1050532</text:p>
          </table:table-cell>
          <table:table-cell table:formula="of:=DEC2HEX([.B490])" office:value-type="string" office:string-value="1007A4" calcext:value-type="string">
            <text:p>1007A4</text:p>
          </table:table-cell>
          <table:table-cell table:number-columns-repeated="5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[.$H$1]+[.A491]*4" office:value-type="float" office:value="1050536" calcext:value-type="float">
            <text:p>1050536</text:p>
          </table:table-cell>
          <table:table-cell table:formula="of:=DEC2HEX([.B491])" office:value-type="string" office:string-value="1007A8" calcext:value-type="string">
            <text:p>1007A8</text:p>
          </table:table-cell>
          <table:table-cell table:number-columns-repeated="5"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[.$H$1]+[.A492]*4" office:value-type="float" office:value="1050540" calcext:value-type="float">
            <text:p>1050540</text:p>
          </table:table-cell>
          <table:table-cell table:formula="of:=DEC2HEX([.B492])" office:value-type="string" office:string-value="1007AC" calcext:value-type="string">
            <text:p>1007AC</text:p>
          </table:table-cell>
          <table:table-cell table:number-columns-repeated="5"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[.$H$1]+[.A493]*4" office:value-type="float" office:value="1050544" calcext:value-type="float">
            <text:p>1050544</text:p>
          </table:table-cell>
          <table:table-cell table:formula="of:=DEC2HEX([.B493])" office:value-type="string" office:string-value="1007B0" calcext:value-type="string">
            <text:p>1007B0</text:p>
          </table:table-cell>
          <table:table-cell table:number-columns-repeated="5"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[.$H$1]+[.A494]*4" office:value-type="float" office:value="1050548" calcext:value-type="float">
            <text:p>1050548</text:p>
          </table:table-cell>
          <table:table-cell table:formula="of:=DEC2HEX([.B494])" office:value-type="string" office:string-value="1007B4" calcext:value-type="string">
            <text:p>1007B4</text:p>
          </table:table-cell>
          <table:table-cell table:number-columns-repeated="5"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[.$H$1]+[.A495]*4" office:value-type="float" office:value="1050552" calcext:value-type="float">
            <text:p>1050552</text:p>
          </table:table-cell>
          <table:table-cell table:formula="of:=DEC2HEX([.B495])" office:value-type="string" office:string-value="1007B8" calcext:value-type="string">
            <text:p>1007B8</text:p>
          </table:table-cell>
          <table:table-cell table:number-columns-repeated="5"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[.$H$1]+[.A496]*4" office:value-type="float" office:value="1050556" calcext:value-type="float">
            <text:p>1050556</text:p>
          </table:table-cell>
          <table:table-cell table:formula="of:=DEC2HEX([.B496])" office:value-type="string" office:string-value="1007BC" calcext:value-type="string">
            <text:p>1007BC</text:p>
          </table:table-cell>
          <table:table-cell table:number-columns-repeated="5"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[.$H$1]+[.A497]*4" office:value-type="float" office:value="1050560" calcext:value-type="float">
            <text:p>1050560</text:p>
          </table:table-cell>
          <table:table-cell table:formula="of:=DEC2HEX([.B497])" office:value-type="string" office:string-value="1007C0" calcext:value-type="string">
            <text:p>1007C0</text:p>
          </table:table-cell>
          <table:table-cell table:number-columns-repeated="5"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[.$H$1]+[.A498]*4" office:value-type="float" office:value="1050564" calcext:value-type="float">
            <text:p>1050564</text:p>
          </table:table-cell>
          <table:table-cell table:formula="of:=DEC2HEX([.B498])" office:value-type="string" office:string-value="1007C4" calcext:value-type="string">
            <text:p>1007C4</text:p>
          </table:table-cell>
          <table:table-cell table:number-columns-repeated="5"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[.$H$1]+[.A499]*4" office:value-type="float" office:value="1050568" calcext:value-type="float">
            <text:p>1050568</text:p>
          </table:table-cell>
          <table:table-cell table:formula="of:=DEC2HEX([.B499])" office:value-type="string" office:string-value="1007C8" calcext:value-type="string">
            <text:p>1007C8</text:p>
          </table:table-cell>
          <table:table-cell table:number-columns-repeated="5"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[.$H$1]+[.A500]*4" office:value-type="float" office:value="1050572" calcext:value-type="float">
            <text:p>1050572</text:p>
          </table:table-cell>
          <table:table-cell table:formula="of:=DEC2HEX([.B500])" office:value-type="string" office:string-value="1007CC" calcext:value-type="string">
            <text:p>1007CC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$H$1]+[.A501]*4" office:value-type="float" office:value="1050576" calcext:value-type="float">
            <text:p>1050576</text:p>
          </table:table-cell>
          <table:table-cell table:formula="of:=DEC2HEX([.B501])" office:value-type="string" office:string-value="1007D0" calcext:value-type="string">
            <text:p>1007D0</text:p>
          </table:table-cell>
          <table:table-cell table:number-columns-repeated="5"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[.$H$1]+[.A502]*4" office:value-type="float" office:value="1050580" calcext:value-type="float">
            <text:p>1050580</text:p>
          </table:table-cell>
          <table:table-cell table:formula="of:=DEC2HEX([.B502])" office:value-type="string" office:string-value="1007D4" calcext:value-type="string">
            <text:p>1007D4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[.$H$1]+[.A503]*4" office:value-type="float" office:value="1050584" calcext:value-type="float">
            <text:p>1050584</text:p>
          </table:table-cell>
          <table:table-cell table:formula="of:=DEC2HEX([.B503])" office:value-type="string" office:string-value="1007D8" calcext:value-type="string">
            <text:p>1007D8</text:p>
          </table:table-cell>
          <table:table-cell table:number-columns-repeated="5"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[.$H$1]+[.A504]*4" office:value-type="float" office:value="1050588" calcext:value-type="float">
            <text:p>1050588</text:p>
          </table:table-cell>
          <table:table-cell table:formula="of:=DEC2HEX([.B504])" office:value-type="string" office:string-value="1007DC" calcext:value-type="string">
            <text:p>1007DC</text:p>
          </table:table-cell>
          <table:table-cell table:number-columns-repeated="5"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[.$H$1]+[.A505]*4" office:value-type="float" office:value="1050592" calcext:value-type="float">
            <text:p>1050592</text:p>
          </table:table-cell>
          <table:table-cell table:formula="of:=DEC2HEX([.B505])" office:value-type="string" office:string-value="1007E0" calcext:value-type="string">
            <text:p>1007E0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[.$H$1]+[.A506]*4" office:value-type="float" office:value="1050596" calcext:value-type="float">
            <text:p>1050596</text:p>
          </table:table-cell>
          <table:table-cell table:formula="of:=DEC2HEX([.B506])" office:value-type="string" office:string-value="1007E4" calcext:value-type="string">
            <text:p>1007E4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[.$H$1]+[.A507]*4" office:value-type="float" office:value="1050600" calcext:value-type="float">
            <text:p>1050600</text:p>
          </table:table-cell>
          <table:table-cell table:formula="of:=DEC2HEX([.B507])" office:value-type="string" office:string-value="1007E8" calcext:value-type="string">
            <text:p>1007E8</text:p>
          </table:table-cell>
          <table:table-cell table:number-columns-repeated="5"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[.$H$1]+[.A508]*4" office:value-type="float" office:value="1050604" calcext:value-type="float">
            <text:p>1050604</text:p>
          </table:table-cell>
          <table:table-cell table:formula="of:=DEC2HEX([.B508])" office:value-type="string" office:string-value="1007EC" calcext:value-type="string">
            <text:p>1007EC</text:p>
          </table:table-cell>
          <table:table-cell table:number-columns-repeated="5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$H$1]+[.A509]*4" office:value-type="float" office:value="1050608" calcext:value-type="float">
            <text:p>1050608</text:p>
          </table:table-cell>
          <table:table-cell table:formula="of:=DEC2HEX([.B509])" office:value-type="string" office:string-value="1007F0" calcext:value-type="string">
            <text:p>1007F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$H$1]+[.A510]*4" office:value-type="float" office:value="1050612" calcext:value-type="float">
            <text:p>1050612</text:p>
          </table:table-cell>
          <table:table-cell table:formula="of:=DEC2HEX([.B510])" office:value-type="string" office:string-value="1007F4" calcext:value-type="string">
            <text:p>1007F4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[.$H$1]+[.A511]*4" office:value-type="float" office:value="1050616" calcext:value-type="float">
            <text:p>1050616</text:p>
          </table:table-cell>
          <table:table-cell table:formula="of:=DEC2HEX([.B511])" office:value-type="string" office:string-value="1007F8" calcext:value-type="string">
            <text:p>1007F8</text:p>
          </table:table-cell>
          <table:table-cell table:number-columns-repeated="5"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[.$H$1]+[.A512]*4" office:value-type="float" office:value="1050620" calcext:value-type="float">
            <text:p>1050620</text:p>
          </table:table-cell>
          <table:table-cell table:formula="of:=DEC2HEX([.B512])" office:value-type="string" office:string-value="1007FC" calcext:value-type="string">
            <text:p>1007FC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$H$1]+[.A513]*4" office:value-type="float" office:value="1050624" calcext:value-type="float">
            <text:p>1050624</text:p>
          </table:table-cell>
          <table:table-cell table:formula="of:=DEC2HEX([.B513])" office:value-type="string" office:string-value="100800" calcext:value-type="string">
            <text:p>100800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[.$H$1]+[.A514]*4" office:value-type="float" office:value="1050628" calcext:value-type="float">
            <text:p>1050628</text:p>
          </table:table-cell>
          <table:table-cell table:formula="of:=DEC2HEX([.B514])" office:value-type="string" office:string-value="100804" calcext:value-type="string">
            <text:p>100804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[.$H$1]+[.A515]*4" office:value-type="float" office:value="1050632" calcext:value-type="float">
            <text:p>1050632</text:p>
          </table:table-cell>
          <table:table-cell table:formula="of:=DEC2HEX([.B515])" office:value-type="string" office:string-value="100808" calcext:value-type="string">
            <text:p>100808</text:p>
          </table:table-cell>
          <table:table-cell table:number-columns-repeated="5"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[.$H$1]+[.A516]*4" office:value-type="float" office:value="1050636" calcext:value-type="float">
            <text:p>1050636</text:p>
          </table:table-cell>
          <table:table-cell table:formula="of:=DEC2HEX([.B516])" office:value-type="string" office:string-value="10080C" calcext:value-type="string">
            <text:p>10080C</text:p>
          </table:table-cell>
          <table:table-cell table:number-columns-repeated="5"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[.$H$1]+[.A517]*4" office:value-type="float" office:value="1050640" calcext:value-type="float">
            <text:p>1050640</text:p>
          </table:table-cell>
          <table:table-cell table:formula="of:=DEC2HEX([.B517])" office:value-type="string" office:string-value="100810" calcext:value-type="string">
            <text:p>100810</text:p>
          </table:table-cell>
          <table:table-cell table:number-columns-repeated="5"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[.$H$1]+[.A518]*4" office:value-type="float" office:value="1050644" calcext:value-type="float">
            <text:p>1050644</text:p>
          </table:table-cell>
          <table:table-cell table:formula="of:=DEC2HEX([.B518])" office:value-type="string" office:string-value="100814" calcext:value-type="string">
            <text:p>100814</text:p>
          </table:table-cell>
          <table:table-cell table:number-columns-repeated="5"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[.$H$1]+[.A519]*4" office:value-type="float" office:value="1050648" calcext:value-type="float">
            <text:p>1050648</text:p>
          </table:table-cell>
          <table:table-cell table:formula="of:=DEC2HEX([.B519])" office:value-type="string" office:string-value="100818" calcext:value-type="string">
            <text:p>100818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[.$H$1]+[.A520]*4" office:value-type="float" office:value="1050652" calcext:value-type="float">
            <text:p>1050652</text:p>
          </table:table-cell>
          <table:table-cell table:formula="of:=DEC2HEX([.B520])" office:value-type="string" office:string-value="10081C" calcext:value-type="string">
            <text:p>10081C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[.$H$1]+[.A521]*4" office:value-type="float" office:value="1050656" calcext:value-type="float">
            <text:p>1050656</text:p>
          </table:table-cell>
          <table:table-cell table:formula="of:=DEC2HEX([.B521])" office:value-type="string" office:string-value="100820" calcext:value-type="string">
            <text:p>100820</text:p>
          </table:table-cell>
          <table:table-cell table:number-columns-repeated="5"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[.$H$1]+[.A522]*4" office:value-type="float" office:value="1050660" calcext:value-type="float">
            <text:p>1050660</text:p>
          </table:table-cell>
          <table:table-cell table:formula="of:=DEC2HEX([.B522])" office:value-type="string" office:string-value="100824" calcext:value-type="string">
            <text:p>100824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[.$H$1]+[.A523]*4" office:value-type="float" office:value="1050664" calcext:value-type="float">
            <text:p>1050664</text:p>
          </table:table-cell>
          <table:table-cell table:formula="of:=DEC2HEX([.B523])" office:value-type="string" office:string-value="100828" calcext:value-type="string">
            <text:p>100828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[.$H$1]+[.A524]*4" office:value-type="float" office:value="1050668" calcext:value-type="float">
            <text:p>1050668</text:p>
          </table:table-cell>
          <table:table-cell table:formula="of:=DEC2HEX([.B524])" office:value-type="string" office:string-value="10082C" calcext:value-type="string">
            <text:p>10082C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[.$H$1]+[.A525]*4" office:value-type="float" office:value="1050672" calcext:value-type="float">
            <text:p>1050672</text:p>
          </table:table-cell>
          <table:table-cell table:formula="of:=DEC2HEX([.B525])" office:value-type="string" office:string-value="100830" calcext:value-type="string">
            <text:p>100830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[.$H$1]+[.A526]*4" office:value-type="float" office:value="1050676" calcext:value-type="float">
            <text:p>1050676</text:p>
          </table:table-cell>
          <table:table-cell table:formula="of:=DEC2HEX([.B526])" office:value-type="string" office:string-value="100834" calcext:value-type="string">
            <text:p>100834</text:p>
          </table:table-cell>
          <table:table-cell table:number-columns-repeated="5"/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[.$H$1]+[.A527]*4" office:value-type="float" office:value="1050680" calcext:value-type="float">
            <text:p>1050680</text:p>
          </table:table-cell>
          <table:table-cell table:formula="of:=DEC2HEX([.B527])" office:value-type="string" office:string-value="100838" calcext:value-type="string">
            <text:p>100838</text:p>
          </table:table-cell>
          <table:table-cell table:number-columns-repeated="5"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[.$H$1]+[.A528]*4" office:value-type="float" office:value="1050684" calcext:value-type="float">
            <text:p>1050684</text:p>
          </table:table-cell>
          <table:table-cell table:formula="of:=DEC2HEX([.B528])" office:value-type="string" office:string-value="10083C" calcext:value-type="string">
            <text:p>10083C</text:p>
          </table:table-cell>
          <table:table-cell table:number-columns-repeated="5"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[.$H$1]+[.A529]*4" office:value-type="float" office:value="1050688" calcext:value-type="float">
            <text:p>1050688</text:p>
          </table:table-cell>
          <table:table-cell table:formula="of:=DEC2HEX([.B529])" office:value-type="string" office:string-value="100840" calcext:value-type="string">
            <text:p>100840</text:p>
          </table:table-cell>
          <table:table-cell table:number-columns-repeated="5"/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[.$H$1]+[.A530]*4" office:value-type="float" office:value="1050692" calcext:value-type="float">
            <text:p>1050692</text:p>
          </table:table-cell>
          <table:table-cell table:formula="of:=DEC2HEX([.B530])" office:value-type="string" office:string-value="100844" calcext:value-type="string">
            <text:p>100844</text:p>
          </table:table-cell>
          <table:table-cell table:number-columns-repeated="5"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[.$H$1]+[.A531]*4" office:value-type="float" office:value="1050696" calcext:value-type="float">
            <text:p>1050696</text:p>
          </table:table-cell>
          <table:table-cell table:formula="of:=DEC2HEX([.B531])" office:value-type="string" office:string-value="100848" calcext:value-type="string">
            <text:p>100848</text:p>
          </table:table-cell>
          <table:table-cell table:number-columns-repeated="5"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[.$H$1]+[.A532]*4" office:value-type="float" office:value="1050700" calcext:value-type="float">
            <text:p>1050700</text:p>
          </table:table-cell>
          <table:table-cell table:formula="of:=DEC2HEX([.B532])" office:value-type="string" office:string-value="10084C" calcext:value-type="string">
            <text:p>10084C</text:p>
          </table:table-cell>
          <table:table-cell table:number-columns-repeated="5"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[.$H$1]+[.A533]*4" office:value-type="float" office:value="1050704" calcext:value-type="float">
            <text:p>1050704</text:p>
          </table:table-cell>
          <table:table-cell table:formula="of:=DEC2HEX([.B533])" office:value-type="string" office:string-value="100850" calcext:value-type="string">
            <text:p>100850</text:p>
          </table:table-cell>
          <table:table-cell table:number-columns-repeated="5"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[.$H$1]+[.A534]*4" office:value-type="float" office:value="1050708" calcext:value-type="float">
            <text:p>1050708</text:p>
          </table:table-cell>
          <table:table-cell table:formula="of:=DEC2HEX([.B534])" office:value-type="string" office:string-value="100854" calcext:value-type="string">
            <text:p>100854</text:p>
          </table:table-cell>
          <table:table-cell table:number-columns-repeated="5"/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[.$H$1]+[.A535]*4" office:value-type="float" office:value="1050712" calcext:value-type="float">
            <text:p>1050712</text:p>
          </table:table-cell>
          <table:table-cell table:formula="of:=DEC2HEX([.B535])" office:value-type="string" office:string-value="100858" calcext:value-type="string">
            <text:p>100858</text:p>
          </table:table-cell>
          <table:table-cell table:number-columns-repeated="5"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[.$H$1]+[.A536]*4" office:value-type="float" office:value="1050716" calcext:value-type="float">
            <text:p>1050716</text:p>
          </table:table-cell>
          <table:table-cell table:formula="of:=DEC2HEX([.B536])" office:value-type="string" office:string-value="10085C" calcext:value-type="string">
            <text:p>10085C</text:p>
          </table:table-cell>
          <table:table-cell table:number-columns-repeated="5"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[.$H$1]+[.A537]*4" office:value-type="float" office:value="1050720" calcext:value-type="float">
            <text:p>1050720</text:p>
          </table:table-cell>
          <table:table-cell table:formula="of:=DEC2HEX([.B537])" office:value-type="string" office:string-value="100860" calcext:value-type="string">
            <text:p>100860</text:p>
          </table:table-cell>
          <table:table-cell table:number-columns-repeated="5"/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[.$H$1]+[.A538]*4" office:value-type="float" office:value="1050724" calcext:value-type="float">
            <text:p>1050724</text:p>
          </table:table-cell>
          <table:table-cell table:formula="of:=DEC2HEX([.B538])" office:value-type="string" office:string-value="100864" calcext:value-type="string">
            <text:p>100864</text:p>
          </table:table-cell>
          <table:table-cell table:number-columns-repeated="5"/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[.$H$1]+[.A539]*4" office:value-type="float" office:value="1050728" calcext:value-type="float">
            <text:p>1050728</text:p>
          </table:table-cell>
          <table:table-cell table:formula="of:=DEC2HEX([.B539])" office:value-type="string" office:string-value="100868" calcext:value-type="string">
            <text:p>100868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[.$H$1]+[.A540]*4" office:value-type="float" office:value="1050732" calcext:value-type="float">
            <text:p>1050732</text:p>
          </table:table-cell>
          <table:table-cell table:formula="of:=DEC2HEX([.B540])" office:value-type="string" office:string-value="10086C" calcext:value-type="string">
            <text:p>10086C</text:p>
          </table:table-cell>
          <table:table-cell table:number-columns-repeated="5"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[.$H$1]+[.A541]*4" office:value-type="float" office:value="1050736" calcext:value-type="float">
            <text:p>1050736</text:p>
          </table:table-cell>
          <table:table-cell table:formula="of:=DEC2HEX([.B541])" office:value-type="string" office:string-value="100870" calcext:value-type="string">
            <text:p>100870</text:p>
          </table:table-cell>
          <table:table-cell table:number-columns-repeated="5"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[.$H$1]+[.A542]*4" office:value-type="float" office:value="1050740" calcext:value-type="float">
            <text:p>1050740</text:p>
          </table:table-cell>
          <table:table-cell table:formula="of:=DEC2HEX([.B542])" office:value-type="string" office:string-value="100874" calcext:value-type="string">
            <text:p>100874</text:p>
          </table:table-cell>
          <table:table-cell table:number-columns-repeated="5"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[.$H$1]+[.A543]*4" office:value-type="float" office:value="1050744" calcext:value-type="float">
            <text:p>1050744</text:p>
          </table:table-cell>
          <table:table-cell table:formula="of:=DEC2HEX([.B543])" office:value-type="string" office:string-value="100878" calcext:value-type="string">
            <text:p>100878</text:p>
          </table:table-cell>
          <table:table-cell table:number-columns-repeated="5"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[.$H$1]+[.A544]*4" office:value-type="float" office:value="1050748" calcext:value-type="float">
            <text:p>1050748</text:p>
          </table:table-cell>
          <table:table-cell table:formula="of:=DEC2HEX([.B544])" office:value-type="string" office:string-value="10087C" calcext:value-type="string">
            <text:p>10087C</text:p>
          </table:table-cell>
          <table:table-cell table:number-columns-repeated="5"/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[.$H$1]+[.A545]*4" office:value-type="float" office:value="1050752" calcext:value-type="float">
            <text:p>1050752</text:p>
          </table:table-cell>
          <table:table-cell table:formula="of:=DEC2HEX([.B545])" office:value-type="string" office:string-value="100880" calcext:value-type="string">
            <text:p>100880</text:p>
          </table:table-cell>
          <table:table-cell table:number-columns-repeated="5"/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[.$H$1]+[.A546]*4" office:value-type="float" office:value="1050756" calcext:value-type="float">
            <text:p>1050756</text:p>
          </table:table-cell>
          <table:table-cell table:formula="of:=DEC2HEX([.B546])" office:value-type="string" office:string-value="100884" calcext:value-type="string">
            <text:p>100884</text:p>
          </table:table-cell>
          <table:table-cell table:number-columns-repeated="5"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[.$H$1]+[.A547]*4" office:value-type="float" office:value="1050760" calcext:value-type="float">
            <text:p>1050760</text:p>
          </table:table-cell>
          <table:table-cell table:formula="of:=DEC2HEX([.B547])" office:value-type="string" office:string-value="100888" calcext:value-type="string">
            <text:p>100888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[.$H$1]+[.A548]*4" office:value-type="float" office:value="1050764" calcext:value-type="float">
            <text:p>1050764</text:p>
          </table:table-cell>
          <table:table-cell table:formula="of:=DEC2HEX([.B548])" office:value-type="string" office:string-value="10088C" calcext:value-type="string">
            <text:p>10088C</text:p>
          </table:table-cell>
          <table:table-cell table:number-columns-repeated="5"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[.$H$1]+[.A549]*4" office:value-type="float" office:value="1050768" calcext:value-type="float">
            <text:p>1050768</text:p>
          </table:table-cell>
          <table:table-cell table:formula="of:=DEC2HEX([.B549])" office:value-type="string" office:string-value="100890" calcext:value-type="string">
            <text:p>100890</text:p>
          </table:table-cell>
          <table:table-cell table:number-columns-repeated="5"/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[.$H$1]+[.A550]*4" office:value-type="float" office:value="1050772" calcext:value-type="float">
            <text:p>1050772</text:p>
          </table:table-cell>
          <table:table-cell table:formula="of:=DEC2HEX([.B550])" office:value-type="string" office:string-value="100894" calcext:value-type="string">
            <text:p>100894</text:p>
          </table:table-cell>
          <table:table-cell table:number-columns-repeated="5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$H$1]+[.A551]*4" office:value-type="float" office:value="1050776" calcext:value-type="float">
            <text:p>1050776</text:p>
          </table:table-cell>
          <table:table-cell table:formula="of:=DEC2HEX([.B551])" office:value-type="string" office:string-value="100898" calcext:value-type="string">
            <text:p>100898</text:p>
          </table:table-cell>
          <table:table-cell table:number-columns-repeated="5"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[.$H$1]+[.A552]*4" office:value-type="float" office:value="1050780" calcext:value-type="float">
            <text:p>1050780</text:p>
          </table:table-cell>
          <table:table-cell table:formula="of:=DEC2HEX([.B552])" office:value-type="string" office:string-value="10089C" calcext:value-type="string">
            <text:p>10089C</text:p>
          </table:table-cell>
          <table:table-cell table:number-columns-repeated="5"/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[.$H$1]+[.A553]*4" office:value-type="float" office:value="1050784" calcext:value-type="float">
            <text:p>1050784</text:p>
          </table:table-cell>
          <table:table-cell table:formula="of:=DEC2HEX([.B553])" office:value-type="string" office:string-value="1008A0" calcext:value-type="string">
            <text:p>1008A0</text:p>
          </table:table-cell>
          <table:table-cell table:number-columns-repeated="5"/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[.$H$1]+[.A554]*4" office:value-type="float" office:value="1050788" calcext:value-type="float">
            <text:p>1050788</text:p>
          </table:table-cell>
          <table:table-cell table:formula="of:=DEC2HEX([.B554])" office:value-type="string" office:string-value="1008A4" calcext:value-type="string">
            <text:p>1008A4</text:p>
          </table:table-cell>
          <table:table-cell table:number-columns-repeated="5"/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[.$H$1]+[.A555]*4" office:value-type="float" office:value="1050792" calcext:value-type="float">
            <text:p>1050792</text:p>
          </table:table-cell>
          <table:table-cell table:formula="of:=DEC2HEX([.B555])" office:value-type="string" office:string-value="1008A8" calcext:value-type="string">
            <text:p>1008A8</text:p>
          </table:table-cell>
          <table:table-cell table:number-columns-repeated="5"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[.$H$1]+[.A556]*4" office:value-type="float" office:value="1050796" calcext:value-type="float">
            <text:p>1050796</text:p>
          </table:table-cell>
          <table:table-cell table:formula="of:=DEC2HEX([.B556])" office:value-type="string" office:string-value="1008AC" calcext:value-type="string">
            <text:p>1008AC</text:p>
          </table:table-cell>
          <table:table-cell table:number-columns-repeated="5"/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[.$H$1]+[.A557]*4" office:value-type="float" office:value="1050800" calcext:value-type="float">
            <text:p>1050800</text:p>
          </table:table-cell>
          <table:table-cell table:formula="of:=DEC2HEX([.B557])" office:value-type="string" office:string-value="1008B0" calcext:value-type="string">
            <text:p>1008B0</text:p>
          </table:table-cell>
          <table:table-cell table:number-columns-repeated="5"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[.$H$1]+[.A558]*4" office:value-type="float" office:value="1050804" calcext:value-type="float">
            <text:p>1050804</text:p>
          </table:table-cell>
          <table:table-cell table:formula="of:=DEC2HEX([.B558])" office:value-type="string" office:string-value="1008B4" calcext:value-type="string">
            <text:p>1008B4</text:p>
          </table:table-cell>
          <table:table-cell table:number-columns-repeated="5"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[.$H$1]+[.A559]*4" office:value-type="float" office:value="1050808" calcext:value-type="float">
            <text:p>1050808</text:p>
          </table:table-cell>
          <table:table-cell table:formula="of:=DEC2HEX([.B559])" office:value-type="string" office:string-value="1008B8" calcext:value-type="string">
            <text:p>1008B8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[.$H$1]+[.A560]*4" office:value-type="float" office:value="1050812" calcext:value-type="float">
            <text:p>1050812</text:p>
          </table:table-cell>
          <table:table-cell table:formula="of:=DEC2HEX([.B560])" office:value-type="string" office:string-value="1008BC" calcext:value-type="string">
            <text:p>1008BC</text:p>
          </table:table-cell>
          <table:table-cell table:number-columns-repeated="5"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[.$H$1]+[.A561]*4" office:value-type="float" office:value="1050816" calcext:value-type="float">
            <text:p>1050816</text:p>
          </table:table-cell>
          <table:table-cell table:formula="of:=DEC2HEX([.B561])" office:value-type="string" office:string-value="1008C0" calcext:value-type="string">
            <text:p>1008C0</text:p>
          </table:table-cell>
          <table:table-cell table:number-columns-repeated="5"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[.$H$1]+[.A562]*4" office:value-type="float" office:value="1050820" calcext:value-type="float">
            <text:p>1050820</text:p>
          </table:table-cell>
          <table:table-cell table:formula="of:=DEC2HEX([.B562])" office:value-type="string" office:string-value="1008C4" calcext:value-type="string">
            <text:p>1008C4</text:p>
          </table:table-cell>
          <table:table-cell table:number-columns-repeated="5"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[.$H$1]+[.A563]*4" office:value-type="float" office:value="1050824" calcext:value-type="float">
            <text:p>1050824</text:p>
          </table:table-cell>
          <table:table-cell table:formula="of:=DEC2HEX([.B563])" office:value-type="string" office:string-value="1008C8" calcext:value-type="string">
            <text:p>1008C8</text:p>
          </table:table-cell>
          <table:table-cell table:number-columns-repeated="5"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[.$H$1]+[.A564]*4" office:value-type="float" office:value="1050828" calcext:value-type="float">
            <text:p>1050828</text:p>
          </table:table-cell>
          <table:table-cell table:formula="of:=DEC2HEX([.B564])" office:value-type="string" office:string-value="1008CC" calcext:value-type="string">
            <text:p>1008CC</text:p>
          </table:table-cell>
          <table:table-cell table:number-columns-repeated="5"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[.$H$1]+[.A565]*4" office:value-type="float" office:value="1050832" calcext:value-type="float">
            <text:p>1050832</text:p>
          </table:table-cell>
          <table:table-cell table:formula="of:=DEC2HEX([.B565])" office:value-type="string" office:string-value="1008D0" calcext:value-type="string">
            <text:p>1008D0</text:p>
          </table:table-cell>
          <table:table-cell table:number-columns-repeated="5"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[.$H$1]+[.A566]*4" office:value-type="float" office:value="1050836" calcext:value-type="float">
            <text:p>1050836</text:p>
          </table:table-cell>
          <table:table-cell table:formula="of:=DEC2HEX([.B566])" office:value-type="string" office:string-value="1008D4" calcext:value-type="string">
            <text:p>1008D4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[.$H$1]+[.A567]*4" office:value-type="float" office:value="1050840" calcext:value-type="float">
            <text:p>1050840</text:p>
          </table:table-cell>
          <table:table-cell table:formula="of:=DEC2HEX([.B567])" office:value-type="string" office:string-value="1008D8" calcext:value-type="string">
            <text:p>1008D8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[.$H$1]+[.A568]*4" office:value-type="float" office:value="1050844" calcext:value-type="float">
            <text:p>1050844</text:p>
          </table:table-cell>
          <table:table-cell table:formula="of:=DEC2HEX([.B568])" office:value-type="string" office:string-value="1008DC" calcext:value-type="string">
            <text:p>1008DC</text:p>
          </table:table-cell>
          <table:table-cell table:number-columns-repeated="5"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[.$H$1]+[.A569]*4" office:value-type="float" office:value="1050848" calcext:value-type="float">
            <text:p>1050848</text:p>
          </table:table-cell>
          <table:table-cell table:formula="of:=DEC2HEX([.B569])" office:value-type="string" office:string-value="1008E0" calcext:value-type="string">
            <text:p>1008E0</text:p>
          </table:table-cell>
          <table:table-cell table:number-columns-repeated="5"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[.$H$1]+[.A570]*4" office:value-type="float" office:value="1050852" calcext:value-type="float">
            <text:p>1050852</text:p>
          </table:table-cell>
          <table:table-cell table:formula="of:=DEC2HEX([.B570])" office:value-type="string" office:string-value="1008E4" calcext:value-type="string">
            <text:p>1008E4</text:p>
          </table:table-cell>
          <table:table-cell table:number-columns-repeated="5"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[.$H$1]+[.A571]*4" office:value-type="float" office:value="1050856" calcext:value-type="float">
            <text:p>1050856</text:p>
          </table:table-cell>
          <table:table-cell table:formula="of:=DEC2HEX([.B571])" office:value-type="string" office:string-value="1008E8" calcext:value-type="string">
            <text:p>1008E8</text:p>
          </table:table-cell>
          <table:table-cell table:number-columns-repeated="5"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[.$H$1]+[.A572]*4" office:value-type="float" office:value="1050860" calcext:value-type="float">
            <text:p>1050860</text:p>
          </table:table-cell>
          <table:table-cell table:formula="of:=DEC2HEX([.B572])" office:value-type="string" office:string-value="1008EC" calcext:value-type="string">
            <text:p>1008EC</text:p>
          </table:table-cell>
          <table:table-cell table:number-columns-repeated="5"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[.$H$1]+[.A573]*4" office:value-type="float" office:value="1050864" calcext:value-type="float">
            <text:p>1050864</text:p>
          </table:table-cell>
          <table:table-cell table:formula="of:=DEC2HEX([.B573])" office:value-type="string" office:string-value="1008F0" calcext:value-type="string">
            <text:p>1008F0</text:p>
          </table:table-cell>
          <table:table-cell table:number-columns-repeated="5"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[.$H$1]+[.A574]*4" office:value-type="float" office:value="1050868" calcext:value-type="float">
            <text:p>1050868</text:p>
          </table:table-cell>
          <table:table-cell table:formula="of:=DEC2HEX([.B574])" office:value-type="string" office:string-value="1008F4" calcext:value-type="string">
            <text:p>1008F4</text:p>
          </table:table-cell>
          <table:table-cell table:number-columns-repeated="5"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[.$H$1]+[.A575]*4" office:value-type="float" office:value="1050872" calcext:value-type="float">
            <text:p>1050872</text:p>
          </table:table-cell>
          <table:table-cell table:formula="of:=DEC2HEX([.B575])" office:value-type="string" office:string-value="1008F8" calcext:value-type="string">
            <text:p>1008F8</text:p>
          </table:table-cell>
          <table:table-cell table:number-columns-repeated="5"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[.$H$1]+[.A576]*4" office:value-type="float" office:value="1050876" calcext:value-type="float">
            <text:p>1050876</text:p>
          </table:table-cell>
          <table:table-cell table:formula="of:=DEC2HEX([.B576])" office:value-type="string" office:string-value="1008FC" calcext:value-type="string">
            <text:p>1008FC</text:p>
          </table:table-cell>
          <table:table-cell table:number-columns-repeated="5"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[.$H$1]+[.A577]*4" office:value-type="float" office:value="1050880" calcext:value-type="float">
            <text:p>1050880</text:p>
          </table:table-cell>
          <table:table-cell table:formula="of:=DEC2HEX([.B577])" office:value-type="string" office:string-value="100900" calcext:value-type="string">
            <text:p>100900</text:p>
          </table:table-cell>
          <table:table-cell table:number-columns-repeated="5"/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[.$H$1]+[.A578]*4" office:value-type="float" office:value="1050884" calcext:value-type="float">
            <text:p>1050884</text:p>
          </table:table-cell>
          <table:table-cell table:formula="of:=DEC2HEX([.B578])" office:value-type="string" office:string-value="100904" calcext:value-type="string">
            <text:p>100904</text:p>
          </table:table-cell>
          <table:table-cell table:number-columns-repeated="5"/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[.$H$1]+[.A579]*4" office:value-type="float" office:value="1050888" calcext:value-type="float">
            <text:p>1050888</text:p>
          </table:table-cell>
          <table:table-cell table:formula="of:=DEC2HEX([.B579])" office:value-type="string" office:string-value="100908" calcext:value-type="string">
            <text:p>100908</text:p>
          </table:table-cell>
          <table:table-cell table:number-columns-repeated="5"/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[.$H$1]+[.A580]*4" office:value-type="float" office:value="1050892" calcext:value-type="float">
            <text:p>1050892</text:p>
          </table:table-cell>
          <table:table-cell table:formula="of:=DEC2HEX([.B580])" office:value-type="string" office:string-value="10090C" calcext:value-type="string">
            <text:p>10090C</text:p>
          </table:table-cell>
          <table:table-cell table:number-columns-repeated="5"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[.$H$1]+[.A581]*4" office:value-type="float" office:value="1050896" calcext:value-type="float">
            <text:p>1050896</text:p>
          </table:table-cell>
          <table:table-cell table:formula="of:=DEC2HEX([.B581])" office:value-type="string" office:string-value="100910" calcext:value-type="string">
            <text:p>100910</text:p>
          </table:table-cell>
          <table:table-cell table:number-columns-repeated="5"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[.$H$1]+[.A582]*4" office:value-type="float" office:value="1050900" calcext:value-type="float">
            <text:p>1050900</text:p>
          </table:table-cell>
          <table:table-cell table:formula="of:=DEC2HEX([.B582])" office:value-type="string" office:string-value="100914" calcext:value-type="string">
            <text:p>100914</text:p>
          </table:table-cell>
          <table:table-cell table:number-columns-repeated="5"/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[.$H$1]+[.A583]*4" office:value-type="float" office:value="1050904" calcext:value-type="float">
            <text:p>1050904</text:p>
          </table:table-cell>
          <table:table-cell table:formula="of:=DEC2HEX([.B583])" office:value-type="string" office:string-value="100918" calcext:value-type="string">
            <text:p>100918</text:p>
          </table:table-cell>
          <table:table-cell table:number-columns-repeated="5"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[.$H$1]+[.A584]*4" office:value-type="float" office:value="1050908" calcext:value-type="float">
            <text:p>1050908</text:p>
          </table:table-cell>
          <table:table-cell table:formula="of:=DEC2HEX([.B584])" office:value-type="string" office:string-value="10091C" calcext:value-type="string">
            <text:p>10091C</text:p>
          </table:table-cell>
          <table:table-cell table:number-columns-repeated="5"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[.$H$1]+[.A585]*4" office:value-type="float" office:value="1050912" calcext:value-type="float">
            <text:p>1050912</text:p>
          </table:table-cell>
          <table:table-cell table:formula="of:=DEC2HEX([.B585])" office:value-type="string" office:string-value="100920" calcext:value-type="string">
            <text:p>100920</text:p>
          </table:table-cell>
          <table:table-cell table:number-columns-repeated="5"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[.$H$1]+[.A586]*4" office:value-type="float" office:value="1050916" calcext:value-type="float">
            <text:p>1050916</text:p>
          </table:table-cell>
          <table:table-cell table:formula="of:=DEC2HEX([.B586])" office:value-type="string" office:string-value="100924" calcext:value-type="string">
            <text:p>100924</text:p>
          </table:table-cell>
          <table:table-cell table:number-columns-repeated="5"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[.$H$1]+[.A587]*4" office:value-type="float" office:value="1050920" calcext:value-type="float">
            <text:p>1050920</text:p>
          </table:table-cell>
          <table:table-cell table:formula="of:=DEC2HEX([.B587])" office:value-type="string" office:string-value="100928" calcext:value-type="string">
            <text:p>100928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[.$H$1]+[.A588]*4" office:value-type="float" office:value="1050924" calcext:value-type="float">
            <text:p>1050924</text:p>
          </table:table-cell>
          <table:table-cell table:formula="of:=DEC2HEX([.B588])" office:value-type="string" office:string-value="10092C" calcext:value-type="string">
            <text:p>10092C</text:p>
          </table:table-cell>
          <table:table-cell table:number-columns-repeated="5"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[.$H$1]+[.A589]*4" office:value-type="float" office:value="1050928" calcext:value-type="float">
            <text:p>1050928</text:p>
          </table:table-cell>
          <table:table-cell table:formula="of:=DEC2HEX([.B589])" office:value-type="string" office:string-value="100930" calcext:value-type="string">
            <text:p>100930</text:p>
          </table:table-cell>
          <table:table-cell table:number-columns-repeated="5"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[.$H$1]+[.A590]*4" office:value-type="float" office:value="1050932" calcext:value-type="float">
            <text:p>1050932</text:p>
          </table:table-cell>
          <table:table-cell table:formula="of:=DEC2HEX([.B590])" office:value-type="string" office:string-value="100934" calcext:value-type="string">
            <text:p>100934</text:p>
          </table:table-cell>
          <table:table-cell table:number-columns-repeated="5"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[.$H$1]+[.A591]*4" office:value-type="float" office:value="1050936" calcext:value-type="float">
            <text:p>1050936</text:p>
          </table:table-cell>
          <table:table-cell table:formula="of:=DEC2HEX([.B591])" office:value-type="string" office:string-value="100938" calcext:value-type="string">
            <text:p>100938</text:p>
          </table:table-cell>
          <table:table-cell table:number-columns-repeated="5"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[.$H$1]+[.A592]*4" office:value-type="float" office:value="1050940" calcext:value-type="float">
            <text:p>1050940</text:p>
          </table:table-cell>
          <table:table-cell table:formula="of:=DEC2HEX([.B592])" office:value-type="string" office:string-value="10093C" calcext:value-type="string">
            <text:p>10093C</text:p>
          </table:table-cell>
          <table:table-cell table:number-columns-repeated="5"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[.$H$1]+[.A593]*4" office:value-type="float" office:value="1050944" calcext:value-type="float">
            <text:p>1050944</text:p>
          </table:table-cell>
          <table:table-cell table:formula="of:=DEC2HEX([.B593])" office:value-type="string" office:string-value="100940" calcext:value-type="string">
            <text:p>100940</text:p>
          </table:table-cell>
          <table:table-cell table:number-columns-repeated="5"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[.$H$1]+[.A594]*4" office:value-type="float" office:value="1050948" calcext:value-type="float">
            <text:p>1050948</text:p>
          </table:table-cell>
          <table:table-cell table:formula="of:=DEC2HEX([.B594])" office:value-type="string" office:string-value="100944" calcext:value-type="string">
            <text:p>100944</text:p>
          </table:table-cell>
          <table:table-cell table:number-columns-repeated="5"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[.$H$1]+[.A595]*4" office:value-type="float" office:value="1050952" calcext:value-type="float">
            <text:p>1050952</text:p>
          </table:table-cell>
          <table:table-cell table:formula="of:=DEC2HEX([.B595])" office:value-type="string" office:string-value="100948" calcext:value-type="string">
            <text:p>100948</text:p>
          </table:table-cell>
          <table:table-cell table:number-columns-repeated="5"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[.$H$1]+[.A596]*4" office:value-type="float" office:value="1050956" calcext:value-type="float">
            <text:p>1050956</text:p>
          </table:table-cell>
          <table:table-cell table:formula="of:=DEC2HEX([.B596])" office:value-type="string" office:string-value="10094C" calcext:value-type="string">
            <text:p>10094C</text:p>
          </table:table-cell>
          <table:table-cell table:number-columns-repeated="5"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[.$H$1]+[.A597]*4" office:value-type="float" office:value="1050960" calcext:value-type="float">
            <text:p>1050960</text:p>
          </table:table-cell>
          <table:table-cell table:formula="of:=DEC2HEX([.B597])" office:value-type="string" office:string-value="100950" calcext:value-type="string">
            <text:p>100950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[.$H$1]+[.A598]*4" office:value-type="float" office:value="1050964" calcext:value-type="float">
            <text:p>1050964</text:p>
          </table:table-cell>
          <table:table-cell table:formula="of:=DEC2HEX([.B598])" office:value-type="string" office:string-value="100954" calcext:value-type="string">
            <text:p>100954</text:p>
          </table:table-cell>
          <table:table-cell table:number-columns-repeated="5"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[.$H$1]+[.A599]*4" office:value-type="float" office:value="1050968" calcext:value-type="float">
            <text:p>1050968</text:p>
          </table:table-cell>
          <table:table-cell table:formula="of:=DEC2HEX([.B599])" office:value-type="string" office:string-value="100958" calcext:value-type="string">
            <text:p>100958</text:p>
          </table:table-cell>
          <table:table-cell table:number-columns-repeated="5"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[.$H$1]+[.A600]*4" office:value-type="float" office:value="1050972" calcext:value-type="float">
            <text:p>1050972</text:p>
          </table:table-cell>
          <table:table-cell table:formula="of:=DEC2HEX([.B600])" office:value-type="string" office:string-value="10095C" calcext:value-type="string">
            <text:p>10095C</text:p>
          </table:table-cell>
          <table:table-cell table:number-columns-repeated="5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$H$1]+[.A601]*4" office:value-type="float" office:value="1050976" calcext:value-type="float">
            <text:p>1050976</text:p>
          </table:table-cell>
          <table:table-cell table:formula="of:=DEC2HEX([.B601])" office:value-type="string" office:string-value="100960" calcext:value-type="string">
            <text:p>100960</text:p>
          </table:table-cell>
          <table:table-cell table:number-columns-repeated="5"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[.$H$1]+[.A602]*4" office:value-type="float" office:value="1050980" calcext:value-type="float">
            <text:p>1050980</text:p>
          </table:table-cell>
          <table:table-cell table:formula="of:=DEC2HEX([.B602])" office:value-type="string" office:string-value="100964" calcext:value-type="string">
            <text:p>100964</text:p>
          </table:table-cell>
          <table:table-cell table:number-columns-repeated="5"/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[.$H$1]+[.A603]*4" office:value-type="float" office:value="1050984" calcext:value-type="float">
            <text:p>1050984</text:p>
          </table:table-cell>
          <table:table-cell table:formula="of:=DEC2HEX([.B603])" office:value-type="string" office:string-value="100968" calcext:value-type="string">
            <text:p>100968</text:p>
          </table:table-cell>
          <table:table-cell table:number-columns-repeated="5"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[.$H$1]+[.A604]*4" office:value-type="float" office:value="1050988" calcext:value-type="float">
            <text:p>1050988</text:p>
          </table:table-cell>
          <table:table-cell table:formula="of:=DEC2HEX([.B604])" office:value-type="string" office:string-value="10096C" calcext:value-type="string">
            <text:p>10096C</text:p>
          </table:table-cell>
          <table:table-cell table:number-columns-repeated="5"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[.$H$1]+[.A605]*4" office:value-type="float" office:value="1050992" calcext:value-type="float">
            <text:p>1050992</text:p>
          </table:table-cell>
          <table:table-cell table:formula="of:=DEC2HEX([.B605])" office:value-type="string" office:string-value="100970" calcext:value-type="string">
            <text:p>100970</text:p>
          </table:table-cell>
          <table:table-cell table:number-columns-repeated="5"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[.$H$1]+[.A606]*4" office:value-type="float" office:value="1050996" calcext:value-type="float">
            <text:p>1050996</text:p>
          </table:table-cell>
          <table:table-cell table:formula="of:=DEC2HEX([.B606])" office:value-type="string" office:string-value="100974" calcext:value-type="string">
            <text:p>100974</text:p>
          </table:table-cell>
          <table:table-cell table:number-columns-repeated="5"/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[.$H$1]+[.A607]*4" office:value-type="float" office:value="1051000" calcext:value-type="float">
            <text:p>1051000</text:p>
          </table:table-cell>
          <table:table-cell table:formula="of:=DEC2HEX([.B607])" office:value-type="string" office:string-value="100978" calcext:value-type="string">
            <text:p>100978</text:p>
          </table:table-cell>
          <table:table-cell table:number-columns-repeated="5"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[.$H$1]+[.A608]*4" office:value-type="float" office:value="1051004" calcext:value-type="float">
            <text:p>1051004</text:p>
          </table:table-cell>
          <table:table-cell table:formula="of:=DEC2HEX([.B608])" office:value-type="string" office:string-value="10097C" calcext:value-type="string">
            <text:p>10097C</text:p>
          </table:table-cell>
          <table:table-cell table:number-columns-repeated="5"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[.$H$1]+[.A609]*4" office:value-type="float" office:value="1051008" calcext:value-type="float">
            <text:p>1051008</text:p>
          </table:table-cell>
          <table:table-cell table:formula="of:=DEC2HEX([.B609])" office:value-type="string" office:string-value="100980" calcext:value-type="string">
            <text:p>100980</text:p>
          </table:table-cell>
          <table:table-cell table:number-columns-repeated="5"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[.$H$1]+[.A610]*4" office:value-type="float" office:value="1051012" calcext:value-type="float">
            <text:p>1051012</text:p>
          </table:table-cell>
          <table:table-cell table:formula="of:=DEC2HEX([.B610])" office:value-type="string" office:string-value="100984" calcext:value-type="string">
            <text:p>100984</text:p>
          </table:table-cell>
          <table:table-cell table:number-columns-repeated="5"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[.$H$1]+[.A611]*4" office:value-type="float" office:value="1051016" calcext:value-type="float">
            <text:p>1051016</text:p>
          </table:table-cell>
          <table:table-cell table:formula="of:=DEC2HEX([.B611])" office:value-type="string" office:string-value="100988" calcext:value-type="string">
            <text:p>100988</text:p>
          </table:table-cell>
          <table:table-cell table:number-columns-repeated="5"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[.$H$1]+[.A612]*4" office:value-type="float" office:value="1051020" calcext:value-type="float">
            <text:p>1051020</text:p>
          </table:table-cell>
          <table:table-cell table:formula="of:=DEC2HEX([.B612])" office:value-type="string" office:string-value="10098C" calcext:value-type="string">
            <text:p>10098C</text:p>
          </table:table-cell>
          <table:table-cell table:number-columns-repeated="5"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[.$H$1]+[.A613]*4" office:value-type="float" office:value="1051024" calcext:value-type="float">
            <text:p>1051024</text:p>
          </table:table-cell>
          <table:table-cell table:formula="of:=DEC2HEX([.B613])" office:value-type="string" office:string-value="100990" calcext:value-type="string">
            <text:p>100990</text:p>
          </table:table-cell>
          <table:table-cell table:number-columns-repeated="5"/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[.$H$1]+[.A614]*4" office:value-type="float" office:value="1051028" calcext:value-type="float">
            <text:p>1051028</text:p>
          </table:table-cell>
          <table:table-cell table:formula="of:=DEC2HEX([.B614])" office:value-type="string" office:string-value="100994" calcext:value-type="string">
            <text:p>100994</text:p>
          </table:table-cell>
          <table:table-cell table:number-columns-repeated="5"/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[.$H$1]+[.A615]*4" office:value-type="float" office:value="1051032" calcext:value-type="float">
            <text:p>1051032</text:p>
          </table:table-cell>
          <table:table-cell table:formula="of:=DEC2HEX([.B615])" office:value-type="string" office:string-value="100998" calcext:value-type="string">
            <text:p>100998</text:p>
          </table:table-cell>
          <table:table-cell table:number-columns-repeated="5"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[.$H$1]+[.A616]*4" office:value-type="float" office:value="1051036" calcext:value-type="float">
            <text:p>1051036</text:p>
          </table:table-cell>
          <table:table-cell table:formula="of:=DEC2HEX([.B616])" office:value-type="string" office:string-value="10099C" calcext:value-type="string">
            <text:p>10099C</text:p>
          </table:table-cell>
          <table:table-cell table:number-columns-repeated="5"/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[.$H$1]+[.A617]*4" office:value-type="float" office:value="1051040" calcext:value-type="float">
            <text:p>1051040</text:p>
          </table:table-cell>
          <table:table-cell table:formula="of:=DEC2HEX([.B617])" office:value-type="string" office:string-value="1009A0" calcext:value-type="string">
            <text:p>1009A0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[.$H$1]+[.A618]*4" office:value-type="float" office:value="1051044" calcext:value-type="float">
            <text:p>1051044</text:p>
          </table:table-cell>
          <table:table-cell table:formula="of:=DEC2HEX([.B618])" office:value-type="string" office:string-value="1009A4" calcext:value-type="string">
            <text:p>1009A4</text:p>
          </table:table-cell>
          <table:table-cell table:number-columns-repeated="5"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[.$H$1]+[.A619]*4" office:value-type="float" office:value="1051048" calcext:value-type="float">
            <text:p>1051048</text:p>
          </table:table-cell>
          <table:table-cell table:formula="of:=DEC2HEX([.B619])" office:value-type="string" office:string-value="1009A8" calcext:value-type="string">
            <text:p>1009A8</text:p>
          </table:table-cell>
          <table:table-cell table:number-columns-repeated="5"/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[.$H$1]+[.A620]*4" office:value-type="float" office:value="1051052" calcext:value-type="float">
            <text:p>1051052</text:p>
          </table:table-cell>
          <table:table-cell table:formula="of:=DEC2HEX([.B620])" office:value-type="string" office:string-value="1009AC" calcext:value-type="string">
            <text:p>1009AC</text:p>
          </table:table-cell>
          <table:table-cell table:number-columns-repeated="5"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[.$H$1]+[.A621]*4" office:value-type="float" office:value="1051056" calcext:value-type="float">
            <text:p>1051056</text:p>
          </table:table-cell>
          <table:table-cell table:formula="of:=DEC2HEX([.B621])" office:value-type="string" office:string-value="1009B0" calcext:value-type="string">
            <text:p>1009B0</text:p>
          </table:table-cell>
          <table:table-cell table:number-columns-repeated="5"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[.$H$1]+[.A622]*4" office:value-type="float" office:value="1051060" calcext:value-type="float">
            <text:p>1051060</text:p>
          </table:table-cell>
          <table:table-cell table:formula="of:=DEC2HEX([.B622])" office:value-type="string" office:string-value="1009B4" calcext:value-type="string">
            <text:p>1009B4</text:p>
          </table:table-cell>
          <table:table-cell table:number-columns-repeated="5"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[.$H$1]+[.A623]*4" office:value-type="float" office:value="1051064" calcext:value-type="float">
            <text:p>1051064</text:p>
          </table:table-cell>
          <table:table-cell table:formula="of:=DEC2HEX([.B623])" office:value-type="string" office:string-value="1009B8" calcext:value-type="string">
            <text:p>1009B8</text:p>
          </table:table-cell>
          <table:table-cell table:number-columns-repeated="5"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[.$H$1]+[.A624]*4" office:value-type="float" office:value="1051068" calcext:value-type="float">
            <text:p>1051068</text:p>
          </table:table-cell>
          <table:table-cell table:formula="of:=DEC2HEX([.B624])" office:value-type="string" office:string-value="1009BC" calcext:value-type="string">
            <text:p>1009BC</text:p>
          </table:table-cell>
          <table:table-cell table:number-columns-repeated="5"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[.$H$1]+[.A625]*4" office:value-type="float" office:value="1051072" calcext:value-type="float">
            <text:p>1051072</text:p>
          </table:table-cell>
          <table:table-cell table:formula="of:=DEC2HEX([.B625])" office:value-type="string" office:string-value="1009C0" calcext:value-type="string">
            <text:p>1009C0</text:p>
          </table:table-cell>
          <table:table-cell table:number-columns-repeated="5"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[.$H$1]+[.A626]*4" office:value-type="float" office:value="1051076" calcext:value-type="float">
            <text:p>1051076</text:p>
          </table:table-cell>
          <table:table-cell table:formula="of:=DEC2HEX([.B626])" office:value-type="string" office:string-value="1009C4" calcext:value-type="string">
            <text:p>1009C4</text:p>
          </table:table-cell>
          <table:table-cell table:number-columns-repeated="5"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[.$H$1]+[.A627]*4" office:value-type="float" office:value="1051080" calcext:value-type="float">
            <text:p>1051080</text:p>
          </table:table-cell>
          <table:table-cell table:formula="of:=DEC2HEX([.B627])" office:value-type="string" office:string-value="1009C8" calcext:value-type="string">
            <text:p>1009C8</text:p>
          </table:table-cell>
          <table:table-cell table:number-columns-repeated="5"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[.$H$1]+[.A628]*4" office:value-type="float" office:value="1051084" calcext:value-type="float">
            <text:p>1051084</text:p>
          </table:table-cell>
          <table:table-cell table:formula="of:=DEC2HEX([.B628])" office:value-type="string" office:string-value="1009CC" calcext:value-type="string">
            <text:p>1009CC</text:p>
          </table:table-cell>
          <table:table-cell table:number-columns-repeated="5"/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[.$H$1]+[.A629]*4" office:value-type="float" office:value="1051088" calcext:value-type="float">
            <text:p>1051088</text:p>
          </table:table-cell>
          <table:table-cell table:formula="of:=DEC2HEX([.B629])" office:value-type="string" office:string-value="1009D0" calcext:value-type="string">
            <text:p>1009D0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[.$H$1]+[.A630]*4" office:value-type="float" office:value="1051092" calcext:value-type="float">
            <text:p>1051092</text:p>
          </table:table-cell>
          <table:table-cell table:formula="of:=DEC2HEX([.B630])" office:value-type="string" office:string-value="1009D4" calcext:value-type="string">
            <text:p>1009D4</text:p>
          </table:table-cell>
          <table:table-cell table:number-columns-repeated="5"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[.$H$1]+[.A631]*4" office:value-type="float" office:value="1051096" calcext:value-type="float">
            <text:p>1051096</text:p>
          </table:table-cell>
          <table:table-cell table:formula="of:=DEC2HEX([.B631])" office:value-type="string" office:string-value="1009D8" calcext:value-type="string">
            <text:p>1009D8</text:p>
          </table:table-cell>
          <table:table-cell table:number-columns-repeated="5"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[.$H$1]+[.A632]*4" office:value-type="float" office:value="1051100" calcext:value-type="float">
            <text:p>1051100</text:p>
          </table:table-cell>
          <table:table-cell table:formula="of:=DEC2HEX([.B632])" office:value-type="string" office:string-value="1009DC" calcext:value-type="string">
            <text:p>1009DC</text:p>
          </table:table-cell>
          <table:table-cell table:number-columns-repeated="5"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[.$H$1]+[.A633]*4" office:value-type="float" office:value="1051104" calcext:value-type="float">
            <text:p>1051104</text:p>
          </table:table-cell>
          <table:table-cell table:formula="of:=DEC2HEX([.B633])" office:value-type="string" office:string-value="1009E0" calcext:value-type="string">
            <text:p>1009E0</text:p>
          </table:table-cell>
          <table:table-cell table:number-columns-repeated="5"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[.$H$1]+[.A634]*4" office:value-type="float" office:value="1051108" calcext:value-type="float">
            <text:p>1051108</text:p>
          </table:table-cell>
          <table:table-cell table:formula="of:=DEC2HEX([.B634])" office:value-type="string" office:string-value="1009E4" calcext:value-type="string">
            <text:p>1009E4</text:p>
          </table:table-cell>
          <table:table-cell table:number-columns-repeated="5"/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[.$H$1]+[.A635]*4" office:value-type="float" office:value="1051112" calcext:value-type="float">
            <text:p>1051112</text:p>
          </table:table-cell>
          <table:table-cell table:formula="of:=DEC2HEX([.B635])" office:value-type="string" office:string-value="1009E8" calcext:value-type="string">
            <text:p>1009E8</text:p>
          </table:table-cell>
          <table:table-cell table:number-columns-repeated="5"/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[.$H$1]+[.A636]*4" office:value-type="float" office:value="1051116" calcext:value-type="float">
            <text:p>1051116</text:p>
          </table:table-cell>
          <table:table-cell table:formula="of:=DEC2HEX([.B636])" office:value-type="string" office:string-value="1009EC" calcext:value-type="string">
            <text:p>1009EC</text:p>
          </table:table-cell>
          <table:table-cell table:number-columns-repeated="5"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[.$H$1]+[.A637]*4" office:value-type="float" office:value="1051120" calcext:value-type="float">
            <text:p>1051120</text:p>
          </table:table-cell>
          <table:table-cell table:formula="of:=DEC2HEX([.B637])" office:value-type="string" office:string-value="1009F0" calcext:value-type="string">
            <text:p>1009F0</text:p>
          </table:table-cell>
          <table:table-cell table:number-columns-repeated="5"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[.$H$1]+[.A638]*4" office:value-type="float" office:value="1051124" calcext:value-type="float">
            <text:p>1051124</text:p>
          </table:table-cell>
          <table:table-cell table:formula="of:=DEC2HEX([.B638])" office:value-type="string" office:string-value="1009F4" calcext:value-type="string">
            <text:p>1009F4</text:p>
          </table:table-cell>
          <table:table-cell table:number-columns-repeated="5"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[.$H$1]+[.A639]*4" office:value-type="float" office:value="1051128" calcext:value-type="float">
            <text:p>1051128</text:p>
          </table:table-cell>
          <table:table-cell table:formula="of:=DEC2HEX([.B639])" office:value-type="string" office:string-value="1009F8" calcext:value-type="string">
            <text:p>1009F8</text:p>
          </table:table-cell>
          <table:table-cell table:number-columns-repeated="5"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[.$H$1]+[.A640]*4" office:value-type="float" office:value="1051132" calcext:value-type="float">
            <text:p>1051132</text:p>
          </table:table-cell>
          <table:table-cell table:formula="of:=DEC2HEX([.B640])" office:value-type="string" office:string-value="1009FC" calcext:value-type="string">
            <text:p>1009FC</text:p>
          </table:table-cell>
          <table:table-cell table:number-columns-repeated="5"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[.$H$1]+[.A641]*4" office:value-type="float" office:value="1051136" calcext:value-type="float">
            <text:p>1051136</text:p>
          </table:table-cell>
          <table:table-cell table:formula="of:=DEC2HEX([.B641])" office:value-type="string" office:string-value="100A00" calcext:value-type="string">
            <text:p>100A00</text:p>
          </table:table-cell>
          <table:table-cell table:number-columns-repeated="5"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[.$H$1]+[.A642]*4" office:value-type="float" office:value="1051140" calcext:value-type="float">
            <text:p>1051140</text:p>
          </table:table-cell>
          <table:table-cell table:formula="of:=DEC2HEX([.B642])" office:value-type="string" office:string-value="100A04" calcext:value-type="string">
            <text:p>100A04</text:p>
          </table:table-cell>
          <table:table-cell table:number-columns-repeated="5"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[.$H$1]+[.A643]*4" office:value-type="float" office:value="1051144" calcext:value-type="float">
            <text:p>1051144</text:p>
          </table:table-cell>
          <table:table-cell table:formula="of:=DEC2HEX([.B643])" office:value-type="string" office:string-value="100A08" calcext:value-type="string">
            <text:p>100A08</text:p>
          </table:table-cell>
          <table:table-cell table:number-columns-repeated="5"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[.$H$1]+[.A644]*4" office:value-type="float" office:value="1051148" calcext:value-type="float">
            <text:p>1051148</text:p>
          </table:table-cell>
          <table:table-cell table:formula="of:=DEC2HEX([.B644])" office:value-type="string" office:string-value="100A0C" calcext:value-type="string">
            <text:p>100A0C</text:p>
          </table:table-cell>
          <table:table-cell table:number-columns-repeated="5"/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[.$H$1]+[.A645]*4" office:value-type="float" office:value="1051152" calcext:value-type="float">
            <text:p>1051152</text:p>
          </table:table-cell>
          <table:table-cell table:formula="of:=DEC2HEX([.B645])" office:value-type="string" office:string-value="100A10" calcext:value-type="string">
            <text:p>100A10</text:p>
          </table:table-cell>
          <table:table-cell table:number-columns-repeated="5"/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[.$H$1]+[.A646]*4" office:value-type="float" office:value="1051156" calcext:value-type="float">
            <text:p>1051156</text:p>
          </table:table-cell>
          <table:table-cell table:formula="of:=DEC2HEX([.B646])" office:value-type="string" office:string-value="100A14" calcext:value-type="string">
            <text:p>100A14</text:p>
          </table:table-cell>
          <table:table-cell table:number-columns-repeated="5"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[.$H$1]+[.A647]*4" office:value-type="float" office:value="1051160" calcext:value-type="float">
            <text:p>1051160</text:p>
          </table:table-cell>
          <table:table-cell table:formula="of:=DEC2HEX([.B647])" office:value-type="string" office:string-value="100A18" calcext:value-type="string">
            <text:p>100A18</text:p>
          </table:table-cell>
          <table:table-cell table:number-columns-repeated="5"/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[.$H$1]+[.A648]*4" office:value-type="float" office:value="1051164" calcext:value-type="float">
            <text:p>1051164</text:p>
          </table:table-cell>
          <table:table-cell table:formula="of:=DEC2HEX([.B648])" office:value-type="string" office:string-value="100A1C" calcext:value-type="string">
            <text:p>100A1C</text:p>
          </table:table-cell>
          <table:table-cell table:number-columns-repeated="5"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[.$H$1]+[.A649]*4" office:value-type="float" office:value="1051168" calcext:value-type="float">
            <text:p>1051168</text:p>
          </table:table-cell>
          <table:table-cell table:formula="of:=DEC2HEX([.B649])" office:value-type="string" office:string-value="100A20" calcext:value-type="string">
            <text:p>100A20</text:p>
          </table:table-cell>
          <table:table-cell table:number-columns-repeated="5"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[.$H$1]+[.A650]*4" office:value-type="float" office:value="1051172" calcext:value-type="float">
            <text:p>1051172</text:p>
          </table:table-cell>
          <table:table-cell table:formula="of:=DEC2HEX([.B650])" office:value-type="string" office:string-value="100A24" calcext:value-type="string">
            <text:p>100A24</text:p>
          </table:table-cell>
          <table:table-cell table:number-columns-repeated="5"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[.$H$1]+[.A651]*4" office:value-type="float" office:value="1051176" calcext:value-type="float">
            <text:p>1051176</text:p>
          </table:table-cell>
          <table:table-cell table:formula="of:=DEC2HEX([.B651])" office:value-type="string" office:string-value="100A28" calcext:value-type="string">
            <text:p>100A28</text:p>
          </table:table-cell>
          <table:table-cell table:number-columns-repeated="5"/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[.$H$1]+[.A652]*4" office:value-type="float" office:value="1051180" calcext:value-type="float">
            <text:p>1051180</text:p>
          </table:table-cell>
          <table:table-cell table:formula="of:=DEC2HEX([.B652])" office:value-type="string" office:string-value="100A2C" calcext:value-type="string">
            <text:p>100A2C</text:p>
          </table:table-cell>
          <table:table-cell table:number-columns-repeated="5"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[.$H$1]+[.A653]*4" office:value-type="float" office:value="1051184" calcext:value-type="float">
            <text:p>1051184</text:p>
          </table:table-cell>
          <table:table-cell table:formula="of:=DEC2HEX([.B653])" office:value-type="string" office:string-value="100A30" calcext:value-type="string">
            <text:p>100A30</text:p>
          </table:table-cell>
          <table:table-cell table:number-columns-repeated="5"/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[.$H$1]+[.A654]*4" office:value-type="float" office:value="1051188" calcext:value-type="float">
            <text:p>1051188</text:p>
          </table:table-cell>
          <table:table-cell table:formula="of:=DEC2HEX([.B654])" office:value-type="string" office:string-value="100A34" calcext:value-type="string">
            <text:p>100A34</text:p>
          </table:table-cell>
          <table:table-cell table:number-columns-repeated="5"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[.$H$1]+[.A655]*4" office:value-type="float" office:value="1051192" calcext:value-type="float">
            <text:p>1051192</text:p>
          </table:table-cell>
          <table:table-cell table:formula="of:=DEC2HEX([.B655])" office:value-type="string" office:string-value="100A38" calcext:value-type="string">
            <text:p>100A38</text:p>
          </table:table-cell>
          <table:table-cell table:number-columns-repeated="5"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[.$H$1]+[.A656]*4" office:value-type="float" office:value="1051196" calcext:value-type="float">
            <text:p>1051196</text:p>
          </table:table-cell>
          <table:table-cell table:formula="of:=DEC2HEX([.B656])" office:value-type="string" office:string-value="100A3C" calcext:value-type="string">
            <text:p>100A3C</text:p>
          </table:table-cell>
          <table:table-cell table:number-columns-repeated="5"/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[.$H$1]+[.A657]*4" office:value-type="float" office:value="1051200" calcext:value-type="float">
            <text:p>1051200</text:p>
          </table:table-cell>
          <table:table-cell table:formula="of:=DEC2HEX([.B657])" office:value-type="string" office:string-value="100A40" calcext:value-type="string">
            <text:p>100A40</text:p>
          </table:table-cell>
          <table:table-cell table:number-columns-repeated="5"/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[.$H$1]+[.A658]*4" office:value-type="float" office:value="1051204" calcext:value-type="float">
            <text:p>1051204</text:p>
          </table:table-cell>
          <table:table-cell table:formula="of:=DEC2HEX([.B658])" office:value-type="string" office:string-value="100A44" calcext:value-type="string">
            <text:p>100A44</text:p>
          </table:table-cell>
          <table:table-cell table:number-columns-repeated="5"/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[.$H$1]+[.A659]*4" office:value-type="float" office:value="1051208" calcext:value-type="float">
            <text:p>1051208</text:p>
          </table:table-cell>
          <table:table-cell table:formula="of:=DEC2HEX([.B659])" office:value-type="string" office:string-value="100A48" calcext:value-type="string">
            <text:p>100A48</text:p>
          </table:table-cell>
          <table:table-cell table:number-columns-repeated="5"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[.$H$1]+[.A660]*4" office:value-type="float" office:value="1051212" calcext:value-type="float">
            <text:p>1051212</text:p>
          </table:table-cell>
          <table:table-cell table:formula="of:=DEC2HEX([.B660])" office:value-type="string" office:string-value="100A4C" calcext:value-type="string">
            <text:p>100A4C</text:p>
          </table:table-cell>
          <table:table-cell table:number-columns-repeated="5"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[.$H$1]+[.A661]*4" office:value-type="float" office:value="1051216" calcext:value-type="float">
            <text:p>1051216</text:p>
          </table:table-cell>
          <table:table-cell table:formula="of:=DEC2HEX([.B661])" office:value-type="string" office:string-value="100A50" calcext:value-type="string">
            <text:p>100A50</text:p>
          </table:table-cell>
          <table:table-cell table:number-columns-repeated="5"/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[.$H$1]+[.A662]*4" office:value-type="float" office:value="1051220" calcext:value-type="float">
            <text:p>1051220</text:p>
          </table:table-cell>
          <table:table-cell table:formula="of:=DEC2HEX([.B662])" office:value-type="string" office:string-value="100A54" calcext:value-type="string">
            <text:p>100A54</text:p>
          </table:table-cell>
          <table:table-cell table:number-columns-repeated="5"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[.$H$1]+[.A663]*4" office:value-type="float" office:value="1051224" calcext:value-type="float">
            <text:p>1051224</text:p>
          </table:table-cell>
          <table:table-cell table:formula="of:=DEC2HEX([.B663])" office:value-type="string" office:string-value="100A58" calcext:value-type="string">
            <text:p>100A58</text:p>
          </table:table-cell>
          <table:table-cell table:number-columns-repeated="5"/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[.$H$1]+[.A664]*4" office:value-type="float" office:value="1051228" calcext:value-type="float">
            <text:p>1051228</text:p>
          </table:table-cell>
          <table:table-cell table:formula="of:=DEC2HEX([.B664])" office:value-type="string" office:string-value="100A5C" calcext:value-type="string">
            <text:p>100A5C</text:p>
          </table:table-cell>
          <table:table-cell table:number-columns-repeated="5"/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[.$H$1]+[.A665]*4" office:value-type="float" office:value="1051232" calcext:value-type="float">
            <text:p>1051232</text:p>
          </table:table-cell>
          <table:table-cell table:formula="of:=DEC2HEX([.B665])" office:value-type="string" office:string-value="100A60" calcext:value-type="string">
            <text:p>100A60</text:p>
          </table:table-cell>
          <table:table-cell table:number-columns-repeated="5"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[.$H$1]+[.A666]*4" office:value-type="float" office:value="1051236" calcext:value-type="float">
            <text:p>1051236</text:p>
          </table:table-cell>
          <table:table-cell table:formula="of:=DEC2HEX([.B666])" office:value-type="string" office:string-value="100A64" calcext:value-type="string">
            <text:p>100A64</text:p>
          </table:table-cell>
          <table:table-cell table:number-columns-repeated="5"/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[.$H$1]+[.A667]*4" office:value-type="float" office:value="1051240" calcext:value-type="float">
            <text:p>1051240</text:p>
          </table:table-cell>
          <table:table-cell table:formula="of:=DEC2HEX([.B667])" office:value-type="string" office:string-value="100A68" calcext:value-type="string">
            <text:p>100A68</text:p>
          </table:table-cell>
          <table:table-cell table:number-columns-repeated="5"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[.$H$1]+[.A668]*4" office:value-type="float" office:value="1051244" calcext:value-type="float">
            <text:p>1051244</text:p>
          </table:table-cell>
          <table:table-cell table:formula="of:=DEC2HEX([.B668])" office:value-type="string" office:string-value="100A6C" calcext:value-type="string">
            <text:p>100A6C</text:p>
          </table:table-cell>
          <table:table-cell table:number-columns-repeated="5"/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[.$H$1]+[.A669]*4" office:value-type="float" office:value="1051248" calcext:value-type="float">
            <text:p>1051248</text:p>
          </table:table-cell>
          <table:table-cell table:formula="of:=DEC2HEX([.B669])" office:value-type="string" office:string-value="100A70" calcext:value-type="string">
            <text:p>100A70</text:p>
          </table:table-cell>
          <table:table-cell table:number-columns-repeated="5"/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[.$H$1]+[.A670]*4" office:value-type="float" office:value="1051252" calcext:value-type="float">
            <text:p>1051252</text:p>
          </table:table-cell>
          <table:table-cell table:formula="of:=DEC2HEX([.B670])" office:value-type="string" office:string-value="100A74" calcext:value-type="string">
            <text:p>100A74</text:p>
          </table:table-cell>
          <table:table-cell table:number-columns-repeated="5"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[.$H$1]+[.A671]*4" office:value-type="float" office:value="1051256" calcext:value-type="float">
            <text:p>1051256</text:p>
          </table:table-cell>
          <table:table-cell table:formula="of:=DEC2HEX([.B671])" office:value-type="string" office:string-value="100A78" calcext:value-type="string">
            <text:p>100A78</text:p>
          </table:table-cell>
          <table:table-cell table:number-columns-repeated="5"/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[.$H$1]+[.A672]*4" office:value-type="float" office:value="1051260" calcext:value-type="float">
            <text:p>1051260</text:p>
          </table:table-cell>
          <table:table-cell table:formula="of:=DEC2HEX([.B672])" office:value-type="string" office:string-value="100A7C" calcext:value-type="string">
            <text:p>100A7C</text:p>
          </table:table-cell>
          <table:table-cell table:number-columns-repeated="5"/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[.$H$1]+[.A673]*4" office:value-type="float" office:value="1051264" calcext:value-type="float">
            <text:p>1051264</text:p>
          </table:table-cell>
          <table:table-cell table:formula="of:=DEC2HEX([.B673])" office:value-type="string" office:string-value="100A80" calcext:value-type="string">
            <text:p>100A80</text:p>
          </table:table-cell>
          <table:table-cell table:number-columns-repeated="5"/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[.$H$1]+[.A674]*4" office:value-type="float" office:value="1051268" calcext:value-type="float">
            <text:p>1051268</text:p>
          </table:table-cell>
          <table:table-cell table:formula="of:=DEC2HEX([.B674])" office:value-type="string" office:string-value="100A84" calcext:value-type="string">
            <text:p>100A84</text:p>
          </table:table-cell>
          <table:table-cell table:number-columns-repeated="5"/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[.$H$1]+[.A675]*4" office:value-type="float" office:value="1051272" calcext:value-type="float">
            <text:p>1051272</text:p>
          </table:table-cell>
          <table:table-cell table:formula="of:=DEC2HEX([.B675])" office:value-type="string" office:string-value="100A88" calcext:value-type="string">
            <text:p>100A88</text:p>
          </table:table-cell>
          <table:table-cell table:number-columns-repeated="5"/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[.$H$1]+[.A676]*4" office:value-type="float" office:value="1051276" calcext:value-type="float">
            <text:p>1051276</text:p>
          </table:table-cell>
          <table:table-cell table:formula="of:=DEC2HEX([.B676])" office:value-type="string" office:string-value="100A8C" calcext:value-type="string">
            <text:p>100A8C</text:p>
          </table:table-cell>
          <table:table-cell table:number-columns-repeated="5"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[.$H$1]+[.A677]*4" office:value-type="float" office:value="1051280" calcext:value-type="float">
            <text:p>1051280</text:p>
          </table:table-cell>
          <table:table-cell table:formula="of:=DEC2HEX([.B677])" office:value-type="string" office:string-value="100A90" calcext:value-type="string">
            <text:p>100A90</text:p>
          </table:table-cell>
          <table:table-cell table:number-columns-repeated="5"/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[.$H$1]+[.A678]*4" office:value-type="float" office:value="1051284" calcext:value-type="float">
            <text:p>1051284</text:p>
          </table:table-cell>
          <table:table-cell table:formula="of:=DEC2HEX([.B678])" office:value-type="string" office:string-value="100A94" calcext:value-type="string">
            <text:p>100A94</text:p>
          </table:table-cell>
          <table:table-cell table:number-columns-repeated="5"/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[.$H$1]+[.A679]*4" office:value-type="float" office:value="1051288" calcext:value-type="float">
            <text:p>1051288</text:p>
          </table:table-cell>
          <table:table-cell table:formula="of:=DEC2HEX([.B679])" office:value-type="string" office:string-value="100A98" calcext:value-type="string">
            <text:p>100A98</text:p>
          </table:table-cell>
          <table:table-cell table:number-columns-repeated="5"/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[.$H$1]+[.A680]*4" office:value-type="float" office:value="1051292" calcext:value-type="float">
            <text:p>1051292</text:p>
          </table:table-cell>
          <table:table-cell table:formula="of:=DEC2HEX([.B680])" office:value-type="string" office:string-value="100A9C" calcext:value-type="string">
            <text:p>100A9C</text:p>
          </table:table-cell>
          <table:table-cell table:number-columns-repeated="5"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[.$H$1]+[.A681]*4" office:value-type="float" office:value="1051296" calcext:value-type="float">
            <text:p>1051296</text:p>
          </table:table-cell>
          <table:table-cell table:formula="of:=DEC2HEX([.B681])" office:value-type="string" office:string-value="100AA0" calcext:value-type="string">
            <text:p>100AA0</text:p>
          </table:table-cell>
          <table:table-cell table:number-columns-repeated="5"/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[.$H$1]+[.A682]*4" office:value-type="float" office:value="1051300" calcext:value-type="float">
            <text:p>1051300</text:p>
          </table:table-cell>
          <table:table-cell table:formula="of:=DEC2HEX([.B682])" office:value-type="string" office:string-value="100AA4" calcext:value-type="string">
            <text:p>100AA4</text:p>
          </table:table-cell>
          <table:table-cell table:number-columns-repeated="5"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[.$H$1]+[.A683]*4" office:value-type="float" office:value="1051304" calcext:value-type="float">
            <text:p>1051304</text:p>
          </table:table-cell>
          <table:table-cell table:formula="of:=DEC2HEX([.B683])" office:value-type="string" office:string-value="100AA8" calcext:value-type="string">
            <text:p>100AA8</text:p>
          </table:table-cell>
          <table:table-cell table:number-columns-repeated="5"/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[.$H$1]+[.A684]*4" office:value-type="float" office:value="1051308" calcext:value-type="float">
            <text:p>1051308</text:p>
          </table:table-cell>
          <table:table-cell table:formula="of:=DEC2HEX([.B684])" office:value-type="string" office:string-value="100AAC" calcext:value-type="string">
            <text:p>100AAC</text:p>
          </table:table-cell>
          <table:table-cell table:number-columns-repeated="5"/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[.$H$1]+[.A685]*4" office:value-type="float" office:value="1051312" calcext:value-type="float">
            <text:p>1051312</text:p>
          </table:table-cell>
          <table:table-cell table:formula="of:=DEC2HEX([.B685])" office:value-type="string" office:string-value="100AB0" calcext:value-type="string">
            <text:p>100AB0</text:p>
          </table:table-cell>
          <table:table-cell table:number-columns-repeated="5"/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[.$H$1]+[.A686]*4" office:value-type="float" office:value="1051316" calcext:value-type="float">
            <text:p>1051316</text:p>
          </table:table-cell>
          <table:table-cell table:formula="of:=DEC2HEX([.B686])" office:value-type="string" office:string-value="100AB4" calcext:value-type="string">
            <text:p>100AB4</text:p>
          </table:table-cell>
          <table:table-cell table:number-columns-repeated="5"/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[.$H$1]+[.A687]*4" office:value-type="float" office:value="1051320" calcext:value-type="float">
            <text:p>1051320</text:p>
          </table:table-cell>
          <table:table-cell table:formula="of:=DEC2HEX([.B687])" office:value-type="string" office:string-value="100AB8" calcext:value-type="string">
            <text:p>100AB8</text:p>
          </table:table-cell>
          <table:table-cell table:number-columns-repeated="5"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[.$H$1]+[.A688]*4" office:value-type="float" office:value="1051324" calcext:value-type="float">
            <text:p>1051324</text:p>
          </table:table-cell>
          <table:table-cell table:formula="of:=DEC2HEX([.B688])" office:value-type="string" office:string-value="100ABC" calcext:value-type="string">
            <text:p>100ABC</text:p>
          </table:table-cell>
          <table:table-cell table:number-columns-repeated="5"/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[.$H$1]+[.A689]*4" office:value-type="float" office:value="1051328" calcext:value-type="float">
            <text:p>1051328</text:p>
          </table:table-cell>
          <table:table-cell table:formula="of:=DEC2HEX([.B689])" office:value-type="string" office:string-value="100AC0" calcext:value-type="string">
            <text:p>100AC0</text:p>
          </table:table-cell>
          <table:table-cell table:number-columns-repeated="5"/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[.$H$1]+[.A690]*4" office:value-type="float" office:value="1051332" calcext:value-type="float">
            <text:p>1051332</text:p>
          </table:table-cell>
          <table:table-cell table:formula="of:=DEC2HEX([.B690])" office:value-type="string" office:string-value="100AC4" calcext:value-type="string">
            <text:p>100AC4</text:p>
          </table:table-cell>
          <table:table-cell table:number-columns-repeated="5"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[.$H$1]+[.A691]*4" office:value-type="float" office:value="1051336" calcext:value-type="float">
            <text:p>1051336</text:p>
          </table:table-cell>
          <table:table-cell table:formula="of:=DEC2HEX([.B691])" office:value-type="string" office:string-value="100AC8" calcext:value-type="string">
            <text:p>100AC8</text:p>
          </table:table-cell>
          <table:table-cell table:number-columns-repeated="5"/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[.$H$1]+[.A692]*4" office:value-type="float" office:value="1051340" calcext:value-type="float">
            <text:p>1051340</text:p>
          </table:table-cell>
          <table:table-cell table:formula="of:=DEC2HEX([.B692])" office:value-type="string" office:string-value="100ACC" calcext:value-type="string">
            <text:p>100ACC</text:p>
          </table:table-cell>
          <table:table-cell table:number-columns-repeated="5"/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[.$H$1]+[.A693]*4" office:value-type="float" office:value="1051344" calcext:value-type="float">
            <text:p>1051344</text:p>
          </table:table-cell>
          <table:table-cell table:formula="of:=DEC2HEX([.B693])" office:value-type="string" office:string-value="100AD0" calcext:value-type="string">
            <text:p>100AD0</text:p>
          </table:table-cell>
          <table:table-cell table:number-columns-repeated="5"/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[.$H$1]+[.A694]*4" office:value-type="float" office:value="1051348" calcext:value-type="float">
            <text:p>1051348</text:p>
          </table:table-cell>
          <table:table-cell table:formula="of:=DEC2HEX([.B694])" office:value-type="string" office:string-value="100AD4" calcext:value-type="string">
            <text:p>100AD4</text:p>
          </table:table-cell>
          <table:table-cell table:number-columns-repeated="5"/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[.$H$1]+[.A695]*4" office:value-type="float" office:value="1051352" calcext:value-type="float">
            <text:p>1051352</text:p>
          </table:table-cell>
          <table:table-cell table:formula="of:=DEC2HEX([.B695])" office:value-type="string" office:string-value="100AD8" calcext:value-type="string">
            <text:p>100AD8</text:p>
          </table:table-cell>
          <table:table-cell table:number-columns-repeated="5"/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[.$H$1]+[.A696]*4" office:value-type="float" office:value="1051356" calcext:value-type="float">
            <text:p>1051356</text:p>
          </table:table-cell>
          <table:table-cell table:formula="of:=DEC2HEX([.B696])" office:value-type="string" office:string-value="100ADC" calcext:value-type="string">
            <text:p>100ADC</text:p>
          </table:table-cell>
          <table:table-cell table:number-columns-repeated="5"/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[.$H$1]+[.A697]*4" office:value-type="float" office:value="1051360" calcext:value-type="float">
            <text:p>1051360</text:p>
          </table:table-cell>
          <table:table-cell table:formula="of:=DEC2HEX([.B697])" office:value-type="string" office:string-value="100AE0" calcext:value-type="string">
            <text:p>100AE0</text:p>
          </table:table-cell>
          <table:table-cell table:number-columns-repeated="5"/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[.$H$1]+[.A698]*4" office:value-type="float" office:value="1051364" calcext:value-type="float">
            <text:p>1051364</text:p>
          </table:table-cell>
          <table:table-cell table:formula="of:=DEC2HEX([.B698])" office:value-type="string" office:string-value="100AE4" calcext:value-type="string">
            <text:p>100AE4</text:p>
          </table:table-cell>
          <table:table-cell table:number-columns-repeated="5"/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[.$H$1]+[.A699]*4" office:value-type="float" office:value="1051368" calcext:value-type="float">
            <text:p>1051368</text:p>
          </table:table-cell>
          <table:table-cell table:formula="of:=DEC2HEX([.B699])" office:value-type="string" office:string-value="100AE8" calcext:value-type="string">
            <text:p>100AE8</text:p>
          </table:table-cell>
          <table:table-cell table:number-columns-repeated="5"/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[.$H$1]+[.A700]*4" office:value-type="float" office:value="1051372" calcext:value-type="float">
            <text:p>1051372</text:p>
          </table:table-cell>
          <table:table-cell table:formula="of:=DEC2HEX([.B700])" office:value-type="string" office:string-value="100AEC" calcext:value-type="string">
            <text:p>100AEC</text:p>
          </table:table-cell>
          <table:table-cell table:number-columns-repeated="5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$H$1]+[.A701]*4" office:value-type="float" office:value="1051376" calcext:value-type="float">
            <text:p>1051376</text:p>
          </table:table-cell>
          <table:table-cell table:formula="of:=DEC2HEX([.B701])" office:value-type="string" office:string-value="100AF0" calcext:value-type="string">
            <text:p>100AF0</text:p>
          </table:table-cell>
          <table:table-cell table:number-columns-repeated="5"/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[.$H$1]+[.A702]*4" office:value-type="float" office:value="1051380" calcext:value-type="float">
            <text:p>1051380</text:p>
          </table:table-cell>
          <table:table-cell table:formula="of:=DEC2HEX([.B702])" office:value-type="string" office:string-value="100AF4" calcext:value-type="string">
            <text:p>100AF4</text:p>
          </table:table-cell>
          <table:table-cell table:number-columns-repeated="5"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[.$H$1]+[.A703]*4" office:value-type="float" office:value="1051384" calcext:value-type="float">
            <text:p>1051384</text:p>
          </table:table-cell>
          <table:table-cell table:formula="of:=DEC2HEX([.B703])" office:value-type="string" office:string-value="100AF8" calcext:value-type="string">
            <text:p>100AF8</text:p>
          </table:table-cell>
          <table:table-cell table:number-columns-repeated="5"/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[.$H$1]+[.A704]*4" office:value-type="float" office:value="1051388" calcext:value-type="float">
            <text:p>1051388</text:p>
          </table:table-cell>
          <table:table-cell table:formula="of:=DEC2HEX([.B704])" office:value-type="string" office:string-value="100AFC" calcext:value-type="string">
            <text:p>100AFC</text:p>
          </table:table-cell>
          <table:table-cell table:number-columns-repeated="5"/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[.$H$1]+[.A705]*4" office:value-type="float" office:value="1051392" calcext:value-type="float">
            <text:p>1051392</text:p>
          </table:table-cell>
          <table:table-cell table:formula="of:=DEC2HEX([.B705])" office:value-type="string" office:string-value="100B00" calcext:value-type="string">
            <text:p>100B00</text:p>
          </table:table-cell>
          <table:table-cell table:number-columns-repeated="5"/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[.$H$1]+[.A706]*4" office:value-type="float" office:value="1051396" calcext:value-type="float">
            <text:p>1051396</text:p>
          </table:table-cell>
          <table:table-cell table:formula="of:=DEC2HEX([.B706])" office:value-type="string" office:string-value="100B04" calcext:value-type="string">
            <text:p>100B04</text:p>
          </table:table-cell>
          <table:table-cell table:number-columns-repeated="5"/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[.$H$1]+[.A707]*4" office:value-type="float" office:value="1051400" calcext:value-type="float">
            <text:p>1051400</text:p>
          </table:table-cell>
          <table:table-cell table:formula="of:=DEC2HEX([.B707])" office:value-type="string" office:string-value="100B08" calcext:value-type="string">
            <text:p>100B08</text:p>
          </table:table-cell>
          <table:table-cell table:number-columns-repeated="5"/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[.$H$1]+[.A708]*4" office:value-type="float" office:value="1051404" calcext:value-type="float">
            <text:p>1051404</text:p>
          </table:table-cell>
          <table:table-cell table:formula="of:=DEC2HEX([.B708])" office:value-type="string" office:string-value="100B0C" calcext:value-type="string">
            <text:p>100B0C</text:p>
          </table:table-cell>
          <table:table-cell table:number-columns-repeated="5"/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[.$H$1]+[.A709]*4" office:value-type="float" office:value="1051408" calcext:value-type="float">
            <text:p>1051408</text:p>
          </table:table-cell>
          <table:table-cell table:formula="of:=DEC2HEX([.B709])" office:value-type="string" office:string-value="100B10" calcext:value-type="string">
            <text:p>100B10</text:p>
          </table:table-cell>
          <table:table-cell table:number-columns-repeated="5"/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[.$H$1]+[.A710]*4" office:value-type="float" office:value="1051412" calcext:value-type="float">
            <text:p>1051412</text:p>
          </table:table-cell>
          <table:table-cell table:formula="of:=DEC2HEX([.B710])" office:value-type="string" office:string-value="100B14" calcext:value-type="string">
            <text:p>100B14</text:p>
          </table:table-cell>
          <table:table-cell table:number-columns-repeated="5"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[.$H$1]+[.A711]*4" office:value-type="float" office:value="1051416" calcext:value-type="float">
            <text:p>1051416</text:p>
          </table:table-cell>
          <table:table-cell table:formula="of:=DEC2HEX([.B711])" office:value-type="string" office:string-value="100B18" calcext:value-type="string">
            <text:p>100B18</text:p>
          </table:table-cell>
          <table:table-cell table:number-columns-repeated="5"/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[.$H$1]+[.A712]*4" office:value-type="float" office:value="1051420" calcext:value-type="float">
            <text:p>1051420</text:p>
          </table:table-cell>
          <table:table-cell table:formula="of:=DEC2HEX([.B712])" office:value-type="string" office:string-value="100B1C" calcext:value-type="string">
            <text:p>100B1C</text:p>
          </table:table-cell>
          <table:table-cell table:number-columns-repeated="5"/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[.$H$1]+[.A713]*4" office:value-type="float" office:value="1051424" calcext:value-type="float">
            <text:p>1051424</text:p>
          </table:table-cell>
          <table:table-cell table:formula="of:=DEC2HEX([.B713])" office:value-type="string" office:string-value="100B20" calcext:value-type="string">
            <text:p>100B20</text:p>
          </table:table-cell>
          <table:table-cell table:number-columns-repeated="5"/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[.$H$1]+[.A714]*4" office:value-type="float" office:value="1051428" calcext:value-type="float">
            <text:p>1051428</text:p>
          </table:table-cell>
          <table:table-cell table:formula="of:=DEC2HEX([.B714])" office:value-type="string" office:string-value="100B24" calcext:value-type="string">
            <text:p>100B24</text:p>
          </table:table-cell>
          <table:table-cell table:number-columns-repeated="5"/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[.$H$1]+[.A715]*4" office:value-type="float" office:value="1051432" calcext:value-type="float">
            <text:p>1051432</text:p>
          </table:table-cell>
          <table:table-cell table:formula="of:=DEC2HEX([.B715])" office:value-type="string" office:string-value="100B28" calcext:value-type="string">
            <text:p>100B28</text:p>
          </table:table-cell>
          <table:table-cell table:number-columns-repeated="5"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[.$H$1]+[.A716]*4" office:value-type="float" office:value="1051436" calcext:value-type="float">
            <text:p>1051436</text:p>
          </table:table-cell>
          <table:table-cell table:formula="of:=DEC2HEX([.B716])" office:value-type="string" office:string-value="100B2C" calcext:value-type="string">
            <text:p>100B2C</text:p>
          </table:table-cell>
          <table:table-cell table:number-columns-repeated="5"/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[.$H$1]+[.A717]*4" office:value-type="float" office:value="1051440" calcext:value-type="float">
            <text:p>1051440</text:p>
          </table:table-cell>
          <table:table-cell table:formula="of:=DEC2HEX([.B717])" office:value-type="string" office:string-value="100B30" calcext:value-type="string">
            <text:p>100B30</text:p>
          </table:table-cell>
          <table:table-cell table:number-columns-repeated="5"/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[.$H$1]+[.A718]*4" office:value-type="float" office:value="1051444" calcext:value-type="float">
            <text:p>1051444</text:p>
          </table:table-cell>
          <table:table-cell table:formula="of:=DEC2HEX([.B718])" office:value-type="string" office:string-value="100B34" calcext:value-type="string">
            <text:p>100B34</text:p>
          </table:table-cell>
          <table:table-cell table:number-columns-repeated="5"/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[.$H$1]+[.A719]*4" office:value-type="float" office:value="1051448" calcext:value-type="float">
            <text:p>1051448</text:p>
          </table:table-cell>
          <table:table-cell table:formula="of:=DEC2HEX([.B719])" office:value-type="string" office:string-value="100B38" calcext:value-type="string">
            <text:p>100B38</text:p>
          </table:table-cell>
          <table:table-cell table:number-columns-repeated="5"/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[.$H$1]+[.A720]*4" office:value-type="float" office:value="1051452" calcext:value-type="float">
            <text:p>1051452</text:p>
          </table:table-cell>
          <table:table-cell table:formula="of:=DEC2HEX([.B720])" office:value-type="string" office:string-value="100B3C" calcext:value-type="string">
            <text:p>100B3C</text:p>
          </table:table-cell>
          <table:table-cell table:number-columns-repeated="5"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[.$H$1]+[.A721]*4" office:value-type="float" office:value="1051456" calcext:value-type="float">
            <text:p>1051456</text:p>
          </table:table-cell>
          <table:table-cell table:formula="of:=DEC2HEX([.B721])" office:value-type="string" office:string-value="100B40" calcext:value-type="string">
            <text:p>100B40</text:p>
          </table:table-cell>
          <table:table-cell table:number-columns-repeated="5"/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[.$H$1]+[.A722]*4" office:value-type="float" office:value="1051460" calcext:value-type="float">
            <text:p>1051460</text:p>
          </table:table-cell>
          <table:table-cell table:formula="of:=DEC2HEX([.B722])" office:value-type="string" office:string-value="100B44" calcext:value-type="string">
            <text:p>100B44</text:p>
          </table:table-cell>
          <table:table-cell table:number-columns-repeated="5"/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[.$H$1]+[.A723]*4" office:value-type="float" office:value="1051464" calcext:value-type="float">
            <text:p>1051464</text:p>
          </table:table-cell>
          <table:table-cell table:formula="of:=DEC2HEX([.B723])" office:value-type="string" office:string-value="100B48" calcext:value-type="string">
            <text:p>100B48</text:p>
          </table:table-cell>
          <table:table-cell table:number-columns-repeated="5"/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[.$H$1]+[.A724]*4" office:value-type="float" office:value="1051468" calcext:value-type="float">
            <text:p>1051468</text:p>
          </table:table-cell>
          <table:table-cell table:formula="of:=DEC2HEX([.B724])" office:value-type="string" office:string-value="100B4C" calcext:value-type="string">
            <text:p>100B4C</text:p>
          </table:table-cell>
          <table:table-cell table:number-columns-repeated="5"/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[.$H$1]+[.A725]*4" office:value-type="float" office:value="1051472" calcext:value-type="float">
            <text:p>1051472</text:p>
          </table:table-cell>
          <table:table-cell table:formula="of:=DEC2HEX([.B725])" office:value-type="string" office:string-value="100B50" calcext:value-type="string">
            <text:p>100B50</text:p>
          </table:table-cell>
          <table:table-cell table:number-columns-repeated="5"/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[.$H$1]+[.A726]*4" office:value-type="float" office:value="1051476" calcext:value-type="float">
            <text:p>1051476</text:p>
          </table:table-cell>
          <table:table-cell table:formula="of:=DEC2HEX([.B726])" office:value-type="string" office:string-value="100B54" calcext:value-type="string">
            <text:p>100B54</text:p>
          </table:table-cell>
          <table:table-cell table:number-columns-repeated="5"/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[.$H$1]+[.A727]*4" office:value-type="float" office:value="1051480" calcext:value-type="float">
            <text:p>1051480</text:p>
          </table:table-cell>
          <table:table-cell table:formula="of:=DEC2HEX([.B727])" office:value-type="string" office:string-value="100B58" calcext:value-type="string">
            <text:p>100B58</text:p>
          </table:table-cell>
          <table:table-cell table:number-columns-repeated="5"/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[.$H$1]+[.A728]*4" office:value-type="float" office:value="1051484" calcext:value-type="float">
            <text:p>1051484</text:p>
          </table:table-cell>
          <table:table-cell table:formula="of:=DEC2HEX([.B728])" office:value-type="string" office:string-value="100B5C" calcext:value-type="string">
            <text:p>100B5C</text:p>
          </table:table-cell>
          <table:table-cell table:number-columns-repeated="5"/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[.$H$1]+[.A729]*4" office:value-type="float" office:value="1051488" calcext:value-type="float">
            <text:p>1051488</text:p>
          </table:table-cell>
          <table:table-cell table:formula="of:=DEC2HEX([.B729])" office:value-type="string" office:string-value="100B60" calcext:value-type="string">
            <text:p>100B60</text:p>
          </table:table-cell>
          <table:table-cell table:number-columns-repeated="5"/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[.$H$1]+[.A730]*4" office:value-type="float" office:value="1051492" calcext:value-type="float">
            <text:p>1051492</text:p>
          </table:table-cell>
          <table:table-cell table:formula="of:=DEC2HEX([.B730])" office:value-type="string" office:string-value="100B64" calcext:value-type="string">
            <text:p>100B64</text:p>
          </table:table-cell>
          <table:table-cell table:number-columns-repeated="5"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[.$H$1]+[.A731]*4" office:value-type="float" office:value="1051496" calcext:value-type="float">
            <text:p>1051496</text:p>
          </table:table-cell>
          <table:table-cell table:formula="of:=DEC2HEX([.B731])" office:value-type="string" office:string-value="100B68" calcext:value-type="string">
            <text:p>100B68</text:p>
          </table:table-cell>
          <table:table-cell table:number-columns-repeated="5"/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[.$H$1]+[.A732]*4" office:value-type="float" office:value="1051500" calcext:value-type="float">
            <text:p>1051500</text:p>
          </table:table-cell>
          <table:table-cell table:formula="of:=DEC2HEX([.B732])" office:value-type="string" office:string-value="100B6C" calcext:value-type="string">
            <text:p>100B6C</text:p>
          </table:table-cell>
          <table:table-cell table:number-columns-repeated="5"/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[.$H$1]+[.A733]*4" office:value-type="float" office:value="1051504" calcext:value-type="float">
            <text:p>1051504</text:p>
          </table:table-cell>
          <table:table-cell table:formula="of:=DEC2HEX([.B733])" office:value-type="string" office:string-value="100B70" calcext:value-type="string">
            <text:p>100B70</text:p>
          </table:table-cell>
          <table:table-cell table:number-columns-repeated="5"/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[.$H$1]+[.A734]*4" office:value-type="float" office:value="1051508" calcext:value-type="float">
            <text:p>1051508</text:p>
          </table:table-cell>
          <table:table-cell table:formula="of:=DEC2HEX([.B734])" office:value-type="string" office:string-value="100B74" calcext:value-type="string">
            <text:p>100B74</text:p>
          </table:table-cell>
          <table:table-cell table:number-columns-repeated="5"/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[.$H$1]+[.A735]*4" office:value-type="float" office:value="1051512" calcext:value-type="float">
            <text:p>1051512</text:p>
          </table:table-cell>
          <table:table-cell table:formula="of:=DEC2HEX([.B735])" office:value-type="string" office:string-value="100B78" calcext:value-type="string">
            <text:p>100B78</text:p>
          </table:table-cell>
          <table:table-cell table:number-columns-repeated="5"/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[.$H$1]+[.A736]*4" office:value-type="float" office:value="1051516" calcext:value-type="float">
            <text:p>1051516</text:p>
          </table:table-cell>
          <table:table-cell table:formula="of:=DEC2HEX([.B736])" office:value-type="string" office:string-value="100B7C" calcext:value-type="string">
            <text:p>100B7C</text:p>
          </table:table-cell>
          <table:table-cell table:number-columns-repeated="5"/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[.$H$1]+[.A737]*4" office:value-type="float" office:value="1051520" calcext:value-type="float">
            <text:p>1051520</text:p>
          </table:table-cell>
          <table:table-cell table:formula="of:=DEC2HEX([.B737])" office:value-type="string" office:string-value="100B80" calcext:value-type="string">
            <text:p>100B80</text:p>
          </table:table-cell>
          <table:table-cell table:number-columns-repeated="5"/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[.$H$1]+[.A738]*4" office:value-type="float" office:value="1051524" calcext:value-type="float">
            <text:p>1051524</text:p>
          </table:table-cell>
          <table:table-cell table:formula="of:=DEC2HEX([.B738])" office:value-type="string" office:string-value="100B84" calcext:value-type="string">
            <text:p>100B84</text:p>
          </table:table-cell>
          <table:table-cell table:number-columns-repeated="5"/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[.$H$1]+[.A739]*4" office:value-type="float" office:value="1051528" calcext:value-type="float">
            <text:p>1051528</text:p>
          </table:table-cell>
          <table:table-cell table:formula="of:=DEC2HEX([.B739])" office:value-type="string" office:string-value="100B88" calcext:value-type="string">
            <text:p>100B88</text:p>
          </table:table-cell>
          <table:table-cell table:number-columns-repeated="5"/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[.$H$1]+[.A740]*4" office:value-type="float" office:value="1051532" calcext:value-type="float">
            <text:p>1051532</text:p>
          </table:table-cell>
          <table:table-cell table:formula="of:=DEC2HEX([.B740])" office:value-type="string" office:string-value="100B8C" calcext:value-type="string">
            <text:p>100B8C</text:p>
          </table:table-cell>
          <table:table-cell table:number-columns-repeated="5"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[.$H$1]+[.A741]*4" office:value-type="float" office:value="1051536" calcext:value-type="float">
            <text:p>1051536</text:p>
          </table:table-cell>
          <table:table-cell table:formula="of:=DEC2HEX([.B741])" office:value-type="string" office:string-value="100B90" calcext:value-type="string">
            <text:p>100B90</text:p>
          </table:table-cell>
          <table:table-cell table:number-columns-repeated="5"/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[.$H$1]+[.A742]*4" office:value-type="float" office:value="1051540" calcext:value-type="float">
            <text:p>1051540</text:p>
          </table:table-cell>
          <table:table-cell table:formula="of:=DEC2HEX([.B742])" office:value-type="string" office:string-value="100B94" calcext:value-type="string">
            <text:p>100B94</text:p>
          </table:table-cell>
          <table:table-cell table:number-columns-repeated="5"/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[.$H$1]+[.A743]*4" office:value-type="float" office:value="1051544" calcext:value-type="float">
            <text:p>1051544</text:p>
          </table:table-cell>
          <table:table-cell table:formula="of:=DEC2HEX([.B743])" office:value-type="string" office:string-value="100B98" calcext:value-type="string">
            <text:p>100B98</text:p>
          </table:table-cell>
          <table:table-cell table:number-columns-repeated="5"/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[.$H$1]+[.A744]*4" office:value-type="float" office:value="1051548" calcext:value-type="float">
            <text:p>1051548</text:p>
          </table:table-cell>
          <table:table-cell table:formula="of:=DEC2HEX([.B744])" office:value-type="string" office:string-value="100B9C" calcext:value-type="string">
            <text:p>100B9C</text:p>
          </table:table-cell>
          <table:table-cell table:number-columns-repeated="5"/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[.$H$1]+[.A745]*4" office:value-type="float" office:value="1051552" calcext:value-type="float">
            <text:p>1051552</text:p>
          </table:table-cell>
          <table:table-cell table:formula="of:=DEC2HEX([.B745])" office:value-type="string" office:string-value="100BA0" calcext:value-type="string">
            <text:p>100BA0</text:p>
          </table:table-cell>
          <table:table-cell table:number-columns-repeated="5"/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[.$H$1]+[.A746]*4" office:value-type="float" office:value="1051556" calcext:value-type="float">
            <text:p>1051556</text:p>
          </table:table-cell>
          <table:table-cell table:formula="of:=DEC2HEX([.B746])" office:value-type="string" office:string-value="100BA4" calcext:value-type="string">
            <text:p>100BA4</text:p>
          </table:table-cell>
          <table:table-cell table:number-columns-repeated="5"/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[.$H$1]+[.A747]*4" office:value-type="float" office:value="1051560" calcext:value-type="float">
            <text:p>1051560</text:p>
          </table:table-cell>
          <table:table-cell table:formula="of:=DEC2HEX([.B747])" office:value-type="string" office:string-value="100BA8" calcext:value-type="string">
            <text:p>100BA8</text:p>
          </table:table-cell>
          <table:table-cell table:number-columns-repeated="5"/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[.$H$1]+[.A748]*4" office:value-type="float" office:value="1051564" calcext:value-type="float">
            <text:p>1051564</text:p>
          </table:table-cell>
          <table:table-cell table:formula="of:=DEC2HEX([.B748])" office:value-type="string" office:string-value="100BAC" calcext:value-type="string">
            <text:p>100BAC</text:p>
          </table:table-cell>
          <table:table-cell table:number-columns-repeated="5"/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[.$H$1]+[.A749]*4" office:value-type="float" office:value="1051568" calcext:value-type="float">
            <text:p>1051568</text:p>
          </table:table-cell>
          <table:table-cell table:formula="of:=DEC2HEX([.B749])" office:value-type="string" office:string-value="100BB0" calcext:value-type="string">
            <text:p>100BB0</text:p>
          </table:table-cell>
          <table:table-cell table:number-columns-repeated="5"/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[.$H$1]+[.A750]*4" office:value-type="float" office:value="1051572" calcext:value-type="float">
            <text:p>1051572</text:p>
          </table:table-cell>
          <table:table-cell table:formula="of:=DEC2HEX([.B750])" office:value-type="string" office:string-value="100BB4" calcext:value-type="string">
            <text:p>100BB4</text:p>
          </table:table-cell>
          <table:table-cell table:number-columns-repeated="5"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[.$H$1]+[.A751]*4" office:value-type="float" office:value="1051576" calcext:value-type="float">
            <text:p>1051576</text:p>
          </table:table-cell>
          <table:table-cell table:formula="of:=DEC2HEX([.B751])" office:value-type="string" office:string-value="100BB8" calcext:value-type="string">
            <text:p>100BB8</text:p>
          </table:table-cell>
          <table:table-cell table:number-columns-repeated="5"/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[.$H$1]+[.A752]*4" office:value-type="float" office:value="1051580" calcext:value-type="float">
            <text:p>1051580</text:p>
          </table:table-cell>
          <table:table-cell table:formula="of:=DEC2HEX([.B752])" office:value-type="string" office:string-value="100BBC" calcext:value-type="string">
            <text:p>100BBC</text:p>
          </table:table-cell>
          <table:table-cell table:number-columns-repeated="5"/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[.$H$1]+[.A753]*4" office:value-type="float" office:value="1051584" calcext:value-type="float">
            <text:p>1051584</text:p>
          </table:table-cell>
          <table:table-cell table:formula="of:=DEC2HEX([.B753])" office:value-type="string" office:string-value="100BC0" calcext:value-type="string">
            <text:p>100BC0</text:p>
          </table:table-cell>
          <table:table-cell table:number-columns-repeated="5"/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[.$H$1]+[.A754]*4" office:value-type="float" office:value="1051588" calcext:value-type="float">
            <text:p>1051588</text:p>
          </table:table-cell>
          <table:table-cell table:formula="of:=DEC2HEX([.B754])" office:value-type="string" office:string-value="100BC4" calcext:value-type="string">
            <text:p>100BC4</text:p>
          </table:table-cell>
          <table:table-cell table:number-columns-repeated="5"/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[.$H$1]+[.A755]*4" office:value-type="float" office:value="1051592" calcext:value-type="float">
            <text:p>1051592</text:p>
          </table:table-cell>
          <table:table-cell table:formula="of:=DEC2HEX([.B755])" office:value-type="string" office:string-value="100BC8" calcext:value-type="string">
            <text:p>100BC8</text:p>
          </table:table-cell>
          <table:table-cell table:number-columns-repeated="5"/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[.$H$1]+[.A756]*4" office:value-type="float" office:value="1051596" calcext:value-type="float">
            <text:p>1051596</text:p>
          </table:table-cell>
          <table:table-cell table:formula="of:=DEC2HEX([.B756])" office:value-type="string" office:string-value="100BCC" calcext:value-type="string">
            <text:p>100BCC</text:p>
          </table:table-cell>
          <table:table-cell table:number-columns-repeated="5"/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[.$H$1]+[.A757]*4" office:value-type="float" office:value="1051600" calcext:value-type="float">
            <text:p>1051600</text:p>
          </table:table-cell>
          <table:table-cell table:formula="of:=DEC2HEX([.B757])" office:value-type="string" office:string-value="100BD0" calcext:value-type="string">
            <text:p>100BD0</text:p>
          </table:table-cell>
          <table:table-cell table:number-columns-repeated="5"/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[.$H$1]+[.A758]*4" office:value-type="float" office:value="1051604" calcext:value-type="float">
            <text:p>1051604</text:p>
          </table:table-cell>
          <table:table-cell table:formula="of:=DEC2HEX([.B758])" office:value-type="string" office:string-value="100BD4" calcext:value-type="string">
            <text:p>100BD4</text:p>
          </table:table-cell>
          <table:table-cell table:number-columns-repeated="5"/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[.$H$1]+[.A759]*4" office:value-type="float" office:value="1051608" calcext:value-type="float">
            <text:p>1051608</text:p>
          </table:table-cell>
          <table:table-cell table:formula="of:=DEC2HEX([.B759])" office:value-type="string" office:string-value="100BD8" calcext:value-type="string">
            <text:p>100BD8</text:p>
          </table:table-cell>
          <table:table-cell table:number-columns-repeated="5"/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[.$H$1]+[.A760]*4" office:value-type="float" office:value="1051612" calcext:value-type="float">
            <text:p>1051612</text:p>
          </table:table-cell>
          <table:table-cell table:formula="of:=DEC2HEX([.B760])" office:value-type="string" office:string-value="100BDC" calcext:value-type="string">
            <text:p>100BDC</text:p>
          </table:table-cell>
          <table:table-cell table:number-columns-repeated="5"/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[.$H$1]+[.A761]*4" office:value-type="float" office:value="1051616" calcext:value-type="float">
            <text:p>1051616</text:p>
          </table:table-cell>
          <table:table-cell table:formula="of:=DEC2HEX([.B761])" office:value-type="string" office:string-value="100BE0" calcext:value-type="string">
            <text:p>100BE0</text:p>
          </table:table-cell>
          <table:table-cell table:number-columns-repeated="5"/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[.$H$1]+[.A762]*4" office:value-type="float" office:value="1051620" calcext:value-type="float">
            <text:p>1051620</text:p>
          </table:table-cell>
          <table:table-cell table:formula="of:=DEC2HEX([.B762])" office:value-type="string" office:string-value="100BE4" calcext:value-type="string">
            <text:p>100BE4</text:p>
          </table:table-cell>
          <table:table-cell table:number-columns-repeated="5"/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[.$H$1]+[.A763]*4" office:value-type="float" office:value="1051624" calcext:value-type="float">
            <text:p>1051624</text:p>
          </table:table-cell>
          <table:table-cell table:formula="of:=DEC2HEX([.B763])" office:value-type="string" office:string-value="100BE8" calcext:value-type="string">
            <text:p>100BE8</text:p>
          </table:table-cell>
          <table:table-cell table:number-columns-repeated="5"/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[.$H$1]+[.A764]*4" office:value-type="float" office:value="1051628" calcext:value-type="float">
            <text:p>1051628</text:p>
          </table:table-cell>
          <table:table-cell table:formula="of:=DEC2HEX([.B764])" office:value-type="string" office:string-value="100BEC" calcext:value-type="string">
            <text:p>100BEC</text:p>
          </table:table-cell>
          <table:table-cell table:number-columns-repeated="5"/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[.$H$1]+[.A765]*4" office:value-type="float" office:value="1051632" calcext:value-type="float">
            <text:p>1051632</text:p>
          </table:table-cell>
          <table:table-cell table:formula="of:=DEC2HEX([.B765])" office:value-type="string" office:string-value="100BF0" calcext:value-type="string">
            <text:p>100BF0</text:p>
          </table:table-cell>
          <table:table-cell table:number-columns-repeated="5"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[.$H$1]+[.A766]*4" office:value-type="float" office:value="1051636" calcext:value-type="float">
            <text:p>1051636</text:p>
          </table:table-cell>
          <table:table-cell table:formula="of:=DEC2HEX([.B766])" office:value-type="string" office:string-value="100BF4" calcext:value-type="string">
            <text:p>100BF4</text:p>
          </table:table-cell>
          <table:table-cell table:number-columns-repeated="5"/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[.$H$1]+[.A767]*4" office:value-type="float" office:value="1051640" calcext:value-type="float">
            <text:p>1051640</text:p>
          </table:table-cell>
          <table:table-cell table:formula="of:=DEC2HEX([.B767])" office:value-type="string" office:string-value="100BF8" calcext:value-type="string">
            <text:p>100BF8</text:p>
          </table:table-cell>
          <table:table-cell table:number-columns-repeated="5"/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[.$H$1]+[.A768]*4" office:value-type="float" office:value="1051644" calcext:value-type="float">
            <text:p>1051644</text:p>
          </table:table-cell>
          <table:table-cell table:formula="of:=DEC2HEX([.B768])" office:value-type="string" office:string-value="100BFC" calcext:value-type="string">
            <text:p>100BFC</text:p>
          </table:table-cell>
          <table:table-cell table:number-columns-repeated="5"/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[.$H$1]+[.A769]*4" office:value-type="float" office:value="1051648" calcext:value-type="float">
            <text:p>1051648</text:p>
          </table:table-cell>
          <table:table-cell table:formula="of:=DEC2HEX([.B769])" office:value-type="string" office:string-value="100C00" calcext:value-type="string">
            <text:p>100C00</text:p>
          </table:table-cell>
          <table:table-cell table:number-columns-repeated="5"/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[.$H$1]+[.A770]*4" office:value-type="float" office:value="1051652" calcext:value-type="float">
            <text:p>1051652</text:p>
          </table:table-cell>
          <table:table-cell table:formula="of:=DEC2HEX([.B770])" office:value-type="string" office:string-value="100C04" calcext:value-type="string">
            <text:p>100C04</text:p>
          </table:table-cell>
          <table:table-cell table:number-columns-repeated="5"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[.$H$1]+[.A771]*4" office:value-type="float" office:value="1051656" calcext:value-type="float">
            <text:p>1051656</text:p>
          </table:table-cell>
          <table:table-cell table:formula="of:=DEC2HEX([.B771])" office:value-type="string" office:string-value="100C08" calcext:value-type="string">
            <text:p>100C08</text:p>
          </table:table-cell>
          <table:table-cell table:number-columns-repeated="5"/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[.$H$1]+[.A772]*4" office:value-type="float" office:value="1051660" calcext:value-type="float">
            <text:p>1051660</text:p>
          </table:table-cell>
          <table:table-cell table:formula="of:=DEC2HEX([.B772])" office:value-type="string" office:string-value="100C0C" calcext:value-type="string">
            <text:p>100C0C</text:p>
          </table:table-cell>
          <table:table-cell table:number-columns-repeated="5"/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[.$H$1]+[.A773]*4" office:value-type="float" office:value="1051664" calcext:value-type="float">
            <text:p>1051664</text:p>
          </table:table-cell>
          <table:table-cell table:formula="of:=DEC2HEX([.B773])" office:value-type="string" office:string-value="100C10" calcext:value-type="string">
            <text:p>100C10</text:p>
          </table:table-cell>
          <table:table-cell table:number-columns-repeated="5"/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[.$H$1]+[.A774]*4" office:value-type="float" office:value="1051668" calcext:value-type="float">
            <text:p>1051668</text:p>
          </table:table-cell>
          <table:table-cell table:formula="of:=DEC2HEX([.B774])" office:value-type="string" office:string-value="100C14" calcext:value-type="string">
            <text:p>100C14</text:p>
          </table:table-cell>
          <table:table-cell table:number-columns-repeated="5"/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[.$H$1]+[.A775]*4" office:value-type="float" office:value="1051672" calcext:value-type="float">
            <text:p>1051672</text:p>
          </table:table-cell>
          <table:table-cell table:formula="of:=DEC2HEX([.B775])" office:value-type="string" office:string-value="100C18" calcext:value-type="string">
            <text:p>100C18</text:p>
          </table:table-cell>
          <table:table-cell table:number-columns-repeated="5"/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[.$H$1]+[.A776]*4" office:value-type="float" office:value="1051676" calcext:value-type="float">
            <text:p>1051676</text:p>
          </table:table-cell>
          <table:table-cell table:formula="of:=DEC2HEX([.B776])" office:value-type="string" office:string-value="100C1C" calcext:value-type="string">
            <text:p>100C1C</text:p>
          </table:table-cell>
          <table:table-cell table:number-columns-repeated="5"/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[.$H$1]+[.A777]*4" office:value-type="float" office:value="1051680" calcext:value-type="float">
            <text:p>1051680</text:p>
          </table:table-cell>
          <table:table-cell table:formula="of:=DEC2HEX([.B777])" office:value-type="string" office:string-value="100C20" calcext:value-type="string">
            <text:p>100C20</text:p>
          </table:table-cell>
          <table:table-cell table:number-columns-repeated="5"/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[.$H$1]+[.A778]*4" office:value-type="float" office:value="1051684" calcext:value-type="float">
            <text:p>1051684</text:p>
          </table:table-cell>
          <table:table-cell table:formula="of:=DEC2HEX([.B778])" office:value-type="string" office:string-value="100C24" calcext:value-type="string">
            <text:p>100C24</text:p>
          </table:table-cell>
          <table:table-cell table:number-columns-repeated="5"/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[.$H$1]+[.A779]*4" office:value-type="float" office:value="1051688" calcext:value-type="float">
            <text:p>1051688</text:p>
          </table:table-cell>
          <table:table-cell table:formula="of:=DEC2HEX([.B779])" office:value-type="string" office:string-value="100C28" calcext:value-type="string">
            <text:p>100C28</text:p>
          </table:table-cell>
          <table:table-cell table:number-columns-repeated="5"/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[.$H$1]+[.A780]*4" office:value-type="float" office:value="1051692" calcext:value-type="float">
            <text:p>1051692</text:p>
          </table:table-cell>
          <table:table-cell table:formula="of:=DEC2HEX([.B780])" office:value-type="string" office:string-value="100C2C" calcext:value-type="string">
            <text:p>100C2C</text:p>
          </table:table-cell>
          <table:table-cell table:number-columns-repeated="5"/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[.$H$1]+[.A781]*4" office:value-type="float" office:value="1051696" calcext:value-type="float">
            <text:p>1051696</text:p>
          </table:table-cell>
          <table:table-cell table:formula="of:=DEC2HEX([.B781])" office:value-type="string" office:string-value="100C30" calcext:value-type="string">
            <text:p>100C30</text:p>
          </table:table-cell>
          <table:table-cell table:number-columns-repeated="5"/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[.$H$1]+[.A782]*4" office:value-type="float" office:value="1051700" calcext:value-type="float">
            <text:p>1051700</text:p>
          </table:table-cell>
          <table:table-cell table:formula="of:=DEC2HEX([.B782])" office:value-type="string" office:string-value="100C34" calcext:value-type="string">
            <text:p>100C34</text:p>
          </table:table-cell>
          <table:table-cell table:number-columns-repeated="5"/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[.$H$1]+[.A783]*4" office:value-type="float" office:value="1051704" calcext:value-type="float">
            <text:p>1051704</text:p>
          </table:table-cell>
          <table:table-cell table:formula="of:=DEC2HEX([.B783])" office:value-type="string" office:string-value="100C38" calcext:value-type="string">
            <text:p>100C38</text:p>
          </table:table-cell>
          <table:table-cell table:number-columns-repeated="5"/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[.$H$1]+[.A784]*4" office:value-type="float" office:value="1051708" calcext:value-type="float">
            <text:p>1051708</text:p>
          </table:table-cell>
          <table:table-cell table:formula="of:=DEC2HEX([.B784])" office:value-type="string" office:string-value="100C3C" calcext:value-type="string">
            <text:p>100C3C</text:p>
          </table:table-cell>
          <table:table-cell table:number-columns-repeated="5"/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[.$H$1]+[.A785]*4" office:value-type="float" office:value="1051712" calcext:value-type="float">
            <text:p>1051712</text:p>
          </table:table-cell>
          <table:table-cell table:formula="of:=DEC2HEX([.B785])" office:value-type="string" office:string-value="100C40" calcext:value-type="string">
            <text:p>100C40</text:p>
          </table:table-cell>
          <table:table-cell table:number-columns-repeated="5"/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[.$H$1]+[.A786]*4" office:value-type="float" office:value="1051716" calcext:value-type="float">
            <text:p>1051716</text:p>
          </table:table-cell>
          <table:table-cell table:formula="of:=DEC2HEX([.B786])" office:value-type="string" office:string-value="100C44" calcext:value-type="string">
            <text:p>100C44</text:p>
          </table:table-cell>
          <table:table-cell table:number-columns-repeated="5"/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[.$H$1]+[.A787]*4" office:value-type="float" office:value="1051720" calcext:value-type="float">
            <text:p>1051720</text:p>
          </table:table-cell>
          <table:table-cell table:formula="of:=DEC2HEX([.B787])" office:value-type="string" office:string-value="100C48" calcext:value-type="string">
            <text:p>100C48</text:p>
          </table:table-cell>
          <table:table-cell table:number-columns-repeated="5"/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[.$H$1]+[.A788]*4" office:value-type="float" office:value="1051724" calcext:value-type="float">
            <text:p>1051724</text:p>
          </table:table-cell>
          <table:table-cell table:formula="of:=DEC2HEX([.B788])" office:value-type="string" office:string-value="100C4C" calcext:value-type="string">
            <text:p>100C4C</text:p>
          </table:table-cell>
          <table:table-cell table:number-columns-repeated="5"/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[.$H$1]+[.A789]*4" office:value-type="float" office:value="1051728" calcext:value-type="float">
            <text:p>1051728</text:p>
          </table:table-cell>
          <table:table-cell table:formula="of:=DEC2HEX([.B789])" office:value-type="string" office:string-value="100C50" calcext:value-type="string">
            <text:p>100C50</text:p>
          </table:table-cell>
          <table:table-cell table:number-columns-repeated="5"/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[.$H$1]+[.A790]*4" office:value-type="float" office:value="1051732" calcext:value-type="float">
            <text:p>1051732</text:p>
          </table:table-cell>
          <table:table-cell table:formula="of:=DEC2HEX([.B790])" office:value-type="string" office:string-value="100C54" calcext:value-type="string">
            <text:p>100C54</text:p>
          </table:table-cell>
          <table:table-cell table:number-columns-repeated="5"/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[.$H$1]+[.A791]*4" office:value-type="float" office:value="1051736" calcext:value-type="float">
            <text:p>1051736</text:p>
          </table:table-cell>
          <table:table-cell table:formula="of:=DEC2HEX([.B791])" office:value-type="string" office:string-value="100C58" calcext:value-type="string">
            <text:p>100C58</text:p>
          </table:table-cell>
          <table:table-cell table:number-columns-repeated="5"/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[.$H$1]+[.A792]*4" office:value-type="float" office:value="1051740" calcext:value-type="float">
            <text:p>1051740</text:p>
          </table:table-cell>
          <table:table-cell table:formula="of:=DEC2HEX([.B792])" office:value-type="string" office:string-value="100C5C" calcext:value-type="string">
            <text:p>100C5C</text:p>
          </table:table-cell>
          <table:table-cell table:number-columns-repeated="5"/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[.$H$1]+[.A793]*4" office:value-type="float" office:value="1051744" calcext:value-type="float">
            <text:p>1051744</text:p>
          </table:table-cell>
          <table:table-cell table:formula="of:=DEC2HEX([.B793])" office:value-type="string" office:string-value="100C60" calcext:value-type="string">
            <text:p>100C60</text:p>
          </table:table-cell>
          <table:table-cell table:number-columns-repeated="5"/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[.$H$1]+[.A794]*4" office:value-type="float" office:value="1051748" calcext:value-type="float">
            <text:p>1051748</text:p>
          </table:table-cell>
          <table:table-cell table:formula="of:=DEC2HEX([.B794])" office:value-type="string" office:string-value="100C64" calcext:value-type="string">
            <text:p>100C64</text:p>
          </table:table-cell>
          <table:table-cell table:number-columns-repeated="5"/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[.$H$1]+[.A795]*4" office:value-type="float" office:value="1051752" calcext:value-type="float">
            <text:p>1051752</text:p>
          </table:table-cell>
          <table:table-cell table:formula="of:=DEC2HEX([.B795])" office:value-type="string" office:string-value="100C68" calcext:value-type="string">
            <text:p>100C68</text:p>
          </table:table-cell>
          <table:table-cell table:number-columns-repeated="5"/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[.$H$1]+[.A796]*4" office:value-type="float" office:value="1051756" calcext:value-type="float">
            <text:p>1051756</text:p>
          </table:table-cell>
          <table:table-cell table:formula="of:=DEC2HEX([.B796])" office:value-type="string" office:string-value="100C6C" calcext:value-type="string">
            <text:p>100C6C</text:p>
          </table:table-cell>
          <table:table-cell table:number-columns-repeated="5"/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[.$H$1]+[.A797]*4" office:value-type="float" office:value="1051760" calcext:value-type="float">
            <text:p>1051760</text:p>
          </table:table-cell>
          <table:table-cell table:formula="of:=DEC2HEX([.B797])" office:value-type="string" office:string-value="100C70" calcext:value-type="string">
            <text:p>100C70</text:p>
          </table:table-cell>
          <table:table-cell table:number-columns-repeated="5"/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[.$H$1]+[.A798]*4" office:value-type="float" office:value="1051764" calcext:value-type="float">
            <text:p>1051764</text:p>
          </table:table-cell>
          <table:table-cell table:formula="of:=DEC2HEX([.B798])" office:value-type="string" office:string-value="100C74" calcext:value-type="string">
            <text:p>100C74</text:p>
          </table:table-cell>
          <table:table-cell table:number-columns-repeated="5"/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[.$H$1]+[.A799]*4" office:value-type="float" office:value="1051768" calcext:value-type="float">
            <text:p>1051768</text:p>
          </table:table-cell>
          <table:table-cell table:formula="of:=DEC2HEX([.B799])" office:value-type="string" office:string-value="100C78" calcext:value-type="string">
            <text:p>100C78</text:p>
          </table:table-cell>
          <table:table-cell table:number-columns-repeated="5"/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[.$H$1]+[.A800]*4" office:value-type="float" office:value="1051772" calcext:value-type="float">
            <text:p>1051772</text:p>
          </table:table-cell>
          <table:table-cell table:formula="of:=DEC2HEX([.B800])" office:value-type="string" office:string-value="100C7C" calcext:value-type="string">
            <text:p>100C7C</text:p>
          </table:table-cell>
          <table:table-cell table:number-columns-repeated="5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$H$1]+[.A801]*4" office:value-type="float" office:value="1051776" calcext:value-type="float">
            <text:p>1051776</text:p>
          </table:table-cell>
          <table:table-cell table:formula="of:=DEC2HEX([.B801])" office:value-type="string" office:string-value="100C80" calcext:value-type="string">
            <text:p>100C80</text:p>
          </table:table-cell>
          <table:table-cell table:number-columns-repeated="5"/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[.$H$1]+[.A802]*4" office:value-type="float" office:value="1051780" calcext:value-type="float">
            <text:p>1051780</text:p>
          </table:table-cell>
          <table:table-cell table:formula="of:=DEC2HEX([.B802])" office:value-type="string" office:string-value="100C84" calcext:value-type="string">
            <text:p>100C84</text:p>
          </table:table-cell>
          <table:table-cell table:number-columns-repeated="5"/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[.$H$1]+[.A803]*4" office:value-type="float" office:value="1051784" calcext:value-type="float">
            <text:p>1051784</text:p>
          </table:table-cell>
          <table:table-cell table:formula="of:=DEC2HEX([.B803])" office:value-type="string" office:string-value="100C88" calcext:value-type="string">
            <text:p>100C88</text:p>
          </table:table-cell>
          <table:table-cell table:number-columns-repeated="5"/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[.$H$1]+[.A804]*4" office:value-type="float" office:value="1051788" calcext:value-type="float">
            <text:p>1051788</text:p>
          </table:table-cell>
          <table:table-cell table:formula="of:=DEC2HEX([.B804])" office:value-type="string" office:string-value="100C8C" calcext:value-type="string">
            <text:p>100C8C</text:p>
          </table:table-cell>
          <table:table-cell table:number-columns-repeated="5"/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[.$H$1]+[.A805]*4" office:value-type="float" office:value="1051792" calcext:value-type="float">
            <text:p>1051792</text:p>
          </table:table-cell>
          <table:table-cell table:formula="of:=DEC2HEX([.B805])" office:value-type="string" office:string-value="100C90" calcext:value-type="string">
            <text:p>100C90</text:p>
          </table:table-cell>
          <table:table-cell table:number-columns-repeated="5"/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[.$H$1]+[.A806]*4" office:value-type="float" office:value="1051796" calcext:value-type="float">
            <text:p>1051796</text:p>
          </table:table-cell>
          <table:table-cell table:formula="of:=DEC2HEX([.B806])" office:value-type="string" office:string-value="100C94" calcext:value-type="string">
            <text:p>100C94</text:p>
          </table:table-cell>
          <table:table-cell table:number-columns-repeated="5"/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[.$H$1]+[.A807]*4" office:value-type="float" office:value="1051800" calcext:value-type="float">
            <text:p>1051800</text:p>
          </table:table-cell>
          <table:table-cell table:formula="of:=DEC2HEX([.B807])" office:value-type="string" office:string-value="100C98" calcext:value-type="string">
            <text:p>100C98</text:p>
          </table:table-cell>
          <table:table-cell table:number-columns-repeated="5"/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[.$H$1]+[.A808]*4" office:value-type="float" office:value="1051804" calcext:value-type="float">
            <text:p>1051804</text:p>
          </table:table-cell>
          <table:table-cell table:formula="of:=DEC2HEX([.B808])" office:value-type="string" office:string-value="100C9C" calcext:value-type="string">
            <text:p>100C9C</text:p>
          </table:table-cell>
          <table:table-cell table:number-columns-repeated="5"/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[.$H$1]+[.A809]*4" office:value-type="float" office:value="1051808" calcext:value-type="float">
            <text:p>1051808</text:p>
          </table:table-cell>
          <table:table-cell table:formula="of:=DEC2HEX([.B809])" office:value-type="string" office:string-value="100CA0" calcext:value-type="string">
            <text:p>100CA0</text:p>
          </table:table-cell>
          <table:table-cell table:number-columns-repeated="5"/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[.$H$1]+[.A810]*4" office:value-type="float" office:value="1051812" calcext:value-type="float">
            <text:p>1051812</text:p>
          </table:table-cell>
          <table:table-cell table:formula="of:=DEC2HEX([.B810])" office:value-type="string" office:string-value="100CA4" calcext:value-type="string">
            <text:p>100CA4</text:p>
          </table:table-cell>
          <table:table-cell table:number-columns-repeated="5"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[.$H$1]+[.A811]*4" office:value-type="float" office:value="1051816" calcext:value-type="float">
            <text:p>1051816</text:p>
          </table:table-cell>
          <table:table-cell table:formula="of:=DEC2HEX([.B811])" office:value-type="string" office:string-value="100CA8" calcext:value-type="string">
            <text:p>100CA8</text:p>
          </table:table-cell>
          <table:table-cell table:number-columns-repeated="5"/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[.$H$1]+[.A812]*4" office:value-type="float" office:value="1051820" calcext:value-type="float">
            <text:p>1051820</text:p>
          </table:table-cell>
          <table:table-cell table:formula="of:=DEC2HEX([.B812])" office:value-type="string" office:string-value="100CAC" calcext:value-type="string">
            <text:p>100CAC</text:p>
          </table:table-cell>
          <table:table-cell table:number-columns-repeated="5"/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[.$H$1]+[.A813]*4" office:value-type="float" office:value="1051824" calcext:value-type="float">
            <text:p>1051824</text:p>
          </table:table-cell>
          <table:table-cell table:formula="of:=DEC2HEX([.B813])" office:value-type="string" office:string-value="100CB0" calcext:value-type="string">
            <text:p>100CB0</text:p>
          </table:table-cell>
          <table:table-cell table:number-columns-repeated="5"/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[.$H$1]+[.A814]*4" office:value-type="float" office:value="1051828" calcext:value-type="float">
            <text:p>1051828</text:p>
          </table:table-cell>
          <table:table-cell table:formula="of:=DEC2HEX([.B814])" office:value-type="string" office:string-value="100CB4" calcext:value-type="string">
            <text:p>100CB4</text:p>
          </table:table-cell>
          <table:table-cell table:number-columns-repeated="5"/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[.$H$1]+[.A815]*4" office:value-type="float" office:value="1051832" calcext:value-type="float">
            <text:p>1051832</text:p>
          </table:table-cell>
          <table:table-cell table:formula="of:=DEC2HEX([.B815])" office:value-type="string" office:string-value="100CB8" calcext:value-type="string">
            <text:p>100CB8</text:p>
          </table:table-cell>
          <table:table-cell table:number-columns-repeated="5"/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[.$H$1]+[.A816]*4" office:value-type="float" office:value="1051836" calcext:value-type="float">
            <text:p>1051836</text:p>
          </table:table-cell>
          <table:table-cell table:formula="of:=DEC2HEX([.B816])" office:value-type="string" office:string-value="100CBC" calcext:value-type="string">
            <text:p>100CBC</text:p>
          </table:table-cell>
          <table:table-cell table:number-columns-repeated="5"/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[.$H$1]+[.A817]*4" office:value-type="float" office:value="1051840" calcext:value-type="float">
            <text:p>1051840</text:p>
          </table:table-cell>
          <table:table-cell table:formula="of:=DEC2HEX([.B817])" office:value-type="string" office:string-value="100CC0" calcext:value-type="string">
            <text:p>100CC0</text:p>
          </table:table-cell>
          <table:table-cell table:number-columns-repeated="5"/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[.$H$1]+[.A818]*4" office:value-type="float" office:value="1051844" calcext:value-type="float">
            <text:p>1051844</text:p>
          </table:table-cell>
          <table:table-cell table:formula="of:=DEC2HEX([.B818])" office:value-type="string" office:string-value="100CC4" calcext:value-type="string">
            <text:p>100CC4</text:p>
          </table:table-cell>
          <table:table-cell table:number-columns-repeated="5"/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[.$H$1]+[.A819]*4" office:value-type="float" office:value="1051848" calcext:value-type="float">
            <text:p>1051848</text:p>
          </table:table-cell>
          <table:table-cell table:formula="of:=DEC2HEX([.B819])" office:value-type="string" office:string-value="100CC8" calcext:value-type="string">
            <text:p>100CC8</text:p>
          </table:table-cell>
          <table:table-cell table:number-columns-repeated="5"/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[.$H$1]+[.A820]*4" office:value-type="float" office:value="1051852" calcext:value-type="float">
            <text:p>1051852</text:p>
          </table:table-cell>
          <table:table-cell table:formula="of:=DEC2HEX([.B820])" office:value-type="string" office:string-value="100CCC" calcext:value-type="string">
            <text:p>100CCC</text:p>
          </table:table-cell>
          <table:table-cell table:number-columns-repeated="5"/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[.$H$1]+[.A821]*4" office:value-type="float" office:value="1051856" calcext:value-type="float">
            <text:p>1051856</text:p>
          </table:table-cell>
          <table:table-cell table:formula="of:=DEC2HEX([.B821])" office:value-type="string" office:string-value="100CD0" calcext:value-type="string">
            <text:p>100CD0</text:p>
          </table:table-cell>
          <table:table-cell table:number-columns-repeated="5"/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[.$H$1]+[.A822]*4" office:value-type="float" office:value="1051860" calcext:value-type="float">
            <text:p>1051860</text:p>
          </table:table-cell>
          <table:table-cell table:formula="of:=DEC2HEX([.B822])" office:value-type="string" office:string-value="100CD4" calcext:value-type="string">
            <text:p>100CD4</text:p>
          </table:table-cell>
          <table:table-cell table:number-columns-repeated="5"/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[.$H$1]+[.A823]*4" office:value-type="float" office:value="1051864" calcext:value-type="float">
            <text:p>1051864</text:p>
          </table:table-cell>
          <table:table-cell table:formula="of:=DEC2HEX([.B823])" office:value-type="string" office:string-value="100CD8" calcext:value-type="string">
            <text:p>100CD8</text:p>
          </table:table-cell>
          <table:table-cell table:number-columns-repeated="5"/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[.$H$1]+[.A824]*4" office:value-type="float" office:value="1051868" calcext:value-type="float">
            <text:p>1051868</text:p>
          </table:table-cell>
          <table:table-cell table:formula="of:=DEC2HEX([.B824])" office:value-type="string" office:string-value="100CDC" calcext:value-type="string">
            <text:p>100CDC</text:p>
          </table:table-cell>
          <table:table-cell table:number-columns-repeated="5"/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[.$H$1]+[.A825]*4" office:value-type="float" office:value="1051872" calcext:value-type="float">
            <text:p>1051872</text:p>
          </table:table-cell>
          <table:table-cell table:formula="of:=DEC2HEX([.B825])" office:value-type="string" office:string-value="100CE0" calcext:value-type="string">
            <text:p>100CE0</text:p>
          </table:table-cell>
          <table:table-cell table:number-columns-repeated="5"/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[.$H$1]+[.A826]*4" office:value-type="float" office:value="1051876" calcext:value-type="float">
            <text:p>1051876</text:p>
          </table:table-cell>
          <table:table-cell table:formula="of:=DEC2HEX([.B826])" office:value-type="string" office:string-value="100CE4" calcext:value-type="string">
            <text:p>100CE4</text:p>
          </table:table-cell>
          <table:table-cell table:number-columns-repeated="5"/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[.$H$1]+[.A827]*4" office:value-type="float" office:value="1051880" calcext:value-type="float">
            <text:p>1051880</text:p>
          </table:table-cell>
          <table:table-cell table:formula="of:=DEC2HEX([.B827])" office:value-type="string" office:string-value="100CE8" calcext:value-type="string">
            <text:p>100CE8</text:p>
          </table:table-cell>
          <table:table-cell table:number-columns-repeated="5"/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[.$H$1]+[.A828]*4" office:value-type="float" office:value="1051884" calcext:value-type="float">
            <text:p>1051884</text:p>
          </table:table-cell>
          <table:table-cell table:formula="of:=DEC2HEX([.B828])" office:value-type="string" office:string-value="100CEC" calcext:value-type="string">
            <text:p>100CEC</text:p>
          </table:table-cell>
          <table:table-cell table:number-columns-repeated="5"/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[.$H$1]+[.A829]*4" office:value-type="float" office:value="1051888" calcext:value-type="float">
            <text:p>1051888</text:p>
          </table:table-cell>
          <table:table-cell table:formula="of:=DEC2HEX([.B829])" office:value-type="string" office:string-value="100CF0" calcext:value-type="string">
            <text:p>100CF0</text:p>
          </table:table-cell>
          <table:table-cell table:number-columns-repeated="5"/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[.$H$1]+[.A830]*4" office:value-type="float" office:value="1051892" calcext:value-type="float">
            <text:p>1051892</text:p>
          </table:table-cell>
          <table:table-cell table:formula="of:=DEC2HEX([.B830])" office:value-type="string" office:string-value="100CF4" calcext:value-type="string">
            <text:p>100CF4</text:p>
          </table:table-cell>
          <table:table-cell table:number-columns-repeated="5"/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[.$H$1]+[.A831]*4" office:value-type="float" office:value="1051896" calcext:value-type="float">
            <text:p>1051896</text:p>
          </table:table-cell>
          <table:table-cell table:formula="of:=DEC2HEX([.B831])" office:value-type="string" office:string-value="100CF8" calcext:value-type="string">
            <text:p>100CF8</text:p>
          </table:table-cell>
          <table:table-cell table:number-columns-repeated="5"/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[.$H$1]+[.A832]*4" office:value-type="float" office:value="1051900" calcext:value-type="float">
            <text:p>1051900</text:p>
          </table:table-cell>
          <table:table-cell table:formula="of:=DEC2HEX([.B832])" office:value-type="string" office:string-value="100CFC" calcext:value-type="string">
            <text:p>100CFC</text:p>
          </table:table-cell>
          <table:table-cell table:number-columns-repeated="5"/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[.$H$1]+[.A833]*4" office:value-type="float" office:value="1051904" calcext:value-type="float">
            <text:p>1051904</text:p>
          </table:table-cell>
          <table:table-cell table:formula="of:=DEC2HEX([.B833])" office:value-type="string" office:string-value="100D00" calcext:value-type="string">
            <text:p>100D00</text:p>
          </table:table-cell>
          <table:table-cell table:number-columns-repeated="5"/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[.$H$1]+[.A834]*4" office:value-type="float" office:value="1051908" calcext:value-type="float">
            <text:p>1051908</text:p>
          </table:table-cell>
          <table:table-cell table:formula="of:=DEC2HEX([.B834])" office:value-type="string" office:string-value="100D04" calcext:value-type="string">
            <text:p>100D04</text:p>
          </table:table-cell>
          <table:table-cell table:number-columns-repeated="5"/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[.$H$1]+[.A835]*4" office:value-type="float" office:value="1051912" calcext:value-type="float">
            <text:p>1051912</text:p>
          </table:table-cell>
          <table:table-cell table:formula="of:=DEC2HEX([.B835])" office:value-type="string" office:string-value="100D08" calcext:value-type="string">
            <text:p>100D08</text:p>
          </table:table-cell>
          <table:table-cell table:number-columns-repeated="5"/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[.$H$1]+[.A836]*4" office:value-type="float" office:value="1051916" calcext:value-type="float">
            <text:p>1051916</text:p>
          </table:table-cell>
          <table:table-cell table:formula="of:=DEC2HEX([.B836])" office:value-type="string" office:string-value="100D0C" calcext:value-type="string">
            <text:p>100D0C</text:p>
          </table:table-cell>
          <table:table-cell table:number-columns-repeated="5"/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[.$H$1]+[.A837]*4" office:value-type="float" office:value="1051920" calcext:value-type="float">
            <text:p>1051920</text:p>
          </table:table-cell>
          <table:table-cell table:formula="of:=DEC2HEX([.B837])" office:value-type="string" office:string-value="100D10" calcext:value-type="string">
            <text:p>100D10</text:p>
          </table:table-cell>
          <table:table-cell table:number-columns-repeated="5"/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[.$H$1]+[.A838]*4" office:value-type="float" office:value="1051924" calcext:value-type="float">
            <text:p>1051924</text:p>
          </table:table-cell>
          <table:table-cell table:formula="of:=DEC2HEX([.B838])" office:value-type="string" office:string-value="100D14" calcext:value-type="string">
            <text:p>100D14</text:p>
          </table:table-cell>
          <table:table-cell table:number-columns-repeated="5"/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[.$H$1]+[.A839]*4" office:value-type="float" office:value="1051928" calcext:value-type="float">
            <text:p>1051928</text:p>
          </table:table-cell>
          <table:table-cell table:formula="of:=DEC2HEX([.B839])" office:value-type="string" office:string-value="100D18" calcext:value-type="string">
            <text:p>100D18</text:p>
          </table:table-cell>
          <table:table-cell table:number-columns-repeated="5"/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[.$H$1]+[.A840]*4" office:value-type="float" office:value="1051932" calcext:value-type="float">
            <text:p>1051932</text:p>
          </table:table-cell>
          <table:table-cell table:formula="of:=DEC2HEX([.B840])" office:value-type="string" office:string-value="100D1C" calcext:value-type="string">
            <text:p>100D1C</text:p>
          </table:table-cell>
          <table:table-cell table:number-columns-repeated="5"/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[.$H$1]+[.A841]*4" office:value-type="float" office:value="1051936" calcext:value-type="float">
            <text:p>1051936</text:p>
          </table:table-cell>
          <table:table-cell table:formula="of:=DEC2HEX([.B841])" office:value-type="string" office:string-value="100D20" calcext:value-type="string">
            <text:p>100D20</text:p>
          </table:table-cell>
          <table:table-cell table:number-columns-repeated="5"/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[.$H$1]+[.A842]*4" office:value-type="float" office:value="1051940" calcext:value-type="float">
            <text:p>1051940</text:p>
          </table:table-cell>
          <table:table-cell table:formula="of:=DEC2HEX([.B842])" office:value-type="string" office:string-value="100D24" calcext:value-type="string">
            <text:p>100D24</text:p>
          </table:table-cell>
          <table:table-cell table:number-columns-repeated="5"/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[.$H$1]+[.A843]*4" office:value-type="float" office:value="1051944" calcext:value-type="float">
            <text:p>1051944</text:p>
          </table:table-cell>
          <table:table-cell table:formula="of:=DEC2HEX([.B843])" office:value-type="string" office:string-value="100D28" calcext:value-type="string">
            <text:p>100D28</text:p>
          </table:table-cell>
          <table:table-cell table:number-columns-repeated="5"/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[.$H$1]+[.A844]*4" office:value-type="float" office:value="1051948" calcext:value-type="float">
            <text:p>1051948</text:p>
          </table:table-cell>
          <table:table-cell table:formula="of:=DEC2HEX([.B844])" office:value-type="string" office:string-value="100D2C" calcext:value-type="string">
            <text:p>100D2C</text:p>
          </table:table-cell>
          <table:table-cell table:number-columns-repeated="5"/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[.$H$1]+[.A845]*4" office:value-type="float" office:value="1051952" calcext:value-type="float">
            <text:p>1051952</text:p>
          </table:table-cell>
          <table:table-cell table:formula="of:=DEC2HEX([.B845])" office:value-type="string" office:string-value="100D30" calcext:value-type="string">
            <text:p>100D30</text:p>
          </table:table-cell>
          <table:table-cell table:number-columns-repeated="5"/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[.$H$1]+[.A846]*4" office:value-type="float" office:value="1051956" calcext:value-type="float">
            <text:p>1051956</text:p>
          </table:table-cell>
          <table:table-cell table:formula="of:=DEC2HEX([.B846])" office:value-type="string" office:string-value="100D34" calcext:value-type="string">
            <text:p>100D34</text:p>
          </table:table-cell>
          <table:table-cell table:number-columns-repeated="5"/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[.$H$1]+[.A847]*4" office:value-type="float" office:value="1051960" calcext:value-type="float">
            <text:p>1051960</text:p>
          </table:table-cell>
          <table:table-cell table:formula="of:=DEC2HEX([.B847])" office:value-type="string" office:string-value="100D38" calcext:value-type="string">
            <text:p>100D38</text:p>
          </table:table-cell>
          <table:table-cell table:number-columns-repeated="5"/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[.$H$1]+[.A848]*4" office:value-type="float" office:value="1051964" calcext:value-type="float">
            <text:p>1051964</text:p>
          </table:table-cell>
          <table:table-cell table:formula="of:=DEC2HEX([.B848])" office:value-type="string" office:string-value="100D3C" calcext:value-type="string">
            <text:p>100D3C</text:p>
          </table:table-cell>
          <table:table-cell table:number-columns-repeated="5"/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[.$H$1]+[.A849]*4" office:value-type="float" office:value="1051968" calcext:value-type="float">
            <text:p>1051968</text:p>
          </table:table-cell>
          <table:table-cell table:formula="of:=DEC2HEX([.B849])" office:value-type="string" office:string-value="100D40" calcext:value-type="string">
            <text:p>100D40</text:p>
          </table:table-cell>
          <table:table-cell table:number-columns-repeated="5"/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[.$H$1]+[.A850]*4" office:value-type="float" office:value="1051972" calcext:value-type="float">
            <text:p>1051972</text:p>
          </table:table-cell>
          <table:table-cell table:formula="of:=DEC2HEX([.B850])" office:value-type="string" office:string-value="100D44" calcext:value-type="string">
            <text:p>100D44</text:p>
          </table:table-cell>
          <table:table-cell table:number-columns-repeated="5"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[.$H$1]+[.A851]*4" office:value-type="float" office:value="1051976" calcext:value-type="float">
            <text:p>1051976</text:p>
          </table:table-cell>
          <table:table-cell table:formula="of:=DEC2HEX([.B851])" office:value-type="string" office:string-value="100D48" calcext:value-type="string">
            <text:p>100D48</text:p>
          </table:table-cell>
          <table:table-cell table:number-columns-repeated="5"/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[.$H$1]+[.A852]*4" office:value-type="float" office:value="1051980" calcext:value-type="float">
            <text:p>1051980</text:p>
          </table:table-cell>
          <table:table-cell table:formula="of:=DEC2HEX([.B852])" office:value-type="string" office:string-value="100D4C" calcext:value-type="string">
            <text:p>100D4C</text:p>
          </table:table-cell>
          <table:table-cell table:number-columns-repeated="5"/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[.$H$1]+[.A853]*4" office:value-type="float" office:value="1051984" calcext:value-type="float">
            <text:p>1051984</text:p>
          </table:table-cell>
          <table:table-cell table:formula="of:=DEC2HEX([.B853])" office:value-type="string" office:string-value="100D50" calcext:value-type="string">
            <text:p>100D50</text:p>
          </table:table-cell>
          <table:table-cell table:number-columns-repeated="5"/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[.$H$1]+[.A854]*4" office:value-type="float" office:value="1051988" calcext:value-type="float">
            <text:p>1051988</text:p>
          </table:table-cell>
          <table:table-cell table:formula="of:=DEC2HEX([.B854])" office:value-type="string" office:string-value="100D54" calcext:value-type="string">
            <text:p>100D54</text:p>
          </table:table-cell>
          <table:table-cell table:number-columns-repeated="5"/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[.$H$1]+[.A855]*4" office:value-type="float" office:value="1051992" calcext:value-type="float">
            <text:p>1051992</text:p>
          </table:table-cell>
          <table:table-cell table:formula="of:=DEC2HEX([.B855])" office:value-type="string" office:string-value="100D58" calcext:value-type="string">
            <text:p>100D58</text:p>
          </table:table-cell>
          <table:table-cell table:number-columns-repeated="5"/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[.$H$1]+[.A856]*4" office:value-type="float" office:value="1051996" calcext:value-type="float">
            <text:p>1051996</text:p>
          </table:table-cell>
          <table:table-cell table:formula="of:=DEC2HEX([.B856])" office:value-type="string" office:string-value="100D5C" calcext:value-type="string">
            <text:p>100D5C</text:p>
          </table:table-cell>
          <table:table-cell table:number-columns-repeated="5"/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[.$H$1]+[.A857]*4" office:value-type="float" office:value="1052000" calcext:value-type="float">
            <text:p>1052000</text:p>
          </table:table-cell>
          <table:table-cell table:formula="of:=DEC2HEX([.B857])" office:value-type="string" office:string-value="100D60" calcext:value-type="string">
            <text:p>100D60</text:p>
          </table:table-cell>
          <table:table-cell table:number-columns-repeated="5"/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[.$H$1]+[.A858]*4" office:value-type="float" office:value="1052004" calcext:value-type="float">
            <text:p>1052004</text:p>
          </table:table-cell>
          <table:table-cell table:formula="of:=DEC2HEX([.B858])" office:value-type="string" office:string-value="100D64" calcext:value-type="string">
            <text:p>100D64</text:p>
          </table:table-cell>
          <table:table-cell table:number-columns-repeated="5"/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[.$H$1]+[.A859]*4" office:value-type="float" office:value="1052008" calcext:value-type="float">
            <text:p>1052008</text:p>
          </table:table-cell>
          <table:table-cell table:formula="of:=DEC2HEX([.B859])" office:value-type="string" office:string-value="100D68" calcext:value-type="string">
            <text:p>100D68</text:p>
          </table:table-cell>
          <table:table-cell table:number-columns-repeated="5"/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[.$H$1]+[.A860]*4" office:value-type="float" office:value="1052012" calcext:value-type="float">
            <text:p>1052012</text:p>
          </table:table-cell>
          <table:table-cell table:formula="of:=DEC2HEX([.B860])" office:value-type="string" office:string-value="100D6C" calcext:value-type="string">
            <text:p>100D6C</text:p>
          </table:table-cell>
          <table:table-cell table:number-columns-repeated="5"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[.$H$1]+[.A861]*4" office:value-type="float" office:value="1052016" calcext:value-type="float">
            <text:p>1052016</text:p>
          </table:table-cell>
          <table:table-cell table:formula="of:=DEC2HEX([.B861])" office:value-type="string" office:string-value="100D70" calcext:value-type="string">
            <text:p>100D70</text:p>
          </table:table-cell>
          <table:table-cell table:number-columns-repeated="5"/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[.$H$1]+[.A862]*4" office:value-type="float" office:value="1052020" calcext:value-type="float">
            <text:p>1052020</text:p>
          </table:table-cell>
          <table:table-cell table:formula="of:=DEC2HEX([.B862])" office:value-type="string" office:string-value="100D74" calcext:value-type="string">
            <text:p>100D74</text:p>
          </table:table-cell>
          <table:table-cell table:number-columns-repeated="5"/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[.$H$1]+[.A863]*4" office:value-type="float" office:value="1052024" calcext:value-type="float">
            <text:p>1052024</text:p>
          </table:table-cell>
          <table:table-cell table:formula="of:=DEC2HEX([.B863])" office:value-type="string" office:string-value="100D78" calcext:value-type="string">
            <text:p>100D78</text:p>
          </table:table-cell>
          <table:table-cell table:number-columns-repeated="5"/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[.$H$1]+[.A864]*4" office:value-type="float" office:value="1052028" calcext:value-type="float">
            <text:p>1052028</text:p>
          </table:table-cell>
          <table:table-cell table:formula="of:=DEC2HEX([.B864])" office:value-type="string" office:string-value="100D7C" calcext:value-type="string">
            <text:p>100D7C</text:p>
          </table:table-cell>
          <table:table-cell table:number-columns-repeated="5"/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[.$H$1]+[.A865]*4" office:value-type="float" office:value="1052032" calcext:value-type="float">
            <text:p>1052032</text:p>
          </table:table-cell>
          <table:table-cell table:formula="of:=DEC2HEX([.B865])" office:value-type="string" office:string-value="100D80" calcext:value-type="string">
            <text:p>100D80</text:p>
          </table:table-cell>
          <table:table-cell table:number-columns-repeated="5"/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[.$H$1]+[.A866]*4" office:value-type="float" office:value="1052036" calcext:value-type="float">
            <text:p>1052036</text:p>
          </table:table-cell>
          <table:table-cell table:formula="of:=DEC2HEX([.B866])" office:value-type="string" office:string-value="100D84" calcext:value-type="string">
            <text:p>100D84</text:p>
          </table:table-cell>
          <table:table-cell table:number-columns-repeated="5"/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[.$H$1]+[.A867]*4" office:value-type="float" office:value="1052040" calcext:value-type="float">
            <text:p>1052040</text:p>
          </table:table-cell>
          <table:table-cell table:formula="of:=DEC2HEX([.B867])" office:value-type="string" office:string-value="100D88" calcext:value-type="string">
            <text:p>100D88</text:p>
          </table:table-cell>
          <table:table-cell table:number-columns-repeated="5"/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[.$H$1]+[.A868]*4" office:value-type="float" office:value="1052044" calcext:value-type="float">
            <text:p>1052044</text:p>
          </table:table-cell>
          <table:table-cell table:formula="of:=DEC2HEX([.B868])" office:value-type="string" office:string-value="100D8C" calcext:value-type="string">
            <text:p>100D8C</text:p>
          </table:table-cell>
          <table:table-cell table:number-columns-repeated="5"/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[.$H$1]+[.A869]*4" office:value-type="float" office:value="1052048" calcext:value-type="float">
            <text:p>1052048</text:p>
          </table:table-cell>
          <table:table-cell table:formula="of:=DEC2HEX([.B869])" office:value-type="string" office:string-value="100D90" calcext:value-type="string">
            <text:p>100D90</text:p>
          </table:table-cell>
          <table:table-cell table:number-columns-repeated="5"/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[.$H$1]+[.A870]*4" office:value-type="float" office:value="1052052" calcext:value-type="float">
            <text:p>1052052</text:p>
          </table:table-cell>
          <table:table-cell table:formula="of:=DEC2HEX([.B870])" office:value-type="string" office:string-value="100D94" calcext:value-type="string">
            <text:p>100D94</text:p>
          </table:table-cell>
          <table:table-cell table:number-columns-repeated="5"/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[.$H$1]+[.A871]*4" office:value-type="float" office:value="1052056" calcext:value-type="float">
            <text:p>1052056</text:p>
          </table:table-cell>
          <table:table-cell table:formula="of:=DEC2HEX([.B871])" office:value-type="string" office:string-value="100D98" calcext:value-type="string">
            <text:p>100D98</text:p>
          </table:table-cell>
          <table:table-cell table:number-columns-repeated="5"/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[.$H$1]+[.A872]*4" office:value-type="float" office:value="1052060" calcext:value-type="float">
            <text:p>1052060</text:p>
          </table:table-cell>
          <table:table-cell table:formula="of:=DEC2HEX([.B872])" office:value-type="string" office:string-value="100D9C" calcext:value-type="string">
            <text:p>100D9C</text:p>
          </table:table-cell>
          <table:table-cell table:number-columns-repeated="5"/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[.$H$1]+[.A873]*4" office:value-type="float" office:value="1052064" calcext:value-type="float">
            <text:p>1052064</text:p>
          </table:table-cell>
          <table:table-cell table:formula="of:=DEC2HEX([.B873])" office:value-type="string" office:string-value="100DA0" calcext:value-type="string">
            <text:p>100DA0</text:p>
          </table:table-cell>
          <table:table-cell table:number-columns-repeated="5"/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[.$H$1]+[.A874]*4" office:value-type="float" office:value="1052068" calcext:value-type="float">
            <text:p>1052068</text:p>
          </table:table-cell>
          <table:table-cell table:formula="of:=DEC2HEX([.B874])" office:value-type="string" office:string-value="100DA4" calcext:value-type="string">
            <text:p>100DA4</text:p>
          </table:table-cell>
          <table:table-cell table:number-columns-repeated="5"/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[.$H$1]+[.A875]*4" office:value-type="float" office:value="1052072" calcext:value-type="float">
            <text:p>1052072</text:p>
          </table:table-cell>
          <table:table-cell table:formula="of:=DEC2HEX([.B875])" office:value-type="string" office:string-value="100DA8" calcext:value-type="string">
            <text:p>100DA8</text:p>
          </table:table-cell>
          <table:table-cell table:number-columns-repeated="5"/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[.$H$1]+[.A876]*4" office:value-type="float" office:value="1052076" calcext:value-type="float">
            <text:p>1052076</text:p>
          </table:table-cell>
          <table:table-cell table:formula="of:=DEC2HEX([.B876])" office:value-type="string" office:string-value="100DAC" calcext:value-type="string">
            <text:p>100DAC</text:p>
          </table:table-cell>
          <table:table-cell table:number-columns-repeated="5"/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[.$H$1]+[.A877]*4" office:value-type="float" office:value="1052080" calcext:value-type="float">
            <text:p>1052080</text:p>
          </table:table-cell>
          <table:table-cell table:formula="of:=DEC2HEX([.B877])" office:value-type="string" office:string-value="100DB0" calcext:value-type="string">
            <text:p>100DB0</text:p>
          </table:table-cell>
          <table:table-cell table:number-columns-repeated="5"/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[.$H$1]+[.A878]*4" office:value-type="float" office:value="1052084" calcext:value-type="float">
            <text:p>1052084</text:p>
          </table:table-cell>
          <table:table-cell table:formula="of:=DEC2HEX([.B878])" office:value-type="string" office:string-value="100DB4" calcext:value-type="string">
            <text:p>100DB4</text:p>
          </table:table-cell>
          <table:table-cell table:number-columns-repeated="5"/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[.$H$1]+[.A879]*4" office:value-type="float" office:value="1052088" calcext:value-type="float">
            <text:p>1052088</text:p>
          </table:table-cell>
          <table:table-cell table:formula="of:=DEC2HEX([.B879])" office:value-type="string" office:string-value="100DB8" calcext:value-type="string">
            <text:p>100DB8</text:p>
          </table:table-cell>
          <table:table-cell table:number-columns-repeated="5"/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[.$H$1]+[.A880]*4" office:value-type="float" office:value="1052092" calcext:value-type="float">
            <text:p>1052092</text:p>
          </table:table-cell>
          <table:table-cell table:formula="of:=DEC2HEX([.B880])" office:value-type="string" office:string-value="100DBC" calcext:value-type="string">
            <text:p>100DBC</text:p>
          </table:table-cell>
          <table:table-cell table:number-columns-repeated="5"/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[.$H$1]+[.A881]*4" office:value-type="float" office:value="1052096" calcext:value-type="float">
            <text:p>1052096</text:p>
          </table:table-cell>
          <table:table-cell table:formula="of:=DEC2HEX([.B881])" office:value-type="string" office:string-value="100DC0" calcext:value-type="string">
            <text:p>100DC0</text:p>
          </table:table-cell>
          <table:table-cell table:number-columns-repeated="5"/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[.$H$1]+[.A882]*4" office:value-type="float" office:value="1052100" calcext:value-type="float">
            <text:p>1052100</text:p>
          </table:table-cell>
          <table:table-cell table:formula="of:=DEC2HEX([.B882])" office:value-type="string" office:string-value="100DC4" calcext:value-type="string">
            <text:p>100DC4</text:p>
          </table:table-cell>
          <table:table-cell table:number-columns-repeated="5"/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[.$H$1]+[.A883]*4" office:value-type="float" office:value="1052104" calcext:value-type="float">
            <text:p>1052104</text:p>
          </table:table-cell>
          <table:table-cell table:formula="of:=DEC2HEX([.B883])" office:value-type="string" office:string-value="100DC8" calcext:value-type="string">
            <text:p>100DC8</text:p>
          </table:table-cell>
          <table:table-cell table:number-columns-repeated="5"/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[.$H$1]+[.A884]*4" office:value-type="float" office:value="1052108" calcext:value-type="float">
            <text:p>1052108</text:p>
          </table:table-cell>
          <table:table-cell table:formula="of:=DEC2HEX([.B884])" office:value-type="string" office:string-value="100DCC" calcext:value-type="string">
            <text:p>100DCC</text:p>
          </table:table-cell>
          <table:table-cell table:number-columns-repeated="5"/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[.$H$1]+[.A885]*4" office:value-type="float" office:value="1052112" calcext:value-type="float">
            <text:p>1052112</text:p>
          </table:table-cell>
          <table:table-cell table:formula="of:=DEC2HEX([.B885])" office:value-type="string" office:string-value="100DD0" calcext:value-type="string">
            <text:p>100DD0</text:p>
          </table:table-cell>
          <table:table-cell table:number-columns-repeated="5"/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[.$H$1]+[.A886]*4" office:value-type="float" office:value="1052116" calcext:value-type="float">
            <text:p>1052116</text:p>
          </table:table-cell>
          <table:table-cell table:formula="of:=DEC2HEX([.B886])" office:value-type="string" office:string-value="100DD4" calcext:value-type="string">
            <text:p>100DD4</text:p>
          </table:table-cell>
          <table:table-cell table:number-columns-repeated="5"/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[.$H$1]+[.A887]*4" office:value-type="float" office:value="1052120" calcext:value-type="float">
            <text:p>1052120</text:p>
          </table:table-cell>
          <table:table-cell table:formula="of:=DEC2HEX([.B887])" office:value-type="string" office:string-value="100DD8" calcext:value-type="string">
            <text:p>100DD8</text:p>
          </table:table-cell>
          <table:table-cell table:number-columns-repeated="5"/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[.$H$1]+[.A888]*4" office:value-type="float" office:value="1052124" calcext:value-type="float">
            <text:p>1052124</text:p>
          </table:table-cell>
          <table:table-cell table:formula="of:=DEC2HEX([.B888])" office:value-type="string" office:string-value="100DDC" calcext:value-type="string">
            <text:p>100DDC</text:p>
          </table:table-cell>
          <table:table-cell table:number-columns-repeated="5"/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[.$H$1]+[.A889]*4" office:value-type="float" office:value="1052128" calcext:value-type="float">
            <text:p>1052128</text:p>
          </table:table-cell>
          <table:table-cell table:formula="of:=DEC2HEX([.B889])" office:value-type="string" office:string-value="100DE0" calcext:value-type="string">
            <text:p>100DE0</text:p>
          </table:table-cell>
          <table:table-cell table:number-columns-repeated="5"/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[.$H$1]+[.A890]*4" office:value-type="float" office:value="1052132" calcext:value-type="float">
            <text:p>1052132</text:p>
          </table:table-cell>
          <table:table-cell table:formula="of:=DEC2HEX([.B890])" office:value-type="string" office:string-value="100DE4" calcext:value-type="string">
            <text:p>100DE4</text:p>
          </table:table-cell>
          <table:table-cell table:number-columns-repeated="5"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[.$H$1]+[.A891]*4" office:value-type="float" office:value="1052136" calcext:value-type="float">
            <text:p>1052136</text:p>
          </table:table-cell>
          <table:table-cell table:formula="of:=DEC2HEX([.B891])" office:value-type="string" office:string-value="100DE8" calcext:value-type="string">
            <text:p>100DE8</text:p>
          </table:table-cell>
          <table:table-cell table:number-columns-repeated="5"/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[.$H$1]+[.A892]*4" office:value-type="float" office:value="1052140" calcext:value-type="float">
            <text:p>1052140</text:p>
          </table:table-cell>
          <table:table-cell table:formula="of:=DEC2HEX([.B892])" office:value-type="string" office:string-value="100DEC" calcext:value-type="string">
            <text:p>100DEC</text:p>
          </table:table-cell>
          <table:table-cell table:number-columns-repeated="5"/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[.$H$1]+[.A893]*4" office:value-type="float" office:value="1052144" calcext:value-type="float">
            <text:p>1052144</text:p>
          </table:table-cell>
          <table:table-cell table:formula="of:=DEC2HEX([.B893])" office:value-type="string" office:string-value="100DF0" calcext:value-type="string">
            <text:p>100DF0</text:p>
          </table:table-cell>
          <table:table-cell table:number-columns-repeated="5"/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[.$H$1]+[.A894]*4" office:value-type="float" office:value="1052148" calcext:value-type="float">
            <text:p>1052148</text:p>
          </table:table-cell>
          <table:table-cell table:formula="of:=DEC2HEX([.B894])" office:value-type="string" office:string-value="100DF4" calcext:value-type="string">
            <text:p>100DF4</text:p>
          </table:table-cell>
          <table:table-cell table:number-columns-repeated="5"/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[.$H$1]+[.A895]*4" office:value-type="float" office:value="1052152" calcext:value-type="float">
            <text:p>1052152</text:p>
          </table:table-cell>
          <table:table-cell table:formula="of:=DEC2HEX([.B895])" office:value-type="string" office:string-value="100DF8" calcext:value-type="string">
            <text:p>100DF8</text:p>
          </table:table-cell>
          <table:table-cell table:number-columns-repeated="5"/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[.$H$1]+[.A896]*4" office:value-type="float" office:value="1052156" calcext:value-type="float">
            <text:p>1052156</text:p>
          </table:table-cell>
          <table:table-cell table:formula="of:=DEC2HEX([.B896])" office:value-type="string" office:string-value="100DFC" calcext:value-type="string">
            <text:p>100DFC</text:p>
          </table:table-cell>
          <table:table-cell table:number-columns-repeated="5"/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[.$H$1]+[.A897]*4" office:value-type="float" office:value="1052160" calcext:value-type="float">
            <text:p>1052160</text:p>
          </table:table-cell>
          <table:table-cell table:formula="of:=DEC2HEX([.B897])" office:value-type="string" office:string-value="100E00" calcext:value-type="string">
            <text:p>100E00</text:p>
          </table:table-cell>
          <table:table-cell table:number-columns-repeated="5"/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[.$H$1]+[.A898]*4" office:value-type="float" office:value="1052164" calcext:value-type="float">
            <text:p>1052164</text:p>
          </table:table-cell>
          <table:table-cell table:formula="of:=DEC2HEX([.B898])" office:value-type="string" office:string-value="100E04" calcext:value-type="string">
            <text:p>100E04</text:p>
          </table:table-cell>
          <table:table-cell table:number-columns-repeated="5"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[.$H$1]+[.A899]*4" office:value-type="float" office:value="1052168" calcext:value-type="float">
            <text:p>1052168</text:p>
          </table:table-cell>
          <table:table-cell table:formula="of:=DEC2HEX([.B899])" office:value-type="string" office:string-value="100E08" calcext:value-type="string">
            <text:p>100E08</text:p>
          </table:table-cell>
          <table:table-cell table:number-columns-repeated="5"/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[.$H$1]+[.A900]*4" office:value-type="float" office:value="1052172" calcext:value-type="float">
            <text:p>1052172</text:p>
          </table:table-cell>
          <table:table-cell table:formula="of:=DEC2HEX([.B900])" office:value-type="string" office:string-value="100E0C" calcext:value-type="string">
            <text:p>100E0C</text:p>
          </table:table-cell>
          <table:table-cell table:number-columns-repeated="5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.$H$1]+[.A901]*4" office:value-type="float" office:value="1052176" calcext:value-type="float">
            <text:p>1052176</text:p>
          </table:table-cell>
          <table:table-cell table:formula="of:=DEC2HEX([.B901])" office:value-type="string" office:string-value="100E10" calcext:value-type="string">
            <text:p>100E10</text:p>
          </table:table-cell>
          <table:table-cell table:number-columns-repeated="5"/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[.$H$1]+[.A902]*4" office:value-type="float" office:value="1052180" calcext:value-type="float">
            <text:p>1052180</text:p>
          </table:table-cell>
          <table:table-cell table:formula="of:=DEC2HEX([.B902])" office:value-type="string" office:string-value="100E14" calcext:value-type="string">
            <text:p>100E14</text:p>
          </table:table-cell>
          <table:table-cell table:number-columns-repeated="5"/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[.$H$1]+[.A903]*4" office:value-type="float" office:value="1052184" calcext:value-type="float">
            <text:p>1052184</text:p>
          </table:table-cell>
          <table:table-cell table:formula="of:=DEC2HEX([.B903])" office:value-type="string" office:string-value="100E18" calcext:value-type="string">
            <text:p>100E18</text:p>
          </table:table-cell>
          <table:table-cell table:number-columns-repeated="5"/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[.$H$1]+[.A904]*4" office:value-type="float" office:value="1052188" calcext:value-type="float">
            <text:p>1052188</text:p>
          </table:table-cell>
          <table:table-cell table:formula="of:=DEC2HEX([.B904])" office:value-type="string" office:string-value="100E1C" calcext:value-type="string">
            <text:p>100E1C</text:p>
          </table:table-cell>
          <table:table-cell table:number-columns-repeated="5"/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[.$H$1]+[.A905]*4" office:value-type="float" office:value="1052192" calcext:value-type="float">
            <text:p>1052192</text:p>
          </table:table-cell>
          <table:table-cell table:formula="of:=DEC2HEX([.B905])" office:value-type="string" office:string-value="100E20" calcext:value-type="string">
            <text:p>100E20</text:p>
          </table:table-cell>
          <table:table-cell table:number-columns-repeated="5"/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[.$H$1]+[.A906]*4" office:value-type="float" office:value="1052196" calcext:value-type="float">
            <text:p>1052196</text:p>
          </table:table-cell>
          <table:table-cell table:formula="of:=DEC2HEX([.B906])" office:value-type="string" office:string-value="100E24" calcext:value-type="string">
            <text:p>100E24</text:p>
          </table:table-cell>
          <table:table-cell table:number-columns-repeated="5"/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[.$H$1]+[.A907]*4" office:value-type="float" office:value="1052200" calcext:value-type="float">
            <text:p>1052200</text:p>
          </table:table-cell>
          <table:table-cell table:formula="of:=DEC2HEX([.B907])" office:value-type="string" office:string-value="100E28" calcext:value-type="string">
            <text:p>100E28</text:p>
          </table:table-cell>
          <table:table-cell table:number-columns-repeated="5"/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[.$H$1]+[.A908]*4" office:value-type="float" office:value="1052204" calcext:value-type="float">
            <text:p>1052204</text:p>
          </table:table-cell>
          <table:table-cell table:formula="of:=DEC2HEX([.B908])" office:value-type="string" office:string-value="100E2C" calcext:value-type="string">
            <text:p>100E2C</text:p>
          </table:table-cell>
          <table:table-cell table:number-columns-repeated="5"/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[.$H$1]+[.A909]*4" office:value-type="float" office:value="1052208" calcext:value-type="float">
            <text:p>1052208</text:p>
          </table:table-cell>
          <table:table-cell table:formula="of:=DEC2HEX([.B909])" office:value-type="string" office:string-value="100E30" calcext:value-type="string">
            <text:p>100E30</text:p>
          </table:table-cell>
          <table:table-cell table:number-columns-repeated="5"/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[.$H$1]+[.A910]*4" office:value-type="float" office:value="1052212" calcext:value-type="float">
            <text:p>1052212</text:p>
          </table:table-cell>
          <table:table-cell table:formula="of:=DEC2HEX([.B910])" office:value-type="string" office:string-value="100E34" calcext:value-type="string">
            <text:p>100E34</text:p>
          </table:table-cell>
          <table:table-cell table:number-columns-repeated="5"/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[.$H$1]+[.A911]*4" office:value-type="float" office:value="1052216" calcext:value-type="float">
            <text:p>1052216</text:p>
          </table:table-cell>
          <table:table-cell table:formula="of:=DEC2HEX([.B911])" office:value-type="string" office:string-value="100E38" calcext:value-type="string">
            <text:p>100E38</text:p>
          </table:table-cell>
          <table:table-cell table:number-columns-repeated="5"/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[.$H$1]+[.A912]*4" office:value-type="float" office:value="1052220" calcext:value-type="float">
            <text:p>1052220</text:p>
          </table:table-cell>
          <table:table-cell table:formula="of:=DEC2HEX([.B912])" office:value-type="string" office:string-value="100E3C" calcext:value-type="string">
            <text:p>100E3C</text:p>
          </table:table-cell>
          <table:table-cell table:number-columns-repeated="5"/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[.$H$1]+[.A913]*4" office:value-type="float" office:value="1052224" calcext:value-type="float">
            <text:p>1052224</text:p>
          </table:table-cell>
          <table:table-cell table:formula="of:=DEC2HEX([.B913])" office:value-type="string" office:string-value="100E40" calcext:value-type="string">
            <text:p>100E40</text:p>
          </table:table-cell>
          <table:table-cell table:number-columns-repeated="5"/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[.$H$1]+[.A914]*4" office:value-type="float" office:value="1052228" calcext:value-type="float">
            <text:p>1052228</text:p>
          </table:table-cell>
          <table:table-cell table:formula="of:=DEC2HEX([.B914])" office:value-type="string" office:string-value="100E44" calcext:value-type="string">
            <text:p>100E44</text:p>
          </table:table-cell>
          <table:table-cell table:number-columns-repeated="5"/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[.$H$1]+[.A915]*4" office:value-type="float" office:value="1052232" calcext:value-type="float">
            <text:p>1052232</text:p>
          </table:table-cell>
          <table:table-cell table:formula="of:=DEC2HEX([.B915])" office:value-type="string" office:string-value="100E48" calcext:value-type="string">
            <text:p>100E48</text:p>
          </table:table-cell>
          <table:table-cell table:number-columns-repeated="5"/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[.$H$1]+[.A916]*4" office:value-type="float" office:value="1052236" calcext:value-type="float">
            <text:p>1052236</text:p>
          </table:table-cell>
          <table:table-cell table:formula="of:=DEC2HEX([.B916])" office:value-type="string" office:string-value="100E4C" calcext:value-type="string">
            <text:p>100E4C</text:p>
          </table:table-cell>
          <table:table-cell table:number-columns-repeated="5"/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[.$H$1]+[.A917]*4" office:value-type="float" office:value="1052240" calcext:value-type="float">
            <text:p>1052240</text:p>
          </table:table-cell>
          <table:table-cell table:formula="of:=DEC2HEX([.B917])" office:value-type="string" office:string-value="100E50" calcext:value-type="string">
            <text:p>100E50</text:p>
          </table:table-cell>
          <table:table-cell table:number-columns-repeated="5"/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[.$H$1]+[.A918]*4" office:value-type="float" office:value="1052244" calcext:value-type="float">
            <text:p>1052244</text:p>
          </table:table-cell>
          <table:table-cell table:formula="of:=DEC2HEX([.B918])" office:value-type="string" office:string-value="100E54" calcext:value-type="string">
            <text:p>100E54</text:p>
          </table:table-cell>
          <table:table-cell table:number-columns-repeated="5"/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[.$H$1]+[.A919]*4" office:value-type="float" office:value="1052248" calcext:value-type="float">
            <text:p>1052248</text:p>
          </table:table-cell>
          <table:table-cell table:formula="of:=DEC2HEX([.B919])" office:value-type="string" office:string-value="100E58" calcext:value-type="string">
            <text:p>100E58</text:p>
          </table:table-cell>
          <table:table-cell table:number-columns-repeated="5"/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[.$H$1]+[.A920]*4" office:value-type="float" office:value="1052252" calcext:value-type="float">
            <text:p>1052252</text:p>
          </table:table-cell>
          <table:table-cell table:formula="of:=DEC2HEX([.B920])" office:value-type="string" office:string-value="100E5C" calcext:value-type="string">
            <text:p>100E5C</text:p>
          </table:table-cell>
          <table:table-cell table:number-columns-repeated="5"/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[.$H$1]+[.A921]*4" office:value-type="float" office:value="1052256" calcext:value-type="float">
            <text:p>1052256</text:p>
          </table:table-cell>
          <table:table-cell table:formula="of:=DEC2HEX([.B921])" office:value-type="string" office:string-value="100E60" calcext:value-type="string">
            <text:p>100E60</text:p>
          </table:table-cell>
          <table:table-cell table:number-columns-repeated="5"/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[.$H$1]+[.A922]*4" office:value-type="float" office:value="1052260" calcext:value-type="float">
            <text:p>1052260</text:p>
          </table:table-cell>
          <table:table-cell table:formula="of:=DEC2HEX([.B922])" office:value-type="string" office:string-value="100E64" calcext:value-type="string">
            <text:p>100E64</text:p>
          </table:table-cell>
          <table:table-cell table:number-columns-repeated="5"/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[.$H$1]+[.A923]*4" office:value-type="float" office:value="1052264" calcext:value-type="float">
            <text:p>1052264</text:p>
          </table:table-cell>
          <table:table-cell table:formula="of:=DEC2HEX([.B923])" office:value-type="string" office:string-value="100E68" calcext:value-type="string">
            <text:p>100E68</text:p>
          </table:table-cell>
          <table:table-cell table:number-columns-repeated="5"/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[.$H$1]+[.A924]*4" office:value-type="float" office:value="1052268" calcext:value-type="float">
            <text:p>1052268</text:p>
          </table:table-cell>
          <table:table-cell table:formula="of:=DEC2HEX([.B924])" office:value-type="string" office:string-value="100E6C" calcext:value-type="string">
            <text:p>100E6C</text:p>
          </table:table-cell>
          <table:table-cell table:number-columns-repeated="5"/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[.$H$1]+[.A925]*4" office:value-type="float" office:value="1052272" calcext:value-type="float">
            <text:p>1052272</text:p>
          </table:table-cell>
          <table:table-cell table:formula="of:=DEC2HEX([.B925])" office:value-type="string" office:string-value="100E70" calcext:value-type="string">
            <text:p>100E70</text:p>
          </table:table-cell>
          <table:table-cell table:number-columns-repeated="5"/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[.$H$1]+[.A926]*4" office:value-type="float" office:value="1052276" calcext:value-type="float">
            <text:p>1052276</text:p>
          </table:table-cell>
          <table:table-cell table:formula="of:=DEC2HEX([.B926])" office:value-type="string" office:string-value="100E74" calcext:value-type="string">
            <text:p>100E74</text:p>
          </table:table-cell>
          <table:table-cell table:number-columns-repeated="5"/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[.$H$1]+[.A927]*4" office:value-type="float" office:value="1052280" calcext:value-type="float">
            <text:p>1052280</text:p>
          </table:table-cell>
          <table:table-cell table:formula="of:=DEC2HEX([.B927])" office:value-type="string" office:string-value="100E78" calcext:value-type="string">
            <text:p>100E78</text:p>
          </table:table-cell>
          <table:table-cell table:number-columns-repeated="5"/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[.$H$1]+[.A928]*4" office:value-type="float" office:value="1052284" calcext:value-type="float">
            <text:p>1052284</text:p>
          </table:table-cell>
          <table:table-cell table:formula="of:=DEC2HEX([.B928])" office:value-type="string" office:string-value="100E7C" calcext:value-type="string">
            <text:p>100E7C</text:p>
          </table:table-cell>
          <table:table-cell table:number-columns-repeated="5"/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[.$H$1]+[.A929]*4" office:value-type="float" office:value="1052288" calcext:value-type="float">
            <text:p>1052288</text:p>
          </table:table-cell>
          <table:table-cell table:formula="of:=DEC2HEX([.B929])" office:value-type="string" office:string-value="100E80" calcext:value-type="string">
            <text:p>100E80</text:p>
          </table:table-cell>
          <table:table-cell table:number-columns-repeated="5"/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[.$H$1]+[.A930]*4" office:value-type="float" office:value="1052292" calcext:value-type="float">
            <text:p>1052292</text:p>
          </table:table-cell>
          <table:table-cell table:formula="of:=DEC2HEX([.B930])" office:value-type="string" office:string-value="100E84" calcext:value-type="string">
            <text:p>100E84</text:p>
          </table:table-cell>
          <table:table-cell table:number-columns-repeated="5"/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[.$H$1]+[.A931]*4" office:value-type="float" office:value="1052296" calcext:value-type="float">
            <text:p>1052296</text:p>
          </table:table-cell>
          <table:table-cell table:formula="of:=DEC2HEX([.B931])" office:value-type="string" office:string-value="100E88" calcext:value-type="string">
            <text:p>100E88</text:p>
          </table:table-cell>
          <table:table-cell table:number-columns-repeated="5"/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[.$H$1]+[.A932]*4" office:value-type="float" office:value="1052300" calcext:value-type="float">
            <text:p>1052300</text:p>
          </table:table-cell>
          <table:table-cell table:formula="of:=DEC2HEX([.B932])" office:value-type="string" office:string-value="100E8C" calcext:value-type="string">
            <text:p>100E8C</text:p>
          </table:table-cell>
          <table:table-cell table:number-columns-repeated="5"/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[.$H$1]+[.A933]*4" office:value-type="float" office:value="1052304" calcext:value-type="float">
            <text:p>1052304</text:p>
          </table:table-cell>
          <table:table-cell table:formula="of:=DEC2HEX([.B933])" office:value-type="string" office:string-value="100E90" calcext:value-type="string">
            <text:p>100E90</text:p>
          </table:table-cell>
          <table:table-cell table:number-columns-repeated="5"/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[.$H$1]+[.A934]*4" office:value-type="float" office:value="1052308" calcext:value-type="float">
            <text:p>1052308</text:p>
          </table:table-cell>
          <table:table-cell table:formula="of:=DEC2HEX([.B934])" office:value-type="string" office:string-value="100E94" calcext:value-type="string">
            <text:p>100E94</text:p>
          </table:table-cell>
          <table:table-cell table:number-columns-repeated="5"/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[.$H$1]+[.A935]*4" office:value-type="float" office:value="1052312" calcext:value-type="float">
            <text:p>1052312</text:p>
          </table:table-cell>
          <table:table-cell table:formula="of:=DEC2HEX([.B935])" office:value-type="string" office:string-value="100E98" calcext:value-type="string">
            <text:p>100E98</text:p>
          </table:table-cell>
          <table:table-cell table:number-columns-repeated="5"/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[.$H$1]+[.A936]*4" office:value-type="float" office:value="1052316" calcext:value-type="float">
            <text:p>1052316</text:p>
          </table:table-cell>
          <table:table-cell table:formula="of:=DEC2HEX([.B936])" office:value-type="string" office:string-value="100E9C" calcext:value-type="string">
            <text:p>100E9C</text:p>
          </table:table-cell>
          <table:table-cell table:number-columns-repeated="5"/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[.$H$1]+[.A937]*4" office:value-type="float" office:value="1052320" calcext:value-type="float">
            <text:p>1052320</text:p>
          </table:table-cell>
          <table:table-cell table:formula="of:=DEC2HEX([.B937])" office:value-type="string" office:string-value="100EA0" calcext:value-type="string">
            <text:p>100EA0</text:p>
          </table:table-cell>
          <table:table-cell table:number-columns-repeated="5"/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[.$H$1]+[.A938]*4" office:value-type="float" office:value="1052324" calcext:value-type="float">
            <text:p>1052324</text:p>
          </table:table-cell>
          <table:table-cell table:formula="of:=DEC2HEX([.B938])" office:value-type="string" office:string-value="100EA4" calcext:value-type="string">
            <text:p>100EA4</text:p>
          </table:table-cell>
          <table:table-cell table:number-columns-repeated="5"/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[.$H$1]+[.A939]*4" office:value-type="float" office:value="1052328" calcext:value-type="float">
            <text:p>1052328</text:p>
          </table:table-cell>
          <table:table-cell table:formula="of:=DEC2HEX([.B939])" office:value-type="string" office:string-value="100EA8" calcext:value-type="string">
            <text:p>100EA8</text:p>
          </table:table-cell>
          <table:table-cell table:number-columns-repeated="5"/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[.$H$1]+[.A940]*4" office:value-type="float" office:value="1052332" calcext:value-type="float">
            <text:p>1052332</text:p>
          </table:table-cell>
          <table:table-cell table:formula="of:=DEC2HEX([.B940])" office:value-type="string" office:string-value="100EAC" calcext:value-type="string">
            <text:p>100EAC</text:p>
          </table:table-cell>
          <table:table-cell table:number-columns-repeated="5"/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[.$H$1]+[.A941]*4" office:value-type="float" office:value="1052336" calcext:value-type="float">
            <text:p>1052336</text:p>
          </table:table-cell>
          <table:table-cell table:formula="of:=DEC2HEX([.B941])" office:value-type="string" office:string-value="100EB0" calcext:value-type="string">
            <text:p>100EB0</text:p>
          </table:table-cell>
          <table:table-cell table:number-columns-repeated="5"/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[.$H$1]+[.A942]*4" office:value-type="float" office:value="1052340" calcext:value-type="float">
            <text:p>1052340</text:p>
          </table:table-cell>
          <table:table-cell table:formula="of:=DEC2HEX([.B942])" office:value-type="string" office:string-value="100EB4" calcext:value-type="string">
            <text:p>100EB4</text:p>
          </table:table-cell>
          <table:table-cell table:number-columns-repeated="5"/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[.$H$1]+[.A943]*4" office:value-type="float" office:value="1052344" calcext:value-type="float">
            <text:p>1052344</text:p>
          </table:table-cell>
          <table:table-cell table:formula="of:=DEC2HEX([.B943])" office:value-type="string" office:string-value="100EB8" calcext:value-type="string">
            <text:p>100EB8</text:p>
          </table:table-cell>
          <table:table-cell table:number-columns-repeated="5"/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[.$H$1]+[.A944]*4" office:value-type="float" office:value="1052348" calcext:value-type="float">
            <text:p>1052348</text:p>
          </table:table-cell>
          <table:table-cell table:formula="of:=DEC2HEX([.B944])" office:value-type="string" office:string-value="100EBC" calcext:value-type="string">
            <text:p>100EBC</text:p>
          </table:table-cell>
          <table:table-cell table:number-columns-repeated="5"/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[.$H$1]+[.A945]*4" office:value-type="float" office:value="1052352" calcext:value-type="float">
            <text:p>1052352</text:p>
          </table:table-cell>
          <table:table-cell table:formula="of:=DEC2HEX([.B945])" office:value-type="string" office:string-value="100EC0" calcext:value-type="string">
            <text:p>100EC0</text:p>
          </table:table-cell>
          <table:table-cell table:number-columns-repeated="5"/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[.$H$1]+[.A946]*4" office:value-type="float" office:value="1052356" calcext:value-type="float">
            <text:p>1052356</text:p>
          </table:table-cell>
          <table:table-cell table:formula="of:=DEC2HEX([.B946])" office:value-type="string" office:string-value="100EC4" calcext:value-type="string">
            <text:p>100EC4</text:p>
          </table:table-cell>
          <table:table-cell table:number-columns-repeated="5"/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[.$H$1]+[.A947]*4" office:value-type="float" office:value="1052360" calcext:value-type="float">
            <text:p>1052360</text:p>
          </table:table-cell>
          <table:table-cell table:formula="of:=DEC2HEX([.B947])" office:value-type="string" office:string-value="100EC8" calcext:value-type="string">
            <text:p>100EC8</text:p>
          </table:table-cell>
          <table:table-cell table:number-columns-repeated="5"/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[.$H$1]+[.A948]*4" office:value-type="float" office:value="1052364" calcext:value-type="float">
            <text:p>1052364</text:p>
          </table:table-cell>
          <table:table-cell table:formula="of:=DEC2HEX([.B948])" office:value-type="string" office:string-value="100ECC" calcext:value-type="string">
            <text:p>100ECC</text:p>
          </table:table-cell>
          <table:table-cell table:number-columns-repeated="5"/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[.$H$1]+[.A949]*4" office:value-type="float" office:value="1052368" calcext:value-type="float">
            <text:p>1052368</text:p>
          </table:table-cell>
          <table:table-cell table:formula="of:=DEC2HEX([.B949])" office:value-type="string" office:string-value="100ED0" calcext:value-type="string">
            <text:p>100ED0</text:p>
          </table:table-cell>
          <table:table-cell table:number-columns-repeated="5"/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[.$H$1]+[.A950]*4" office:value-type="float" office:value="1052372" calcext:value-type="float">
            <text:p>1052372</text:p>
          </table:table-cell>
          <table:table-cell table:formula="of:=DEC2HEX([.B950])" office:value-type="string" office:string-value="100ED4" calcext:value-type="string">
            <text:p>100ED4</text:p>
          </table:table-cell>
          <table:table-cell table:number-columns-repeated="5"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[.$H$1]+[.A951]*4" office:value-type="float" office:value="1052376" calcext:value-type="float">
            <text:p>1052376</text:p>
          </table:table-cell>
          <table:table-cell table:formula="of:=DEC2HEX([.B951])" office:value-type="string" office:string-value="100ED8" calcext:value-type="string">
            <text:p>100ED8</text:p>
          </table:table-cell>
          <table:table-cell table:number-columns-repeated="5"/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[.$H$1]+[.A952]*4" office:value-type="float" office:value="1052380" calcext:value-type="float">
            <text:p>1052380</text:p>
          </table:table-cell>
          <table:table-cell table:formula="of:=DEC2HEX([.B952])" office:value-type="string" office:string-value="100EDC" calcext:value-type="string">
            <text:p>100EDC</text:p>
          </table:table-cell>
          <table:table-cell table:number-columns-repeated="5"/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[.$H$1]+[.A953]*4" office:value-type="float" office:value="1052384" calcext:value-type="float">
            <text:p>1052384</text:p>
          </table:table-cell>
          <table:table-cell table:formula="of:=DEC2HEX([.B953])" office:value-type="string" office:string-value="100EE0" calcext:value-type="string">
            <text:p>100EE0</text:p>
          </table:table-cell>
          <table:table-cell table:number-columns-repeated="5"/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[.$H$1]+[.A954]*4" office:value-type="float" office:value="1052388" calcext:value-type="float">
            <text:p>1052388</text:p>
          </table:table-cell>
          <table:table-cell table:formula="of:=DEC2HEX([.B954])" office:value-type="string" office:string-value="100EE4" calcext:value-type="string">
            <text:p>100EE4</text:p>
          </table:table-cell>
          <table:table-cell table:number-columns-repeated="5"/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[.$H$1]+[.A955]*4" office:value-type="float" office:value="1052392" calcext:value-type="float">
            <text:p>1052392</text:p>
          </table:table-cell>
          <table:table-cell table:formula="of:=DEC2HEX([.B955])" office:value-type="string" office:string-value="100EE8" calcext:value-type="string">
            <text:p>100EE8</text:p>
          </table:table-cell>
          <table:table-cell table:number-columns-repeated="5"/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[.$H$1]+[.A956]*4" office:value-type="float" office:value="1052396" calcext:value-type="float">
            <text:p>1052396</text:p>
          </table:table-cell>
          <table:table-cell table:formula="of:=DEC2HEX([.B956])" office:value-type="string" office:string-value="100EEC" calcext:value-type="string">
            <text:p>100EEC</text:p>
          </table:table-cell>
          <table:table-cell table:number-columns-repeated="5"/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[.$H$1]+[.A957]*4" office:value-type="float" office:value="1052400" calcext:value-type="float">
            <text:p>1052400</text:p>
          </table:table-cell>
          <table:table-cell table:formula="of:=DEC2HEX([.B957])" office:value-type="string" office:string-value="100EF0" calcext:value-type="string">
            <text:p>100EF0</text:p>
          </table:table-cell>
          <table:table-cell table:number-columns-repeated="5"/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[.$H$1]+[.A958]*4" office:value-type="float" office:value="1052404" calcext:value-type="float">
            <text:p>1052404</text:p>
          </table:table-cell>
          <table:table-cell table:formula="of:=DEC2HEX([.B958])" office:value-type="string" office:string-value="100EF4" calcext:value-type="string">
            <text:p>100EF4</text:p>
          </table:table-cell>
          <table:table-cell table:number-columns-repeated="5"/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[.$H$1]+[.A959]*4" office:value-type="float" office:value="1052408" calcext:value-type="float">
            <text:p>1052408</text:p>
          </table:table-cell>
          <table:table-cell table:formula="of:=DEC2HEX([.B959])" office:value-type="string" office:string-value="100EF8" calcext:value-type="string">
            <text:p>100EF8</text:p>
          </table:table-cell>
          <table:table-cell table:number-columns-repeated="5"/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[.$H$1]+[.A960]*4" office:value-type="float" office:value="1052412" calcext:value-type="float">
            <text:p>1052412</text:p>
          </table:table-cell>
          <table:table-cell table:formula="of:=DEC2HEX([.B960])" office:value-type="string" office:string-value="100EFC" calcext:value-type="string">
            <text:p>100EFC</text:p>
          </table:table-cell>
          <table:table-cell table:number-columns-repeated="5"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[.$H$1]+[.A961]*4" office:value-type="float" office:value="1052416" calcext:value-type="float">
            <text:p>1052416</text:p>
          </table:table-cell>
          <table:table-cell table:formula="of:=DEC2HEX([.B961])" office:value-type="string" office:string-value="100F00" calcext:value-type="string">
            <text:p>100F00</text:p>
          </table:table-cell>
          <table:table-cell table:number-columns-repeated="5"/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[.$H$1]+[.A962]*4" office:value-type="float" office:value="1052420" calcext:value-type="float">
            <text:p>1052420</text:p>
          </table:table-cell>
          <table:table-cell table:formula="of:=DEC2HEX([.B962])" office:value-type="string" office:string-value="100F04" calcext:value-type="string">
            <text:p>100F04</text:p>
          </table:table-cell>
          <table:table-cell table:number-columns-repeated="5"/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[.$H$1]+[.A963]*4" office:value-type="float" office:value="1052424" calcext:value-type="float">
            <text:p>1052424</text:p>
          </table:table-cell>
          <table:table-cell table:formula="of:=DEC2HEX([.B963])" office:value-type="string" office:string-value="100F08" calcext:value-type="string">
            <text:p>100F08</text:p>
          </table:table-cell>
          <table:table-cell table:number-columns-repeated="5"/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[.$H$1]+[.A964]*4" office:value-type="float" office:value="1052428" calcext:value-type="float">
            <text:p>1052428</text:p>
          </table:table-cell>
          <table:table-cell table:formula="of:=DEC2HEX([.B964])" office:value-type="string" office:string-value="100F0C" calcext:value-type="string">
            <text:p>100F0C</text:p>
          </table:table-cell>
          <table:table-cell table:number-columns-repeated="5"/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[.$H$1]+[.A965]*4" office:value-type="float" office:value="1052432" calcext:value-type="float">
            <text:p>1052432</text:p>
          </table:table-cell>
          <table:table-cell table:formula="of:=DEC2HEX([.B965])" office:value-type="string" office:string-value="100F10" calcext:value-type="string">
            <text:p>100F10</text:p>
          </table:table-cell>
          <table:table-cell table:number-columns-repeated="5"/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[.$H$1]+[.A966]*4" office:value-type="float" office:value="1052436" calcext:value-type="float">
            <text:p>1052436</text:p>
          </table:table-cell>
          <table:table-cell table:formula="of:=DEC2HEX([.B966])" office:value-type="string" office:string-value="100F14" calcext:value-type="string">
            <text:p>100F14</text:p>
          </table:table-cell>
          <table:table-cell table:number-columns-repeated="5"/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[.$H$1]+[.A967]*4" office:value-type="float" office:value="1052440" calcext:value-type="float">
            <text:p>1052440</text:p>
          </table:table-cell>
          <table:table-cell table:formula="of:=DEC2HEX([.B967])" office:value-type="string" office:string-value="100F18" calcext:value-type="string">
            <text:p>100F18</text:p>
          </table:table-cell>
          <table:table-cell table:number-columns-repeated="5"/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[.$H$1]+[.A968]*4" office:value-type="float" office:value="1052444" calcext:value-type="float">
            <text:p>1052444</text:p>
          </table:table-cell>
          <table:table-cell table:formula="of:=DEC2HEX([.B968])" office:value-type="string" office:string-value="100F1C" calcext:value-type="string">
            <text:p>100F1C</text:p>
          </table:table-cell>
          <table:table-cell table:number-columns-repeated="5"/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[.$H$1]+[.A969]*4" office:value-type="float" office:value="1052448" calcext:value-type="float">
            <text:p>1052448</text:p>
          </table:table-cell>
          <table:table-cell table:formula="of:=DEC2HEX([.B969])" office:value-type="string" office:string-value="100F20" calcext:value-type="string">
            <text:p>100F20</text:p>
          </table:table-cell>
          <table:table-cell table:number-columns-repeated="5"/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[.$H$1]+[.A970]*4" office:value-type="float" office:value="1052452" calcext:value-type="float">
            <text:p>1052452</text:p>
          </table:table-cell>
          <table:table-cell table:formula="of:=DEC2HEX([.B970])" office:value-type="string" office:string-value="100F24" calcext:value-type="string">
            <text:p>100F24</text:p>
          </table:table-cell>
          <table:table-cell table:number-columns-repeated="5"/>
        </table:table-row>
      </table:table>
      <table:table table:name="Sheet2" table:style-name="ta1">
        <table:table-column table:style-name="co1" table:number-columns-repeated="8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[.$H$1]+[.A1]*4" office:value-type="float" office:value="1074774016" calcext:value-type="float">
            <text:p>1074774016</text:p>
          </table:table-cell>
          <table:table-cell table:formula="of:=DEC2HEX([.B1])" office:value-type="string" office:string-value="400FC000" calcext:value-type="string">
            <text:p>400FC000</text:p>
          </table:table-cell>
          <table:table-cell table:number-columns-repeated="3"/>
          <table:table-cell office:value-type="string" calcext:value-type="string">
            <text:p>base</text:p>
          </table:table-cell>
          <table:table-cell table:formula="of:=HEX2DEC(&quot;400fc000&quot;)" office:value-type="float" office:value="1074774016" calcext:value-type="float">
            <text:p>10747740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H$1]+[.A2]*4" office:value-type="float" office:value="1074774020" calcext:value-type="float">
            <text:p>1074774020</text:p>
          </table:table-cell>
          <table:table-cell table:formula="of:=DEC2HEX([.B2])" office:value-type="string" office:string-value="400FC004" calcext:value-type="string">
            <text:p>400FC00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H$1]+[.A3]*4" office:value-type="float" office:value="1074774024" calcext:value-type="float">
            <text:p>1074774024</text:p>
          </table:table-cell>
          <table:table-cell table:formula="of:=DEC2HEX([.B3])" office:value-type="string" office:string-value="400FC008" calcext:value-type="string">
            <text:p>400FC00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H$1]+[.A4]*4" office:value-type="float" office:value="1074774028" calcext:value-type="float">
            <text:p>1074774028</text:p>
          </table:table-cell>
          <table:table-cell table:formula="of:=DEC2HEX([.B4])" office:value-type="string" office:string-value="400FC00C" calcext:value-type="string">
            <text:p>400FC00C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H$1]+[.A5]*4" office:value-type="float" office:value="1074774032" calcext:value-type="float">
            <text:p>1074774032</text:p>
          </table:table-cell>
          <table:table-cell table:formula="of:=DEC2HEX([.B5])" office:value-type="string" office:string-value="400FC010" calcext:value-type="string">
            <text:p>400FC01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H$1]+[.A6]*4" office:value-type="float" office:value="1074774036" calcext:value-type="float">
            <text:p>1074774036</text:p>
          </table:table-cell>
          <table:table-cell table:formula="of:=DEC2HEX([.B6])" office:value-type="string" office:string-value="400FC014" calcext:value-type="string">
            <text:p>400FC014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H$1]+[.A7]*4" office:value-type="float" office:value="1074774040" calcext:value-type="float">
            <text:p>1074774040</text:p>
          </table:table-cell>
          <table:table-cell table:formula="of:=DEC2HEX([.B7])" office:value-type="string" office:string-value="400FC018" calcext:value-type="string">
            <text:p>400FC01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H$1]+[.A8]*4" office:value-type="float" office:value="1074774044" calcext:value-type="float">
            <text:p>1074774044</text:p>
          </table:table-cell>
          <table:table-cell table:formula="of:=DEC2HEX([.B8])" office:value-type="string" office:string-value="400FC01C" calcext:value-type="string">
            <text:p>400FC01C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H$1]+[.A9]*4" office:value-type="float" office:value="1074774048" calcext:value-type="float">
            <text:p>1074774048</text:p>
          </table:table-cell>
          <table:table-cell table:formula="of:=DEC2HEX([.B9])" office:value-type="string" office:string-value="400FC020" calcext:value-type="string">
            <text:p>400FC02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H$1]+[.A10]*4" office:value-type="float" office:value="1074774052" calcext:value-type="float">
            <text:p>1074774052</text:p>
          </table:table-cell>
          <table:table-cell table:formula="of:=DEC2HEX([.B10])" office:value-type="string" office:string-value="400FC024" calcext:value-type="string">
            <text:p>400FC024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H$1]+[.A11]*4" office:value-type="float" office:value="1074774056" calcext:value-type="float">
            <text:p>1074774056</text:p>
          </table:table-cell>
          <table:table-cell table:formula="of:=DEC2HEX([.B11])" office:value-type="string" office:string-value="400FC028" calcext:value-type="string">
            <text:p>400FC028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H$1]+[.A12]*4" office:value-type="float" office:value="1074774060" calcext:value-type="float">
            <text:p>1074774060</text:p>
          </table:table-cell>
          <table:table-cell table:formula="of:=DEC2HEX([.B12])" office:value-type="string" office:string-value="400FC02C" calcext:value-type="string">
            <text:p>400FC02C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H$1]+[.A13]*4" office:value-type="float" office:value="1074774064" calcext:value-type="float">
            <text:p>1074774064</text:p>
          </table:table-cell>
          <table:table-cell table:formula="of:=DEC2HEX([.B13])" office:value-type="string" office:string-value="400FC030" calcext:value-type="string">
            <text:p>400FC030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H$1]+[.A14]*4" office:value-type="float" office:value="1074774068" calcext:value-type="float">
            <text:p>1074774068</text:p>
          </table:table-cell>
          <table:table-cell table:formula="of:=DEC2HEX([.B14])" office:value-type="string" office:string-value="400FC034" calcext:value-type="string">
            <text:p>400FC03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H$1]+[.A15]*4" office:value-type="float" office:value="1074774072" calcext:value-type="float">
            <text:p>1074774072</text:p>
          </table:table-cell>
          <table:table-cell table:formula="of:=DEC2HEX([.B15])" office:value-type="string" office:string-value="400FC038" calcext:value-type="string">
            <text:p>400FC038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H$1]+[.A16]*4" office:value-type="float" office:value="1074774076" calcext:value-type="float">
            <text:p>1074774076</text:p>
          </table:table-cell>
          <table:table-cell table:formula="of:=DEC2HEX([.B16])" office:value-type="string" office:string-value="400FC03C" calcext:value-type="string">
            <text:p>400FC03C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H$1]+[.A17]*4" office:value-type="float" office:value="1074774080" calcext:value-type="float">
            <text:p>1074774080</text:p>
          </table:table-cell>
          <table:table-cell table:formula="of:=DEC2HEX([.B17])" office:value-type="string" office:string-value="400FC040" calcext:value-type="string">
            <text:p>400FC040</text:p>
          </table:table-cell>
          <table:table-cell table:number-columns-repeated="2"/>
          <table:table-cell office:value-type="string" calcext:value-type="string">
            <text:p>MEMMAP, documented in section 39.8.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H$1]+[.A18]*4" office:value-type="float" office:value="1074774084" calcext:value-type="float">
            <text:p>1074774084</text:p>
          </table:table-cell>
          <table:table-cell table:formula="of:=DEC2HEX([.B18])" office:value-type="string" office:string-value="400FC044" calcext:value-type="string">
            <text:p>400FC044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H$1]+[.A19]*4" office:value-type="float" office:value="1074774088" calcext:value-type="float">
            <text:p>1074774088</text:p>
          </table:table-cell>
          <table:table-cell table:formula="of:=DEC2HEX([.B19])" office:value-type="string" office:string-value="400FC048" calcext:value-type="string">
            <text:p>400FC048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H$1]+[.A20]*4" office:value-type="float" office:value="1074774092" calcext:value-type="float">
            <text:p>1074774092</text:p>
          </table:table-cell>
          <table:table-cell table:formula="of:=DEC2HEX([.B20])" office:value-type="string" office:string-value="400FC04C" calcext:value-type="string">
            <text:p>400FC04C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H$1]+[.A21]*4" office:value-type="float" office:value="1074774096" calcext:value-type="float">
            <text:p>1074774096</text:p>
          </table:table-cell>
          <table:table-cell table:formula="of:=DEC2HEX([.B21])" office:value-type="string" office:string-value="400FC050" calcext:value-type="string">
            <text:p>400FC05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H$1]+[.A22]*4" office:value-type="float" office:value="1074774100" calcext:value-type="float">
            <text:p>1074774100</text:p>
          </table:table-cell>
          <table:table-cell table:formula="of:=DEC2HEX([.B22])" office:value-type="string" office:string-value="400FC054" calcext:value-type="string">
            <text:p>400FC054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H$1]+[.A23]*4" office:value-type="float" office:value="1074774104" calcext:value-type="float">
            <text:p>1074774104</text:p>
          </table:table-cell>
          <table:table-cell table:formula="of:=DEC2HEX([.B23])" office:value-type="string" office:string-value="400FC058" calcext:value-type="string">
            <text:p>400FC058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H$1]+[.A24]*4" office:value-type="float" office:value="1074774108" calcext:value-type="float">
            <text:p>1074774108</text:p>
          </table:table-cell>
          <table:table-cell table:formula="of:=DEC2HEX([.B24])" office:value-type="string" office:string-value="400FC05C" calcext:value-type="string">
            <text:p>400FC05C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H$1]+[.A25]*4" office:value-type="float" office:value="1074774112" calcext:value-type="float">
            <text:p>1074774112</text:p>
          </table:table-cell>
          <table:table-cell table:formula="of:=DEC2HEX([.B25])" office:value-type="string" office:string-value="400FC060" calcext:value-type="string">
            <text:p>400FC060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H$1]+[.A26]*4" office:value-type="float" office:value="1074774116" calcext:value-type="float">
            <text:p>1074774116</text:p>
          </table:table-cell>
          <table:table-cell table:formula="of:=DEC2HEX([.B26])" office:value-type="string" office:string-value="400FC064" calcext:value-type="string">
            <text:p>400FC064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H$1]+[.A27]*4" office:value-type="float" office:value="1074774120" calcext:value-type="float">
            <text:p>1074774120</text:p>
          </table:table-cell>
          <table:table-cell table:formula="of:=DEC2HEX([.B27])" office:value-type="string" office:string-value="400FC068" calcext:value-type="string">
            <text:p>400FC068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H$1]+[.A28]*4" office:value-type="float" office:value="1074774124" calcext:value-type="float">
            <text:p>1074774124</text:p>
          </table:table-cell>
          <table:table-cell table:formula="of:=DEC2HEX([.B28])" office:value-type="string" office:string-value="400FC06C" calcext:value-type="string">
            <text:p>400FC06C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H$1]+[.A29]*4" office:value-type="float" office:value="1074774128" calcext:value-type="float">
            <text:p>1074774128</text:p>
          </table:table-cell>
          <table:table-cell table:formula="of:=DEC2HEX([.B29])" office:value-type="string" office:string-value="400FC070" calcext:value-type="string">
            <text:p>400FC070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H$1]+[.A30]*4" office:value-type="float" office:value="1074774132" calcext:value-type="float">
            <text:p>1074774132</text:p>
          </table:table-cell>
          <table:table-cell table:formula="of:=DEC2HEX([.B30])" office:value-type="string" office:string-value="400FC074" calcext:value-type="string">
            <text:p>400FC074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H$1]+[.A31]*4" office:value-type="float" office:value="1074774136" calcext:value-type="float">
            <text:p>1074774136</text:p>
          </table:table-cell>
          <table:table-cell table:formula="of:=DEC2HEX([.B31])" office:value-type="string" office:string-value="400FC078" calcext:value-type="string">
            <text:p>400FC078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H$1]+[.A32]*4" office:value-type="float" office:value="1074774140" calcext:value-type="float">
            <text:p>1074774140</text:p>
          </table:table-cell>
          <table:table-cell table:formula="of:=DEC2HEX([.B32])" office:value-type="string" office:string-value="400FC07C" calcext:value-type="string">
            <text:p>400FC07C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H$1]+[.A33]*4" office:value-type="float" office:value="1074774144" calcext:value-type="float">
            <text:p>1074774144</text:p>
          </table:table-cell>
          <table:table-cell table:formula="of:=DEC2HEX([.B33])" office:value-type="string" office:string-value="400FC080" calcext:value-type="string">
            <text:p>400FC080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H$1]+[.A34]*4" office:value-type="float" office:value="1074774148" calcext:value-type="float">
            <text:p>1074774148</text:p>
          </table:table-cell>
          <table:table-cell table:formula="of:=DEC2HEX([.B34])" office:value-type="string" office:string-value="400FC084" calcext:value-type="string">
            <text:p>400FC084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H$1]+[.A35]*4" office:value-type="float" office:value="1074774152" calcext:value-type="float">
            <text:p>1074774152</text:p>
          </table:table-cell>
          <table:table-cell table:formula="of:=DEC2HEX([.B35])" office:value-type="string" office:string-value="400FC088" calcext:value-type="string">
            <text:p>400FC088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H$1]+[.A36]*4" office:value-type="float" office:value="1074774156" calcext:value-type="float">
            <text:p>1074774156</text:p>
          </table:table-cell>
          <table:table-cell table:formula="of:=DEC2HEX([.B36])" office:value-type="string" office:string-value="400FC08C" calcext:value-type="string">
            <text:p>400FC08C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H$1]+[.A37]*4" office:value-type="float" office:value="1074774160" calcext:value-type="float">
            <text:p>1074774160</text:p>
          </table:table-cell>
          <table:table-cell table:formula="of:=DEC2HEX([.B37])" office:value-type="string" office:string-value="400FC090" calcext:value-type="string">
            <text:p>400FC090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H$1]+[.A38]*4" office:value-type="float" office:value="1074774164" calcext:value-type="float">
            <text:p>1074774164</text:p>
          </table:table-cell>
          <table:table-cell table:formula="of:=DEC2HEX([.B38])" office:value-type="string" office:string-value="400FC094" calcext:value-type="string">
            <text:p>400FC094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H$1]+[.A39]*4" office:value-type="float" office:value="1074774168" calcext:value-type="float">
            <text:p>1074774168</text:p>
          </table:table-cell>
          <table:table-cell table:formula="of:=DEC2HEX([.B39])" office:value-type="string" office:string-value="400FC098" calcext:value-type="string">
            <text:p>400FC098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H$1]+[.A40]*4" office:value-type="float" office:value="1074774172" calcext:value-type="float">
            <text:p>1074774172</text:p>
          </table:table-cell>
          <table:table-cell table:formula="of:=DEC2HEX([.B40])" office:value-type="string" office:string-value="400FC09C" calcext:value-type="string">
            <text:p>400FC09C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H$1]+[.A41]*4" office:value-type="float" office:value="1074774176" calcext:value-type="float">
            <text:p>1074774176</text:p>
          </table:table-cell>
          <table:table-cell table:formula="of:=DEC2HEX([.B41])" office:value-type="string" office:string-value="400FC0A0" calcext:value-type="string">
            <text:p>400FC0A0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H$1]+[.A42]*4" office:value-type="float" office:value="1074774180" calcext:value-type="float">
            <text:p>1074774180</text:p>
          </table:table-cell>
          <table:table-cell table:formula="of:=DEC2HEX([.B42])" office:value-type="string" office:string-value="400FC0A4" calcext:value-type="string">
            <text:p>400FC0A4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H$1]+[.A43]*4" office:value-type="float" office:value="1074774184" calcext:value-type="float">
            <text:p>1074774184</text:p>
          </table:table-cell>
          <table:table-cell table:formula="of:=DEC2HEX([.B43])" office:value-type="string" office:string-value="400FC0A8" calcext:value-type="string">
            <text:p>400FC0A8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H$1]+[.A44]*4" office:value-type="float" office:value="1074774188" calcext:value-type="float">
            <text:p>1074774188</text:p>
          </table:table-cell>
          <table:table-cell table:formula="of:=DEC2HEX([.B44])" office:value-type="string" office:string-value="400FC0AC" calcext:value-type="string">
            <text:p>400FC0AC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H$1]+[.A45]*4" office:value-type="float" office:value="1074774192" calcext:value-type="float">
            <text:p>1074774192</text:p>
          </table:table-cell>
          <table:table-cell table:formula="of:=DEC2HEX([.B45])" office:value-type="string" office:string-value="400FC0B0" calcext:value-type="string">
            <text:p>400FC0B0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H$1]+[.A46]*4" office:value-type="float" office:value="1074774196" calcext:value-type="float">
            <text:p>1074774196</text:p>
          </table:table-cell>
          <table:table-cell table:formula="of:=DEC2HEX([.B46])" office:value-type="string" office:string-value="400FC0B4" calcext:value-type="string">
            <text:p>400FC0B4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H$1]+[.A47]*4" office:value-type="float" office:value="1074774200" calcext:value-type="float">
            <text:p>1074774200</text:p>
          </table:table-cell>
          <table:table-cell table:formula="of:=DEC2HEX([.B47])" office:value-type="string" office:string-value="400FC0B8" calcext:value-type="string">
            <text:p>400FC0B8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H$1]+[.A48]*4" office:value-type="float" office:value="1074774204" calcext:value-type="float">
            <text:p>1074774204</text:p>
          </table:table-cell>
          <table:table-cell table:formula="of:=DEC2HEX([.B48])" office:value-type="string" office:string-value="400FC0BC" calcext:value-type="string">
            <text:p>400FC0BC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H$1]+[.A49]*4" office:value-type="float" office:value="1074774208" calcext:value-type="float">
            <text:p>1074774208</text:p>
          </table:table-cell>
          <table:table-cell table:formula="of:=DEC2HEX([.B49])" office:value-type="string" office:string-value="400FC0C0" calcext:value-type="string">
            <text:p>400FC0C0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H$1]+[.A50]*4" office:value-type="float" office:value="1074774212" calcext:value-type="float">
            <text:p>1074774212</text:p>
          </table:table-cell>
          <table:table-cell table:formula="of:=DEC2HEX([.B50])" office:value-type="string" office:string-value="400FC0C4" calcext:value-type="string">
            <text:p>400FC0C4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H$1]+[.A51]*4" office:value-type="float" office:value="1074774216" calcext:value-type="float">
            <text:p>1074774216</text:p>
          </table:table-cell>
          <table:table-cell table:formula="of:=DEC2HEX([.B51])" office:value-type="string" office:string-value="400FC0C8" calcext:value-type="string">
            <text:p>400FC0C8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$H$1]+[.A52]*4" office:value-type="float" office:value="1074774220" calcext:value-type="float">
            <text:p>1074774220</text:p>
          </table:table-cell>
          <table:table-cell table:formula="of:=DEC2HEX([.B52])" office:value-type="string" office:string-value="400FC0CC" calcext:value-type="string">
            <text:p>400FC0CC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$H$1]+[.A53]*4" office:value-type="float" office:value="1074774224" calcext:value-type="float">
            <text:p>1074774224</text:p>
          </table:table-cell>
          <table:table-cell table:formula="of:=DEC2HEX([.B53])" office:value-type="string" office:string-value="400FC0D0" calcext:value-type="string">
            <text:p>400FC0D0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$H$1]+[.A54]*4" office:value-type="float" office:value="1074774228" calcext:value-type="float">
            <text:p>1074774228</text:p>
          </table:table-cell>
          <table:table-cell table:formula="of:=DEC2HEX([.B54])" office:value-type="string" office:string-value="400FC0D4" calcext:value-type="string">
            <text:p>400FC0D4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$H$1]+[.A55]*4" office:value-type="float" office:value="1074774232" calcext:value-type="float">
            <text:p>1074774232</text:p>
          </table:table-cell>
          <table:table-cell table:formula="of:=DEC2HEX([.B55])" office:value-type="string" office:string-value="400FC0D8" calcext:value-type="string">
            <text:p>400FC0D8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H$1]+[.A56]*4" office:value-type="float" office:value="1074774236" calcext:value-type="float">
            <text:p>1074774236</text:p>
          </table:table-cell>
          <table:table-cell table:formula="of:=DEC2HEX([.B56])" office:value-type="string" office:string-value="400FC0DC" calcext:value-type="string">
            <text:p>400FC0DC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$H$1]+[.A57]*4" office:value-type="float" office:value="1074774240" calcext:value-type="float">
            <text:p>1074774240</text:p>
          </table:table-cell>
          <table:table-cell table:formula="of:=DEC2HEX([.B57])" office:value-type="string" office:string-value="400FC0E0" calcext:value-type="string">
            <text:p>400FC0E0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$H$1]+[.A58]*4" office:value-type="float" office:value="1074774244" calcext:value-type="float">
            <text:p>1074774244</text:p>
          </table:table-cell>
          <table:table-cell table:formula="of:=DEC2HEX([.B58])" office:value-type="string" office:string-value="400FC0E4" calcext:value-type="string">
            <text:p>400FC0E4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$H$1]+[.A59]*4" office:value-type="float" office:value="1074774248" calcext:value-type="float">
            <text:p>1074774248</text:p>
          </table:table-cell>
          <table:table-cell table:formula="of:=DEC2HEX([.B59])" office:value-type="string" office:string-value="400FC0E8" calcext:value-type="string">
            <text:p>400FC0E8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$H$1]+[.A60]*4" office:value-type="float" office:value="1074774252" calcext:value-type="float">
            <text:p>1074774252</text:p>
          </table:table-cell>
          <table:table-cell table:formula="of:=DEC2HEX([.B60])" office:value-type="string" office:string-value="400FC0EC" calcext:value-type="string">
            <text:p>400FC0EC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H$1]+[.A61]*4" office:value-type="float" office:value="1074774256" calcext:value-type="float">
            <text:p>1074774256</text:p>
          </table:table-cell>
          <table:table-cell table:formula="of:=DEC2HEX([.B61])" office:value-type="string" office:string-value="400FC0F0" calcext:value-type="string">
            <text:p>400FC0F0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$H$1]+[.A62]*4" office:value-type="float" office:value="1074774260" calcext:value-type="float">
            <text:p>1074774260</text:p>
          </table:table-cell>
          <table:table-cell table:formula="of:=DEC2HEX([.B62])" office:value-type="string" office:string-value="400FC0F4" calcext:value-type="string">
            <text:p>400FC0F4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$H$1]+[.A63]*4" office:value-type="float" office:value="1074774264" calcext:value-type="float">
            <text:p>1074774264</text:p>
          </table:table-cell>
          <table:table-cell table:formula="of:=DEC2HEX([.B63])" office:value-type="string" office:string-value="400FC0F8" calcext:value-type="string">
            <text:p>400FC0F8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$H$1]+[.A64]*4" office:value-type="float" office:value="1074774268" calcext:value-type="float">
            <text:p>1074774268</text:p>
          </table:table-cell>
          <table:table-cell table:formula="of:=DEC2HEX([.B64])" office:value-type="string" office:string-value="400FC0FC" calcext:value-type="string">
            <text:p>400FC0FC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$H$1]+[.A65]*4" office:value-type="float" office:value="1074774272" calcext:value-type="float">
            <text:p>1074774272</text:p>
          </table:table-cell>
          <table:table-cell table:formula="of:=DEC2HEX([.B65])" office:value-type="string" office:string-value="400FC100" calcext:value-type="string">
            <text:p>400FC100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$H$1]+[.A66]*4" office:value-type="float" office:value="1074774276" calcext:value-type="float">
            <text:p>1074774276</text:p>
          </table:table-cell>
          <table:table-cell table:formula="of:=DEC2HEX([.B66])" office:value-type="string" office:string-value="400FC104" calcext:value-type="string">
            <text:p>400FC104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$H$1]+[.A67]*4" office:value-type="float" office:value="1074774280" calcext:value-type="float">
            <text:p>1074774280</text:p>
          </table:table-cell>
          <table:table-cell table:formula="of:=DEC2HEX([.B67])" office:value-type="string" office:string-value="400FC108" calcext:value-type="string">
            <text:p>400FC108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$H$1]+[.A68]*4" office:value-type="float" office:value="1074774284" calcext:value-type="float">
            <text:p>1074774284</text:p>
          </table:table-cell>
          <table:table-cell table:formula="of:=DEC2HEX([.B68])" office:value-type="string" office:string-value="400FC10C" calcext:value-type="string">
            <text:p>400FC10C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$H$1]+[.A69]*4" office:value-type="float" office:value="1074774288" calcext:value-type="float">
            <text:p>1074774288</text:p>
          </table:table-cell>
          <table:table-cell table:formula="of:=DEC2HEX([.B69])" office:value-type="string" office:string-value="400FC110" calcext:value-type="string">
            <text:p>400FC110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$H$1]+[.A70]*4" office:value-type="float" office:value="1074774292" calcext:value-type="float">
            <text:p>1074774292</text:p>
          </table:table-cell>
          <table:table-cell table:formula="of:=DEC2HEX([.B70])" office:value-type="string" office:string-value="400FC114" calcext:value-type="string">
            <text:p>400FC114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H$1]+[.A71]*4" office:value-type="float" office:value="1074774296" calcext:value-type="float">
            <text:p>1074774296</text:p>
          </table:table-cell>
          <table:table-cell table:formula="of:=DEC2HEX([.B71])" office:value-type="string" office:string-value="400FC118" calcext:value-type="string">
            <text:p>400FC118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$H$1]+[.A72]*4" office:value-type="float" office:value="1074774300" calcext:value-type="float">
            <text:p>1074774300</text:p>
          </table:table-cell>
          <table:table-cell table:formula="of:=DEC2HEX([.B72])" office:value-type="string" office:string-value="400FC11C" calcext:value-type="string">
            <text:p>400FC11C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$H$1]+[.A73]*4" office:value-type="float" office:value="1074774304" calcext:value-type="float">
            <text:p>1074774304</text:p>
          </table:table-cell>
          <table:table-cell table:formula="of:=DEC2HEX([.B73])" office:value-type="string" office:string-value="400FC120" calcext:value-type="string">
            <text:p>400FC120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$H$1]+[.A74]*4" office:value-type="float" office:value="1074774308" calcext:value-type="float">
            <text:p>1074774308</text:p>
          </table:table-cell>
          <table:table-cell table:formula="of:=DEC2HEX([.B74])" office:value-type="string" office:string-value="400FC124" calcext:value-type="string">
            <text:p>400FC124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$H$1]+[.A75]*4" office:value-type="float" office:value="1074774312" calcext:value-type="float">
            <text:p>1074774312</text:p>
          </table:table-cell>
          <table:table-cell table:formula="of:=DEC2HEX([.B75])" office:value-type="string" office:string-value="400FC128" calcext:value-type="string">
            <text:p>400FC128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$H$1]+[.A76]*4" office:value-type="float" office:value="1074774316" calcext:value-type="float">
            <text:p>1074774316</text:p>
          </table:table-cell>
          <table:table-cell table:formula="of:=DEC2HEX([.B76])" office:value-type="string" office:string-value="400FC12C" calcext:value-type="string">
            <text:p>400FC12C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$H$1]+[.A77]*4" office:value-type="float" office:value="1074774320" calcext:value-type="float">
            <text:p>1074774320</text:p>
          </table:table-cell>
          <table:table-cell table:formula="of:=DEC2HEX([.B77])" office:value-type="string" office:string-value="400FC130" calcext:value-type="string">
            <text:p>400FC130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$H$1]+[.A78]*4" office:value-type="float" office:value="1074774324" calcext:value-type="float">
            <text:p>1074774324</text:p>
          </table:table-cell>
          <table:table-cell table:formula="of:=DEC2HEX([.B78])" office:value-type="string" office:string-value="400FC134" calcext:value-type="string">
            <text:p>400FC134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$H$1]+[.A79]*4" office:value-type="float" office:value="1074774328" calcext:value-type="float">
            <text:p>1074774328</text:p>
          </table:table-cell>
          <table:table-cell table:formula="of:=DEC2HEX([.B79])" office:value-type="string" office:string-value="400FC138" calcext:value-type="string">
            <text:p>400FC138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$H$1]+[.A80]*4" office:value-type="float" office:value="1074774332" calcext:value-type="float">
            <text:p>1074774332</text:p>
          </table:table-cell>
          <table:table-cell table:formula="of:=DEC2HEX([.B80])" office:value-type="string" office:string-value="400FC13C" calcext:value-type="string">
            <text:p>400FC13C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H$1]+[.A81]*4" office:value-type="float" office:value="1074774336" calcext:value-type="float">
            <text:p>1074774336</text:p>
          </table:table-cell>
          <table:table-cell table:formula="of:=DEC2HEX([.B81])" office:value-type="string" office:string-value="400FC140" calcext:value-type="string">
            <text:p>400FC140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$H$1]+[.A82]*4" office:value-type="float" office:value="1074774340" calcext:value-type="float">
            <text:p>1074774340</text:p>
          </table:table-cell>
          <table:table-cell table:formula="of:=DEC2HEX([.B82])" office:value-type="string" office:string-value="400FC144" calcext:value-type="string">
            <text:p>400FC144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$H$1]+[.A83]*4" office:value-type="float" office:value="1074774344" calcext:value-type="float">
            <text:p>1074774344</text:p>
          </table:table-cell>
          <table:table-cell table:formula="of:=DEC2HEX([.B83])" office:value-type="string" office:string-value="400FC148" calcext:value-type="string">
            <text:p>400FC148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$H$1]+[.A84]*4" office:value-type="float" office:value="1074774348" calcext:value-type="float">
            <text:p>1074774348</text:p>
          </table:table-cell>
          <table:table-cell table:formula="of:=DEC2HEX([.B84])" office:value-type="string" office:string-value="400FC14C" calcext:value-type="string">
            <text:p>400FC14C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$H$1]+[.A85]*4" office:value-type="float" office:value="1074774352" calcext:value-type="float">
            <text:p>1074774352</text:p>
          </table:table-cell>
          <table:table-cell table:formula="of:=DEC2HEX([.B85])" office:value-type="string" office:string-value="400FC150" calcext:value-type="string">
            <text:p>400FC150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$H$1]+[.A86]*4" office:value-type="float" office:value="1074774356" calcext:value-type="float">
            <text:p>1074774356</text:p>
          </table:table-cell>
          <table:table-cell table:formula="of:=DEC2HEX([.B86])" office:value-type="string" office:string-value="400FC154" calcext:value-type="string">
            <text:p>400FC154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$H$1]+[.A87]*4" office:value-type="float" office:value="1074774360" calcext:value-type="float">
            <text:p>1074774360</text:p>
          </table:table-cell>
          <table:table-cell table:formula="of:=DEC2HEX([.B87])" office:value-type="string" office:string-value="400FC158" calcext:value-type="string">
            <text:p>400FC158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$H$1]+[.A88]*4" office:value-type="float" office:value="1074774364" calcext:value-type="float">
            <text:p>1074774364</text:p>
          </table:table-cell>
          <table:table-cell table:formula="of:=DEC2HEX([.B88])" office:value-type="string" office:string-value="400FC15C" calcext:value-type="string">
            <text:p>400FC15C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$H$1]+[.A89]*4" office:value-type="float" office:value="1074774368" calcext:value-type="float">
            <text:p>1074774368</text:p>
          </table:table-cell>
          <table:table-cell table:formula="of:=DEC2HEX([.B89])" office:value-type="string" office:string-value="400FC160" calcext:value-type="string">
            <text:p>400FC160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$H$1]+[.A90]*4" office:value-type="float" office:value="1074774372" calcext:value-type="float">
            <text:p>1074774372</text:p>
          </table:table-cell>
          <table:table-cell table:formula="of:=DEC2HEX([.B90])" office:value-type="string" office:string-value="400FC164" calcext:value-type="string">
            <text:p>400FC164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H$1]+[.A91]*4" office:value-type="float" office:value="1074774376" calcext:value-type="float">
            <text:p>1074774376</text:p>
          </table:table-cell>
          <table:table-cell table:formula="of:=DEC2HEX([.B91])" office:value-type="string" office:string-value="400FC168" calcext:value-type="string">
            <text:p>400FC168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$H$1]+[.A92]*4" office:value-type="float" office:value="1074774380" calcext:value-type="float">
            <text:p>1074774380</text:p>
          </table:table-cell>
          <table:table-cell table:formula="of:=DEC2HEX([.B92])" office:value-type="string" office:string-value="400FC16C" calcext:value-type="string">
            <text:p>400FC16C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$H$1]+[.A93]*4" office:value-type="float" office:value="1074774384" calcext:value-type="float">
            <text:p>1074774384</text:p>
          </table:table-cell>
          <table:table-cell table:formula="of:=DEC2HEX([.B93])" office:value-type="string" office:string-value="400FC170" calcext:value-type="string">
            <text:p>400FC170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$H$1]+[.A94]*4" office:value-type="float" office:value="1074774388" calcext:value-type="float">
            <text:p>1074774388</text:p>
          </table:table-cell>
          <table:table-cell table:formula="of:=DEC2HEX([.B94])" office:value-type="string" office:string-value="400FC174" calcext:value-type="string">
            <text:p>400FC174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$H$1]+[.A95]*4" office:value-type="float" office:value="1074774392" calcext:value-type="float">
            <text:p>1074774392</text:p>
          </table:table-cell>
          <table:table-cell table:formula="of:=DEC2HEX([.B95])" office:value-type="string" office:string-value="400FC178" calcext:value-type="string">
            <text:p>400FC178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$H$1]+[.A96]*4" office:value-type="float" office:value="1074774396" calcext:value-type="float">
            <text:p>1074774396</text:p>
          </table:table-cell>
          <table:table-cell table:formula="of:=DEC2HEX([.B96])" office:value-type="string" office:string-value="400FC17C" calcext:value-type="string">
            <text:p>400FC17C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$H$1]+[.A97]*4" office:value-type="float" office:value="1074774400" calcext:value-type="float">
            <text:p>1074774400</text:p>
          </table:table-cell>
          <table:table-cell table:formula="of:=DEC2HEX([.B97])" office:value-type="string" office:string-value="400FC180" calcext:value-type="string">
            <text:p>400FC180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$H$1]+[.A98]*4" office:value-type="float" office:value="1074774404" calcext:value-type="float">
            <text:p>1074774404</text:p>
          </table:table-cell>
          <table:table-cell table:formula="of:=DEC2HEX([.B98])" office:value-type="string" office:string-value="400FC184" calcext:value-type="string">
            <text:p>400FC184</text:p>
          </table:table-cell>
          <table:table-cell table:number-columns-repeated="2"/>
          <table:table-cell office:value-type="string" calcext:value-type="string">
            <text:p>Sysctl_184, seems to be related to CRP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$H$1]+[.A99]*4" office:value-type="float" office:value="1074774408" calcext:value-type="float">
            <text:p>1074774408</text:p>
          </table:table-cell>
          <table:table-cell table:formula="of:=DEC2HEX([.B99])" office:value-type="string" office:string-value="400FC188" calcext:value-type="string">
            <text:p>400FC188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$H$1]+[.A100]*4" office:value-type="float" office:value="1074774412" calcext:value-type="float">
            <text:p>1074774412</text:p>
          </table:table-cell>
          <table:table-cell table:formula="of:=DEC2HEX([.B100])" office:value-type="string" office:string-value="400FC18C" calcext:value-type="string">
            <text:p>400FC18C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H$1]+[.A101]*4" office:value-type="float" office:value="1074774416" calcext:value-type="float">
            <text:p>1074774416</text:p>
          </table:table-cell>
          <table:table-cell table:formula="of:=DEC2HEX([.B101])" office:value-type="string" office:string-value="400FC190" calcext:value-type="string">
            <text:p>400FC190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$H$1]+[.A102]*4" office:value-type="float" office:value="1074774420" calcext:value-type="float">
            <text:p>1074774420</text:p>
          </table:table-cell>
          <table:table-cell table:formula="of:=DEC2HEX([.B102])" office:value-type="string" office:string-value="400FC194" calcext:value-type="string">
            <text:p>400FC194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$H$1]+[.A103]*4" office:value-type="float" office:value="1074774424" calcext:value-type="float">
            <text:p>1074774424</text:p>
          </table:table-cell>
          <table:table-cell table:formula="of:=DEC2HEX([.B103])" office:value-type="string" office:string-value="400FC198" calcext:value-type="string">
            <text:p>400FC198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$H$1]+[.A104]*4" office:value-type="float" office:value="1074774428" calcext:value-type="float">
            <text:p>1074774428</text:p>
          </table:table-cell>
          <table:table-cell table:formula="of:=DEC2HEX([.B104])" office:value-type="string" office:string-value="400FC19C" calcext:value-type="string">
            <text:p>400FC19C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$H$1]+[.A105]*4" office:value-type="float" office:value="1074774432" calcext:value-type="float">
            <text:p>1074774432</text:p>
          </table:table-cell>
          <table:table-cell table:formula="of:=DEC2HEX([.B105])" office:value-type="string" office:string-value="400FC1A0" calcext:value-type="string">
            <text:p>400FC1A0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$H$1]+[.A106]*4" office:value-type="float" office:value="1074774436" calcext:value-type="float">
            <text:p>1074774436</text:p>
          </table:table-cell>
          <table:table-cell table:formula="of:=DEC2HEX([.B106])" office:value-type="string" office:string-value="400FC1A4" calcext:value-type="string">
            <text:p>400FC1A4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$H$1]+[.A107]*4" office:value-type="float" office:value="1074774440" calcext:value-type="float">
            <text:p>1074774440</text:p>
          </table:table-cell>
          <table:table-cell table:formula="of:=DEC2HEX([.B107])" office:value-type="string" office:string-value="400FC1A8" calcext:value-type="string">
            <text:p>400FC1A8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$H$1]+[.A108]*4" office:value-type="float" office:value="1074774444" calcext:value-type="float">
            <text:p>1074774444</text:p>
          </table:table-cell>
          <table:table-cell table:formula="of:=DEC2HEX([.B108])" office:value-type="string" office:string-value="400FC1AC" calcext:value-type="string">
            <text:p>400FC1AC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$H$1]+[.A109]*4" office:value-type="float" office:value="1074774448" calcext:value-type="float">
            <text:p>1074774448</text:p>
          </table:table-cell>
          <table:table-cell table:formula="of:=DEC2HEX([.B109])" office:value-type="string" office:string-value="400FC1B0" calcext:value-type="string">
            <text:p>400FC1B0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$H$1]+[.A110]*4" office:value-type="float" office:value="1074774452" calcext:value-type="float">
            <text:p>1074774452</text:p>
          </table:table-cell>
          <table:table-cell table:formula="of:=DEC2HEX([.B110])" office:value-type="string" office:string-value="400FC1B4" calcext:value-type="string">
            <text:p>400FC1B4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$H$1]+[.A111]*4" office:value-type="float" office:value="1074774456" calcext:value-type="float">
            <text:p>1074774456</text:p>
          </table:table-cell>
          <table:table-cell table:formula="of:=DEC2HEX([.B111])" office:value-type="string" office:string-value="400FC1B8" calcext:value-type="string">
            <text:p>400FC1B8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$H$1]+[.A112]*4" office:value-type="float" office:value="1074774460" calcext:value-type="float">
            <text:p>1074774460</text:p>
          </table:table-cell>
          <table:table-cell table:formula="of:=DEC2HEX([.B112])" office:value-type="string" office:string-value="400FC1BC" calcext:value-type="string">
            <text:p>400FC1BC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$H$1]+[.A113]*4" office:value-type="float" office:value="1074774464" calcext:value-type="float">
            <text:p>1074774464</text:p>
          </table:table-cell>
          <table:table-cell table:formula="of:=DEC2HEX([.B113])" office:value-type="string" office:string-value="400FC1C0" calcext:value-type="string">
            <text:p>400FC1C0</text:p>
          </table:table-cell>
          <table:table-cell table:number-columns-repeated="5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$H$1]+[.A114]*4" office:value-type="float" office:value="1074774468" calcext:value-type="float">
            <text:p>1074774468</text:p>
          </table:table-cell>
          <table:table-cell table:formula="of:=DEC2HEX([.B114])" office:value-type="string" office:string-value="400FC1C4" calcext:value-type="string">
            <text:p>400FC1C4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$H$1]+[.A115]*4" office:value-type="float" office:value="1074774472" calcext:value-type="float">
            <text:p>1074774472</text:p>
          </table:table-cell>
          <table:table-cell table:formula="of:=DEC2HEX([.B115])" office:value-type="string" office:string-value="400FC1C8" calcext:value-type="string">
            <text:p>400FC1C8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$H$1]+[.A116]*4" office:value-type="float" office:value="1074774476" calcext:value-type="float">
            <text:p>1074774476</text:p>
          </table:table-cell>
          <table:table-cell table:formula="of:=DEC2HEX([.B116])" office:value-type="string" office:string-value="400FC1CC" calcext:value-type="string">
            <text:p>400FC1CC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$H$1]+[.A117]*4" office:value-type="float" office:value="1074774480" calcext:value-type="float">
            <text:p>1074774480</text:p>
          </table:table-cell>
          <table:table-cell table:formula="of:=DEC2HEX([.B117])" office:value-type="string" office:string-value="400FC1D0" calcext:value-type="string">
            <text:p>400FC1D0</text:p>
          </table:table-cell>
          <table:table-cell table:number-columns-repeated="5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$H$1]+[.A118]*4" office:value-type="float" office:value="1074774484" calcext:value-type="float">
            <text:p>1074774484</text:p>
          </table:table-cell>
          <table:table-cell table:formula="of:=DEC2HEX([.B118])" office:value-type="string" office:string-value="400FC1D4" calcext:value-type="string">
            <text:p>400FC1D4</text:p>
          </table:table-cell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$H$1]+[.A119]*4" office:value-type="float" office:value="1074774488" calcext:value-type="float">
            <text:p>1074774488</text:p>
          </table:table-cell>
          <table:table-cell table:formula="of:=DEC2HEX([.B119])" office:value-type="string" office:string-value="400FC1D8" calcext:value-type="string">
            <text:p>400FC1D8</text:p>
          </table:table-cell>
          <table:table-cell table:number-columns-repeated="5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$H$1]+[.A120]*4" office:value-type="float" office:value="1074774492" calcext:value-type="float">
            <text:p>1074774492</text:p>
          </table:table-cell>
          <table:table-cell table:formula="of:=DEC2HEX([.B120])" office:value-type="string" office:string-value="400FC1DC" calcext:value-type="string">
            <text:p>400FC1DC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$H$1]+[.A121]*4" office:value-type="float" office:value="1074774496" calcext:value-type="float">
            <text:p>1074774496</text:p>
          </table:table-cell>
          <table:table-cell table:formula="of:=DEC2HEX([.B121])" office:value-type="string" office:string-value="400FC1E0" calcext:value-type="string">
            <text:p>400FC1E0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$H$1]+[.A122]*4" office:value-type="float" office:value="1074774500" calcext:value-type="float">
            <text:p>1074774500</text:p>
          </table:table-cell>
          <table:table-cell table:formula="of:=DEC2HEX([.B122])" office:value-type="string" office:string-value="400FC1E4" calcext:value-type="string">
            <text:p>400FC1E4</text:p>
          </table:table-cell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$H$1]+[.A123]*4" office:value-type="float" office:value="1074774504" calcext:value-type="float">
            <text:p>1074774504</text:p>
          </table:table-cell>
          <table:table-cell table:formula="of:=DEC2HEX([.B123])" office:value-type="string" office:string-value="400FC1E8" calcext:value-type="string">
            <text:p>400FC1E8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$H$1]+[.A124]*4" office:value-type="float" office:value="1074774508" calcext:value-type="float">
            <text:p>1074774508</text:p>
          </table:table-cell>
          <table:table-cell table:formula="of:=DEC2HEX([.B124])" office:value-type="string" office:string-value="400FC1EC" calcext:value-type="string">
            <text:p>400FC1EC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$H$1]+[.A125]*4" office:value-type="float" office:value="1074774512" calcext:value-type="float">
            <text:p>1074774512</text:p>
          </table:table-cell>
          <table:table-cell table:formula="of:=DEC2HEX([.B125])" office:value-type="string" office:string-value="400FC1F0" calcext:value-type="string">
            <text:p>400FC1F0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$H$1]+[.A126]*4" office:value-type="float" office:value="1074774516" calcext:value-type="float">
            <text:p>1074774516</text:p>
          </table:table-cell>
          <table:table-cell table:formula="of:=DEC2HEX([.B126])" office:value-type="string" office:string-value="400FC1F4" calcext:value-type="string">
            <text:p>400FC1F4</text:p>
          </table:table-cell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$H$1]+[.A127]*4" office:value-type="float" office:value="1074774520" calcext:value-type="float">
            <text:p>1074774520</text:p>
          </table:table-cell>
          <table:table-cell table:formula="of:=DEC2HEX([.B127])" office:value-type="string" office:string-value="400FC1F8" calcext:value-type="string">
            <text:p>400FC1F8</text:p>
          </table:table-cell>
          <table:table-cell table:number-columns-repeated="5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$H$1]+[.A128]*4" office:value-type="float" office:value="1074774524" calcext:value-type="float">
            <text:p>1074774524</text:p>
          </table:table-cell>
          <table:table-cell table:formula="of:=DEC2HEX([.B128])" office:value-type="string" office:string-value="400FC1FC" calcext:value-type="string">
            <text:p>400FC1FC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$H$1]+[.A129]*4" office:value-type="float" office:value="1074774528" calcext:value-type="float">
            <text:p>1074774528</text:p>
          </table:table-cell>
          <table:table-cell table:formula="of:=DEC2HEX([.B129])" office:value-type="string" office:string-value="400FC200" calcext:value-type="string">
            <text:p>400FC200</text:p>
          </table:table-cell>
          <table:table-cell table:number-columns-repeated="5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$H$1]+[.A130]*4" office:value-type="float" office:value="1074774532" calcext:value-type="float">
            <text:p>1074774532</text:p>
          </table:table-cell>
          <table:table-cell table:formula="of:=DEC2HEX([.B130])" office:value-type="string" office:string-value="400FC204" calcext:value-type="string">
            <text:p>400FC204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$H$1]+[.A131]*4" office:value-type="float" office:value="1074774536" calcext:value-type="float">
            <text:p>1074774536</text:p>
          </table:table-cell>
          <table:table-cell table:formula="of:=DEC2HEX([.B131])" office:value-type="string" office:string-value="400FC208" calcext:value-type="string">
            <text:p>400FC208</text:p>
          </table:table-cell>
          <table:table-cell table:number-columns-repeated="5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$H$1]+[.A132]*4" office:value-type="float" office:value="1074774540" calcext:value-type="float">
            <text:p>1074774540</text:p>
          </table:table-cell>
          <table:table-cell table:formula="of:=DEC2HEX([.B132])" office:value-type="string" office:string-value="400FC20C" calcext:value-type="string">
            <text:p>400FC20C</text:p>
          </table:table-cell>
          <table:table-cell table:number-columns-repeated="5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$H$1]+[.A133]*4" office:value-type="float" office:value="1074774544" calcext:value-type="float">
            <text:p>1074774544</text:p>
          </table:table-cell>
          <table:table-cell table:formula="of:=DEC2HEX([.B133])" office:value-type="string" office:string-value="400FC210" calcext:value-type="string">
            <text:p>400FC210</text:p>
          </table:table-cell>
          <table:table-cell table:number-columns-repeated="5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$H$1]+[.A134]*4" office:value-type="float" office:value="1074774548" calcext:value-type="float">
            <text:p>1074774548</text:p>
          </table:table-cell>
          <table:table-cell table:formula="of:=DEC2HEX([.B134])" office:value-type="string" office:string-value="400FC214" calcext:value-type="string">
            <text:p>400FC214</text:p>
          </table:table-cell>
          <table:table-cell table:number-columns-repeated="5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$H$1]+[.A135]*4" office:value-type="float" office:value="1074774552" calcext:value-type="float">
            <text:p>1074774552</text:p>
          </table:table-cell>
          <table:table-cell table:formula="of:=DEC2HEX([.B135])" office:value-type="string" office:string-value="400FC218" calcext:value-type="string">
            <text:p>400FC218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$H$1]+[.A136]*4" office:value-type="float" office:value="1074774556" calcext:value-type="float">
            <text:p>1074774556</text:p>
          </table:table-cell>
          <table:table-cell table:formula="of:=DEC2HEX([.B136])" office:value-type="string" office:string-value="400FC21C" calcext:value-type="string">
            <text:p>400FC21C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$H$1]+[.A137]*4" office:value-type="float" office:value="1074774560" calcext:value-type="float">
            <text:p>1074774560</text:p>
          </table:table-cell>
          <table:table-cell table:formula="of:=DEC2HEX([.B137])" office:value-type="string" office:string-value="400FC220" calcext:value-type="string">
            <text:p>400FC220</text:p>
          </table:table-cell>
          <table:table-cell table:number-columns-repeated="5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$H$1]+[.A138]*4" office:value-type="float" office:value="1074774564" calcext:value-type="float">
            <text:p>1074774564</text:p>
          </table:table-cell>
          <table:table-cell table:formula="of:=DEC2HEX([.B138])" office:value-type="string" office:string-value="400FC224" calcext:value-type="string">
            <text:p>400FC224</text:p>
          </table:table-cell>
          <table:table-cell table:number-columns-repeated="5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$H$1]+[.A139]*4" office:value-type="float" office:value="1074774568" calcext:value-type="float">
            <text:p>1074774568</text:p>
          </table:table-cell>
          <table:table-cell table:formula="of:=DEC2HEX([.B139])" office:value-type="string" office:string-value="400FC228" calcext:value-type="string">
            <text:p>400FC228</text:p>
          </table:table-cell>
          <table:table-cell table:number-columns-repeated="5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$H$1]+[.A140]*4" office:value-type="float" office:value="1074774572" calcext:value-type="float">
            <text:p>1074774572</text:p>
          </table:table-cell>
          <table:table-cell table:formula="of:=DEC2HEX([.B140])" office:value-type="string" office:string-value="400FC22C" calcext:value-type="string">
            <text:p>400FC22C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$H$1]+[.A141]*4" office:value-type="float" office:value="1074774576" calcext:value-type="float">
            <text:p>1074774576</text:p>
          </table:table-cell>
          <table:table-cell table:formula="of:=DEC2HEX([.B141])" office:value-type="string" office:string-value="400FC230" calcext:value-type="string">
            <text:p>400FC230</text:p>
          </table:table-cell>
          <table:table-cell table:number-columns-repeated="5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$H$1]+[.A142]*4" office:value-type="float" office:value="1074774580" calcext:value-type="float">
            <text:p>1074774580</text:p>
          </table:table-cell>
          <table:table-cell table:formula="of:=DEC2HEX([.B142])" office:value-type="string" office:string-value="400FC234" calcext:value-type="string">
            <text:p>400FC234</text:p>
          </table:table-cell>
          <table:table-cell table:number-columns-repeated="5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$H$1]+[.A143]*4" office:value-type="float" office:value="1074774584" calcext:value-type="float">
            <text:p>1074774584</text:p>
          </table:table-cell>
          <table:table-cell table:formula="of:=DEC2HEX([.B143])" office:value-type="string" office:string-value="400FC238" calcext:value-type="string">
            <text:p>400FC238</text:p>
          </table:table-cell>
          <table:table-cell table:number-columns-repeated="5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$H$1]+[.A144]*4" office:value-type="float" office:value="1074774588" calcext:value-type="float">
            <text:p>1074774588</text:p>
          </table:table-cell>
          <table:table-cell table:formula="of:=DEC2HEX([.B144])" office:value-type="string" office:string-value="400FC23C" calcext:value-type="string">
            <text:p>400FC23C</text:p>
          </table:table-cell>
          <table:table-cell table:number-columns-repeated="5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$H$1]+[.A145]*4" office:value-type="float" office:value="1074774592" calcext:value-type="float">
            <text:p>1074774592</text:p>
          </table:table-cell>
          <table:table-cell table:formula="of:=DEC2HEX([.B145])" office:value-type="string" office:string-value="400FC240" calcext:value-type="string">
            <text:p>400FC240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$H$1]+[.A146]*4" office:value-type="float" office:value="1074774596" calcext:value-type="float">
            <text:p>1074774596</text:p>
          </table:table-cell>
          <table:table-cell table:formula="of:=DEC2HEX([.B146])" office:value-type="string" office:string-value="400FC244" calcext:value-type="string">
            <text:p>400FC244</text:p>
          </table:table-cell>
          <table:table-cell table:number-columns-repeated="5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$H$1]+[.A147]*4" office:value-type="float" office:value="1074774600" calcext:value-type="float">
            <text:p>1074774600</text:p>
          </table:table-cell>
          <table:table-cell table:formula="of:=DEC2HEX([.B147])" office:value-type="string" office:string-value="400FC248" calcext:value-type="string">
            <text:p>400FC248</text:p>
          </table:table-cell>
          <table:table-cell table:number-columns-repeated="5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$H$1]+[.A148]*4" office:value-type="float" office:value="1074774604" calcext:value-type="float">
            <text:p>1074774604</text:p>
          </table:table-cell>
          <table:table-cell table:formula="of:=DEC2HEX([.B148])" office:value-type="string" office:string-value="400FC24C" calcext:value-type="string">
            <text:p>400FC24C</text:p>
          </table:table-cell>
          <table:table-cell table:number-columns-repeated="5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$H$1]+[.A149]*4" office:value-type="float" office:value="1074774608" calcext:value-type="float">
            <text:p>1074774608</text:p>
          </table:table-cell>
          <table:table-cell table:formula="of:=DEC2HEX([.B149])" office:value-type="string" office:string-value="400FC250" calcext:value-type="string">
            <text:p>400FC250</text:p>
          </table:table-cell>
          <table:table-cell table:number-columns-repeated="5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$H$1]+[.A150]*4" office:value-type="float" office:value="1074774612" calcext:value-type="float">
            <text:p>1074774612</text:p>
          </table:table-cell>
          <table:table-cell table:formula="of:=DEC2HEX([.B150])" office:value-type="string" office:string-value="400FC254" calcext:value-type="string">
            <text:p>400FC254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$H$1]+[.A151]*4" office:value-type="float" office:value="1074774616" calcext:value-type="float">
            <text:p>1074774616</text:p>
          </table:table-cell>
          <table:table-cell table:formula="of:=DEC2HEX([.B151])" office:value-type="string" office:string-value="400FC258" calcext:value-type="string">
            <text:p>400FC258</text:p>
          </table:table-cell>
          <table:table-cell table:number-columns-repeated="5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$H$1]+[.A152]*4" office:value-type="float" office:value="1074774620" calcext:value-type="float">
            <text:p>1074774620</text:p>
          </table:table-cell>
          <table:table-cell table:formula="of:=DEC2HEX([.B152])" office:value-type="string" office:string-value="400FC25C" calcext:value-type="string">
            <text:p>400FC25C</text:p>
          </table:table-cell>
          <table:table-cell table:number-columns-repeated="5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$H$1]+[.A153]*4" office:value-type="float" office:value="1074774624" calcext:value-type="float">
            <text:p>1074774624</text:p>
          </table:table-cell>
          <table:table-cell table:formula="of:=DEC2HEX([.B153])" office:value-type="string" office:string-value="400FC260" calcext:value-type="string">
            <text:p>400FC260</text:p>
          </table:table-cell>
          <table:table-cell table:number-columns-repeated="5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$H$1]+[.A154]*4" office:value-type="float" office:value="1074774628" calcext:value-type="float">
            <text:p>1074774628</text:p>
          </table:table-cell>
          <table:table-cell table:formula="of:=DEC2HEX([.B154])" office:value-type="string" office:string-value="400FC264" calcext:value-type="string">
            <text:p>400FC264</text:p>
          </table:table-cell>
          <table:table-cell table:number-columns-repeated="5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$H$1]+[.A155]*4" office:value-type="float" office:value="1074774632" calcext:value-type="float">
            <text:p>1074774632</text:p>
          </table:table-cell>
          <table:table-cell table:formula="of:=DEC2HEX([.B155])" office:value-type="string" office:string-value="400FC268" calcext:value-type="string">
            <text:p>400FC268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$H$1]+[.A156]*4" office:value-type="float" office:value="1074774636" calcext:value-type="float">
            <text:p>1074774636</text:p>
          </table:table-cell>
          <table:table-cell table:formula="of:=DEC2HEX([.B156])" office:value-type="string" office:string-value="400FC26C" calcext:value-type="string">
            <text:p>400FC26C</text:p>
          </table:table-cell>
          <table:table-cell table:number-columns-repeated="5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$H$1]+[.A157]*4" office:value-type="float" office:value="1074774640" calcext:value-type="float">
            <text:p>1074774640</text:p>
          </table:table-cell>
          <table:table-cell table:formula="of:=DEC2HEX([.B157])" office:value-type="string" office:string-value="400FC270" calcext:value-type="string">
            <text:p>400FC270</text:p>
          </table:table-cell>
          <table:table-cell table:number-columns-repeated="5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$H$1]+[.A158]*4" office:value-type="float" office:value="1074774644" calcext:value-type="float">
            <text:p>1074774644</text:p>
          </table:table-cell>
          <table:table-cell table:formula="of:=DEC2HEX([.B158])" office:value-type="string" office:string-value="400FC274" calcext:value-type="string">
            <text:p>400FC274</text:p>
          </table:table-cell>
          <table:table-cell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$H$1]+[.A159]*4" office:value-type="float" office:value="1074774648" calcext:value-type="float">
            <text:p>1074774648</text:p>
          </table:table-cell>
          <table:table-cell table:formula="of:=DEC2HEX([.B159])" office:value-type="string" office:string-value="400FC278" calcext:value-type="string">
            <text:p>400FC278</text:p>
          </table:table-cell>
          <table:table-cell table:number-columns-repeated="5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$H$1]+[.A160]*4" office:value-type="float" office:value="1074774652" calcext:value-type="float">
            <text:p>1074774652</text:p>
          </table:table-cell>
          <table:table-cell table:formula="of:=DEC2HEX([.B160])" office:value-type="string" office:string-value="400FC27C" calcext:value-type="string">
            <text:p>400FC27C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$H$1]+[.A161]*4" office:value-type="float" office:value="1074774656" calcext:value-type="float">
            <text:p>1074774656</text:p>
          </table:table-cell>
          <table:table-cell table:formula="of:=DEC2HEX([.B161])" office:value-type="string" office:string-value="400FC280" calcext:value-type="string">
            <text:p>400FC280</text:p>
          </table:table-cell>
          <table:table-cell table:number-columns-repeated="5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$H$1]+[.A162]*4" office:value-type="float" office:value="1074774660" calcext:value-type="float">
            <text:p>1074774660</text:p>
          </table:table-cell>
          <table:table-cell table:formula="of:=DEC2HEX([.B162])" office:value-type="string" office:string-value="400FC284" calcext:value-type="string">
            <text:p>400FC284</text:p>
          </table:table-cell>
          <table:table-cell table:number-columns-repeated="5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$H$1]+[.A163]*4" office:value-type="float" office:value="1074774664" calcext:value-type="float">
            <text:p>1074774664</text:p>
          </table:table-cell>
          <table:table-cell table:formula="of:=DEC2HEX([.B163])" office:value-type="string" office:string-value="400FC288" calcext:value-type="string">
            <text:p>400FC288</text:p>
          </table:table-cell>
          <table:table-cell table:number-columns-repeated="5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$H$1]+[.A164]*4" office:value-type="float" office:value="1074774668" calcext:value-type="float">
            <text:p>1074774668</text:p>
          </table:table-cell>
          <table:table-cell table:formula="of:=DEC2HEX([.B164])" office:value-type="string" office:string-value="400FC28C" calcext:value-type="string">
            <text:p>400FC28C</text:p>
          </table:table-cell>
          <table:table-cell table:number-columns-repeated="5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$H$1]+[.A165]*4" office:value-type="float" office:value="1074774672" calcext:value-type="float">
            <text:p>1074774672</text:p>
          </table:table-cell>
          <table:table-cell table:formula="of:=DEC2HEX([.B165])" office:value-type="string" office:string-value="400FC290" calcext:value-type="string">
            <text:p>400FC290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$H$1]+[.A166]*4" office:value-type="float" office:value="1074774676" calcext:value-type="float">
            <text:p>1074774676</text:p>
          </table:table-cell>
          <table:table-cell table:formula="of:=DEC2HEX([.B166])" office:value-type="string" office:string-value="400FC294" calcext:value-type="string">
            <text:p>400FC294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$H$1]+[.A167]*4" office:value-type="float" office:value="1074774680" calcext:value-type="float">
            <text:p>1074774680</text:p>
          </table:table-cell>
          <table:table-cell table:formula="of:=DEC2HEX([.B167])" office:value-type="string" office:string-value="400FC298" calcext:value-type="string">
            <text:p>400FC298</text:p>
          </table:table-cell>
          <table:table-cell table:number-columns-repeated="5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$H$1]+[.A168]*4" office:value-type="float" office:value="1074774684" calcext:value-type="float">
            <text:p>1074774684</text:p>
          </table:table-cell>
          <table:table-cell table:formula="of:=DEC2HEX([.B168])" office:value-type="string" office:string-value="400FC29C" calcext:value-type="string">
            <text:p>400FC29C</text:p>
          </table:table-cell>
          <table:table-cell table:number-columns-repeated="5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$H$1]+[.A169]*4" office:value-type="float" office:value="1074774688" calcext:value-type="float">
            <text:p>1074774688</text:p>
          </table:table-cell>
          <table:table-cell table:formula="of:=DEC2HEX([.B169])" office:value-type="string" office:string-value="400FC2A0" calcext:value-type="string">
            <text:p>400FC2A0</text:p>
          </table:table-cell>
          <table:table-cell table:number-columns-repeated="5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$H$1]+[.A170]*4" office:value-type="float" office:value="1074774692" calcext:value-type="float">
            <text:p>1074774692</text:p>
          </table:table-cell>
          <table:table-cell table:formula="of:=DEC2HEX([.B170])" office:value-type="string" office:string-value="400FC2A4" calcext:value-type="string">
            <text:p>400FC2A4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$H$1]+[.A171]*4" office:value-type="float" office:value="1074774696" calcext:value-type="float">
            <text:p>1074774696</text:p>
          </table:table-cell>
          <table:table-cell table:formula="of:=DEC2HEX([.B171])" office:value-type="string" office:string-value="400FC2A8" calcext:value-type="string">
            <text:p>400FC2A8</text:p>
          </table:table-cell>
          <table:table-cell table:number-columns-repeated="5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$H$1]+[.A172]*4" office:value-type="float" office:value="1074774700" calcext:value-type="float">
            <text:p>1074774700</text:p>
          </table:table-cell>
          <table:table-cell table:formula="of:=DEC2HEX([.B172])" office:value-type="string" office:string-value="400FC2AC" calcext:value-type="string">
            <text:p>400FC2AC</text:p>
          </table:table-cell>
          <table:table-cell table:number-columns-repeated="5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$H$1]+[.A173]*4" office:value-type="float" office:value="1074774704" calcext:value-type="float">
            <text:p>1074774704</text:p>
          </table:table-cell>
          <table:table-cell table:formula="of:=DEC2HEX([.B173])" office:value-type="string" office:string-value="400FC2B0" calcext:value-type="string">
            <text:p>400FC2B0</text:p>
          </table:table-cell>
          <table:table-cell table:number-columns-repeated="5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$H$1]+[.A174]*4" office:value-type="float" office:value="1074774708" calcext:value-type="float">
            <text:p>1074774708</text:p>
          </table:table-cell>
          <table:table-cell table:formula="of:=DEC2HEX([.B174])" office:value-type="string" office:string-value="400FC2B4" calcext:value-type="string">
            <text:p>400FC2B4</text:p>
          </table:table-cell>
          <table:table-cell table:number-columns-repeated="5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$H$1]+[.A175]*4" office:value-type="float" office:value="1074774712" calcext:value-type="float">
            <text:p>1074774712</text:p>
          </table:table-cell>
          <table:table-cell table:formula="of:=DEC2HEX([.B175])" office:value-type="string" office:string-value="400FC2B8" calcext:value-type="string">
            <text:p>400FC2B8</text:p>
          </table:table-cell>
          <table:table-cell table:number-columns-repeated="5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$H$1]+[.A176]*4" office:value-type="float" office:value="1074774716" calcext:value-type="float">
            <text:p>1074774716</text:p>
          </table:table-cell>
          <table:table-cell table:formula="of:=DEC2HEX([.B176])" office:value-type="string" office:string-value="400FC2BC" calcext:value-type="string">
            <text:p>400FC2BC</text:p>
          </table:table-cell>
          <table:table-cell table:number-columns-repeated="5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$H$1]+[.A177]*4" office:value-type="float" office:value="1074774720" calcext:value-type="float">
            <text:p>1074774720</text:p>
          </table:table-cell>
          <table:table-cell table:formula="of:=DEC2HEX([.B177])" office:value-type="string" office:string-value="400FC2C0" calcext:value-type="string">
            <text:p>400FC2C0</text:p>
          </table:table-cell>
          <table:table-cell table:number-columns-repeated="5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$H$1]+[.A178]*4" office:value-type="float" office:value="1074774724" calcext:value-type="float">
            <text:p>1074774724</text:p>
          </table:table-cell>
          <table:table-cell table:formula="of:=DEC2HEX([.B178])" office:value-type="string" office:string-value="400FC2C4" calcext:value-type="string">
            <text:p>400FC2C4</text:p>
          </table:table-cell>
          <table:table-cell table:number-columns-repeated="5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$H$1]+[.A179]*4" office:value-type="float" office:value="1074774728" calcext:value-type="float">
            <text:p>1074774728</text:p>
          </table:table-cell>
          <table:table-cell table:formula="of:=DEC2HEX([.B179])" office:value-type="string" office:string-value="400FC2C8" calcext:value-type="string">
            <text:p>400FC2C8</text:p>
          </table:table-cell>
          <table:table-cell table:number-columns-repeated="5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$H$1]+[.A180]*4" office:value-type="float" office:value="1074774732" calcext:value-type="float">
            <text:p>1074774732</text:p>
          </table:table-cell>
          <table:table-cell table:formula="of:=DEC2HEX([.B180])" office:value-type="string" office:string-value="400FC2CC" calcext:value-type="string">
            <text:p>400FC2CC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$H$1]+[.A181]*4" office:value-type="float" office:value="1074774736" calcext:value-type="float">
            <text:p>1074774736</text:p>
          </table:table-cell>
          <table:table-cell table:formula="of:=DEC2HEX([.B181])" office:value-type="string" office:string-value="400FC2D0" calcext:value-type="string">
            <text:p>400FC2D0</text:p>
          </table:table-cell>
          <table:table-cell table:number-columns-repeated="5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$H$1]+[.A182]*4" office:value-type="float" office:value="1074774740" calcext:value-type="float">
            <text:p>1074774740</text:p>
          </table:table-cell>
          <table:table-cell table:formula="of:=DEC2HEX([.B182])" office:value-type="string" office:string-value="400FC2D4" calcext:value-type="string">
            <text:p>400FC2D4</text:p>
          </table:table-cell>
          <table:table-cell table:number-columns-repeated="5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$H$1]+[.A183]*4" office:value-type="float" office:value="1074774744" calcext:value-type="float">
            <text:p>1074774744</text:p>
          </table:table-cell>
          <table:table-cell table:formula="of:=DEC2HEX([.B183])" office:value-type="string" office:string-value="400FC2D8" calcext:value-type="string">
            <text:p>400FC2D8</text:p>
          </table:table-cell>
          <table:table-cell table:number-columns-repeated="5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$H$1]+[.A184]*4" office:value-type="float" office:value="1074774748" calcext:value-type="float">
            <text:p>1074774748</text:p>
          </table:table-cell>
          <table:table-cell table:formula="of:=DEC2HEX([.B184])" office:value-type="string" office:string-value="400FC2DC" calcext:value-type="string">
            <text:p>400FC2DC</text:p>
          </table:table-cell>
          <table:table-cell table:number-columns-repeated="5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$H$1]+[.A185]*4" office:value-type="float" office:value="1074774752" calcext:value-type="float">
            <text:p>1074774752</text:p>
          </table:table-cell>
          <table:table-cell table:formula="of:=DEC2HEX([.B185])" office:value-type="string" office:string-value="400FC2E0" calcext:value-type="string">
            <text:p>400FC2E0</text:p>
          </table:table-cell>
          <table:table-cell table:number-columns-repeated="5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$H$1]+[.A186]*4" office:value-type="float" office:value="1074774756" calcext:value-type="float">
            <text:p>1074774756</text:p>
          </table:table-cell>
          <table:table-cell table:formula="of:=DEC2HEX([.B186])" office:value-type="string" office:string-value="400FC2E4" calcext:value-type="string">
            <text:p>400FC2E4</text:p>
          </table:table-cell>
          <table:table-cell table:number-columns-repeated="5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$H$1]+[.A187]*4" office:value-type="float" office:value="1074774760" calcext:value-type="float">
            <text:p>1074774760</text:p>
          </table:table-cell>
          <table:table-cell table:formula="of:=DEC2HEX([.B187])" office:value-type="string" office:string-value="400FC2E8" calcext:value-type="string">
            <text:p>400FC2E8</text:p>
          </table:table-cell>
          <table:table-cell table:number-columns-repeated="5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$H$1]+[.A188]*4" office:value-type="float" office:value="1074774764" calcext:value-type="float">
            <text:p>1074774764</text:p>
          </table:table-cell>
          <table:table-cell table:formula="of:=DEC2HEX([.B188])" office:value-type="string" office:string-value="400FC2EC" calcext:value-type="string">
            <text:p>400FC2EC</text:p>
          </table:table-cell>
          <table:table-cell table:number-columns-repeated="5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$H$1]+[.A189]*4" office:value-type="float" office:value="1074774768" calcext:value-type="float">
            <text:p>1074774768</text:p>
          </table:table-cell>
          <table:table-cell table:formula="of:=DEC2HEX([.B189])" office:value-type="string" office:string-value="400FC2F0" calcext:value-type="string">
            <text:p>400FC2F0</text:p>
          </table:table-cell>
          <table:table-cell table:number-columns-repeated="5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$H$1]+[.A190]*4" office:value-type="float" office:value="1074774772" calcext:value-type="float">
            <text:p>1074774772</text:p>
          </table:table-cell>
          <table:table-cell table:formula="of:=DEC2HEX([.B190])" office:value-type="string" office:string-value="400FC2F4" calcext:value-type="string">
            <text:p>400FC2F4</text:p>
          </table:table-cell>
          <table:table-cell table:number-columns-repeated="5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$H$1]+[.A191]*4" office:value-type="float" office:value="1074774776" calcext:value-type="float">
            <text:p>1074774776</text:p>
          </table:table-cell>
          <table:table-cell table:formula="of:=DEC2HEX([.B191])" office:value-type="string" office:string-value="400FC2F8" calcext:value-type="string">
            <text:p>400FC2F8</text:p>
          </table:table-cell>
          <table:table-cell table:number-columns-repeated="5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$H$1]+[.A192]*4" office:value-type="float" office:value="1074774780" calcext:value-type="float">
            <text:p>1074774780</text:p>
          </table:table-cell>
          <table:table-cell table:formula="of:=DEC2HEX([.B192])" office:value-type="string" office:string-value="400FC2FC" calcext:value-type="string">
            <text:p>400FC2FC</text:p>
          </table:table-cell>
          <table:table-cell table:number-columns-repeated="5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$H$1]+[.A193]*4" office:value-type="float" office:value="1074774784" calcext:value-type="float">
            <text:p>1074774784</text:p>
          </table:table-cell>
          <table:table-cell table:formula="of:=DEC2HEX([.B193])" office:value-type="string" office:string-value="400FC300" calcext:value-type="string">
            <text:p>400FC300</text:p>
          </table:table-cell>
          <table:table-cell table:number-columns-repeated="5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$H$1]+[.A194]*4" office:value-type="float" office:value="1074774788" calcext:value-type="float">
            <text:p>1074774788</text:p>
          </table:table-cell>
          <table:table-cell table:formula="of:=DEC2HEX([.B194])" office:value-type="string" office:string-value="400FC304" calcext:value-type="string">
            <text:p>400FC304</text:p>
          </table:table-cell>
          <table:table-cell table:number-columns-repeated="5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$H$1]+[.A195]*4" office:value-type="float" office:value="1074774792" calcext:value-type="float">
            <text:p>1074774792</text:p>
          </table:table-cell>
          <table:table-cell table:formula="of:=DEC2HEX([.B195])" office:value-type="string" office:string-value="400FC308" calcext:value-type="string">
            <text:p>400FC308</text:p>
          </table:table-cell>
          <table:table-cell table:number-columns-repeated="5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$H$1]+[.A196]*4" office:value-type="float" office:value="1074774796" calcext:value-type="float">
            <text:p>1074774796</text:p>
          </table:table-cell>
          <table:table-cell table:formula="of:=DEC2HEX([.B196])" office:value-type="string" office:string-value="400FC30C" calcext:value-type="string">
            <text:p>400FC30C</text:p>
          </table:table-cell>
          <table:table-cell table:number-columns-repeated="5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$H$1]+[.A197]*4" office:value-type="float" office:value="1074774800" calcext:value-type="float">
            <text:p>1074774800</text:p>
          </table:table-cell>
          <table:table-cell table:formula="of:=DEC2HEX([.B197])" office:value-type="string" office:string-value="400FC310" calcext:value-type="string">
            <text:p>400FC310</text:p>
          </table:table-cell>
          <table:table-cell table:number-columns-repeated="5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$H$1]+[.A198]*4" office:value-type="float" office:value="1074774804" calcext:value-type="float">
            <text:p>1074774804</text:p>
          </table:table-cell>
          <table:table-cell table:formula="of:=DEC2HEX([.B198])" office:value-type="string" office:string-value="400FC314" calcext:value-type="string">
            <text:p>400FC314</text:p>
          </table:table-cell>
          <table:table-cell table:number-columns-repeated="5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$H$1]+[.A199]*4" office:value-type="float" office:value="1074774808" calcext:value-type="float">
            <text:p>1074774808</text:p>
          </table:table-cell>
          <table:table-cell table:formula="of:=DEC2HEX([.B199])" office:value-type="string" office:string-value="400FC318" calcext:value-type="string">
            <text:p>400FC318</text:p>
          </table:table-cell>
          <table:table-cell table:number-columns-repeated="5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$H$1]+[.A200]*4" office:value-type="float" office:value="1074774812" calcext:value-type="float">
            <text:p>1074774812</text:p>
          </table:table-cell>
          <table:table-cell table:formula="of:=DEC2HEX([.B200])" office:value-type="string" office:string-value="400FC31C" calcext:value-type="string">
            <text:p>400FC31C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$H$1]+[.A201]*4" office:value-type="float" office:value="1074774816" calcext:value-type="float">
            <text:p>1074774816</text:p>
          </table:table-cell>
          <table:table-cell table:formula="of:=DEC2HEX([.B201])" office:value-type="string" office:string-value="400FC320" calcext:value-type="string">
            <text:p>400FC320</text:p>
          </table:table-cell>
          <table:table-cell table:number-columns-repeated="5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$H$1]+[.A202]*4" office:value-type="float" office:value="1074774820" calcext:value-type="float">
            <text:p>1074774820</text:p>
          </table:table-cell>
          <table:table-cell table:formula="of:=DEC2HEX([.B202])" office:value-type="string" office:string-value="400FC324" calcext:value-type="string">
            <text:p>400FC324</text:p>
          </table:table-cell>
          <table:table-cell table:number-columns-repeated="5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$H$1]+[.A203]*4" office:value-type="float" office:value="1074774824" calcext:value-type="float">
            <text:p>1074774824</text:p>
          </table:table-cell>
          <table:table-cell table:formula="of:=DEC2HEX([.B203])" office:value-type="string" office:string-value="400FC328" calcext:value-type="string">
            <text:p>400FC328</text:p>
          </table:table-cell>
          <table:table-cell table:number-columns-repeated="5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$H$1]+[.A204]*4" office:value-type="float" office:value="1074774828" calcext:value-type="float">
            <text:p>1074774828</text:p>
          </table:table-cell>
          <table:table-cell table:formula="of:=DEC2HEX([.B204])" office:value-type="string" office:string-value="400FC32C" calcext:value-type="string">
            <text:p>400FC32C</text:p>
          </table:table-cell>
          <table:table-cell table:number-columns-repeated="5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$H$1]+[.A205]*4" office:value-type="float" office:value="1074774832" calcext:value-type="float">
            <text:p>1074774832</text:p>
          </table:table-cell>
          <table:table-cell table:formula="of:=DEC2HEX([.B205])" office:value-type="string" office:string-value="400FC330" calcext:value-type="string">
            <text:p>400FC330</text:p>
          </table:table-cell>
          <table:table-cell table:number-columns-repeated="5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$H$1]+[.A206]*4" office:value-type="float" office:value="1074774836" calcext:value-type="float">
            <text:p>1074774836</text:p>
          </table:table-cell>
          <table:table-cell table:formula="of:=DEC2HEX([.B206])" office:value-type="string" office:string-value="400FC334" calcext:value-type="string">
            <text:p>400FC334</text:p>
          </table:table-cell>
          <table:table-cell table:number-columns-repeated="5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$H$1]+[.A207]*4" office:value-type="float" office:value="1074774840" calcext:value-type="float">
            <text:p>1074774840</text:p>
          </table:table-cell>
          <table:table-cell table:formula="of:=DEC2HEX([.B207])" office:value-type="string" office:string-value="400FC338" calcext:value-type="string">
            <text:p>400FC338</text:p>
          </table:table-cell>
          <table:table-cell table:number-columns-repeated="5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$H$1]+[.A208]*4" office:value-type="float" office:value="1074774844" calcext:value-type="float">
            <text:p>1074774844</text:p>
          </table:table-cell>
          <table:table-cell table:formula="of:=DEC2HEX([.B208])" office:value-type="string" office:string-value="400FC33C" calcext:value-type="string">
            <text:p>400FC33C</text:p>
          </table:table-cell>
          <table:table-cell table:number-columns-repeated="5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$H$1]+[.A209]*4" office:value-type="float" office:value="1074774848" calcext:value-type="float">
            <text:p>1074774848</text:p>
          </table:table-cell>
          <table:table-cell table:formula="of:=DEC2HEX([.B209])" office:value-type="string" office:string-value="400FC340" calcext:value-type="string">
            <text:p>400FC340</text:p>
          </table:table-cell>
          <table:table-cell table:number-columns-repeated="5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$H$1]+[.A210]*4" office:value-type="float" office:value="1074774852" calcext:value-type="float">
            <text:p>1074774852</text:p>
          </table:table-cell>
          <table:table-cell table:formula="of:=DEC2HEX([.B210])" office:value-type="string" office:string-value="400FC344" calcext:value-type="string">
            <text:p>400FC344</text:p>
          </table:table-cell>
          <table:table-cell table:number-columns-repeated="5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$H$1]+[.A211]*4" office:value-type="float" office:value="1074774856" calcext:value-type="float">
            <text:p>1074774856</text:p>
          </table:table-cell>
          <table:table-cell table:formula="of:=DEC2HEX([.B211])" office:value-type="string" office:string-value="400FC348" calcext:value-type="string">
            <text:p>400FC348</text:p>
          </table:table-cell>
          <table:table-cell table:number-columns-repeated="5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$H$1]+[.A212]*4" office:value-type="float" office:value="1074774860" calcext:value-type="float">
            <text:p>1074774860</text:p>
          </table:table-cell>
          <table:table-cell table:formula="of:=DEC2HEX([.B212])" office:value-type="string" office:string-value="400FC34C" calcext:value-type="string">
            <text:p>400FC34C</text:p>
          </table:table-cell>
          <table:table-cell table:number-columns-repeated="5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$H$1]+[.A213]*4" office:value-type="float" office:value="1074774864" calcext:value-type="float">
            <text:p>1074774864</text:p>
          </table:table-cell>
          <table:table-cell table:formula="of:=DEC2HEX([.B213])" office:value-type="string" office:string-value="400FC350" calcext:value-type="string">
            <text:p>400FC350</text:p>
          </table:table-cell>
          <table:table-cell table:number-columns-repeated="5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$H$1]+[.A214]*4" office:value-type="float" office:value="1074774868" calcext:value-type="float">
            <text:p>1074774868</text:p>
          </table:table-cell>
          <table:table-cell table:formula="of:=DEC2HEX([.B214])" office:value-type="string" office:string-value="400FC354" calcext:value-type="string">
            <text:p>400FC354</text:p>
          </table:table-cell>
          <table:table-cell table:number-columns-repeated="5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$H$1]+[.A215]*4" office:value-type="float" office:value="1074774872" calcext:value-type="float">
            <text:p>1074774872</text:p>
          </table:table-cell>
          <table:table-cell table:formula="of:=DEC2HEX([.B215])" office:value-type="string" office:string-value="400FC358" calcext:value-type="string">
            <text:p>400FC358</text:p>
          </table:table-cell>
          <table:table-cell table:number-columns-repeated="5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$H$1]+[.A216]*4" office:value-type="float" office:value="1074774876" calcext:value-type="float">
            <text:p>1074774876</text:p>
          </table:table-cell>
          <table:table-cell table:formula="of:=DEC2HEX([.B216])" office:value-type="string" office:string-value="400FC35C" calcext:value-type="string">
            <text:p>400FC35C</text:p>
          </table:table-cell>
          <table:table-cell table:number-columns-repeated="5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$H$1]+[.A217]*4" office:value-type="float" office:value="1074774880" calcext:value-type="float">
            <text:p>1074774880</text:p>
          </table:table-cell>
          <table:table-cell table:formula="of:=DEC2HEX([.B217])" office:value-type="string" office:string-value="400FC360" calcext:value-type="string">
            <text:p>400FC360</text:p>
          </table:table-cell>
          <table:table-cell table:number-columns-repeated="5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$H$1]+[.A218]*4" office:value-type="float" office:value="1074774884" calcext:value-type="float">
            <text:p>1074774884</text:p>
          </table:table-cell>
          <table:table-cell table:formula="of:=DEC2HEX([.B218])" office:value-type="string" office:string-value="400FC364" calcext:value-type="string">
            <text:p>400FC364</text:p>
          </table:table-cell>
          <table:table-cell table:number-columns-repeated="5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$H$1]+[.A219]*4" office:value-type="float" office:value="1074774888" calcext:value-type="float">
            <text:p>1074774888</text:p>
          </table:table-cell>
          <table:table-cell table:formula="of:=DEC2HEX([.B219])" office:value-type="string" office:string-value="400FC368" calcext:value-type="string">
            <text:p>400FC368</text:p>
          </table:table-cell>
          <table:table-cell table:number-columns-repeated="5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$H$1]+[.A220]*4" office:value-type="float" office:value="1074774892" calcext:value-type="float">
            <text:p>1074774892</text:p>
          </table:table-cell>
          <table:table-cell table:formula="of:=DEC2HEX([.B220])" office:value-type="string" office:string-value="400FC36C" calcext:value-type="string">
            <text:p>400FC36C</text:p>
          </table:table-cell>
          <table:table-cell table:number-columns-repeated="5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$H$1]+[.A221]*4" office:value-type="float" office:value="1074774896" calcext:value-type="float">
            <text:p>1074774896</text:p>
          </table:table-cell>
          <table:table-cell table:formula="of:=DEC2HEX([.B221])" office:value-type="string" office:string-value="400FC370" calcext:value-type="string">
            <text:p>400FC370</text:p>
          </table:table-cell>
          <table:table-cell table:number-columns-repeated="5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$H$1]+[.A222]*4" office:value-type="float" office:value="1074774900" calcext:value-type="float">
            <text:p>1074774900</text:p>
          </table:table-cell>
          <table:table-cell table:formula="of:=DEC2HEX([.B222])" office:value-type="string" office:string-value="400FC374" calcext:value-type="string">
            <text:p>400FC374</text:p>
          </table:table-cell>
          <table:table-cell table:number-columns-repeated="5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$H$1]+[.A223]*4" office:value-type="float" office:value="1074774904" calcext:value-type="float">
            <text:p>1074774904</text:p>
          </table:table-cell>
          <table:table-cell table:formula="of:=DEC2HEX([.B223])" office:value-type="string" office:string-value="400FC378" calcext:value-type="string">
            <text:p>400FC378</text:p>
          </table:table-cell>
          <table:table-cell table:number-columns-repeated="5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$H$1]+[.A224]*4" office:value-type="float" office:value="1074774908" calcext:value-type="float">
            <text:p>1074774908</text:p>
          </table:table-cell>
          <table:table-cell table:formula="of:=DEC2HEX([.B224])" office:value-type="string" office:string-value="400FC37C" calcext:value-type="string">
            <text:p>400FC37C</text:p>
          </table:table-cell>
          <table:table-cell table:number-columns-repeated="5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$H$1]+[.A225]*4" office:value-type="float" office:value="1074774912" calcext:value-type="float">
            <text:p>1074774912</text:p>
          </table:table-cell>
          <table:table-cell table:formula="of:=DEC2HEX([.B225])" office:value-type="string" office:string-value="400FC380" calcext:value-type="string">
            <text:p>400FC380</text:p>
          </table:table-cell>
          <table:table-cell table:number-columns-repeated="5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$H$1]+[.A226]*4" office:value-type="float" office:value="1074774916" calcext:value-type="float">
            <text:p>1074774916</text:p>
          </table:table-cell>
          <table:table-cell table:formula="of:=DEC2HEX([.B226])" office:value-type="string" office:string-value="400FC384" calcext:value-type="string">
            <text:p>400FC384</text:p>
          </table:table-cell>
          <table:table-cell table:number-columns-repeated="5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$H$1]+[.A227]*4" office:value-type="float" office:value="1074774920" calcext:value-type="float">
            <text:p>1074774920</text:p>
          </table:table-cell>
          <table:table-cell table:formula="of:=DEC2HEX([.B227])" office:value-type="string" office:string-value="400FC388" calcext:value-type="string">
            <text:p>400FC388</text:p>
          </table:table-cell>
          <table:table-cell table:number-columns-repeated="5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$H$1]+[.A228]*4" office:value-type="float" office:value="1074774924" calcext:value-type="float">
            <text:p>1074774924</text:p>
          </table:table-cell>
          <table:table-cell table:formula="of:=DEC2HEX([.B228])" office:value-type="string" office:string-value="400FC38C" calcext:value-type="string">
            <text:p>400FC38C</text:p>
          </table:table-cell>
          <table:table-cell table:number-columns-repeated="5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$H$1]+[.A229]*4" office:value-type="float" office:value="1074774928" calcext:value-type="float">
            <text:p>1074774928</text:p>
          </table:table-cell>
          <table:table-cell table:formula="of:=DEC2HEX([.B229])" office:value-type="string" office:string-value="400FC390" calcext:value-type="string">
            <text:p>400FC390</text:p>
          </table:table-cell>
          <table:table-cell table:number-columns-repeated="5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$H$1]+[.A230]*4" office:value-type="float" office:value="1074774932" calcext:value-type="float">
            <text:p>1074774932</text:p>
          </table:table-cell>
          <table:table-cell table:formula="of:=DEC2HEX([.B230])" office:value-type="string" office:string-value="400FC394" calcext:value-type="string">
            <text:p>400FC394</text:p>
          </table:table-cell>
          <table:table-cell table:number-columns-repeated="5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$H$1]+[.A231]*4" office:value-type="float" office:value="1074774936" calcext:value-type="float">
            <text:p>1074774936</text:p>
          </table:table-cell>
          <table:table-cell table:formula="of:=DEC2HEX([.B231])" office:value-type="string" office:string-value="400FC398" calcext:value-type="string">
            <text:p>400FC398</text:p>
          </table:table-cell>
          <table:table-cell table:number-columns-repeated="5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$H$1]+[.A232]*4" office:value-type="float" office:value="1074774940" calcext:value-type="float">
            <text:p>1074774940</text:p>
          </table:table-cell>
          <table:table-cell table:formula="of:=DEC2HEX([.B232])" office:value-type="string" office:string-value="400FC39C" calcext:value-type="string">
            <text:p>400FC39C</text:p>
          </table:table-cell>
          <table:table-cell table:number-columns-repeated="5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$H$1]+[.A233]*4" office:value-type="float" office:value="1074774944" calcext:value-type="float">
            <text:p>1074774944</text:p>
          </table:table-cell>
          <table:table-cell table:formula="of:=DEC2HEX([.B233])" office:value-type="string" office:string-value="400FC3A0" calcext:value-type="string">
            <text:p>400FC3A0</text:p>
          </table:table-cell>
          <table:table-cell table:number-columns-repeated="5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$H$1]+[.A234]*4" office:value-type="float" office:value="1074774948" calcext:value-type="float">
            <text:p>1074774948</text:p>
          </table:table-cell>
          <table:table-cell table:formula="of:=DEC2HEX([.B234])" office:value-type="string" office:string-value="400FC3A4" calcext:value-type="string">
            <text:p>400FC3A4</text:p>
          </table:table-cell>
          <table:table-cell table:number-columns-repeated="5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$H$1]+[.A235]*4" office:value-type="float" office:value="1074774952" calcext:value-type="float">
            <text:p>1074774952</text:p>
          </table:table-cell>
          <table:table-cell table:formula="of:=DEC2HEX([.B235])" office:value-type="string" office:string-value="400FC3A8" calcext:value-type="string">
            <text:p>400FC3A8</text:p>
          </table:table-cell>
          <table:table-cell table:number-columns-repeated="5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$H$1]+[.A236]*4" office:value-type="float" office:value="1074774956" calcext:value-type="float">
            <text:p>1074774956</text:p>
          </table:table-cell>
          <table:table-cell table:formula="of:=DEC2HEX([.B236])" office:value-type="string" office:string-value="400FC3AC" calcext:value-type="string">
            <text:p>400FC3AC</text:p>
          </table:table-cell>
          <table:table-cell table:number-columns-repeated="5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$H$1]+[.A237]*4" office:value-type="float" office:value="1074774960" calcext:value-type="float">
            <text:p>1074774960</text:p>
          </table:table-cell>
          <table:table-cell table:formula="of:=DEC2HEX([.B237])" office:value-type="string" office:string-value="400FC3B0" calcext:value-type="string">
            <text:p>400FC3B0</text:p>
          </table:table-cell>
          <table:table-cell table:number-columns-repeated="5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$H$1]+[.A238]*4" office:value-type="float" office:value="1074774964" calcext:value-type="float">
            <text:p>1074774964</text:p>
          </table:table-cell>
          <table:table-cell table:formula="of:=DEC2HEX([.B238])" office:value-type="string" office:string-value="400FC3B4" calcext:value-type="string">
            <text:p>400FC3B4</text:p>
          </table:table-cell>
          <table:table-cell table:number-columns-repeated="5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$H$1]+[.A239]*4" office:value-type="float" office:value="1074774968" calcext:value-type="float">
            <text:p>1074774968</text:p>
          </table:table-cell>
          <table:table-cell table:formula="of:=DEC2HEX([.B239])" office:value-type="string" office:string-value="400FC3B8" calcext:value-type="string">
            <text:p>400FC3B8</text:p>
          </table:table-cell>
          <table:table-cell table:number-columns-repeated="5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$H$1]+[.A240]*4" office:value-type="float" office:value="1074774972" calcext:value-type="float">
            <text:p>1074774972</text:p>
          </table:table-cell>
          <table:table-cell table:formula="of:=DEC2HEX([.B240])" office:value-type="string" office:string-value="400FC3BC" calcext:value-type="string">
            <text:p>400FC3BC</text:p>
          </table:table-cell>
          <table:table-cell table:number-columns-repeated="5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$H$1]+[.A241]*4" office:value-type="float" office:value="1074774976" calcext:value-type="float">
            <text:p>1074774976</text:p>
          </table:table-cell>
          <table:table-cell table:formula="of:=DEC2HEX([.B241])" office:value-type="string" office:string-value="400FC3C0" calcext:value-type="string">
            <text:p>400FC3C0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Bit 14 set by bootstrap as its first action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$H$1]+[.A242]*4" office:value-type="float" office:value="1074774980" calcext:value-type="float">
            <text:p>1074774980</text:p>
          </table:table-cell>
          <table:table-cell table:formula="of:=DEC2HEX([.B242])" office:value-type="string" office:string-value="400FC3C4" calcext:value-type="string">
            <text:p>400FC3C4</text:p>
          </table:table-cell>
          <table:table-cell table:number-columns-repeated="5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$H$1]+[.A243]*4" office:value-type="float" office:value="1074774984" calcext:value-type="float">
            <text:p>1074774984</text:p>
          </table:table-cell>
          <table:table-cell table:formula="of:=DEC2HEX([.B243])" office:value-type="string" office:string-value="400FC3C8" calcext:value-type="string">
            <text:p>400FC3C8</text:p>
          </table:table-cell>
          <table:table-cell table:number-columns-repeated="5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$H$1]+[.A244]*4" office:value-type="float" office:value="1074774988" calcext:value-type="float">
            <text:p>1074774988</text:p>
          </table:table-cell>
          <table:table-cell table:formula="of:=DEC2HEX([.B244])" office:value-type="string" office:string-value="400FC3CC" calcext:value-type="string">
            <text:p>400FC3CC</text:p>
          </table:table-cell>
          <table:table-cell table:number-columns-repeated="5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$H$1]+[.A245]*4" office:value-type="float" office:value="1074774992" calcext:value-type="float">
            <text:p>1074774992</text:p>
          </table:table-cell>
          <table:table-cell table:formula="of:=DEC2HEX([.B245])" office:value-type="string" office:string-value="400FC3D0" calcext:value-type="string">
            <text:p>400FC3D0</text:p>
          </table:table-cell>
          <table:table-cell table:number-columns-repeated="5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$H$1]+[.A246]*4" office:value-type="float" office:value="1074774996" calcext:value-type="float">
            <text:p>1074774996</text:p>
          </table:table-cell>
          <table:table-cell table:formula="of:=DEC2HEX([.B246])" office:value-type="string" office:string-value="400FC3D4" calcext:value-type="string">
            <text:p>400FC3D4</text:p>
          </table:table-cell>
          <table:table-cell table:number-columns-repeated="5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$H$1]+[.A247]*4" office:value-type="float" office:value="1074775000" calcext:value-type="float">
            <text:p>1074775000</text:p>
          </table:table-cell>
          <table:table-cell table:formula="of:=DEC2HEX([.B247])" office:value-type="string" office:string-value="400FC3D8" calcext:value-type="string">
            <text:p>400FC3D8</text:p>
          </table:table-cell>
          <table:table-cell table:number-columns-repeated="5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$H$1]+[.A248]*4" office:value-type="float" office:value="1074775004" calcext:value-type="float">
            <text:p>1074775004</text:p>
          </table:table-cell>
          <table:table-cell table:formula="of:=DEC2HEX([.B248])" office:value-type="string" office:string-value="400FC3DC" calcext:value-type="string">
            <text:p>400FC3DC</text:p>
          </table:table-cell>
          <table:table-cell table:number-columns-repeated="5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$H$1]+[.A249]*4" office:value-type="float" office:value="1074775008" calcext:value-type="float">
            <text:p>1074775008</text:p>
          </table:table-cell>
          <table:table-cell table:formula="of:=DEC2HEX([.B249])" office:value-type="string" office:string-value="400FC3E0" calcext:value-type="string">
            <text:p>400FC3E0</text:p>
          </table:table-cell>
          <table:table-cell table:number-columns-repeated="5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$H$1]+[.A250]*4" office:value-type="float" office:value="1074775012" calcext:value-type="float">
            <text:p>1074775012</text:p>
          </table:table-cell>
          <table:table-cell table:formula="of:=DEC2HEX([.B250])" office:value-type="string" office:string-value="400FC3E4" calcext:value-type="string">
            <text:p>400FC3E4</text:p>
          </table:table-cell>
          <table:table-cell table:number-columns-repeated="5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$H$1]+[.A251]*4" office:value-type="float" office:value="1074775016" calcext:value-type="float">
            <text:p>1074775016</text:p>
          </table:table-cell>
          <table:table-cell table:formula="of:=DEC2HEX([.B251])" office:value-type="string" office:string-value="400FC3E8" calcext:value-type="string">
            <text:p>400FC3E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8T14:39:26.763458212</meta:creation-date>
    <dc:date>2016-02-23T10:09:16.139998964</dc:date>
    <meta:editing-duration>PT17H35M44S</meta:editing-duration>
    <meta:editing-cycles>1</meta:editing-cycles>
    <meta:document-statistic meta:table-count="2" meta:cell-count="3703" meta:object-count="0"/>
    <meta:generator>LibreOffice/5.0.5.2$Linux_X86_64 LibreOffice_project/00m0$Build-2</meta:generator>
  </office:meta>
</office:document-meta>
</file>